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Devanagari2" svg:font-family="'Lohit Devanagari'"/>
    <style:font-face style:name="Liberation Mono" svg:font-family="'Liberation Mono', 'Courier New'" style:font-family-generic="modern"/>
    <style:font-face style:name="Times New Roman1" svg:font-family="'Times New Roman'" style:font-family-generic="roman"/>
    <style:font-face style:name="Lohit Devanagari3" svg:font-family="'Lohit Devanagari'" style:font-pitch="variable"/>
    <style:font-face style:name="Noto Serif CJK SC1" svg:font-family="'Noto Serif CJK SC'" style:font-pitch="variable"/>
    <style:font-face style:name="WenQuanYi Zen Hei Sharp" svg:font-family="'WenQuanYi Zen Hei Sharp'"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WenQuanYi Zen Hei Sharp1" svg:font-family="'WenQuanYi Zen Hei Sharp'" style:font-family-generic="system" style:font-pitch="variable"/>
  </office:font-face-decls>
  <office:automatic-styles>
    <style:style style:name="P1"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fo:font-weight="bold" style:font-size-asian="12pt" style:font-weight-asian="bold" style:font-name-complex="Times New Roman1" style:font-size-complex="12pt" style:font-weight-complex="bold"/>
    </style:style>
    <style:style style:name="P2" style:family="paragraph" style:parent-style-name="Standard">
      <style:paragraph-properties fo:margin-left="0in" fo:margin-right="0in" fo:margin-top="0in" fo:margin-bottom="0.0201in" loext:contextual-spacing="false" fo:line-height="100%" fo:text-indent="0in" style:auto-text-indent="false">
        <style:tab-stops>
          <style:tab-stop style:position="9.0244in"/>
        </style:tab-stops>
      </style:paragraph-properties>
      <style:text-properties style:font-name="Times New Roman1" fo:font-size="12pt" fo:font-weight="bold" style:font-size-asian="12pt" style:font-weight-asian="bold" style:font-name-complex="Times New Roman1" style:font-size-complex="12pt" style:font-weight-complex="bold"/>
    </style:style>
    <style:style style:name="P3"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fo:font-weight="bold" officeooo:rsid="0015af12" officeooo:paragraph-rsid="0015af12" style:font-size-asian="12pt" style:font-weight-asian="bold" style:font-name-complex="Times New Roman1" style:font-size-complex="12pt" style:font-weight-complex="bold"/>
    </style:style>
    <style:style style:name="P4"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style:font-name="Times New Roman1" fo:font-size="12pt" fo:font-weight="normal" officeooo:rsid="00b65f0b" officeooo:paragraph-rsid="00dd3bbc" style:font-size-asian="12pt" style:font-weight-asian="normal" style:font-name-complex="Times New Roman1" style:font-size-complex="12pt" style:font-weight-complex="normal"/>
    </style:style>
    <style:style style:name="P5"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style:font-name="Times New Roman1" fo:font-size="12pt" fo:font-weight="normal" officeooo:rsid="01003434" officeooo:paragraph-rsid="01003434" style:font-size-asian="12pt" style:font-weight-asian="normal" style:font-name-complex="Times New Roman1" style:font-size-complex="12pt" style:font-weight-complex="normal"/>
    </style:style>
    <style:style style:name="P6"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ab-stops>
          <style:tab-stop style:position="10.2181in"/>
        </style:tab-stops>
      </style:paragraph-properties>
      <style:text-properties style:font-name="Times New Roman1" fo:font-size="12pt" fo:font-weight="normal" officeooo:rsid="01003434" officeooo:paragraph-rsid="025c1be0" style:font-size-asian="12pt" style:font-weight-asian="normal" style:font-name-complex="Times New Roman1" style:font-size-complex="12pt" style:font-weight-complex="normal"/>
    </style:style>
    <style:style style:name="P7"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style:font-name="Times New Roman1" fo:font-size="12pt" fo:font-weight="normal" officeooo:rsid="01003434" officeooo:paragraph-rsid="01f71b62" style:font-size-asian="12pt" style:font-weight-asian="normal" style:font-name-complex="Times New Roman1" style:font-size-complex="12pt" style:font-weight-complex="normal"/>
    </style:style>
    <style:style style:name="P8"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style:font-name="Times New Roman1" fo:font-size="12pt" fo:font-weight="normal" officeooo:rsid="01003434" officeooo:paragraph-rsid="0261c492" style:font-size-asian="12pt" style:font-weight-asian="normal" style:font-name-complex="Times New Roman1" style:font-size-complex="12pt" style:font-weight-complex="normal"/>
    </style:style>
    <style:style style:name="P9"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fo:font-weight="normal" officeooo:rsid="01038f15" officeooo:paragraph-rsid="01579361" fo:background-color="transparent" style:font-size-asian="12pt" style:font-weight-asian="normal" style:font-name-complex="Times New Roman1" style:font-size-complex="12pt" style:font-weight-complex="normal"/>
    </style:style>
    <style:style style:name="P10"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fo:font-weight="normal" officeooo:rsid="012442fe" officeooo:paragraph-rsid="01c2d006" fo:background-color="transparent" style:font-size-asian="12pt" style:font-weight-asian="normal" style:font-name-complex="Times New Roman1" style:font-size-complex="12pt" style:font-weight-complex="normal"/>
    </style:style>
    <style:style style:name="P11"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style:font-size-asian="12pt" style:font-name-complex="Times New Roman1" style:font-size-complex="12pt"/>
    </style:style>
    <style:style style:name="P12"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paragraph-rsid="011be4a9" style:font-size-asian="12pt" style:font-name-complex="Times New Roman1" style:font-size-complex="12pt"/>
    </style:style>
    <style:style style:name="P13"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rsid="01038f15" officeooo:paragraph-rsid="011be4a9" fo:background-color="transparent" style:font-size-asian="12pt" style:font-name-complex="Times New Roman1" style:font-size-complex="12pt"/>
    </style:style>
    <style:style style:name="P14"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rsid="0116e325" officeooo:paragraph-rsid="011be4a9" fo:background-color="transparent" style:font-size-asian="12pt" style:font-name-complex="Times New Roman1" style:font-size-complex="12pt"/>
    </style:style>
    <style:style style:name="P15"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rsid="01c2d006" officeooo:paragraph-rsid="01c2d006" fo:background-color="transparent" style:font-size-asian="12pt" style:font-name-complex="Times New Roman1" style:font-size-complex="12pt"/>
    </style:style>
    <style:style style:name="P16"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rsid="01132950" officeooo:paragraph-rsid="011be4a9" fo:background-color="transparent" style:font-size-asian="12pt" style:font-name-complex="Times New Roman1" style:font-size-complex="12pt"/>
    </style:style>
    <style:style style:name="P17" style:family="paragraph" style:parent-style-name="Standard">
      <style:paragraph-properties fo:margin-left="0in" fo:margin-right="0in" fo:margin-top="0in" fo:margin-bottom="0.0201in" loext:contextual-spacing="false" fo:line-height="100%" fo:text-indent="0in" style:auto-text-indent="false">
        <style:tab-stops>
          <style:tab-stop style:position="9.0244in"/>
        </style:tab-stops>
      </style:paragraph-properties>
    </style:style>
    <style:style style:name="P18" style:family="paragraph" style:parent-style-name="Standard">
      <style:paragraph-properties fo:margin-left="0in" fo:margin-right="0in" fo:margin-top="0in" fo:margin-bottom="0.0201in" loext:contextual-spacing="false" fo:line-height="100%" fo:text-indent="0in" style:auto-text-indent="false" fo:break-before="page"/>
      <style:text-properties officeooo:paragraph-rsid="014cc87e"/>
    </style:style>
    <style:style style:name="P19" style:family="paragraph" style:parent-style-name="Standard_20__28_user_29_">
      <style:paragraph-properties fo:margin-left="0in" fo:margin-right="0in" fo:margin-top="0in" fo:margin-bottom="0.0201in" loext:contextual-spacing="false" fo:line-height="100%" fo:text-indent="0in" style:auto-text-indent="false"/>
      <style:text-properties style:font-name="Times New Roman1" fo:font-size="12pt" officeooo:paragraph-rsid="020c744e" style:font-size-asian="12pt" style:font-name-complex="Times New Roman1" style:font-size-complex="12pt"/>
    </style:style>
    <style:style style:name="P20"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officeooo:paragraph-rsid="00e2ffb7" style:font-size-asian="12pt" style:font-name-complex="Times New Roman1" style:font-size-complex="12pt"/>
    </style:style>
    <style:style style:name="P21"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officeooo:paragraph-rsid="01530b22" style:font-size-asian="12pt" style:font-name-complex="Times New Roman1" style:font-size-complex="12pt"/>
    </style:style>
    <style:style style:name="P22"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officeooo:paragraph-rsid="01579361" style:font-size-asian="12pt" style:font-name-complex="Times New Roman1" style:font-size-complex="12pt"/>
    </style:style>
    <style:style style:name="P23"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weight="normal" officeooo:rsid="01a85698" officeooo:paragraph-rsid="01aad0a5" fo:background-color="transparent" style:font-size-asian="12pt" style:font-weight-asian="normal" style:font-name-complex="Times New Roman1" style:font-size-complex="12pt" style:font-weight-complex="normal"/>
    </style:style>
    <style:style style:name="P24"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weight="normal" officeooo:rsid="00286f68" officeooo:paragraph-rsid="028be80f" fo:background-color="transparent" style:font-size-asian="12pt" style:font-weight-asian="normal" style:font-name-complex="Times New Roman1" style:font-size-complex="12pt" style:font-weight-complex="normal"/>
    </style:style>
    <style:style style:name="P25"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weight="normal" officeooo:rsid="007bd1c8" officeooo:paragraph-rsid="007bd1c8" fo:background-color="transparent" style:font-size-asian="12pt" style:font-weight-asian="normal" style:font-name-complex="Times New Roman1" style:font-size-complex="12pt" style:font-weight-complex="normal"/>
    </style:style>
    <style:style style:name="P26"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style="italic" fo:font-weight="bold" officeooo:paragraph-rsid="01579361" style:font-size-asian="12pt" style:font-style-asian="italic" style:font-weight-asian="bold" style:font-name-complex="Times New Roman1" style:font-size-complex="12pt" style:font-style-complex="italic" style:font-weight-complex="bold"/>
    </style:style>
    <style:style style:name="P27"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weight="bold" officeooo:rsid="02a317da" officeooo:paragraph-rsid="02a317da" style:font-size-asian="12pt" style:font-weight-asian="bold" style:font-name-complex="Times New Roman1" style:font-size-complex="12pt" style:font-weight-complex="bold"/>
    </style:style>
    <style:style style:name="P28" style:family="paragraph" style:parent-style-name="Standard">
      <style:paragraph-properties fo:margin-left="0in" fo:margin-right="0in" fo:margin-top="0in" fo:margin-bottom="0in" loext:contextual-spacing="false" fo:line-height="100%" fo:text-indent="0in" style:auto-text-indent="false"/>
      <style:text-properties officeooo:paragraph-rsid="00e2ffb7"/>
    </style:style>
    <style:style style:name="P29" style:family="paragraph" style:parent-style-name="Standard">
      <style:paragraph-properties fo:margin-left="0in" fo:margin-right="0in" fo:margin-top="0in" fo:margin-bottom="0in" loext:contextual-spacing="false" fo:line-height="100%" fo:text-indent="0in" style:auto-text-indent="false"/>
      <style:text-properties officeooo:paragraph-rsid="01579361"/>
    </style:style>
    <style:style style:name="P30" style:family="paragraph" style:parent-style-name="Standard">
      <style:paragraph-properties fo:margin-left="0in" fo:margin-right="0in" fo:margin-top="0in" fo:margin-bottom="0in" loext:contextual-spacing="false" fo:line-height="100%" fo:text-indent="0in" style:auto-text-indent="false"/>
      <style:text-properties officeooo:paragraph-rsid="02d21b68"/>
    </style:style>
    <style:style style:name="P31" style:family="paragraph" style:parent-style-name="Standard">
      <style:paragraph-properties fo:margin-left="0in" fo:margin-right="0in" fo:margin-top="0in" fo:margin-bottom="0in" loext:contextual-spacing="false" fo:line-height="100%" fo:text-indent="0in" style:auto-text-indent="false"/>
      <style:text-properties officeooo:paragraph-rsid="0304fd7e"/>
    </style:style>
    <style:style style:name="P32" style:family="paragraph" style:parent-style-name="Text_20_body">
      <style:paragraph-properties fo:margin-left="0in" fo:margin-right="0in" fo:margin-top="0in" fo:margin-bottom="0in" loext:contextual-spacing="false" fo:line-height="100%" fo:text-indent="0in" style:auto-text-indent="false"/>
      <style:text-properties style:font-name="Times New Roman1" fo:font-size="12pt" officeooo:paragraph-rsid="00e2ffb7" style:font-size-asian="12pt" style:font-name-complex="Times New Roman1" style:font-size-complex="12pt"/>
    </style:style>
    <style:style style:name="P33" style:family="paragraph" style:parent-style-name="Text_20_body">
      <style:paragraph-properties fo:margin-left="0in" fo:margin-right="0in" fo:margin-top="0in" fo:margin-bottom="0in" loext:contextual-spacing="false" fo:line-height="100%" fo:text-indent="0in" style:auto-text-indent="false"/>
      <style:text-properties style:font-name="Times New Roman1" fo:font-size="12pt" fo:font-style="italic" officeooo:paragraph-rsid="00e2ffb7" fo:background-color="#ffff00" style:font-size-asian="12pt" style:font-style-asian="italic" style:font-name-complex="Times New Roman1" style:font-size-complex="12pt" style:font-style-complex="italic"/>
    </style:style>
    <style:style style:name="P34" style:family="paragraph" style:parent-style-name="Text_20_body">
      <style:paragraph-properties fo:margin-left="0in" fo:margin-right="0in" fo:margin-top="0in" fo:margin-bottom="0in" loext:contextual-spacing="false" fo:line-height="100%" fo:text-indent="0in" style:auto-text-indent="false"/>
      <style:text-properties style:font-name="Times New Roman1" fo:font-size="12pt" fo:font-weight="normal" officeooo:rsid="0026838e" officeooo:paragraph-rsid="028be80f" style:font-size-asian="12pt" style:font-weight-asian="normal" style:font-name-complex="Times New Roman1" style:font-size-complex="12pt" style:font-weight-complex="normal"/>
    </style:style>
    <style:style style:name="P35"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1" fo:language="en" fo:country="GB" fo:font-style="italic" officeooo:paragraph-rsid="028be80f" style:font-style-asian="italic" style:font-name-complex="Times New Roman1" style:font-style-complex="italic"/>
    </style:style>
    <style:style style:name="P36"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1" fo:language="en" fo:country="GB" officeooo:paragraph-rsid="028be80f" style:font-name-complex="Times New Roman1"/>
    </style:style>
    <style:style style:name="P37"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1" fo:language="en" fo:country="GB" officeooo:paragraph-rsid="034881ea" style:font-name-complex="Times New Roman1"/>
    </style:style>
    <style:style style:name="P38"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1" fo:language="en" fo:country="GB" officeooo:paragraph-rsid="034aef22" style:font-name-complex="Times New Roman1"/>
    </style:style>
    <style:style style:name="P39" style:family="paragraph" style:parent-style-name="Text_20_body">
      <style:paragraph-properties fo:margin-left="0in" fo:margin-right="0in" fo:margin-top="0in" fo:margin-bottom="0in" loext:contextual-spacing="false" fo:line-height="100%" fo:text-indent="0in" style:auto-text-indent="false"/>
      <style:text-properties officeooo:paragraph-rsid="028be80f"/>
    </style:style>
    <style:style style:name="P40" style:family="paragraph" style:parent-style-name="Text_20_body">
      <style:paragraph-properties fo:margin-left="0in" fo:margin-right="0in" fo:margin-top="0in" fo:margin-bottom="0in" loext:contextual-spacing="false" fo:line-height="100%" fo:text-indent="0in" style:auto-text-indent="false"/>
      <style:text-properties fo:font-style="italic" officeooo:rsid="028d2922" officeooo:paragraph-rsid="028d2922" style:font-style-asian="italic" style:font-style-complex="italic"/>
    </style:style>
    <style:style style:name="P41" style:family="paragraph" style:parent-style-name="Standard">
      <style:paragraph-properties fo:line-height="100%"/>
      <style:text-properties style:font-name="Times New Roman1" fo:font-size="12pt" fo:font-weight="normal" officeooo:rsid="012442fe" officeooo:paragraph-rsid="00ca9191" fo:background-color="transparent" style:font-size-asian="12pt" style:font-weight-asian="normal" style:font-name-complex="Times New Roman1" style:font-size-complex="12pt" style:font-weight-complex="normal"/>
    </style:style>
    <style:style style:name="P42" style:family="paragraph" style:parent-style-name="Standard">
      <style:paragraph-properties fo:line-height="100%"/>
      <style:text-properties style:font-name="Times New Roman1" fo:font-size="12pt" fo:font-weight="normal" officeooo:rsid="012442fe" officeooo:paragraph-rsid="028c6a71" fo:background-color="transparent" style:font-size-asian="12pt" style:font-weight-asian="normal" style:font-name-complex="Times New Roman1" style:font-size-complex="12pt" style:font-weight-complex="normal"/>
    </style:style>
    <style:style style:name="P43" style:family="paragraph" style:parent-style-name="Standard">
      <style:text-properties style:font-name="Times New Roman1" fo:font-size="12pt" fo:font-weight="normal" officeooo:rsid="0161161a" officeooo:paragraph-rsid="019e9582" fo:background-color="transparent" style:font-size-asian="12pt" style:font-weight-asian="normal" style:font-name-complex="Times New Roman1" style:font-size-complex="12pt" style:font-weight-complex="normal"/>
    </style:style>
    <style:style style:name="P44" style:family="paragraph" style:parent-style-name="Standard">
      <style:paragraph-properties fo:line-height="100%"/>
      <style:text-properties style:font-name="Times New Roman1" fo:font-size="12pt" fo:font-weight="normal" officeooo:rsid="034ffeb4" officeooo:paragraph-rsid="034ffeb4" fo:background-color="transparent" style:font-size-asian="12pt" style:font-weight-asian="normal" style:font-name-complex="Times New Roman1" style:font-size-complex="12pt" style:font-weight-complex="normal"/>
    </style:style>
    <style:style style:name="P45" style:family="paragraph" style:parent-style-name="Standard">
      <style:text-properties style:font-name="Times New Roman1" fo:font-size="12pt" fo:font-style="normal" officeooo:paragraph-rsid="01579361" fo:background-color="transparent" style:font-size-asian="12pt" style:font-style-asian="normal" style:font-name-complex="Times New Roman1" style:font-size-complex="12pt" style:font-style-complex="normal"/>
    </style:style>
    <style:style style:name="P46" style:family="paragraph" style:parent-style-name="Standard">
      <style:text-properties style:font-name="Times New Roman1" fo:font-size="12pt" officeooo:paragraph-rsid="01579361" style:font-size-asian="12pt" style:font-name-complex="Times New Roman1" style:font-size-complex="12pt"/>
    </style:style>
    <style:style style:name="P47" style:family="paragraph" style:parent-style-name="Standard">
      <style:text-properties style:font-name="Times New Roman1" fo:font-size="12pt" officeooo:paragraph-rsid="02d21b68" fo:background-color="transparent" style:font-size-asian="12pt" style:font-size-complex="12pt"/>
    </style:style>
    <style:style style:name="P48" style:family="paragraph" style:parent-style-name="Standard">
      <style:paragraph-properties fo:line-height="100%"/>
      <style:text-properties style:font-name="Times New Roman1" fo:font-size="12pt" fo:font-weight="bold" officeooo:rsid="034ffeb4" officeooo:paragraph-rsid="034ffeb4" fo:background-color="transparent" style:font-size-asian="12pt" style:font-weight-asian="bold" style:font-name-complex="Times New Roman1" style:font-size-complex="12pt" style:font-weight-complex="bold"/>
    </style:style>
    <style:style style:name="P49" style:family="paragraph" style:parent-style-name="Standard">
      <style:text-properties officeooo:paragraph-rsid="01579361"/>
    </style:style>
    <style:style style:name="P50" style:family="paragraph" style:parent-style-name="Standard">
      <style:text-properties officeooo:paragraph-rsid="028be80f"/>
    </style:style>
    <style:style style:name="P51" style:family="paragraph" style:parent-style-name="Standard">
      <style:text-properties officeooo:paragraph-rsid="02d21b68"/>
    </style:style>
    <style:style style:name="P52" style:family="paragraph" style:parent-style-name="Standard">
      <style:text-properties officeooo:paragraph-rsid="031cdf8f"/>
    </style:style>
    <style:style style:name="P53" style:family="paragraph" style:parent-style-name="Standard">
      <style:text-properties fo:background-color="transparent"/>
    </style:style>
    <style:style style:name="P54" style:family="paragraph" style:parent-style-name="Standard">
      <style:text-properties officeooo:paragraph-rsid="0150f1ba" fo:background-color="transparent"/>
    </style:style>
    <style:style style:name="P55" style:family="paragraph" style:parent-style-name="Standard">
      <style:text-properties officeooo:paragraph-rsid="032dd36e"/>
    </style:style>
    <style:style style:name="P56" style:family="paragraph" style:parent-style-name="Standard">
      <style:text-properties officeooo:paragraph-rsid="03334b94"/>
    </style:style>
    <style:style style:name="P57" style:family="paragraph" style:parent-style-name="Standard">
      <style:text-properties officeooo:paragraph-rsid="0346c7d6"/>
    </style:style>
    <style:style style:name="P58" style:family="paragraph" style:parent-style-name="Standard" style:master-page-name="Standard">
      <style:paragraph-properties fo:margin-left="0in" fo:margin-right="0in" fo:margin-top="0in" fo:margin-bottom="0.0201in" loext:contextual-spacing="false" fo:line-height="100%" fo:text-indent="0in" style:auto-text-indent="false" style:page-number="auto"/>
      <style:text-properties style:font-name="Times New Roman1" fo:font-size="12pt" fo:font-weight="bold" style:font-size-asian="12pt" style:font-weight-asian="bold" style:font-name-complex="Times New Roman1" style:font-size-complex="12pt" style:font-weight-complex="bold"/>
    </style:style>
    <style:style style:name="P59"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weight="normal" officeooo:rsid="007bd1c8" officeooo:paragraph-rsid="007bd1c8" fo:background-color="transparent" style:font-size-asian="12pt" style:font-weight-asian="normal" style:font-name-complex="Times New Roman1" style:font-size-complex="12pt" style:font-weight-complex="normal"/>
    </style:style>
    <style:style style:name="P60" style:family="paragraph" style:parent-style-name="Standard">
      <style:text-properties style:font-name="Times New Roman1" fo:font-size="12pt" fo:font-style="normal" fo:font-weight="normal" officeooo:rsid="030d5382" officeooo:paragraph-rsid="0340211f" fo:background-color="transparent" style:font-size-asian="12pt" style:font-style-asian="normal" style:font-weight-asian="normal" style:font-name-complex="Times New Roman1" style:font-size-complex="12pt" style:font-style-complex="normal" style:font-weight-complex="normal"/>
    </style:style>
    <style:style style:name="P61" style:family="paragraph" style:parent-style-name="Standard">
      <style:text-properties style:font-name="Times New Roman1" fo:font-size="12pt" fo:font-style="normal" fo:font-weight="normal" officeooo:rsid="0244449a" officeooo:paragraph-rsid="031cdf8f" fo:background-color="transparent" style:font-size-asian="12pt" style:font-style-asian="normal" style:font-weight-asian="normal" style:font-name-complex="Times New Roman1" style:font-size-complex="12pt" style:font-style-complex="normal" style:font-weight-complex="normal"/>
    </style:style>
    <style:style style:name="P62" style:family="paragraph" style:parent-style-name="Standard">
      <style:text-properties style:font-name="Times New Roman1" fo:font-size="12pt" fo:font-weight="normal" officeooo:rsid="01db52c0" officeooo:paragraph-rsid="0346c7d6" fo:background-color="transparent" style:font-size-asian="12pt" style:font-weight-asian="normal" style:font-name-complex="Times New Roman1" style:font-size-complex="12pt" style:font-weight-complex="normal"/>
    </style:style>
    <style:style style:name="P63" style:family="paragraph" style:parent-style-name="Standard">
      <style:text-properties officeooo:paragraph-rsid="0350bc75"/>
    </style:style>
    <style:style style:name="P64" style:family="paragraph" style:parent-style-name="Standard">
      <style:text-properties officeooo:paragraph-rsid="032dd36e"/>
    </style:style>
    <style:style style:name="P65" style:family="paragraph" style:parent-style-name="Text_20_body">
      <style:paragraph-properties fo:margin-left="0in" fo:margin-right="0in" fo:margin-top="0in" fo:margin-bottom="0in" loext:contextual-spacing="false" fo:line-height="100%" fo:text-indent="0in" style:auto-text-indent="false"/>
      <style:text-properties style:font-name="Times New Roman1" fo:font-size="12pt" fo:font-weight="bold" fo:background-color="transparent" style:font-size-asian="12pt" style:font-weight-asian="bold" style:font-name-complex="Times New Roman1" style:font-size-complex="12pt" style:font-weight-complex="bold"/>
    </style:style>
    <style:style style:name="P66" style:family="paragraph">
      <style:paragraph-properties fo:margin-left="0in" fo:margin-right="0in" fo:margin-top="0in" fo:margin-bottom="0.0201in" fo:line-height="200%" fo:text-indent="0in" style:text-autospace="ideograph-alpha" style:punctuation-wrap="simple" style:line-break="strict" style:writing-mode="lr-tb"/>
    </style:style>
    <style:style style:name="T1" style:family="text">
      <style:text-properties style:font-name="Times New Roman1" fo:font-size="12pt" fo:font-weight="normal" style:font-size-asian="12pt" style:font-weight-asian="normal" style:font-name-complex="Times New Roman1" style:font-size-complex="12pt" style:font-weight-complex="normal"/>
    </style:style>
    <style:style style:name="T2" style:family="text">
      <style:text-properties style:font-name="Times New Roman1" fo:font-size="12pt" fo:font-weight="normal" officeooo:rsid="0026838e" style:font-size-asian="12pt" style:font-weight-asian="normal" style:font-name-complex="Times New Roman1" style:font-size-complex="12pt" style:font-weight-complex="normal"/>
    </style:style>
    <style:style style:name="T3" style:family="text">
      <style:text-properties style:font-name="Times New Roman1" fo:font-size="12pt" fo:font-weight="normal" officeooo:rsid="0026a466" style:font-size-asian="12pt" style:font-weight-asian="normal" style:font-name-complex="Times New Roman1" style:font-size-complex="12pt" style:font-weight-complex="normal"/>
    </style:style>
    <style:style style:name="T4" style:family="text">
      <style:text-properties style:font-name="Times New Roman1" fo:font-size="12pt" fo:font-weight="normal" officeooo:rsid="014fb730" style:font-size-asian="12pt" style:font-weight-asian="normal" style:font-name-complex="Times New Roman1" style:font-size-complex="12pt" style:font-weight-complex="normal"/>
    </style:style>
    <style:style style:name="T5" style:family="text">
      <style:text-properties style:font-name="Times New Roman1" fo:font-size="12pt" fo:font-weight="normal" officeooo:rsid="007bd1c8" style:font-size-asian="12pt" style:font-weight-asian="normal" style:font-name-complex="Times New Roman1" style:font-size-complex="12pt" style:font-weight-complex="normal"/>
    </style:style>
    <style:style style:name="T6" style:family="text">
      <style:text-properties style:font-name="Times New Roman1" fo:font-size="12pt" fo:font-weight="normal" officeooo:rsid="01571f5c" style:font-size-asian="12pt" style:font-weight-asian="normal" style:font-name-complex="Times New Roman1" style:font-size-complex="12pt" style:font-weight-complex="normal"/>
    </style:style>
    <style:style style:name="T7" style:family="text">
      <style:text-properties style:font-name="Times New Roman1" fo:font-size="12pt" fo:font-weight="normal" fo:background-color="transparent" loext:char-shading-value="0" style:font-size-asian="12pt" style:font-weight-asian="normal" style:font-name-complex="Times New Roman1" style:font-size-complex="12pt" style:font-weight-complex="normal"/>
    </style:style>
    <style:style style:name="T8" style:family="text">
      <style:text-properties style:font-name="Times New Roman1" fo:font-size="12pt" fo:font-weight="normal" officeooo:rsid="018bc81c" fo:background-color="transparent" loext:char-shading-value="0" style:font-size-asian="12pt" style:font-weight-asian="normal" style:font-name-complex="Times New Roman1" style:font-size-complex="12pt" style:font-weight-complex="normal"/>
    </style:style>
    <style:style style:name="T9" style:family="text">
      <style:text-properties style:font-name="Times New Roman1" fo:font-size="12pt" fo:font-weight="normal" officeooo:rsid="01db52c0" fo:background-color="transparent" loext:char-shading-value="0" style:font-size-asian="12pt" style:font-weight-asian="normal" style:font-name-complex="Times New Roman1" style:font-size-complex="12pt" style:font-weight-complex="normal"/>
    </style:style>
    <style:style style:name="T10" style:family="text">
      <style:text-properties style:font-name="Times New Roman1" fo:font-size="12pt" fo:font-weight="normal" officeooo:rsid="0161161a" fo:background-color="transparent" loext:char-shading-value="0" style:font-size-asian="12pt" style:font-weight-asian="normal" style:font-name-complex="Times New Roman1" style:font-size-complex="12pt" style:font-weight-complex="normal"/>
    </style:style>
    <style:style style:name="T11" style:family="text">
      <style:text-properties style:font-name="Times New Roman1" fo:font-size="12pt" fo:font-weight="normal" officeooo:rsid="01f759d1" fo:background-color="transparent" loext:char-shading-value="0" style:font-size-asian="12pt" style:font-weight-asian="normal" style:font-name-complex="Times New Roman1" style:font-size-complex="12pt" style:font-weight-complex="normal"/>
    </style:style>
    <style:style style:name="T12" style:family="text">
      <style:text-properties style:font-name="Times New Roman1" fo:font-size="12pt" fo:font-weight="normal" officeooo:rsid="0248e475" fo:background-color="transparent" loext:char-shading-value="0" style:font-size-asian="12pt" style:font-weight-asian="normal" style:font-name-complex="Times New Roman1" style:font-size-complex="12pt" style:font-weight-complex="normal"/>
    </style:style>
    <style:style style:name="T13" style:family="text">
      <style:text-properties style:font-name="Times New Roman1" fo:font-size="12pt" fo:font-weight="normal" officeooo:rsid="020c4d9f" fo:background-color="transparent" loext:char-shading-value="0" style:font-size-asian="12pt" style:font-weight-asian="normal" style:font-name-complex="Times New Roman1" style:font-size-complex="12pt" style:font-weight-complex="normal"/>
    </style:style>
    <style:style style:name="T14" style:family="text">
      <style:text-properties style:font-name="Times New Roman1" fo:font-size="12pt" fo:font-weight="normal" officeooo:rsid="01c97b87" fo:background-color="transparent" loext:char-shading-value="0" style:font-size-asian="12pt" style:font-weight-asian="normal" style:font-name-complex="Times New Roman1" style:font-size-complex="12pt" style:font-weight-complex="normal"/>
    </style:style>
    <style:style style:name="T15" style:family="text">
      <style:text-properties style:font-name="Times New Roman1" fo:font-size="12pt" fo:font-weight="normal" officeooo:rsid="0277761c" fo:background-color="transparent" loext:char-shading-value="0" style:font-size-asian="12pt" style:font-weight-asian="normal" style:font-name-complex="Times New Roman1" style:font-size-complex="12pt" style:font-weight-complex="normal"/>
    </style:style>
    <style:style style:name="T16" style:family="text">
      <style:text-properties style:font-name="Times New Roman1" fo:font-size="12pt" fo:font-weight="normal" officeooo:rsid="02298fe3" fo:background-color="transparent" loext:char-shading-value="0" style:font-size-asian="12pt" style:font-weight-asian="normal" style:font-name-complex="Times New Roman1" style:font-size-complex="12pt" style:font-weight-complex="normal"/>
    </style:style>
    <style:style style:name="T17" style:family="text">
      <style:text-properties style:font-name="Times New Roman1" fo:font-size="12pt" fo:font-weight="normal" officeooo:rsid="0229e977" fo:background-color="transparent" loext:char-shading-value="0" style:font-size-asian="12pt" style:font-weight-asian="normal" style:font-name-complex="Times New Roman1" style:font-size-complex="12pt" style:font-weight-complex="normal"/>
    </style:style>
    <style:style style:name="T18" style:family="text">
      <style:text-properties style:font-name="Times New Roman1" fo:font-size="12pt" fo:font-weight="normal" officeooo:rsid="01b3a953" fo:background-color="transparent" loext:char-shading-value="0" style:font-size-asian="12pt" style:font-weight-asian="normal" style:font-name-complex="Times New Roman1" style:font-size-complex="12pt" style:font-weight-complex="normal"/>
    </style:style>
    <style:style style:name="T19" style:family="text">
      <style:text-properties style:font-name="Times New Roman1" fo:font-size="12pt" fo:font-weight="normal" officeooo:rsid="02414269" fo:background-color="transparent" loext:char-shading-value="0" style:font-size-asian="12pt" style:font-weight-asian="normal" style:font-name-complex="Times New Roman1" style:font-size-complex="12pt" style:font-weight-complex="normal"/>
    </style:style>
    <style:style style:name="T20" style:family="text">
      <style:text-properties style:font-name="Times New Roman1" fo:font-size="12pt" fo:font-weight="normal" officeooo:rsid="01ae9370" fo:background-color="transparent" loext:char-shading-value="0" style:font-size-asian="12pt" style:font-weight-asian="normal" style:font-name-complex="Times New Roman1" style:font-size-complex="12pt" style:font-weight-complex="normal"/>
    </style:style>
    <style:style style:name="T21" style:family="text">
      <style:text-properties style:font-name="Times New Roman1" fo:font-size="12pt" fo:font-weight="normal" officeooo:rsid="027d6853" fo:background-color="transparent" loext:char-shading-value="0" style:font-size-asian="12pt" style:font-weight-asian="normal" style:font-name-complex="Times New Roman1" style:font-size-complex="12pt" style:font-weight-complex="normal"/>
    </style:style>
    <style:style style:name="T22" style:family="text">
      <style:text-properties style:font-name="Times New Roman1" fo:font-size="12pt" fo:font-weight="normal" officeooo:rsid="02531dee" fo:background-color="transparent" loext:char-shading-value="0" style:font-size-asian="12pt" style:font-weight-asian="normal" style:font-name-complex="Times New Roman1" style:font-size-complex="12pt" style:font-weight-complex="normal"/>
    </style:style>
    <style:style style:name="T23" style:family="text">
      <style:text-properties style:font-name="Times New Roman1" fo:font-size="12pt" fo:font-weight="normal" officeooo:rsid="01fd8b50" fo:background-color="transparent" loext:char-shading-value="0" style:font-size-asian="12pt" style:font-weight-asian="normal" style:font-name-complex="Times New Roman1" style:font-size-complex="12pt" style:font-weight-complex="normal"/>
    </style:style>
    <style:style style:name="T24" style:family="text">
      <style:text-properties style:font-name="Times New Roman1" fo:font-size="12pt" fo:font-weight="normal" officeooo:rsid="027f3376" fo:background-color="transparent" loext:char-shading-value="0" style:font-size-asian="12pt" style:font-weight-asian="normal" style:font-name-complex="Times New Roman1" style:font-size-complex="12pt" style:font-weight-complex="normal"/>
    </style:style>
    <style:style style:name="T25" style:family="text">
      <style:text-properties style:font-name="Times New Roman1" fo:font-size="12pt" fo:font-weight="normal" officeooo:rsid="015b0de7" fo:background-color="transparent" loext:char-shading-value="0" style:font-size-asian="12pt" style:font-weight-asian="normal" style:font-name-complex="Times New Roman1" style:font-size-complex="12pt" style:font-weight-complex="normal"/>
    </style:style>
    <style:style style:name="T26" style:family="text">
      <style:text-properties style:font-name="Times New Roman1" fo:font-size="12pt" fo:font-weight="normal" officeooo:rsid="015b8280" fo:background-color="transparent" loext:char-shading-value="0" style:font-size-asian="12pt" style:font-weight-asian="normal" style:font-name-complex="Times New Roman1" style:font-size-complex="12pt" style:font-weight-complex="normal"/>
    </style:style>
    <style:style style:name="T27" style:family="text">
      <style:text-properties style:font-name="Times New Roman1" fo:font-size="12pt" fo:font-weight="normal" officeooo:rsid="01f5e390" fo:background-color="transparent" loext:char-shading-value="0" style:font-size-asian="12pt" style:font-weight-asian="normal" style:font-name-complex="Times New Roman1" style:font-size-complex="12pt" style:font-weight-complex="normal"/>
    </style:style>
    <style:style style:name="T28" style:family="text">
      <style:text-properties style:font-name="Times New Roman1" fo:font-size="12pt" fo:font-weight="normal" officeooo:rsid="0290a819" fo:background-color="transparent" loext:char-shading-value="0" style:font-size-asian="12pt" style:font-weight-asian="normal" style:font-name-complex="Times New Roman1" style:font-size-complex="12pt" style:font-weight-complex="normal"/>
    </style:style>
    <style:style style:name="T29" style:family="text">
      <style:text-properties style:font-name="Times New Roman1" fo:font-size="12pt" fo:font-weight="normal" officeooo:rsid="02555847" fo:background-color="transparent" loext:char-shading-value="0" style:font-size-asian="12pt" style:font-weight-asian="normal" style:font-name-complex="Times New Roman1" style:font-size-complex="12pt" style:font-weight-complex="normal"/>
    </style:style>
    <style:style style:name="T30" style:family="text">
      <style:text-properties style:font-name="Times New Roman1" fo:font-size="12pt" fo:font-weight="normal" officeooo:rsid="02563255" fo:background-color="transparent" loext:char-shading-value="0" style:font-size-asian="12pt" style:font-weight-asian="normal" style:font-name-complex="Times New Roman1" style:font-size-complex="12pt" style:font-weight-complex="normal"/>
    </style:style>
    <style:style style:name="T31" style:family="text">
      <style:text-properties style:font-name="Times New Roman1" fo:font-size="12pt" fo:font-weight="normal" officeooo:rsid="02556a05" fo:background-color="transparent" loext:char-shading-value="0" style:font-size-asian="12pt" style:font-weight-asian="normal" style:font-name-complex="Times New Roman1" style:font-size-complex="12pt" style:font-weight-complex="normal"/>
    </style:style>
    <style:style style:name="T32" style:family="text">
      <style:text-properties style:font-name="Times New Roman1" fo:font-size="12pt" fo:font-weight="normal" officeooo:rsid="02926a8e" fo:background-color="transparent" loext:char-shading-value="0" style:font-size-asian="12pt" style:font-weight-asian="normal" style:font-name-complex="Times New Roman1" style:font-size-complex="12pt" style:font-weight-complex="normal"/>
    </style:style>
    <style:style style:name="T33" style:family="text">
      <style:text-properties style:font-name="Times New Roman1" fo:font-size="12pt" fo:font-weight="normal" officeooo:rsid="0293e7b4" fo:background-color="transparent" loext:char-shading-value="0" style:font-size-asian="12pt" style:font-weight-asian="normal" style:font-name-complex="Times New Roman1" style:font-size-complex="12pt" style:font-weight-complex="normal"/>
    </style:style>
    <style:style style:name="T34" style:family="text">
      <style:text-properties style:font-name="Times New Roman1" fo:font-size="12pt" fo:font-weight="normal" officeooo:rsid="02964679" fo:background-color="transparent" loext:char-shading-value="0" style:font-size-asian="12pt" style:font-weight-asian="normal" style:font-name-complex="Times New Roman1" style:font-size-complex="12pt" style:font-weight-complex="normal"/>
    </style:style>
    <style:style style:name="T35" style:family="text">
      <style:text-properties style:font-name="Times New Roman1" fo:font-size="12pt" fo:font-weight="normal" officeooo:rsid="0298987f" fo:background-color="transparent" loext:char-shading-value="0" style:font-size-asian="12pt" style:font-weight-asian="normal" style:font-name-complex="Times New Roman1" style:font-size-complex="12pt" style:font-weight-complex="normal"/>
    </style:style>
    <style:style style:name="T36" style:family="text">
      <style:text-properties style:font-name="Times New Roman1" fo:font-size="12pt" fo:font-weight="normal" officeooo:rsid="029a5a71" fo:background-color="transparent" loext:char-shading-value="0" style:font-size-asian="12pt" style:font-weight-asian="normal" style:font-name-complex="Times New Roman1" style:font-size-complex="12pt" style:font-weight-complex="normal"/>
    </style:style>
    <style:style style:name="T37" style:family="text">
      <style:text-properties style:font-name="Times New Roman1" fo:font-size="12pt" fo:font-weight="normal" officeooo:rsid="029b95c0" fo:background-color="transparent" loext:char-shading-value="0" style:font-size-asian="12pt" style:font-weight-asian="normal" style:font-name-complex="Times New Roman1" style:font-size-complex="12pt" style:font-weight-complex="normal"/>
    </style:style>
    <style:style style:name="T38" style:family="text">
      <style:text-properties style:font-name="Times New Roman1" fo:font-size="12pt" fo:font-weight="normal" officeooo:rsid="02a7b25d" fo:background-color="transparent" loext:char-shading-value="0" style:font-size-asian="12pt" style:font-weight-asian="normal" style:font-name-complex="Times New Roman1" style:font-size-complex="12pt" style:font-weight-complex="normal"/>
    </style:style>
    <style:style style:name="T39" style:family="text">
      <style:text-properties style:font-name="Times New Roman1" fo:font-size="12pt" fo:font-weight="normal" officeooo:rsid="026978c1" fo:background-color="transparent" loext:char-shading-value="0" style:font-size-asian="12pt" style:font-weight-asian="normal" style:font-name-complex="Times New Roman1" style:font-size-complex="12pt" style:font-weight-complex="normal"/>
    </style:style>
    <style:style style:name="T40" style:family="text">
      <style:text-properties style:font-name="Times New Roman1" fo:font-size="12pt" fo:font-weight="normal" officeooo:rsid="017b7cb5" fo:background-color="transparent" loext:char-shading-value="0" style:font-size-asian="12pt" style:font-weight-asian="normal" style:font-name-complex="Times New Roman1" style:font-size-complex="12pt" style:font-weight-complex="normal"/>
    </style:style>
    <style:style style:name="T41" style:family="text">
      <style:text-properties style:font-name="Times New Roman1" fo:font-size="12pt" fo:font-weight="normal" officeooo:rsid="02a7282d" fo:background-color="transparent" loext:char-shading-value="0" style:font-size-asian="12pt" style:font-weight-asian="normal" style:font-name-complex="Times New Roman1" style:font-size-complex="12pt" style:font-weight-complex="normal"/>
    </style:style>
    <style:style style:name="T42" style:family="text">
      <style:text-properties style:font-name="Times New Roman1" fo:font-size="12pt" fo:font-weight="normal" officeooo:rsid="01830d2c" fo:background-color="transparent" loext:char-shading-value="0" style:font-size-asian="12pt" style:font-weight-asian="normal" style:font-name-complex="Times New Roman1" style:font-size-complex="12pt" style:font-weight-complex="normal"/>
    </style:style>
    <style:style style:name="T43" style:family="text">
      <style:text-properties style:font-name="Times New Roman1" fo:font-size="12pt" fo:font-weight="normal" officeooo:rsid="021124a0" fo:background-color="transparent" loext:char-shading-value="0" style:font-size-asian="12pt" style:font-weight-asian="normal" style:font-name-complex="Times New Roman1" style:font-size-complex="12pt" style:font-weight-complex="normal"/>
    </style:style>
    <style:style style:name="T44" style:family="text">
      <style:text-properties style:font-name="Times New Roman1" fo:font-size="12pt" fo:font-weight="normal" officeooo:rsid="0225dc21" fo:background-color="transparent" loext:char-shading-value="0" style:font-size-asian="12pt" style:font-weight-asian="normal" style:font-name-complex="Times New Roman1" style:font-size-complex="12pt" style:font-weight-complex="normal"/>
    </style:style>
    <style:style style:name="T45" style:family="text">
      <style:text-properties style:font-name="Times New Roman1" fo:font-size="12pt" fo:font-weight="normal" officeooo:rsid="02bd225a" fo:background-color="transparent" loext:char-shading-value="0" style:font-size-asian="12pt" style:font-weight-asian="normal" style:font-name-complex="Times New Roman1" style:font-size-complex="12pt" style:font-weight-complex="normal"/>
    </style:style>
    <style:style style:name="T46" style:family="text">
      <style:text-properties style:font-name="Times New Roman1" fo:font-size="12pt" fo:font-weight="normal" officeooo:rsid="02c01087" fo:background-color="transparent" loext:char-shading-value="0" style:font-size-asian="12pt" style:font-weight-asian="normal" style:font-name-complex="Times New Roman1" style:font-size-complex="12pt" style:font-weight-complex="normal"/>
    </style:style>
    <style:style style:name="T47" style:family="text">
      <style:text-properties style:font-name="Times New Roman1" fo:font-size="12pt" fo:font-weight="normal" officeooo:rsid="02d32c3c" fo:background-color="transparent" loext:char-shading-value="0" style:font-size-asian="12pt" style:font-weight-asian="normal" style:font-name-complex="Times New Roman1" style:font-size-complex="12pt" style:font-weight-complex="normal"/>
    </style:style>
    <style:style style:name="T48" style:family="text">
      <style:text-properties style:font-name="Times New Roman1" fo:font-size="12pt" fo:font-weight="normal" officeooo:rsid="02d50f49" fo:background-color="transparent" loext:char-shading-value="0" style:font-size-asian="12pt" style:font-weight-asian="normal" style:font-name-complex="Times New Roman1" style:font-size-complex="12pt" style:font-weight-complex="normal"/>
    </style:style>
    <style:style style:name="T49" style:family="text">
      <style:text-properties style:font-name="Times New Roman1" fo:font-size="12pt" fo:font-weight="normal" officeooo:rsid="02d97618" fo:background-color="transparent" loext:char-shading-value="0" style:font-size-asian="12pt" style:font-weight-asian="normal" style:font-name-complex="Times New Roman1" style:font-size-complex="12pt" style:font-weight-complex="normal"/>
    </style:style>
    <style:style style:name="T50" style:family="text">
      <style:text-properties style:font-name="Times New Roman1" fo:font-size="12pt" fo:font-weight="normal" officeooo:rsid="02e21480" fo:background-color="transparent" loext:char-shading-value="0" style:font-size-asian="12pt" style:font-weight-asian="normal" style:font-name-complex="Times New Roman1" style:font-size-complex="12pt" style:font-weight-complex="normal"/>
    </style:style>
    <style:style style:name="T51" style:family="text">
      <style:text-properties style:font-name="Times New Roman1" fo:font-size="12pt" fo:font-weight="normal" officeooo:rsid="02ecf4d4" fo:background-color="transparent" loext:char-shading-value="0" style:font-size-asian="12pt" style:font-weight-asian="normal" style:font-name-complex="Times New Roman1" style:font-size-complex="12pt" style:font-weight-complex="normal"/>
    </style:style>
    <style:style style:name="T52" style:family="text">
      <style:text-properties style:font-name="Times New Roman1" fo:font-size="12pt" fo:font-weight="normal" officeooo:rsid="02ee0274" fo:background-color="transparent" loext:char-shading-value="0" style:font-size-asian="12pt" style:font-weight-asian="normal" style:font-name-complex="Times New Roman1" style:font-size-complex="12pt" style:font-weight-complex="normal"/>
    </style:style>
    <style:style style:name="T53" style:family="text">
      <style:text-properties style:font-name="Times New Roman1" fo:font-size="12pt" fo:font-weight="normal" officeooo:rsid="02f3d0ea" fo:background-color="transparent" loext:char-shading-value="0" style:font-size-asian="12pt" style:font-weight-asian="normal" style:font-name-complex="Times New Roman1" style:font-size-complex="12pt" style:font-weight-complex="normal"/>
    </style:style>
    <style:style style:name="T54" style:family="text">
      <style:text-properties style:font-name="Times New Roman1" fo:font-size="12pt" fo:font-weight="normal" officeooo:rsid="02f45725" fo:background-color="transparent" loext:char-shading-value="0" style:font-size-asian="12pt" style:font-weight-asian="normal" style:font-name-complex="Times New Roman1" style:font-size-complex="12pt" style:font-weight-complex="normal"/>
    </style:style>
    <style:style style:name="T55" style:family="text">
      <style:text-properties style:font-name="Times New Roman1" fo:font-size="12pt" fo:font-weight="normal" officeooo:rsid="031ee0b1" fo:background-color="transparent" loext:char-shading-value="0" style:font-size-asian="12pt" style:font-weight-asian="normal" style:font-name-complex="Times New Roman1" style:font-size-complex="12pt" style:font-weight-complex="normal"/>
    </style:style>
    <style:style style:name="T56" style:family="text">
      <style:text-properties style:font-name="Times New Roman1" fo:font-size="12pt" fo:font-weight="normal" officeooo:rsid="0320056c" fo:background-color="transparent" loext:char-shading-value="0" style:font-size-asian="12pt" style:font-weight-asian="normal" style:font-name-complex="Times New Roman1" style:font-size-complex="12pt" style:font-weight-complex="normal"/>
    </style:style>
    <style:style style:name="T57" style:family="text">
      <style:text-properties style:font-name="Times New Roman1" fo:font-size="12pt" fo:font-weight="normal" officeooo:rsid="0321a8f9" fo:background-color="transparent" loext:char-shading-value="0" style:font-size-asian="12pt" style:font-weight-asian="normal" style:font-name-complex="Times New Roman1" style:font-size-complex="12pt" style:font-weight-complex="normal"/>
    </style:style>
    <style:style style:name="T58" style:family="text">
      <style:text-properties style:font-name="Times New Roman1" fo:font-size="12pt" fo:font-weight="normal" officeooo:rsid="007bd1c8" fo:background-color="transparent" loext:char-shading-value="0" style:font-size-asian="12pt" style:font-weight-asian="normal" style:font-name-complex="Times New Roman1" style:font-size-complex="12pt" style:font-weight-complex="normal"/>
    </style:style>
    <style:style style:name="T59" style:family="text">
      <style:text-properties style:font-name="Times New Roman1" fo:font-size="12pt" fo:font-weight="normal" officeooo:rsid="032b9598" fo:background-color="transparent" loext:char-shading-value="0" style:font-size-asian="12pt" style:font-weight-asian="normal" style:font-name-complex="Times New Roman1" style:font-size-complex="12pt" style:font-weight-complex="normal"/>
    </style:style>
    <style:style style:name="T60" style:family="text">
      <style:text-properties style:font-name="Times New Roman1" fo:font-size="12pt" fo:font-weight="normal" officeooo:rsid="032ca308" fo:background-color="transparent" loext:char-shading-value="0" style:font-size-asian="12pt" style:font-weight-asian="normal" style:font-name-complex="Times New Roman1" style:font-size-complex="12pt" style:font-weight-complex="normal"/>
    </style:style>
    <style:style style:name="T61" style:family="text">
      <style:text-properties style:font-name="Times New Roman1" fo:font-size="12pt" fo:font-weight="normal" officeooo:rsid="0346c7d6" fo:background-color="transparent" loext:char-shading-value="0" style:font-size-asian="12pt" style:font-weight-asian="normal" style:font-name-complex="Times New Roman1" style:font-size-complex="12pt" style:font-weight-complex="normal"/>
    </style:style>
    <style:style style:name="T62" style:family="text">
      <style:text-properties style:font-name="Times New Roman1" fo:font-size="12pt" fo:font-weight="normal" officeooo:rsid="02d6b93d" fo:background-color="transparent" loext:char-shading-value="0" style:font-size-asian="12pt" style:font-weight-asian="normal" style:font-name-complex="Times New Roman2" style:font-size-complex="12pt" style:font-weight-complex="normal"/>
    </style:style>
    <style:style style:name="T63" style:family="text">
      <style:text-properties style:font-name="Times New Roman1" fo:font-size="12pt" fo:font-weight="normal" officeooo:rsid="02c82410" fo:background-color="transparent" loext:char-shading-value="0" style:font-size-asian="12pt" style:font-weight-asian="normal" style:font-name-complex="Times New Roman2" style:font-size-complex="12pt" style:font-weight-complex="normal"/>
    </style:style>
    <style:style style:name="T64" style:family="text">
      <style:text-properties style:font-name="Times New Roman1" fo:font-size="12pt" fo:font-weight="normal" officeooo:rsid="02ca6242" fo:background-color="transparent" loext:char-shading-value="0" style:font-size-asian="12pt" style:font-weight-asian="normal" style:font-name-complex="Times New Roman2" style:font-size-complex="12pt" style:font-weight-complex="normal"/>
    </style:style>
    <style:style style:name="T65" style:family="text">
      <style:text-properties style:font-name="Times New Roman1" fo:font-size="12pt" fo:font-weight="normal" officeooo:rsid="02c7a578" fo:background-color="transparent" loext:char-shading-value="0" style:font-size-asian="12pt" style:font-weight-asian="normal" style:font-name-complex="Times New Roman2" style:font-size-complex="12pt" style:font-weight-complex="normal"/>
    </style:style>
    <style:style style:name="T66" style:family="text">
      <style:text-properties style:font-name="Times New Roman1" fo:font-size="12pt" fo:font-weight="normal" officeooo:rsid="02c7a578" fo:background-color="#ffffff" loext:char-shading-value="0" style:font-size-asian="12pt" style:font-weight-asian="normal" style:font-name-complex="Times New Roman2" style:font-size-complex="12pt" style:font-weight-complex="normal"/>
    </style:style>
    <style:style style:name="T67" style:family="text">
      <style:text-properties style:font-name="Times New Roman1" fo:font-size="12pt" fo:font-weight="normal" officeooo:rsid="02c874c8" fo:background-color="#ffffff" loext:char-shading-value="0" style:font-size-asian="12pt" style:font-weight-asian="normal" style:font-name-complex="Times New Roman2" style:font-size-complex="12pt" style:font-weight-complex="normal"/>
    </style:style>
    <style:style style:name="T68" style:family="text">
      <style:text-properties style:font-name="Times New Roman1" fo:font-size="12pt" fo:font-weight="bold" style:font-size-asian="12pt" style:font-weight-asian="bold" style:font-name-complex="Times New Roman1" style:font-size-complex="12pt" style:font-weight-complex="bold"/>
    </style:style>
    <style:style style:name="T69" style:family="text">
      <style:text-properties style:font-name="Times New Roman1" fo:font-size="12pt" fo:font-weight="bold" officeooo:rsid="00c3a637" fo:background-color="transparent" loext:char-shading-value="0" style:font-size-asian="12pt" style:font-weight-asian="bold" style:font-name-complex="Times New Roman1" style:font-size-complex="12pt" style:font-weight-complex="bold"/>
    </style:style>
    <style:style style:name="T70" style:family="text">
      <style:text-properties style:font-name="Times New Roman1" fo:font-size="12pt" fo:font-weight="bold" officeooo:rsid="0103a62b" fo:background-color="transparent" loext:char-shading-value="0" style:font-size-asian="12pt" style:font-weight-asian="bold" style:font-name-complex="Times New Roman1" style:font-size-complex="12pt" style:font-weight-complex="bold"/>
    </style:style>
    <style:style style:name="T71" style:family="text">
      <style:text-properties style:font-name="Times New Roman1" fo:font-size="12pt" fo:font-weight="bold" officeooo:rsid="015b8280" fo:background-color="transparent" loext:char-shading-value="0" style:font-size-asian="12pt" style:font-weight-asian="bold" style:font-name-complex="Times New Roman1" style:font-size-complex="12pt" style:font-weight-complex="bold"/>
    </style:style>
    <style:style style:name="T72" style:family="text">
      <style:text-properties style:font-name="Times New Roman1" fo:font-size="12pt" fo:font-style="normal" fo:font-weight="bold" fo:background-color="transparent" loext:char-shading-value="0" style:font-size-asian="12pt" style:font-style-asian="normal" style:font-weight-asian="bold" style:font-name-complex="Times New Roman1" style:font-size-complex="12pt" style:font-style-complex="normal" style:font-weight-complex="bold"/>
    </style:style>
    <style:style style:name="T73" style:family="text">
      <style:text-properties style:font-name="Times New Roman1" fo:font-size="12pt" fo:font-style="normal" fo:font-weight="bold" officeooo:rsid="035118e9" fo:background-color="transparent" loext:char-shading-value="0" style:font-size-asian="12pt" style:font-style-asian="normal" style:font-weight-asian="bold" style:font-name-complex="Times New Roman1" style:font-size-complex="12pt" style:font-style-complex="normal" style:font-weight-complex="bold"/>
    </style:style>
    <style:style style:name="T74" style:family="text">
      <style:text-properties style:font-name="Times New Roman1" fo:font-size="12pt" fo:font-style="normal" fo:font-weight="bold" officeooo:rsid="01b04ab7" style:font-size-asian="12pt" style:font-style-asian="normal" style:font-weight-asian="bold" style:font-name-complex="Times New Roman1" style:font-size-complex="12pt" style:font-style-complex="normal" style:font-weight-complex="bold"/>
    </style:style>
    <style:style style:name="T75" style:family="text">
      <style:text-properties style:font-name="Times New Roman1" fo:font-size="12pt" fo:font-style="normal" fo:font-weight="bold" officeooo:rsid="01038f15" style:font-size-asian="12pt" style:font-style-asian="normal" style:font-weight-asian="bold" style:font-name-complex="Times New Roman1" style:font-size-complex="12pt" style:font-style-complex="normal" style:font-weight-complex="bold"/>
    </style:style>
    <style:style style:name="T76" style:family="text">
      <style:text-properties style:font-name="Times New Roman1" fo:font-size="12pt" fo:font-style="normal" fo:font-weight="bold" officeooo:rsid="01b25e8e" style:font-size-asian="12pt" style:font-style-asian="normal" style:font-weight-asian="bold" style:font-name-complex="Times New Roman1" style:font-size-complex="12pt" style:font-style-complex="normal" style:font-weight-complex="bold"/>
    </style:style>
    <style:style style:name="T77" style:family="text">
      <style:text-properties style:font-name="Times New Roman1" fo:font-size="12pt" fo:font-style="normal" fo:font-weight="bold" officeooo:rsid="01b389b3" style:font-size-asian="12pt" style:font-style-asian="normal" style:font-weight-asian="bold" style:font-name-complex="Times New Roman1" style:font-size-complex="12pt" style:font-style-complex="normal" style:font-weight-complex="bold"/>
    </style:style>
    <style:style style:name="T78" style:family="text">
      <style:text-properties style:font-name="Times New Roman1" fo:font-size="12pt" fo:font-style="normal" fo:font-weight="normal" style:font-size-asian="12pt" style:font-style-asian="normal" style:font-weight-asian="normal" style:font-name-complex="Times New Roman1" style:font-size-complex="12pt" style:font-style-complex="normal" style:font-weight-complex="normal"/>
    </style:style>
    <style:style style:name="T79" style:family="text">
      <style:text-properties style:font-name="Times New Roman1" fo:font-size="12pt" fo:font-style="normal" fo:font-weight="normal" officeooo:rsid="0216a85a" style:font-size-asian="12pt" style:font-style-asian="normal" style:font-weight-asian="normal" style:font-name-complex="Times New Roman1" style:font-size-complex="12pt" style:font-style-complex="normal" style:font-weight-complex="normal"/>
    </style:style>
    <style:style style:name="T80" style:family="text">
      <style:text-properties style:font-name="Times New Roman1" fo:font-size="12pt" fo:font-style="normal" fo:font-weight="normal" officeooo:rsid="01b04ab7" style:font-size-asian="12pt" style:font-style-asian="normal" style:font-weight-asian="normal" style:font-name-complex="Times New Roman1" style:font-size-complex="12pt" style:font-style-complex="normal" style:font-weight-complex="normal"/>
    </style:style>
    <style:style style:name="T81" style:family="text">
      <style:text-properties style:font-name="Times New Roman1" fo:font-size="12pt" fo:font-style="normal" fo:font-weight="normal" officeooo:rsid="01038f15" style:font-size-asian="12pt" style:font-style-asian="normal" style:font-weight-asian="normal" style:font-name-complex="Times New Roman1" style:font-size-complex="12pt" style:font-style-complex="normal" style:font-weight-complex="normal"/>
    </style:style>
    <style:style style:name="T82" style:family="text">
      <style:text-properties style:font-name="Times New Roman1" fo:font-size="12pt" fo:font-style="normal" fo:font-weight="normal" officeooo:rsid="013e7b63" style:font-size-asian="12pt" style:font-style-asian="normal" style:font-weight-asian="normal" style:font-name-complex="Times New Roman1" style:font-size-complex="12pt" style:font-style-complex="normal" style:font-weight-complex="normal"/>
    </style:style>
    <style:style style:name="T83" style:family="text">
      <style:text-properties style:font-name="Times New Roman1" fo:font-size="12pt" fo:font-style="normal" fo:font-weight="normal" officeooo:rsid="01b389b3" style:font-size-asian="12pt" style:font-style-asian="normal" style:font-weight-asian="normal" style:font-name-complex="Times New Roman1" style:font-size-complex="12pt" style:font-style-complex="normal" style:font-weight-complex="normal"/>
    </style:style>
    <style:style style:name="T84" style:family="text">
      <style:text-properties style:font-name="Times New Roman1" fo:font-size="12pt" fo:font-style="normal" fo:font-weight="normal" officeooo:rsid="01b25e8e" style:font-size-asian="12pt" style:font-style-asian="normal" style:font-weight-asian="normal" style:font-name-complex="Times New Roman1" style:font-size-complex="12pt" style:font-style-complex="normal" style:font-weight-complex="normal"/>
    </style:style>
    <style:style style:name="T85" style:family="text">
      <style:text-properties style:font-name="Times New Roman1" fo:font-size="12pt" fo:font-style="normal" fo:font-weight="normal" officeooo:rsid="010fe43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86" style:family="text">
      <style:text-properties style:font-name="Times New Roman1" fo:font-size="12pt" fo:font-style="normal" fo:font-weight="normal" officeooo:rsid="01038f15"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87" style:family="text">
      <style:text-properties style:font-name="Times New Roman1" fo:font-size="12pt" fo:font-style="normal" fo:font-weight="normal" officeooo:rsid="010e9cd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88" style:family="text">
      <style:text-properties style:font-name="Times New Roman1" fo:font-size="12pt" fo:font-style="normal" fo:font-weight="normal" officeooo:rsid="013dde9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89" style:family="text">
      <style:text-properties style:font-name="Times New Roman1" fo:font-size="12pt" fo:font-style="normal" fo:font-weight="normal" officeooo:rsid="01b3de54"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90" style:family="text">
      <style:text-properties style:font-name="Times New Roman1" fo:font-size="12pt" fo:font-style="normal" fo:font-weight="normal" officeooo:rsid="0184a96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91" style:family="text">
      <style:text-properties style:font-name="Times New Roman1" fo:font-size="12pt" fo:font-style="normal" fo:font-weight="normal" officeooo:rsid="01be45f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92" style:family="text">
      <style:text-properties style:font-name="Times New Roman1" fo:font-size="12pt" fo:font-style="normal" fo:font-weight="normal" officeooo:rsid="010fe43d" fo:background-color="transparent" loext:char-shading-value="0" style:font-size-asian="12pt" style:font-style-asian="normal" style:font-weight-asian="normal" style:font-name-complex="Times New Roman1" style:font-size-complex="12pt" style:font-style-complex="normal" style:font-weight-complex="normal" text:display="true"/>
    </style:style>
    <style:style style:name="T93" style:family="text">
      <style:text-properties style:font-name="Times New Roman1" fo:font-size="12pt" fo:font-style="normal" fo:font-weight="normal" officeooo:rsid="01d49281"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94" style:family="text">
      <style:text-properties style:font-name="Times New Roman1" fo:font-size="12pt" fo:font-style="normal" fo:font-weight="normal" officeooo:rsid="01eea2e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95" style:family="text">
      <style:text-properties style:font-name="Times New Roman1" fo:font-size="12pt" fo:font-style="normal" fo:font-weight="normal" officeooo:rsid="021124a0"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96" style:family="text">
      <style:text-properties style:font-name="Times New Roman1" fo:font-size="12pt" fo:font-style="normal" fo:font-weight="normal" officeooo:rsid="01830d2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97" style:family="text">
      <style:text-properties style:font-name="Times New Roman1" fo:font-size="12pt" fo:font-style="normal" fo:font-weight="normal" officeooo:rsid="018a2bb1"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98" style:family="text">
      <style:text-properties style:font-name="Times New Roman1" fo:font-size="12pt" fo:font-style="normal" fo:font-weight="normal" officeooo:rsid="0212cc29"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99" style:family="text">
      <style:text-properties style:font-name="Times New Roman1" fo:font-size="12pt" fo:font-style="normal" fo:font-weight="normal" officeooo:rsid="01f22480"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0" style:family="text">
      <style:text-properties style:font-name="Times New Roman1" fo:font-size="12pt" fo:font-style="normal" fo:font-weight="normal" officeooo:rsid="01f3c50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1" style:family="text">
      <style:text-properties style:font-name="Times New Roman1" fo:font-size="12pt" fo:font-style="normal" fo:font-weight="normal" officeooo:rsid="0165cb1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2" style:family="text">
      <style:text-properties style:font-name="Times New Roman1" fo:font-size="12pt" fo:font-style="normal" fo:font-weight="normal" officeooo:rsid="02192dd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3" style:family="text">
      <style:text-properties style:font-name="Times New Roman1" fo:font-size="12pt" fo:font-style="normal" fo:font-weight="normal" officeooo:rsid="0225b0d8"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4" style:family="text">
      <style:text-properties style:font-name="Times New Roman1" fo:font-size="12pt" fo:font-style="normal" fo:font-weight="normal" officeooo:rsid="022b9ba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5" style:family="text">
      <style:text-properties style:font-name="Times New Roman1" fo:font-size="12pt" fo:font-style="normal" fo:font-weight="normal" officeooo:rsid="0243462b"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6" style:family="text">
      <style:text-properties style:font-name="Times New Roman1" fo:font-size="12pt" fo:font-style="normal" fo:font-weight="normal" officeooo:rsid="0244449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7" style:family="text">
      <style:text-properties style:font-name="Times New Roman1" fo:font-size="12pt" fo:font-style="normal" fo:font-weight="normal" officeooo:rsid="0250866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8" style:family="text">
      <style:text-properties style:font-name="Times New Roman1" fo:font-size="12pt" fo:font-style="normal" fo:font-weight="normal" officeooo:rsid="0257605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9" style:family="text">
      <style:text-properties style:font-name="Times New Roman1" fo:font-size="12pt" fo:font-style="normal" fo:font-weight="normal" officeooo:rsid="0258f7f4"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0" style:family="text">
      <style:text-properties style:font-name="Times New Roman1" fo:font-size="12pt" fo:font-style="normal" fo:font-weight="normal" officeooo:rsid="0259212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1" style:family="text">
      <style:text-properties style:font-name="Times New Roman1" fo:font-size="12pt" fo:font-style="normal" fo:font-weight="normal" officeooo:rsid="025aa70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2" style:family="text">
      <style:text-properties style:font-name="Times New Roman1" fo:font-size="12pt" fo:font-style="normal" fo:font-weight="normal" officeooo:rsid="0269ee2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3" style:family="text">
      <style:text-properties style:font-name="Times New Roman1" fo:font-size="12pt" fo:font-style="normal" fo:font-weight="normal" officeooo:rsid="0275f7f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4" style:family="text">
      <style:text-properties style:font-name="Times New Roman1" fo:font-size="12pt" fo:font-style="normal" fo:font-weight="normal" officeooo:rsid="022724c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5" style:family="text">
      <style:text-properties style:font-name="Times New Roman1" fo:font-size="12pt" fo:font-style="normal" fo:font-weight="normal" officeooo:rsid="0274dc6b"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6" style:family="text">
      <style:text-properties style:font-name="Times New Roman1" fo:font-size="12pt" fo:font-style="normal" fo:font-weight="normal" officeooo:rsid="0280f909"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7" style:family="text">
      <style:text-properties style:font-name="Times New Roman1" fo:font-size="12pt" fo:font-style="normal" fo:font-weight="normal" officeooo:rsid="0286934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8" style:family="text">
      <style:text-properties style:font-name="Times New Roman1" fo:font-size="12pt" fo:font-style="normal" fo:font-weight="normal" officeooo:rsid="02c0108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9" style:family="text">
      <style:text-properties style:font-name="Times New Roman1" fo:font-size="12pt" fo:font-style="normal" fo:font-weight="normal" officeooo:rsid="02c15ec2"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0" style:family="text">
      <style:text-properties style:font-name="Times New Roman1" fo:font-size="12pt" fo:font-style="normal" fo:font-weight="normal" officeooo:rsid="02c2d8db"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1" style:family="text">
      <style:text-properties style:font-name="Times New Roman1" fo:font-size="12pt" fo:font-style="normal" fo:font-weight="normal" officeooo:rsid="02c82410"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2" style:family="text">
      <style:text-properties style:font-name="Times New Roman1" fo:font-size="12pt" fo:font-style="normal" fo:font-weight="normal" officeooo:rsid="02d71cf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3" style:family="text">
      <style:text-properties style:font-name="Times New Roman1" fo:font-size="12pt" fo:font-style="normal" fo:font-weight="normal" officeooo:rsid="02d85d3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4" style:family="text">
      <style:text-properties style:font-name="Times New Roman1" fo:font-size="12pt" fo:font-style="normal" fo:font-weight="normal" officeooo:rsid="02dbcf49"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5" style:family="text">
      <style:text-properties style:font-name="Times New Roman1" fo:font-size="12pt" fo:font-style="normal" fo:font-weight="normal" officeooo:rsid="02de6780"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6" style:family="text">
      <style:text-properties style:font-name="Times New Roman1" fo:font-size="12pt" fo:font-style="normal" fo:font-weight="normal" officeooo:rsid="02e21480"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7" style:family="text">
      <style:text-properties style:font-name="Times New Roman1" fo:font-size="12pt" fo:font-style="normal" fo:font-weight="normal" officeooo:rsid="02f3d0e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8" style:family="text">
      <style:text-properties style:font-name="Times New Roman1" fo:font-size="12pt" fo:font-style="normal" fo:font-weight="normal" officeooo:rsid="02f45725"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9" style:family="text">
      <style:text-properties style:font-name="Times New Roman1" fo:font-size="12pt" fo:font-style="normal" fo:font-weight="normal" officeooo:rsid="02f53ce5"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0" style:family="text">
      <style:text-properties style:font-name="Times New Roman1" fo:font-size="12pt" fo:font-style="normal" fo:font-weight="normal" officeooo:rsid="02f5bb25"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1" style:family="text">
      <style:text-properties style:font-name="Times New Roman1" fo:font-size="12pt" fo:font-style="normal" fo:font-weight="normal" officeooo:rsid="02f671cb"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2" style:family="text">
      <style:text-properties style:font-name="Times New Roman1" fo:font-size="12pt" fo:font-style="normal" fo:font-weight="normal" officeooo:rsid="02f83f78"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3" style:family="text">
      <style:text-properties style:font-name="Times New Roman1" fo:font-size="12pt" fo:font-style="normal" fo:font-weight="normal" officeooo:rsid="02f9f91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4" style:family="text">
      <style:text-properties style:font-name="Times New Roman1" fo:font-size="12pt" fo:font-style="normal" fo:font-weight="normal" officeooo:rsid="02fa1388"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5" style:family="text">
      <style:text-properties style:font-name="Times New Roman1" fo:font-size="12pt" fo:font-style="normal" fo:font-weight="normal" officeooo:rsid="02fcef49"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6" style:family="text">
      <style:text-properties style:font-name="Times New Roman1" fo:font-size="12pt" fo:font-style="normal" fo:font-weight="normal" officeooo:rsid="02fdcb92"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7" style:family="text">
      <style:text-properties style:font-name="Times New Roman1" fo:font-size="12pt" fo:font-style="normal" fo:font-weight="normal" officeooo:rsid="030005a5"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8" style:family="text">
      <style:text-properties style:font-name="Times New Roman1" fo:font-size="12pt" fo:font-style="normal" fo:font-weight="normal" officeooo:rsid="0300a41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9" style:family="text">
      <style:text-properties style:font-name="Times New Roman1" fo:font-size="12pt" fo:font-style="normal" fo:font-weight="normal" officeooo:rsid="0303ff9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0" style:family="text">
      <style:text-properties style:font-name="Times New Roman1" fo:font-size="12pt" fo:font-style="normal" fo:font-weight="normal" officeooo:rsid="03041b7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1" style:family="text">
      <style:text-properties style:font-name="Times New Roman1" fo:font-size="12pt" fo:font-style="normal" fo:font-weight="normal" officeooo:rsid="0304918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2" style:family="text">
      <style:text-properties style:font-name="Times New Roman1" fo:font-size="12pt" fo:font-style="normal" fo:font-weight="normal" officeooo:rsid="0226074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3" style:family="text">
      <style:text-properties style:font-name="Times New Roman1" fo:font-size="12pt" fo:font-style="normal" fo:font-weight="normal" officeooo:rsid="02aebad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4" style:family="text">
      <style:text-properties style:font-name="Times New Roman1" fo:font-size="12pt" fo:font-style="normal" fo:font-weight="normal" officeooo:rsid="02401e02"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5" style:family="text">
      <style:text-properties style:font-name="Times New Roman1" fo:font-size="12pt" fo:font-style="normal" fo:font-weight="normal" officeooo:rsid="0162944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6" style:family="text">
      <style:text-properties style:font-name="Times New Roman1" fo:font-size="12pt" fo:font-style="normal" fo:font-weight="normal" officeooo:rsid="0225dc21"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7" style:family="text">
      <style:text-properties style:font-name="Times New Roman1" fo:font-size="12pt" fo:font-style="normal" fo:font-weight="normal" officeooo:rsid="017f75f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8" style:family="text">
      <style:text-properties style:font-name="Times New Roman1" fo:font-size="12pt" fo:font-style="normal" fo:font-weight="normal" officeooo:rsid="017cadd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9" style:family="text">
      <style:text-properties style:font-name="Times New Roman1" fo:font-size="12pt" fo:font-style="normal" fo:font-weight="normal" officeooo:rsid="0304fd7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0" style:family="text">
      <style:text-properties style:font-name="Times New Roman1" fo:font-size="12pt" fo:font-style="normal" fo:font-weight="normal" officeooo:rsid="03063b7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1" style:family="text">
      <style:text-properties style:font-name="Times New Roman1" fo:font-size="12pt" fo:font-style="normal" fo:font-weight="normal" officeooo:rsid="0306b61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2" style:family="text">
      <style:text-properties style:font-name="Times New Roman1" fo:font-size="12pt" fo:font-style="normal" fo:font-weight="normal" officeooo:rsid="03085e3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3" style:family="text">
      <style:text-properties style:font-name="Times New Roman1" fo:font-size="12pt" fo:font-style="normal" fo:font-weight="normal" officeooo:rsid="0309804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4" style:family="text">
      <style:text-properties style:font-name="Times New Roman1" fo:font-size="12pt" fo:font-style="normal" fo:font-weight="normal" officeooo:rsid="0309c9c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5" style:family="text">
      <style:text-properties style:font-name="Times New Roman1" fo:font-size="12pt" fo:font-style="normal" fo:font-weight="normal" officeooo:rsid="0309ddd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6" style:family="text">
      <style:text-properties style:font-name="Times New Roman1" fo:font-size="12pt" fo:font-style="normal" fo:font-weight="normal" officeooo:rsid="030c873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7" style:family="text">
      <style:text-properties style:font-name="Times New Roman1" fo:font-size="12pt" fo:font-style="normal" fo:font-weight="normal" officeooo:rsid="030d5382"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8" style:family="text">
      <style:text-properties style:font-name="Times New Roman1" fo:font-size="12pt" fo:font-style="normal" fo:font-weight="normal" officeooo:rsid="030e0d72"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9" style:family="text">
      <style:text-properties style:font-name="Times New Roman1" fo:font-size="12pt" fo:font-style="normal" fo:font-weight="normal" officeooo:rsid="030f721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60" style:family="text">
      <style:text-properties style:font-name="Times New Roman1" fo:font-size="12pt" fo:font-style="normal" fo:font-weight="normal" officeooo:rsid="030f723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61" style:family="text">
      <style:text-properties style:font-name="Times New Roman1" fo:font-size="12pt" fo:font-style="normal" fo:font-weight="normal" officeooo:rsid="0312342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62" style:family="text">
      <style:text-properties style:font-name="Times New Roman1" fo:font-size="12pt" fo:font-style="normal" fo:font-weight="normal" officeooo:rsid="03132be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63" style:family="text">
      <style:text-properties style:font-name="Times New Roman1" fo:font-size="12pt" fo:font-style="normal" fo:font-weight="normal" officeooo:rsid="031502a1"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64" style:family="text">
      <style:text-properties style:font-name="Times New Roman1" fo:font-size="12pt" fo:font-style="normal" fo:font-weight="normal" officeooo:rsid="031621d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65" style:family="text">
      <style:text-properties style:font-name="Times New Roman1" fo:font-size="12pt" fo:font-style="normal" fo:font-weight="normal" officeooo:rsid="0316ae14"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66" style:family="text">
      <style:text-properties style:font-name="Times New Roman1" fo:font-size="12pt" fo:font-style="normal" fo:font-weight="normal" officeooo:rsid="03178748"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67" style:family="text">
      <style:text-properties style:font-name="Times New Roman1" fo:font-size="12pt" fo:font-style="normal" fo:font-weight="normal" officeooo:rsid="03191b7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68" style:family="text">
      <style:text-properties style:font-name="Times New Roman1" fo:font-size="12pt" fo:font-style="normal" fo:font-weight="normal" officeooo:rsid="031b5b5b"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69" style:family="text">
      <style:text-properties style:font-name="Times New Roman1" fo:font-size="12pt" fo:font-style="normal" fo:font-weight="normal" officeooo:rsid="031c509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70" style:family="text">
      <style:text-properties style:font-name="Times New Roman1" fo:font-size="12pt" fo:font-style="normal" fo:font-weight="normal" officeooo:rsid="0319b340"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71" style:family="text">
      <style:text-properties style:font-name="Times New Roman1" fo:font-size="12pt" fo:font-style="normal" fo:font-weight="normal" officeooo:rsid="0322d98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72" style:family="text">
      <style:text-properties style:font-name="Times New Roman1" fo:font-size="12pt" fo:font-style="normal" fo:font-weight="normal" officeooo:rsid="0322f33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73" style:family="text">
      <style:text-properties style:font-name="Times New Roman1" fo:font-size="12pt" fo:font-style="normal" fo:font-weight="normal" officeooo:rsid="0326501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74" style:family="text">
      <style:text-properties style:font-name="Times New Roman1" fo:font-size="12pt" fo:font-style="normal" fo:font-weight="normal" officeooo:rsid="032861c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75" style:family="text">
      <style:text-properties style:font-name="Times New Roman1" fo:font-size="12pt" fo:font-style="normal" fo:font-weight="normal" officeooo:rsid="032f4fc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76" style:family="text">
      <style:text-properties style:font-name="Times New Roman1" fo:font-size="12pt" fo:font-style="normal" fo:font-weight="normal" officeooo:rsid="03306c99"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77" style:family="text">
      <style:text-properties style:font-name="Times New Roman1" fo:font-size="12pt" fo:font-style="normal" fo:font-weight="normal" officeooo:rsid="0331f4e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78" style:family="text">
      <style:text-properties style:font-name="Times New Roman1" fo:font-size="12pt" fo:font-style="normal" fo:font-weight="normal" officeooo:rsid="03324a92"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79" style:family="text">
      <style:text-properties style:font-name="Times New Roman1" fo:font-size="12pt" fo:font-style="normal" fo:font-weight="normal" officeooo:rsid="03334b94"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80" style:family="text">
      <style:text-properties style:font-name="Times New Roman1" fo:font-size="12pt" fo:font-style="normal" fo:font-weight="normal" officeooo:rsid="03338ae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81" style:family="text">
      <style:text-properties style:font-name="Times New Roman1" fo:font-size="12pt" fo:font-style="normal" fo:font-weight="normal" officeooo:rsid="0333c18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82" style:family="text">
      <style:text-properties style:font-name="Times New Roman1" fo:font-size="12pt" fo:font-style="normal" fo:font-weight="normal" officeooo:rsid="033871b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83" style:family="text">
      <style:text-properties style:font-name="Times New Roman1" fo:font-size="12pt" fo:font-style="normal" fo:font-weight="normal" officeooo:rsid="033af5b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84" style:family="text">
      <style:text-properties style:font-name="Times New Roman1" fo:font-size="12pt" fo:font-style="normal" fo:font-weight="normal" officeooo:rsid="033cbff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85" style:family="text">
      <style:text-properties style:font-name="Times New Roman1" fo:font-size="12pt" fo:font-style="normal" fo:font-weight="normal" officeooo:rsid="0340211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86" style:family="text">
      <style:text-properties style:font-name="Times New Roman1" fo:font-size="12pt" fo:font-style="normal" fo:font-weight="normal" officeooo:rsid="0341e9f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87" style:family="text">
      <style:text-properties style:font-name="Times New Roman1" fo:font-size="12pt" fo:font-style="normal" fo:font-weight="normal" officeooo:rsid="034376d4"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88" style:family="text">
      <style:text-properties style:font-name="Times New Roman1" fo:font-size="12pt" fo:font-style="normal" fo:font-weight="normal" officeooo:rsid="03459fc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89" style:family="text">
      <style:text-properties style:font-name="Times New Roman1" fo:font-size="12pt" fo:font-style="normal" fo:font-weight="normal" officeooo:rsid="0346c7d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90" style:family="text">
      <style:text-properties style:font-name="Times New Roman1" fo:font-size="12pt" fo:font-style="normal" fo:font-weight="normal" officeooo:rsid="034d9fa2"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91" style:family="text">
      <style:text-properties style:font-name="Times New Roman1" fo:font-size="12pt" fo:font-style="normal" fo:font-weight="normal" officeooo:rsid="034e343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92" style:family="text">
      <style:text-properties style:font-name="Times New Roman1" fo:font-size="12pt" fo:font-style="normal" fo:font-weight="normal" officeooo:rsid="0350bc75"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93" style:family="text">
      <style:text-properties style:font-name="Times New Roman1" fo:font-size="12pt" fo:font-style="normal" fo:font-weight="normal" officeooo:rsid="035118e9"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94" style:family="text">
      <style:text-properties style:font-name="Times New Roman1" fo:font-size="12pt" fo:font-style="normal" fo:font-weight="normal" officeooo:rsid="02c0820f"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195" style:family="text">
      <style:text-properties style:font-name="Times New Roman1" fo:font-size="12pt" fo:font-style="normal" fo:font-weight="normal" officeooo:rsid="02f2891f"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196" style:family="text">
      <style:text-properties style:font-name="Times New Roman1" fo:font-size="12pt" fo:font-style="normal" style:font-size-asian="12pt" style:font-style-asian="normal" style:font-name-complex="Times New Roman1" style:font-size-complex="12pt" style:font-style-complex="normal"/>
    </style:style>
    <style:style style:name="T197" style:family="text">
      <style:text-properties style:font-name="Times New Roman1" fo:font-size="12pt" fo:font-style="normal" fo:background-color="transparent" loext:char-shading-value="0" style:font-size-asian="12pt" style:font-style-asian="normal" style:font-name-complex="Times New Roman1" style:font-size-complex="12pt" style:font-style-complex="normal"/>
    </style:style>
    <style:style style:name="T198" style:family="text">
      <style:text-properties style:font-name="Times New Roman1" fo:font-size="12pt" fo:font-style="normal" officeooo:rsid="022341cd" fo:background-color="transparent" loext:char-shading-value="0" style:font-size-asian="12pt" style:font-style-asian="normal" style:font-name-complex="Times New Roman1" style:font-size-complex="12pt" style:font-style-complex="normal"/>
    </style:style>
    <style:style style:name="T199" style:family="text">
      <style:text-properties style:font-name="Times New Roman1" fo:font-size="12pt" fo:font-style="italic" fo:font-weight="bold" style:font-size-asian="12pt" style:font-style-asian="italic" style:font-weight-asian="bold" style:font-name-complex="Times New Roman1" style:font-size-complex="12pt" style:font-style-complex="italic" style:font-weight-complex="bold"/>
    </style:style>
    <style:style style:name="T200" style:family="text">
      <style:text-properties style:font-name="Times New Roman1" fo:font-size="12pt" fo:font-style="italic" fo:font-weight="normal" style:font-size-asian="12pt" style:font-style-asian="italic" style:font-weight-asian="normal" style:font-name-complex="Times New Roman1" style:font-size-complex="12pt" style:font-style-complex="italic" style:font-weight-complex="normal"/>
    </style:style>
    <style:style style:name="T201" style:family="text">
      <style:text-properties style:font-name="Times New Roman1" fo:font-size="12pt" fo:font-style="italic" style:font-size-asian="12pt" style:font-style-asian="italic" style:font-name-complex="Times New Roman1" style:font-size-complex="12pt" style:font-style-complex="italic"/>
    </style:style>
    <style:style style:name="T202" style:family="text">
      <style:text-properties style:font-name="Times New Roman1" fo:font-size="12pt" fo:font-style="italic" fo:background-color="#ffff00" loext:char-shading-value="0" style:font-size-asian="12pt" style:font-style-asian="italic" style:font-name-complex="Times New Roman1" style:font-size-complex="12pt" style:font-style-complex="italic"/>
    </style:style>
    <style:style style:name="T203" style:family="text">
      <style:text-properties style:font-name="Times New Roman1" fo:font-size="12pt" style:font-size-asian="12pt" style:font-name-complex="Times New Roman1" style:font-size-complex="12pt"/>
    </style:style>
    <style:style style:name="T204" style:family="text">
      <style:text-properties style:font-name="Times New Roman1" fo:font-size="12pt" officeooo:rsid="01579361" style:font-size-asian="12pt" style:font-name-complex="Times New Roman1" style:font-size-complex="12pt"/>
    </style:style>
    <style:style style:name="T205" style:family="text">
      <style:text-properties style:font-name="Times New Roman1" fo:font-size="12pt" officeooo:rsid="022341cd" style:font-size-asian="12pt" style:font-name-complex="Times New Roman1" style:font-size-complex="12pt"/>
    </style:style>
    <style:style style:name="T206" style:family="text">
      <style:text-properties style:font-name="Times New Roman1" fo:font-size="12pt" fo:background-color="#ffff00" loext:char-shading-value="0" style:font-size-asian="12pt" style:font-name-complex="Times New Roman1" style:font-size-complex="12pt"/>
    </style:style>
    <style:style style:name="T207" style:family="text">
      <style:text-properties style:font-name="Times New Roman1" fo:font-size="12pt" officeooo:rsid="0161161a" fo:background-color="transparent" loext:char-shading-value="0" style:font-size-asian="12pt" style:font-name-complex="Times New Roman1" style:font-size-complex="12pt"/>
    </style:style>
    <style:style style:name="T208" style:family="text">
      <style:text-properties style:font-name="Times New Roman1" fo:font-size="12pt" officeooo:rsid="032b9598" fo:background-color="transparent" loext:char-shading-value="0" style:font-size-asian="12pt" style:font-name-complex="Times New Roman1" style:font-size-complex="12pt"/>
    </style:style>
    <style:style style:name="T209" style:family="text">
      <style:text-properties style:font-name="Times New Roman1" fo:font-size="12pt" officeooo:rsid="0350bc75"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10" style:family="text">
      <style:text-properties style:font-name="Times New Roman1" fo:font-size="12pt" fo:background-color="#ffffff" loext:char-shading-value="0" style:font-size-asian="12pt" style:font-name-complex="Times New Roman1" style:font-size-complex="12pt"/>
    </style:style>
    <style:style style:name="T211" style:family="text">
      <style:text-properties style:use-window-font-color="true" style:font-name="Times New Roman1" fo:font-size="12pt" fo:language="en" fo:country="GB" fo:font-weight="normal" style:font-size-asian="12pt" style:font-weight-asian="normal" style:font-name-complex="Times New Roman1" style:font-size-complex="12pt" style:font-weight-complex="normal"/>
    </style:style>
    <style:style style:name="T212" style:family="text">
      <style:text-properties style:use-window-font-color="true" style:font-name="Times New Roman1" fo:font-size="12pt" fo:language="en" fo:country="GB" fo:font-style="normal" fo:font-weight="normal" officeooo:rsid="013e7b6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13" style:family="text">
      <style:text-properties style:use-window-font-color="true" style:font-name="Times New Roman1" fo:font-size="12pt" fo:language="en" fo:country="GB" fo:font-style="normal" fo:font-weight="normal" officeooo:rsid="0162944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14" style:family="text">
      <style:text-properties style:use-window-font-color="true" style:font-name="Times New Roman1" fo:font-size="12pt" fo:language="en" fo:country="GB" fo:font-style="normal" fo:font-weight="normal" officeooo:rsid="02c2d8db"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15" style:family="text">
      <style:text-properties style:use-window-font-color="true" style:font-name="Times New Roman1" fo:font-size="12pt" fo:language="en" fo:country="GB" fo:font-style="normal" fo:font-weight="normal" officeooo:rsid="0303ff9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16" style:family="text">
      <style:text-properties style:use-window-font-color="true" style:font-name="Times New Roman1" fo:font-size="12pt" fo:language="en" fo:country="GB" fo:font-style="normal" fo:font-weight="normal" officeooo:rsid="0304918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17" style:family="text">
      <style:text-properties style:use-window-font-color="true" style:font-name="Times New Roman1" fo:font-size="12pt" fo:language="en" fo:country="GB" fo:font-style="normal" fo:font-weight="normal" officeooo:rsid="0304fd7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18" style:family="text">
      <style:text-properties style:use-window-font-color="true" style:font-name="Times New Roman1" fo:font-size="12pt" fo:language="en" fo:country="GB" fo:font-style="normal" fo:font-weight="normal" officeooo:rsid="01890611"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19" style:family="text">
      <style:text-properties style:use-window-font-color="true" style:font-name="Times New Roman1" fo:font-size="12pt" fo:language="en" fo:country="GB" fo:font-style="normal" fo:font-weight="normal" officeooo:rsid="0111dc15"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20" style:family="text">
      <style:text-properties style:use-window-font-color="true" style:font-name="Times New Roman1" fo:font-size="12pt" fo:language="en" fo:country="GB" fo:font-style="normal" fo:font-weight="normal" officeooo:rsid="0212cc29"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21" style:family="text">
      <style:text-properties style:use-window-font-color="true" style:font-name="Times New Roman1" fo:font-size="12pt" fo:language="en" fo:country="GB" fo:font-style="normal" fo:font-weight="normal" officeooo:rsid="010fe43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22" style:family="text">
      <style:text-properties style:use-window-font-color="true" style:font-name="Times New Roman1" fo:font-size="12pt" fo:language="en" fo:country="GB" fo:font-style="normal" fo:font-weight="normal" officeooo:rsid="0269ee2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23" style:family="text">
      <style:text-properties style:use-window-font-color="true" style:font-name="Times New Roman1" fo:font-size="12pt" fo:language="en" fo:country="GB" fo:font-style="normal" fo:font-weight="normal" officeooo:rsid="031c509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24" style:family="text">
      <style:text-properties style:use-window-font-color="true" style:font-name="Times New Roman1" fo:font-size="12pt" fo:language="en" fo:country="GB" fo:font-style="normal" fo:font-weight="normal" officeooo:rsid="026ef70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25" style:family="text">
      <style:text-properties style:use-window-font-color="true" style:font-name="Times New Roman1" fo:font-size="12pt" fo:language="en" fo:country="GB" fo:font-style="normal" fo:font-weight="normal" officeooo:rsid="031dd3c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26" style:family="text">
      <style:text-properties style:use-window-font-color="true" style:font-name="Times New Roman1" fo:font-size="12pt" fo:language="en" fo:country="GB" fo:font-style="normal" fo:font-weight="normal" officeooo:rsid="0323784b"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27" style:family="text">
      <style:text-properties style:use-window-font-color="true" style:font-name="Times New Roman1" fo:font-size="12pt" fo:language="en" fo:country="GB" fo:font-style="normal" style:text-underline-style="none" fo:font-weight="normal" officeooo:rsid="0304918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28" style:family="text">
      <style:text-properties style:use-window-font-color="true" style:font-name="Times New Roman1" fo:font-size="12pt" fo:font-style="normal" fo:font-weight="normal" officeooo:rsid="000cf69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29" style:family="text">
      <style:text-properties style:use-window-font-color="true" style:font-name="Times New Roman1" fo:font-size="12pt" fo:font-style="normal" fo:font-weight="normal" officeooo:rsid="020a4bb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30" style:family="text">
      <style:text-properties style:use-window-font-color="true" style:font-name="Times New Roman1" fo:font-size="12pt" fo:font-style="normal" fo:font-weight="normal" officeooo:rsid="020acad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31" style:family="text">
      <style:text-properties style:use-window-font-color="true" style:font-name="Times New Roman1" fo:font-size="12pt" fo:font-style="normal" fo:font-weight="normal" officeooo:rsid="000c1544"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32" style:family="text">
      <style:text-properties style:use-window-font-color="true" style:font-name="Times New Roman1" fo:font-size="12pt" fo:font-style="normal" fo:font-weight="normal" officeooo:rsid="028505f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33" style:family="text">
      <style:text-properties style:use-window-font-color="true" style:font-name="Times New Roman1" fo:font-size="12pt" fo:font-style="normal" fo:font-weight="normal" officeooo:rsid="0286934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34" style:family="text">
      <style:text-properties style:use-window-font-color="true" style:font-name="Times New Roman1" fo:font-size="12pt" fo:font-style="normal" fo:font-weight="normal" officeooo:rsid="02e44d7b"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35" style:family="text">
      <style:text-properties style:use-window-font-color="true" style:font-name="Times New Roman1" fo:font-size="12pt" fo:font-style="normal" fo:font-weight="normal" officeooo:rsid="034834c1"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36" style:family="text">
      <style:text-properties style:use-window-font-color="true" style:font-name="Times New Roman1" fo:font-size="12pt" fo:font-weight="normal" officeooo:rsid="027d6164" fo:background-color="transparent" loext:char-shading-value="0" style:font-size-asian="12pt" style:font-weight-asian="normal" style:font-name-complex="Times New Roman1" style:font-size-complex="12pt" style:font-weight-complex="normal"/>
    </style:style>
    <style:style style:name="T237" style:family="text">
      <style:text-properties style:use-window-font-color="true" style:font-name="Times New Roman1" fo:font-size="12pt" fo:font-weight="normal" officeooo:rsid="01db52c0" fo:background-color="transparent" loext:char-shading-value="0" style:font-size-asian="12pt" style:font-weight-asian="normal" style:font-name-complex="Times New Roman1" style:font-size-complex="12pt" style:font-weight-complex="normal"/>
    </style:style>
    <style:style style:name="T238" style:family="text">
      <style:text-properties style:use-window-font-color="true" style:font-name="Times New Roman1" fo:font-size="12pt" fo:font-weight="normal" officeooo:rsid="01d14f0f" fo:background-color="transparent" loext:char-shading-value="0" style:font-size-asian="12pt" style:font-weight-asian="normal" style:font-name-complex="Times New Roman1" style:font-size-complex="12pt" style:font-weight-complex="normal"/>
    </style:style>
    <style:style style:name="T239" style:family="text">
      <style:text-properties style:use-window-font-color="true" style:font-name="Times New Roman1" fo:font-size="12pt" fo:font-weight="normal" officeooo:rsid="02e21480" fo:background-color="transparent" loext:char-shading-value="0" style:font-size-asian="12pt" style:font-weight-asian="normal" style:font-name-complex="Times New Roman1" style:font-size-complex="12pt" style:font-weight-complex="normal"/>
    </style:style>
    <style:style style:name="T240" style:family="text">
      <style:text-properties style:use-window-font-color="true" style:font-name="Times New Roman1" fo:font-size="12pt" fo:font-weight="normal" officeooo:rsid="0321a8f9" fo:background-color="transparent" loext:char-shading-value="0" style:font-size-asian="12pt" style:font-weight-asian="normal" style:font-name-complex="Times New Roman1" style:font-size-complex="12pt" style:font-weight-complex="normal"/>
    </style:style>
    <style:style style:name="T241" style:family="text">
      <style:text-properties style:use-window-font-color="true" style:font-name="Times New Roman1" fo:font-size="12pt" fo:font-style="italic" fo:font-weight="normal" officeooo:rsid="020acade" fo:background-color="transparent" loext:char-shading-value="0" style:font-size-asian="12pt" style:font-style-asian="italic" style:font-weight-asian="normal" style:font-name-complex="Times New Roman1" style:font-size-complex="12pt" style:font-style-complex="italic" style:font-weight-complex="normal"/>
    </style:style>
    <style:style style:name="T242" style:family="text">
      <style:text-properties style:use-window-font-color="true" style:font-name="Times New Roman1" fo:language="en" fo:country="GB" style:font-name-complex="Times New Roman1"/>
    </style:style>
    <style:style style:name="T243" style:family="text">
      <style:text-properties style:use-window-font-color="true" style:font-name="Times New Roman1" fo:language="en" fo:country="GB" officeooo:rsid="034881ea" style:font-name-complex="Times New Roman1"/>
    </style:style>
    <style:style style:name="T244" style:family="text">
      <style:text-properties style:use-window-font-color="true" style:font-name="Times New Roman1" fo:language="en" fo:country="GB" fo:font-weight="bold" style:font-weight-asian="bold" style:font-name-complex="Times New Roman1" style:font-weight-complex="bold"/>
    </style:style>
    <style:style style:name="T245" style:family="text">
      <style:text-properties style:use-window-font-color="true" style:font-name="Times New Roman1" fo:language="en" fo:country="GB" fo:font-weight="bold" officeooo:rsid="01301b73" style:font-weight-asian="bold" style:font-name-complex="Times New Roman1" style:font-weight-complex="bold"/>
    </style:style>
    <style:style style:name="T246" style:family="text">
      <style:text-properties style:use-window-font-color="true" style:text-position="super 58%" style:font-name="Times New Roman1" fo:language="en" fo:country="GB" style:font-name-complex="Times New Roman1"/>
    </style:style>
    <style:style style:name="T247" style:family="text">
      <style:text-properties style:use-window-font-color="true" style:text-position="super 58%" style:font-name="Times New Roman1" fo:font-size="12pt" fo:language="en" fo:country="GB" fo:font-weight="normal" style:font-size-asian="12pt" style:font-weight-asian="normal" style:font-name-complex="Times New Roman1" style:font-size-complex="12pt" style:font-weight-complex="normal"/>
    </style:style>
    <style:style style:name="T248" style:family="text">
      <style:text-properties style:use-window-font-color="true" style:font-name="Times New Roman" fo:font-size="12pt" fo:language="en" fo:country="GB" fo:font-style="normal" fo:font-weight="normal" officeooo:rsid="031c509c"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249" style:family="text">
      <style:text-properties style:use-window-font-color="true" style:font-name="Times New Roman" fo:font-size="12pt" fo:language="en" fo:country="GB" fo:font-style="normal" fo:font-weight="normal" officeooo:rsid="0111dc15"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250" style:family="text">
      <style:text-properties officeooo:rsid="00b86324"/>
    </style:style>
    <style:style style:name="T251" style:family="text">
      <style:text-properties officeooo:rsid="00dc5615"/>
    </style:style>
    <style:style style:name="T252" style:family="text">
      <style:text-properties fo:font-variant="normal" fo:text-transform="none" style:text-position="0% 100%" style:font-name="Times New Roman1" fo:font-size="12pt" fo:font-style="normal" style:text-underline-style="none" fo:font-weight="normal" officeooo:rsid="02fa1388" fo:background-color="transparent" loext:char-shading-value="0" style:font-size-asian="12pt" style:font-style-asian="normal" style:font-weight-asian="normal" style:font-name-complex="Times New Roman1" style:font-size-complex="12pt" style:font-style-complex="normal" style:font-weight-complex="normal" text:display="true"/>
    </style:style>
    <style:style style:name="T253" style:family="text">
      <style:text-properties fo:font-variant="normal" fo:text-transform="none" style:text-position="0% 100%" style:font-name="Times New Roman1" fo:font-size="12pt" fo:font-style="normal" style:text-underline-style="none" fo:font-weight="normal" officeooo:rsid="017c1c12"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54" style:family="text">
      <style:text-properties fo:font-variant="normal" fo:text-transform="none" style:text-position="0% 100%" style:font-name="Times New Roman1" fo:font-size="12pt" fo:font-style="normal" style:text-underline-style="none" fo:font-weight="normal" officeooo:rsid="007bd1c8" fo:background-color="transparent" loext:char-shading-value="0" style:font-size-asian="12pt" style:font-weight-asian="normal" style:font-name-complex="Times New Roman1" style:font-size-complex="12pt" style:font-weight-complex="normal"/>
    </style:style>
    <style:style style:name="T255" style:family="text">
      <style:text-properties fo:font-variant="normal" fo:text-transform="none" style:text-position="0% 100%" style:font-name="Times New Roman" fo:font-size="12pt" fo:font-style="normal" style:text-underline-style="none" fo:font-weight="normal" officeooo:rsid="0111dc15" fo:background-color="transparent" loext:char-shading-value="0" style:font-size-asian="12pt" style:font-weight-asian="normal" style:font-name-complex="Times New Roman2" style:font-size-complex="12pt" style:font-weight-complex="normal"/>
    </style:style>
    <style:style style:name="T256" style:family="text">
      <style:text-properties fo:font-variant="normal" fo:text-transform="none" style:text-position="0% 100%" fo:font-style="normal" style:text-underline-style="none" fo:font-weight="normal"/>
    </style:style>
    <style:style style:name="T257" style:family="text">
      <style:text-properties officeooo:rsid="0116a26b"/>
    </style:style>
    <style:style style:name="T258" style:family="text">
      <style:text-properties officeooo:rsid="01187aea"/>
    </style:style>
    <style:style style:name="T259" style:family="text">
      <style:text-properties officeooo:rsid="01571f5c"/>
    </style:style>
    <style:style style:name="T260" style:family="text">
      <style:text-properties fo:font-weight="bold" officeooo:rsid="01571f5c" style:font-weight-asian="bold" style:font-weight-complex="bold"/>
    </style:style>
    <style:style style:name="T261" style:family="text">
      <style:text-properties officeooo:rsid="01579361"/>
    </style:style>
    <style:style style:name="T262" style:family="text">
      <style:text-properties fo:font-style="normal" fo:font-weight="bold" officeooo:rsid="0154a41e" style:font-style-asian="normal" style:font-weight-asian="bold" style:font-style-complex="normal" style:font-weight-complex="bold"/>
    </style:style>
    <style:style style:name="T263" style:family="text">
      <style:text-properties fo:font-style="normal" fo:font-weight="bold" officeooo:rsid="01530b22" style:font-style-asian="normal" style:font-weight-asian="bold" style:font-style-complex="normal" style:font-weight-complex="bold"/>
    </style:style>
    <style:style style:name="T264" style:family="text">
      <style:text-properties fo:font-style="normal" fo:font-weight="bold" officeooo:rsid="010e9cd6" style:font-style-asian="normal" style:font-weight-asian="bold" style:font-style-complex="normal" style:font-weight-complex="bold"/>
    </style:style>
    <style:style style:name="T265" style:family="text">
      <style:text-properties fo:font-style="normal" officeooo:rsid="01530b22" style:font-style-asian="normal" style:font-style-complex="normal"/>
    </style:style>
    <style:style style:name="T266" style:family="text">
      <style:text-properties fo:font-style="normal" officeooo:rsid="01530b22" style:font-style-asian="normal" style:font-style-complex="normal" fo:background-color="#ffffff"/>
    </style:style>
    <style:style style:name="T267" style:family="text">
      <style:text-properties fo:font-style="normal" officeooo:rsid="016ab60f" style:font-style-asian="normal" style:font-style-complex="normal"/>
    </style:style>
    <style:style style:name="T268" style:family="text">
      <style:text-properties fo:font-style="normal" officeooo:rsid="010e9cd6" style:font-style-asian="normal" style:font-style-complex="normal"/>
    </style:style>
    <style:style style:name="T269" style:family="text">
      <style:text-properties fo:font-style="normal" officeooo:rsid="0154a41e" style:font-style-asian="normal" style:font-style-complex="normal"/>
    </style:style>
    <style:style style:name="T270" style:family="text">
      <style:text-properties officeooo:rsid="016ab60f" fo:background-color="#fff200" loext:char-shading-value="0"/>
    </style:style>
    <style:style style:name="T271" style:family="text">
      <style:text-properties officeooo:rsid="010e9cd6" fo:background-color="#fff200" loext:char-shading-value="0"/>
    </style:style>
    <style:style style:name="T272" style:family="text">
      <style:text-properties officeooo:rsid="01aad0a5" fo:background-color="#fff200" loext:char-shading-value="0"/>
    </style:style>
    <style:style style:name="T273" style:family="text">
      <style:text-properties officeooo:rsid="01d0d75e"/>
    </style:style>
    <style:style style:name="T274" style:family="text">
      <style:text-properties style:font-name="Times New Roman" style:font-name-complex="Times New Roman2"/>
    </style:style>
    <style:style style:name="T275" style:family="text">
      <style:text-properties style:font-name="Times New Roman" officeooo:rsid="0263fe02" style:font-name-complex="Times New Roman2"/>
    </style:style>
    <style:style style:name="T276" style:family="text">
      <style:text-properties style:font-name="Times New Roman" fo:font-size="12pt" fo:font-weight="normal" officeooo:rsid="0111dc15" fo:background-color="transparent" loext:char-shading-value="0" style:font-size-asian="12pt" style:font-weight-asian="normal" style:font-name-complex="Times New Roman2" style:font-size-complex="12pt" style:font-weight-complex="normal"/>
    </style:style>
    <style:style style:name="T277" style:family="text">
      <style:text-properties style:font-name="Times New Roman" fo:font-size="12pt" fo:font-weight="normal" officeooo:rsid="024a3889" fo:background-color="transparent" loext:char-shading-value="0" style:font-size-asian="12pt" style:font-weight-asian="normal" style:font-name-complex="Times New Roman2" style:font-size-complex="12pt" style:font-weight-complex="normal"/>
    </style:style>
    <style:style style:name="T278" style:family="text">
      <style:text-properties style:font-name="Times New Roman" fo:font-size="12pt" fo:font-weight="normal" officeooo:rsid="02964679" fo:background-color="transparent" loext:char-shading-value="0" style:font-size-asian="12pt" style:font-weight-asian="normal" style:font-name-complex="Times New Roman2" style:font-size-complex="12pt" style:font-weight-complex="normal"/>
    </style:style>
    <style:style style:name="T279" style:family="text">
      <style:text-properties style:font-name="Times New Roman" fo:font-size="12pt" fo:font-weight="normal" officeooo:rsid="02973f56" fo:background-color="transparent" loext:char-shading-value="0" style:font-size-asian="12pt" style:font-weight-asian="normal" style:font-name-complex="Times New Roman2" style:font-size-complex="12pt" style:font-weight-complex="normal"/>
    </style:style>
    <style:style style:name="T280" style:family="text">
      <style:text-properties style:font-name="Times New Roman" fo:font-size="12pt" fo:font-weight="normal" officeooo:rsid="029a5a71" fo:background-color="transparent" loext:char-shading-value="0" style:font-size-asian="12pt" style:font-weight-asian="normal" style:font-name-complex="Times New Roman2" style:font-size-complex="12pt" style:font-weight-complex="normal"/>
    </style:style>
    <style:style style:name="T281" style:family="text">
      <style:text-properties style:font-name="Times New Roman" fo:font-size="12pt" fo:font-weight="normal" officeooo:rsid="029d95bb" fo:background-color="transparent" loext:char-shading-value="0" style:font-size-asian="12pt" style:font-weight-asian="normal" style:font-name-complex="Times New Roman2" style:font-size-complex="12pt" style:font-weight-complex="normal"/>
    </style:style>
    <style:style style:name="T282" style:family="text">
      <style:text-properties style:font-name="Times New Roman" fo:font-size="12pt" fo:font-weight="normal" officeooo:rsid="02a40a98" fo:background-color="transparent" loext:char-shading-value="0" style:font-size-asian="12pt" style:font-weight-asian="normal" style:font-name-complex="Times New Roman2" style:font-size-complex="12pt" style:font-weight-complex="normal"/>
    </style:style>
    <style:style style:name="T283" style:family="text">
      <style:text-properties style:font-name="Times New Roman" fo:font-size="12pt" fo:font-weight="normal" officeooo:rsid="02a7b25d" fo:background-color="transparent" loext:char-shading-value="0" style:font-size-asian="12pt" style:font-weight-asian="normal" style:font-name-complex="Times New Roman2" style:font-size-complex="12pt" style:font-weight-complex="normal"/>
    </style:style>
    <style:style style:name="T284" style:family="text">
      <style:text-properties style:font-name="Times New Roman" fo:font-size="12pt" fo:font-weight="normal" officeooo:rsid="02b9d4f3" fo:background-color="transparent" loext:char-shading-value="0" style:font-size-asian="12pt" style:font-weight-asian="normal" style:font-name-complex="Times New Roman2" style:font-size-complex="12pt" style:font-weight-complex="normal"/>
    </style:style>
    <style:style style:name="T285" style:family="text">
      <style:text-properties style:font-name="Times New Roman" fo:font-size="12pt" fo:font-weight="normal" officeooo:rsid="02be2a0b" fo:background-color="transparent" loext:char-shading-value="0" style:font-size-asian="12pt" style:font-weight-asian="normal" style:font-name-complex="Times New Roman2" style:font-size-complex="12pt" style:font-weight-complex="normal"/>
    </style:style>
    <style:style style:name="T286" style:family="text">
      <style:text-properties style:font-name="Times New Roman" fo:font-size="12pt" fo:font-weight="normal" officeooo:rsid="02c01087" fo:background-color="transparent" loext:char-shading-value="0" style:font-size-asian="12pt" style:font-weight-asian="normal" style:font-name-complex="Times New Roman2" style:font-size-complex="12pt" style:font-weight-complex="normal"/>
    </style:style>
    <style:style style:name="T287" style:family="text">
      <style:text-properties style:font-name="Times New Roman" fo:font-size="12pt" fo:font-weight="normal" officeooo:rsid="02cd12f1" fo:background-color="transparent" loext:char-shading-value="0" style:font-size-asian="12pt" style:font-weight-asian="normal" style:font-name-complex="Times New Roman2" style:font-size-complex="12pt" style:font-weight-complex="normal"/>
    </style:style>
    <style:style style:name="T288" style:family="text">
      <style:text-properties style:font-name="Times New Roman" fo:font-size="12pt" fo:font-weight="normal" officeooo:rsid="02d32c3c" fo:background-color="transparent" loext:char-shading-value="0" style:font-size-asian="12pt" style:font-weight-asian="normal" style:font-name-complex="Times New Roman2" style:font-size-complex="12pt" style:font-weight-complex="normal"/>
    </style:style>
    <style:style style:name="T289" style:family="text">
      <style:text-properties style:font-name="Times New Roman" fo:font-size="12pt" fo:font-weight="normal" officeooo:rsid="02d6b93d" fo:background-color="transparent" loext:char-shading-value="0" style:font-size-asian="12pt" style:font-weight-asian="normal" style:font-name-complex="Times New Roman2" style:font-size-complex="12pt" style:font-weight-complex="normal"/>
    </style:style>
    <style:style style:name="T290" style:family="text">
      <style:text-properties style:font-name="Times New Roman" fo:font-size="12pt" fo:font-weight="normal" officeooo:rsid="02d97618" fo:background-color="transparent" loext:char-shading-value="0" style:font-size-asian="12pt" style:font-weight-asian="normal" style:font-name-complex="Times New Roman2" style:font-size-complex="12pt" style:font-weight-complex="normal"/>
    </style:style>
    <style:style style:name="T291" style:family="text">
      <style:text-properties style:font-name="Times New Roman" fo:font-size="12pt" fo:font-weight="normal" officeooo:rsid="02dbcf49" fo:background-color="transparent" loext:char-shading-value="0" style:font-size-asian="12pt" style:font-weight-asian="normal" style:font-name-complex="Times New Roman2" style:font-size-complex="12pt" style:font-weight-complex="normal"/>
    </style:style>
    <style:style style:name="T292" style:family="text">
      <style:text-properties style:font-name="Times New Roman" fo:font-size="12pt" fo:font-weight="normal" officeooo:rsid="02dfbd13" fo:background-color="transparent" loext:char-shading-value="0" style:font-size-asian="12pt" style:font-weight-asian="normal" style:font-name-complex="Times New Roman2" style:font-size-complex="12pt" style:font-weight-complex="normal"/>
    </style:style>
    <style:style style:name="T293" style:family="text">
      <style:text-properties style:font-name="Times New Roman" fo:font-size="12pt" fo:font-weight="normal" officeooo:rsid="02ecf4d4" fo:background-color="transparent" loext:char-shading-value="0" style:font-size-asian="12pt" style:font-weight-asian="normal" style:font-name-complex="Times New Roman2" style:font-size-complex="12pt" style:font-weight-complex="normal"/>
    </style:style>
    <style:style style:name="T294" style:family="text">
      <style:text-properties style:font-name="Times New Roman" fo:font-size="12pt" fo:font-weight="normal" officeooo:rsid="02ee0274" fo:background-color="transparent" loext:char-shading-value="0" style:font-size-asian="12pt" style:font-weight-asian="normal" style:font-name-complex="Times New Roman2" style:font-size-complex="12pt" style:font-weight-complex="normal"/>
    </style:style>
    <style:style style:name="T295" style:family="text">
      <style:text-properties style:font-name="Times New Roman" fo:font-size="12pt" fo:font-weight="normal" officeooo:rsid="02ee3543" fo:background-color="transparent" loext:char-shading-value="0" style:font-size-asian="12pt" style:font-weight-asian="normal" style:font-name-complex="Times New Roman2" style:font-size-complex="12pt" style:font-weight-complex="normal"/>
    </style:style>
    <style:style style:name="T296" style:family="text">
      <style:text-properties style:font-name="Times New Roman" fo:font-size="12pt" fo:font-weight="normal" officeooo:rsid="02ef937b" fo:background-color="transparent" loext:char-shading-value="0" style:font-size-asian="12pt" style:font-weight-asian="normal" style:font-name-complex="Times New Roman2" style:font-size-complex="12pt" style:font-weight-complex="normal"/>
    </style:style>
    <style:style style:name="T297" style:family="text">
      <style:text-properties style:font-name="Times New Roman" fo:font-size="12pt" fo:font-weight="normal" officeooo:rsid="02f0e9b8" fo:background-color="transparent" loext:char-shading-value="0" style:font-size-asian="12pt" style:font-weight-asian="normal" style:font-name-complex="Times New Roman2" style:font-size-complex="12pt" style:font-weight-complex="normal"/>
    </style:style>
    <style:style style:name="T298" style:family="text">
      <style:text-properties style:font-name="Times New Roman" fo:font-size="12pt" fo:font-weight="normal" officeooo:rsid="02f2891f" fo:background-color="transparent" loext:char-shading-value="0" style:font-size-asian="12pt" style:font-weight-asian="normal" style:font-name-complex="Times New Roman2" style:font-size-complex="12pt" style:font-weight-complex="normal"/>
    </style:style>
    <style:style style:name="T299" style:family="text">
      <style:text-properties style:font-name="Times New Roman" fo:font-size="12pt" fo:font-weight="normal" officeooo:rsid="032b9598" fo:background-color="transparent" loext:char-shading-value="0" style:font-size-asian="12pt" style:font-weight-asian="normal" style:font-name-complex="Times New Roman2" style:font-size-complex="12pt" style:font-weight-complex="normal"/>
    </style:style>
    <style:style style:name="T300" style:family="text">
      <style:text-properties style:font-name="Times New Roman" fo:font-size="12pt" fo:font-weight="normal" officeooo:rsid="032dd36e" fo:background-color="transparent" loext:char-shading-value="0" style:font-size-asian="12pt" style:font-weight-asian="normal" style:font-name-complex="Times New Roman2" style:font-size-complex="12pt" style:font-weight-complex="normal"/>
    </style:style>
    <style:style style:name="T301" style:family="text">
      <style:text-properties style:font-name="Times New Roman" fo:font-size="12pt" fo:font-style="normal" fo:font-weight="normal" officeooo:rsid="02d32c3c"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302" style:family="text">
      <style:text-properties style:font-name="Times New Roman" fo:font-size="12pt" fo:font-style="normal" fo:font-weight="normal" officeooo:rsid="029a5a71"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303" style:family="text">
      <style:text-properties style:font-name="Times New Roman" fo:font-size="12pt" fo:font-style="normal" fo:font-weight="normal" officeooo:rsid="02d6b93d"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304" style:family="text">
      <style:text-properties style:font-name="Times New Roman" fo:font-size="12pt" fo:font-style="normal" fo:font-weight="normal" officeooo:rsid="02c0820f"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305" style:family="text">
      <style:text-properties style:font-name="Times New Roman" fo:font-size="12pt" fo:font-style="normal" fo:font-weight="normal" officeooo:rsid="02d97618"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306" style:family="text">
      <style:text-properties style:font-name="Times New Roman" fo:font-size="12pt" fo:font-style="normal" fo:font-weight="normal" officeooo:rsid="02ee0274"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307" style:family="text">
      <style:text-properties style:font-name="Times New Roman" fo:font-size="12pt" fo:font-style="normal" fo:font-weight="normal" officeooo:rsid="032f4fca"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308" style:family="text">
      <style:text-properties style:font-name="Times New Roman" fo:font-size="12pt" fo:font-style="normal" fo:font-weight="normal" officeooo:rsid="01f1d2b8" fo:background-color="transparent" loext:char-shading-value="0" style:font-size-asian="12pt" style:font-style-asian="normal" style:font-weight-asian="normal" style:font-name-complex="Times New Roman2" style:font-size-complex="11pt" style:font-style-complex="normal" style:font-weight-complex="normal"/>
    </style:style>
    <style:style style:name="T309" style:family="text">
      <style:text-properties style:font-name="Times New Roman" fo:font-size="12pt" fo:font-style="normal" fo:font-weight="normal" officeooo:rsid="03178748" fo:background-color="transparent" loext:char-shading-value="0" style:font-size-asian="12pt" style:font-style-asian="normal" style:font-weight-asian="normal" style:font-name-complex="Times New Roman2" style:font-size-complex="11pt" style:font-style-complex="normal" style:font-weight-complex="normal"/>
    </style:style>
    <style:style style:name="T310" style:family="text">
      <style:text-properties officeooo:rsid="025c1be0"/>
    </style:style>
    <style:style style:name="T311" style:family="text">
      <style:text-properties officeooo:rsid="025ddf1c"/>
    </style:style>
    <style:style style:name="T312" style:family="text">
      <style:text-properties officeooo:rsid="02607cfc"/>
    </style:style>
    <style:style style:name="T313" style:family="text">
      <style:text-properties officeooo:rsid="02610df8"/>
    </style:style>
    <style:style style:name="T314" style:family="text">
      <style:text-properties fo:background-color="transparent" loext:char-shading-value="0"/>
    </style:style>
    <style:style style:name="T315" style:family="text">
      <style:text-properties officeooo:rsid="032ad3e2"/>
    </style:style>
    <style:style style:name="T316" style:family="text">
      <style:text-properties officeooo:rsid="034881ea"/>
    </style:style>
    <style:style style:name="T317" style:family="text">
      <style:text-properties officeooo:rsid="01aad0a5"/>
    </style:style>
    <style:style style:name="T318" style:family="text">
      <style:text-properties officeooo:rsid="01aad0a5" fo:background-color="#ffffff"/>
    </style:style>
    <style:style style:name="T319" style:family="text">
      <style:text-properties officeooo:rsid="016ab60f"/>
    </style:style>
    <style:style style:name="T320" style:family="text">
      <style:text-properties fo:language="en" fo:country="US" style:letter-kerning="false" style:font-name-asian="DejaVu Sans" style:language-asian="en" style:country-asian="US" style:font-name-complex="DejaVu Sans" style:language-complex="en" style:country-complex="US"/>
    </style:style>
    <style:style style:name="T321" style:family="text">
      <style:text-properties fo:font-variant="normal" fo:text-transform="none" style:use-window-font-color="true"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letter-kerning="true" style:font-name-asian="WenQuanYi Zen Hei Sharp" style:font-size-asian="10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style>
    <style:style style:name="T322" style:family="text">
      <style:text-properties fo:font-variant="normal" fo:text-transform="none" style:use-window-font-color="true" style:text-outline="false" style:text-line-through-style="none" style:text-line-through-type="none" style:text-position="0% 100%" style:font-name="Times New Roman1" fo:font-size="10pt" fo:letter-spacing="normal" fo:language="en" fo:country="US" fo:font-style="italic" fo:text-shadow="none" style:text-underline-style="none" fo:font-weight="bold" style:letter-kerning="true" style:font-name-asian="WenQuanYi Zen Hei Sharp" style:font-size-asian="10pt" style:language-asian="zh" style:country-asian="CN" style:font-style-asian="italic" style:font-weight-asian="bold" style:font-name-complex="Times New Roman1" style:font-size-complex="12pt" style:language-complex="hi" style:country-complex="IN" style:font-style-complex="italic" style:font-weight-complex="bold" style:text-emphasize="none" style:text-scale="100%"/>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Limited effects of <text:span text:style-name="T251">predators</text:span> <text:span text:style-name="T250">and generalist herbivores</text:span> <text:span text:style-name="T251">on plant-herbivore interaction network </text:span>in <text:span text:style-name="T251">early </text:span>tropical secondary fores<text:span text:style-name="T250">t.</text:span></text:p>
      <text:p text:style-name="P11"/>
      <text:p text:style-name="P19"><text:span text:style-name="T275">Piotr </text:span><text:span text:style-name="T274">Szefer, Kenneth Molem, Austin Sau, Martina </text:span><office:annotation office:name="__Annotation__1814_598386190"><dc:creator>Vojtech Novotny</dc:creator><dc:date>2020-11-13T22:03:00</dc:date><loext:sender-initials>VN</loext:sender-initials><text:p><text:span text:style-name="T320">I think we should include Martina on one paper – we do not deal with fungicides but that is because of her analyses…</text:span></text:p></office:annotation><text:span text:style-name="T274">Vasutova</text:span><office:annotation-end office:name="__Annotation__1814_598386190"/><office:annotation office:name="__Annotation__1819_598386190"><dc:creator>Vojtech Novotny</dc:creator><dc:date>2020-11-13T22:04:00</dc:date><loext:sender-initials>VN</loext:sender-initials><text:p><text:span text:style-name="T320">anybody else to suggest?</text:span></text:p></office:annotation><text:span text:style-name="T274"> </text:span><office:annotation-end office:name="__Annotation__1819_598386190"/><text:span text:style-name="T274">&amp; Vojtech Novotny</text:span></text:p>
      <text:p text:style-name="P1"/>
      <text:p text:style-name="P1">Abstract</text:p>
      <text:p text:style-name="P4"><text:tab/></text:p>
      <text:p text:style-name="P6"><text:s text:c="7"/>Character of plant-herbivore interactions networks <text:span text:style-name="T310">may be </text:span>strongly influenced by their predators. However, there are still gaps in our understanding of the feed-backs between trophic level<text:span text:style-name="T315">s</text:span>, and conditions under which <text:span text:style-name="T310">top-down effects occur. This is especially important in the light of new hypotheses that suggest that the outcome of top predators action can be modified by traits of both </text:span>plants <text:span text:style-name="T310">and herbivores</text:span>. </text:p>
      <text:p text:style-name="P5"><text:tab/>Here we present the results of a <text:span text:style-name="T312">replicates exclosure</text:span> experiment where we tested <text:span text:style-name="T311">the </text:span>presence, strength and <text:span text:style-name="T311">the </text:span>character of <text:span text:style-name="T311">interactions between </text:span>predators, herbivorous insects and intermediate <text:span text:style-name="T311">arthropod </text:span>predators <text:span text:style-name="T311">in</text:span> early successional vegetation in <text:span text:style-name="T311">lowland tropical forest in Papua New Guinea</text:span>. <text:span text:style-name="T312">Guided by the predictions of the Tri-Trophic Interaction (TTI) hypothesis we explored whether variation in plant quality and herbivore diet breadth affected changes in abundances of individual morphospecies. </text:span></text:p>
      <text:p text:style-name="P7"><text:tab/>There was a surprisingly limited top-down effect of predators on herbivores and intermediate arthropod predators (IAP) diversity, richness and abundance. Herbivore, and surprisingly also IAP communities, were shaped mainly by the plant community composition. <text:span text:style-name="T313">We found no negative correlation between two guilds of IAPs and come herbivory guilds. We found no evidence for generalist herbivores to be more strongly affected by vertebrate predators, and plant quality did not modify this response as well.</text:span></text:p>
      <text:p text:style-name="P8"><text:span text:style-name="T313"><text:tab/>O</text:span>ur results suggest strong bottom-up control by plants in early successional stages of succession <text:span text:style-name="T273">and possible low impact of vertebrate predators, or alternative energy channels for both vertebrate and invertebrate predators (detritus channels). </text:span></text:p>
      <text:p text:style-name="P2"/>
      <text:p text:style-name="P17"><text:span text:style-name="T68">Key words: </text:span><text:span text:style-name="T1">tri-trophic interactions, plant-arthropod herbivore networks, intermediate predation, succession, interaction networks, top down effects, cascading effects, tropical secondary forest.</text:span></text:p>
      <text:p text:style-name="P3"/>
      <text:p text:style-name="P18"><text:span text:style-name="T69">I</text:span><text:span text:style-name="T70">ntroduction</text:span></text:p>
      <text:p text:style-name="P43"/>
      <text:p text:style-name="P55"><text:span text:style-name="T10">Secondary succession in tropical forest gaps</text:span><text:span text:style-name="T27"> </text:span><text:span text:style-name="T49">is one of the</text:span><text:span text:style-name="T11"> </text:span><text:span text:style-name="T10">main </text:span><text:span text:style-name="T11">hypotheses </text:span><text:span text:style-name="T10">explaining </text:span><text:span text:style-name="T12">hyper-diversity of </text:span><text:span text:style-name="T10">tropical forest </text:span><text:reference-mark-start text:name="ZOTERO_ITEM CSL_CITATION {&quot;citationID&quot;:&quot;LVYJUO37&quot;,&quot;properties&quot;:{&quot;formattedCitation&quot;:&quot;(Fischer et al., 2016; Gripenberg et al., 2014; Schnitzer and Carson, 2001)&quot;,&quot;plainCitation&quot;:&quot;(Fischer et al., 2016; Gripenberg et al., 2014; Schnitzer and Carson, 2001)&quot;,&quot;noteIndex&quot;:0},&quot;citationItems&quot;:[{&quot;id&quot;:2845,&quot;uris&quot;:[&quot;http://zotero.org/users/1954708/items/DL92CFCV&quot;],&quot;uri&quot;:[&quot;http://zotero.org/users/1954708/items/DL92CFCV&quot;],&quot;itemData&quot;:{&quot;id&quot;:2845,&quot;type&quot;:&quot;article-journal&quot;,&quot;abstract&quot;:&quot;Forests worldwide are threatened by various environmental and anthropogenic hazards, especially tropical forests. Knowledge on the impacts of these hazards on forest structure and dynamics has been compiled in empirical studies. However, the results of these studies are often not sufficient for long-term projections and extrapolations to large spatial scales especially for unprecedented environmental conditions, which require both the identification and understanding of key underlying processes. Forest models bridge this gap by incorporating multiple ecological processes in a dynamic framework (i.e. including a realistic model structure) and addressing the complexity of forest ecosystems. Here, we describe the evolution of the individual-based and process-based forest gap model FORMIND and its application to tropical forests. At its core, the model includes physiological processes on tree level (photosynthesis, respiration, tree growth, mortality, regeneration, competition). During the past two decades, FORMIND has been used to address various scientific questions arising from different forest types by continuously extending the model structure. The model applications thus provided understanding in three main aspects: (1) the grouping of single tree species into plant functional types is a successful approach to reduce complexity in vegetation models, (2) structural realism was necessary to analyze impacts of natural and anthropogenic disturbances such as logging, fragmentation, or drought, and (3) complex ecological processes such as carbon fluxes in tropical forests – starting from the individual tree level up to the entire forest ecosystem – can be explored as a function of forest structure, species composition and disturbance regime. Overall, this review shows how the evolution of long-term modelling projects not only provides scientific understanding of forest ecosystems, but also provides benefits for ecological theory and empirical study design.&quot;,&quot;collection-title&quot;:&quot;Next generation ecological modelling, concepts, and theory: structural realism, emergence, and predictions&quot;,&quot;container-title&quot;:&quot;Ecological Modelling&quot;,&quot;DOI&quot;:&quot;10.1016/j.ecolmodel.2015.11.018&quot;,&quot;ISSN&quot;:&quot;0304-3800&quot;,&quot;journalAbbreviation&quot;:&quot;Ecological Modelling&quot;,&quot;language&quot;:&quot;en&quot;,&quot;page&quot;:&quot;124-133&quot;,&quot;source&quot;:&quot;ScienceDirect&quot;,&quot;title&quot;:&quot;Lessons learned from applying a forest gap model to understand ecosystem and carbon dynamics of complex tropical forests&quot;,&quot;volume&quot;:&quot;326&quot;,&quot;author&quot;:[{&quot;family&quot;:&quot;Fischer&quot;,&quot;given&quot;:&quot;Rico&quot;},{&quot;family&quot;:&quot;Bohn&quot;,&quot;given&quot;:&quot;Friedrich&quot;},{&quot;family&quot;:&quot;Dantas de Paula&quot;,&quot;given&quot;:&quot;Mateus&quot;},{&quot;family&quot;:&quot;Dislich&quot;,&quot;given&quot;:&quot;Claudia&quot;},{&quot;family&quot;:&quot;Groeneveld&quot;,&quot;given&quot;:&quot;Jürgen&quot;},{&quot;family&quot;:&quot;Gutiérrez&quot;,&quot;given&quot;:&quot;Alvaro G.&quot;},{&quot;family&quot;:&quot;Kazmierczak&quot;,&quot;given&quot;:&quot;Martin&quot;},{&quot;family&quot;:&quot;Knapp&quot;,&quot;given&quot;:&quot;Nikolai&quot;},{&quot;family&quot;:&quot;Lehmann&quot;,&quot;given&quot;:&quot;Sebastian&quot;},{&quot;family&quot;:&quot;Paulick&quot;,&quot;given&quot;:&quot;Sebastian&quot;},{&quot;family&quot;:&quot;Pütz&quot;,&quot;given&quot;:&quot;Sandro&quot;},{&quot;family&quot;:&quot;Rödig&quot;,&quot;given&quot;:&quot;Edna&quot;},{&quot;family&quot;:&quot;Taubert&quot;,&quot;given&quot;:&quot;Franziska&quot;},{&quot;family&quot;:&quot;Köhler&quot;,&quot;given&quot;:&quot;Peter&quot;},{&quot;family&quot;:&quot;Huth&quot;,&quot;given&quot;:&quot;Andreas&quot;}],&quot;issued&quot;:{&quot;date-parts&quot;:[[&quot;2016&quot;,4,24]]}}},{&quot;id&quot;:2874,&quot;uris&quot;:[&quot;http://zotero.org/users/1954708/items/C4QBW7QJ&quot;],&quot;uri&quot;:[&quot;http://zotero.org/users/1954708/items/C4QBW7QJ&quot;],&quot;itemData&quot;:{&quot;id&quot;:2874,&quot;type&quot;:&quot;article-journal&quot;,&quot;abstract&quot;:&quot;The coexistence of plant species in species-rich tropical forests can be promoted by specialised enemies acting in a negatively density-dependent manner. While survival of tropical tree seedlings is often negatively density-dependent, the causes have rarely been identified. We tested whether insects and plant pathogens cause density-dependent seedling recruitment and survival in five forest tree species in Belize, Central America. We manipulated densities of seeds or newly germinated seedlings in small (1 m2 or 0.25 m2) plots close to fruiting conspecific trees. Using a factorial design, we excluded enemies from subsets of the plots with fungicides and insecticides. Seed germination (for two species) and early seedling survival (for all species) were monitored at approximately weekly intervals for up to eight weeks, during the period when plants are likely to be most susceptible to natural enemies. In Terminalia amazonia, seed germination was negatively density-dependent and the proportion of seeds germinating increased when insects were excluded. However, the magnitude of the insecticide effect was independent of density. The only significant density effect for survival of young seedlings was in Acacia polyphylla; counter to expectation, seedling survival was higher at high densities. In a few cases pesticide application had a significant effect on seedling survival, but in only one case (Terminalia amazonia) was a significant pesticide × density interaction detected. Our results caution against generalising from studies conducted on a single species at a single time and place and illustrate the challenges of experimentally testing for enemy-mediated negative density-dependence. Experimental outcomes are likely to depend on the spatial scale at which the principal enemies disperse and respond to plant density, and the timescales over which they act. Gathering information on these variables will improve our understanding of the natural histories of tropical forest species and help inform the design of future experiments.&quot;,&quot;container-title&quot;:&quot;Oikos&quot;,&quot;DOI&quot;:&quot;https://doi.org/10.1111/j.1600-0706.2013.00835.x&quot;,&quot;ISSN&quot;:&quot;1600-0706&quot;,&quot;issue&quot;:&quot;2&quot;,&quot;language&quot;:&quot;en&quot;,&quot;note&quot;:&quot;_eprint: https://onlinelibrary.wiley.com/doi/pdf/10.1111/j.1600-0706.2013.00835.x&quot;,&quot;page&quot;:&quot;185-193&quot;,&quot;source&quot;:&quot;Wiley Online Library&quot;,&quot;title&quot;:&quot;Testing for enemy-mediated density-dependence in the mortality of seedlings: field experiments with five Neotropical tree species&quot;,&quot;title-short&quot;:&quot;Testing for enemy-mediated density-dependence in the mortality of seedlings&quot;,&quot;volume&quot;:&quot;123&quot;,&quot;author&quot;:[{&quot;family&quot;:&quot;Gripenberg&quot;,&quot;given&quot;:&quot;Sofia&quot;},{&quot;family&quot;:&quot;Bagchi&quot;,&quot;given&quot;:&quot;Robert&quot;},{&quot;family&quot;:&quot;Gallery&quot;,&quot;given&quot;:&quot;Rachel E.&quot;},{&quot;family&quot;:&quot;Freckleton&quot;,&quot;given&quot;:&quot;Robert P.&quot;},{&quot;family&quot;:&quot;Narayan&quot;,&quot;given&quot;:&quot;Lakshmi&quot;},{&quot;family&quot;:&quot;Lewis&quot;,&quot;given&quot;:&quot;Owen T.&quot;}],&quot;issued&quot;:{&quot;date-parts&quot;:[[&quot;2014&quot;]]}}},{&quot;id&quot;:1727,&quot;uris&quot;:[&quot;http://zotero.org/users/1954708/items/WFQTA8EB&quot;],&quot;uri&quot;:[&quot;http://zotero.org/users/1954708/items/WFQTA8EB&quot;],&quot;itemData&quot;:{&quot;id&quot;:1727,&quot;type&quot;:&quot;article-journal&quot;,&quot;abstract&quot;:&quot;The maintenance of species diversity by treefall gaps is a long-standing paradigm in forest ecology. Gaps are presumed to provide an environment in which tree species of differing competitive abilities partition heterogeneous resources. The empirical evidence to support this paradigm, however, remains scarce, and some recent studies even suggest that gaps do not maintain the diversity of shade-tolerant species. Although there is evidence that gaps maintain the diversity of pioneer trees, most of this evidence comes from studies that did not make comparisons between gaps and intact forest sites (controls). Further, nearly all studies on the maintenance of diversity by gaps have ignored lianas, an important component of both old-world and neotropical forests. We tested the hypothesis that treefall gaps maintain shade-tolerant tree, pioneer tree, and liana species diversity in an old-growth forest on Barro Colorado Island (BCI), Panama. We compared the density and species richness of these guilds between paired gap and non-gap sites on both a per-area and a per-individual (per capita) basis. We found no difference in shade-tolerant tree density and species richness between the gap and non-gap sites. Both pioneer tree and liana density and species richness, however, were significantly higher in the gap than in the non-gap sites on both a per-area and a per-individual basis. These results suggest that gaps maintain liana species diversity and that this effect is not merely a consequence of increased density. Furthermore, our data confirm the long-held belief that gaps maintain pioneer tree species diversity. Because lianas and pioneer trees combined account for ∼43% of the woody plant species on BCI, and in other forests, our results are likely to be broadly applicable and suggest that gaps play a strong role in the maintenance of woody species diversity.&quot;,&quot;container-title&quot;:&quot;Ecology&quot;,&quot;DOI&quot;:&quot;10.1890/0012-9658(2001)082[0913:TGATMO]2.0.CO;2&quot;,&quot;ISSN&quot;:&quot;1939-9170&quot;,&quot;issue&quot;:&quot;4&quot;,&quot;language&quot;:&quot;en&quot;,&quot;page&quot;:&quot;913-919&quot;,&quot;source&quot;:&quot;Wiley Online Library&quot;,&quot;title&quot;:&quot;Treefall Gaps and the Maintenance of Species Diversity in a Tropical Forest&quot;,&quot;volume&quot;:&quot;82&quot;,&quot;author&quot;:[{&quot;family&quot;:&quot;Schnitzer&quot;,&quot;given&quot;:&quot;Stefan A.&quot;},{&quot;family&quot;:&quot;Carson&quot;,&quot;given&quot;:&quot;Walter P.&quot;}],&quot;issued&quot;:{&quot;date-parts&quot;:[[&quot;2001&quot;]]}}}],&quot;schema&quot;:&quot;https://github.com/citation-style-language/schema/raw/master/csl-citation.json&quot;} RND8hfIdKz3B4"/><text:span text:style-name="T10">(Fischer et al., 2016; Gripenberg et al., 2014; Schnitzer and Carson, 2001)</text:span><text:reference-mark-end text:name="ZOTERO_ITEM CSL_CITATION {&quot;citationID&quot;:&quot;LVYJUO37&quot;,&quot;properties&quot;:{&quot;formattedCitation&quot;:&quot;(Fischer et al., 2016; Gripenberg et al., 2014; Schnitzer and Carson, 2001)&quot;,&quot;plainCitation&quot;:&quot;(Fischer et al., 2016; Gripenberg et al., 2014; Schnitzer and Carson, 2001)&quot;,&quot;noteIndex&quot;:0},&quot;citationItems&quot;:[{&quot;id&quot;:2845,&quot;uris&quot;:[&quot;http://zotero.org/users/1954708/items/DL92CFCV&quot;],&quot;uri&quot;:[&quot;http://zotero.org/users/1954708/items/DL92CFCV&quot;],&quot;itemData&quot;:{&quot;id&quot;:2845,&quot;type&quot;:&quot;article-journal&quot;,&quot;abstract&quot;:&quot;Forests worldwide are threatened by various environmental and anthropogenic hazards, especially tropical forests. Knowledge on the impacts of these hazards on forest structure and dynamics has been compiled in empirical studies. However, the results of these studies are often not sufficient for long-term projections and extrapolations to large spatial scales especially for unprecedented environmental conditions, which require both the identification and understanding of key underlying processes. Forest models bridge this gap by incorporating multiple ecological processes in a dynamic framework (i.e. including a realistic model structure) and addressing the complexity of forest ecosystems. Here, we describe the evolution of the individual-based and process-based forest gap model FORMIND and its application to tropical forests. At its core, the model includes physiological processes on tree level (photosynthesis, respiration, tree growth, mortality, regeneration, competition). During the past two decades, FORMIND has been used to address various scientific questions arising from different forest types by continuously extending the model structure. The model applications thus provided understanding in three main aspects: (1) the grouping of single tree species into plant functional types is a successful approach to reduce complexity in vegetation models, (2) structural realism was necessary to analyze impacts of natural and anthropogenic disturbances such as logging, fragmentation, or drought, and (3) complex ecological processes such as carbon fluxes in tropical forests – starting from the individual tree level up to the entire forest ecosystem – can be explored as a function of forest structure, species composition and disturbance regime. Overall, this review shows how the evolution of long-term modelling projects not only provides scientific understanding of forest ecosystems, but also provides benefits for ecological theory and empirical study design.&quot;,&quot;collection-title&quot;:&quot;Next generation ecological modelling, concepts, and theory: structural realism, emergence, and predictions&quot;,&quot;container-title&quot;:&quot;Ecological Modelling&quot;,&quot;DOI&quot;:&quot;10.1016/j.ecolmodel.2015.11.018&quot;,&quot;ISSN&quot;:&quot;0304-3800&quot;,&quot;journalAbbreviation&quot;:&quot;Ecological Modelling&quot;,&quot;language&quot;:&quot;en&quot;,&quot;page&quot;:&quot;124-133&quot;,&quot;source&quot;:&quot;ScienceDirect&quot;,&quot;title&quot;:&quot;Lessons learned from applying a forest gap model to understand ecosystem and carbon dynamics of complex tropical forests&quot;,&quot;volume&quot;:&quot;326&quot;,&quot;author&quot;:[{&quot;family&quot;:&quot;Fischer&quot;,&quot;given&quot;:&quot;Rico&quot;},{&quot;family&quot;:&quot;Bohn&quot;,&quot;given&quot;:&quot;Friedrich&quot;},{&quot;family&quot;:&quot;Dantas de Paula&quot;,&quot;given&quot;:&quot;Mateus&quot;},{&quot;family&quot;:&quot;Dislich&quot;,&quot;given&quot;:&quot;Claudia&quot;},{&quot;family&quot;:&quot;Groeneveld&quot;,&quot;given&quot;:&quot;Jürgen&quot;},{&quot;family&quot;:&quot;Gutiérrez&quot;,&quot;given&quot;:&quot;Alvaro G.&quot;},{&quot;family&quot;:&quot;Kazmierczak&quot;,&quot;given&quot;:&quot;Martin&quot;},{&quot;family&quot;:&quot;Knapp&quot;,&quot;given&quot;:&quot;Nikolai&quot;},{&quot;family&quot;:&quot;Lehmann&quot;,&quot;given&quot;:&quot;Sebastian&quot;},{&quot;family&quot;:&quot;Paulick&quot;,&quot;given&quot;:&quot;Sebastian&quot;},{&quot;family&quot;:&quot;Pütz&quot;,&quot;given&quot;:&quot;Sandro&quot;},{&quot;family&quot;:&quot;Rödig&quot;,&quot;given&quot;:&quot;Edna&quot;},{&quot;family&quot;:&quot;Taubert&quot;,&quot;given&quot;:&quot;Franziska&quot;},{&quot;family&quot;:&quot;Köhler&quot;,&quot;given&quot;:&quot;Peter&quot;},{&quot;family&quot;:&quot;Huth&quot;,&quot;given&quot;:&quot;Andreas&quot;}],&quot;issued&quot;:{&quot;date-parts&quot;:[[&quot;2016&quot;,4,24]]}}},{&quot;id&quot;:2874,&quot;uris&quot;:[&quot;http://zotero.org/users/1954708/items/C4QBW7QJ&quot;],&quot;uri&quot;:[&quot;http://zotero.org/users/1954708/items/C4QBW7QJ&quot;],&quot;itemData&quot;:{&quot;id&quot;:2874,&quot;type&quot;:&quot;article-journal&quot;,&quot;abstract&quot;:&quot;The coexistence of plant species in species-rich tropical forests can be promoted by specialised enemies acting in a negatively density-dependent manner. While survival of tropical tree seedlings is often negatively density-dependent, the causes have rarely been identified. We tested whether insects and plant pathogens cause density-dependent seedling recruitment and survival in five forest tree species in Belize, Central America. We manipulated densities of seeds or newly germinated seedlings in small (1 m2 or 0.25 m2) plots close to fruiting conspecific trees. Using a factorial design, we excluded enemies from subsets of the plots with fungicides and insecticides. Seed germination (for two species) and early seedling survival (for all species) were monitored at approximately weekly intervals for up to eight weeks, during the period when plants are likely to be most susceptible to natural enemies. In Terminalia amazonia, seed germination was negatively density-dependent and the proportion of seeds germinating increased when insects were excluded. However, the magnitude of the insecticide effect was independent of density. The only significant density effect for survival of young seedlings was in Acacia polyphylla; counter to expectation, seedling survival was higher at high densities. In a few cases pesticide application had a significant effect on seedling survival, but in only one case (Terminalia amazonia) was a significant pesticide × density interaction detected. Our results caution against generalising from studies conducted on a single species at a single time and place and illustrate the challenges of experimentally testing for enemy-mediated negative density-dependence. Experimental outcomes are likely to depend on the spatial scale at which the principal enemies disperse and respond to plant density, and the timescales over which they act. Gathering information on these variables will improve our understanding of the natural histories of tropical forest species and help inform the design of future experiments.&quot;,&quot;container-title&quot;:&quot;Oikos&quot;,&quot;DOI&quot;:&quot;https://doi.org/10.1111/j.1600-0706.2013.00835.x&quot;,&quot;ISSN&quot;:&quot;1600-0706&quot;,&quot;issue&quot;:&quot;2&quot;,&quot;language&quot;:&quot;en&quot;,&quot;note&quot;:&quot;_eprint: https://onlinelibrary.wiley.com/doi/pdf/10.1111/j.1600-0706.2013.00835.x&quot;,&quot;page&quot;:&quot;185-193&quot;,&quot;source&quot;:&quot;Wiley Online Library&quot;,&quot;title&quot;:&quot;Testing for enemy-mediated density-dependence in the mortality of seedlings: field experiments with five Neotropical tree species&quot;,&quot;title-short&quot;:&quot;Testing for enemy-mediated density-dependence in the mortality of seedlings&quot;,&quot;volume&quot;:&quot;123&quot;,&quot;author&quot;:[{&quot;family&quot;:&quot;Gripenberg&quot;,&quot;given&quot;:&quot;Sofia&quot;},{&quot;family&quot;:&quot;Bagchi&quot;,&quot;given&quot;:&quot;Robert&quot;},{&quot;family&quot;:&quot;Gallery&quot;,&quot;given&quot;:&quot;Rachel E.&quot;},{&quot;family&quot;:&quot;Freckleton&quot;,&quot;given&quot;:&quot;Robert P.&quot;},{&quot;family&quot;:&quot;Narayan&quot;,&quot;given&quot;:&quot;Lakshmi&quot;},{&quot;family&quot;:&quot;Lewis&quot;,&quot;given&quot;:&quot;Owen T.&quot;}],&quot;issued&quot;:{&quot;date-parts&quot;:[[&quot;2014&quot;]]}}},{&quot;id&quot;:1727,&quot;uris&quot;:[&quot;http://zotero.org/users/1954708/items/WFQTA8EB&quot;],&quot;uri&quot;:[&quot;http://zotero.org/users/1954708/items/WFQTA8EB&quot;],&quot;itemData&quot;:{&quot;id&quot;:1727,&quot;type&quot;:&quot;article-journal&quot;,&quot;abstract&quot;:&quot;The maintenance of species diversity by treefall gaps is a long-standing paradigm in forest ecology. Gaps are presumed to provide an environment in which tree species of differing competitive abilities partition heterogeneous resources. The empirical evidence to support this paradigm, however, remains scarce, and some recent studies even suggest that gaps do not maintain the diversity of shade-tolerant species. Although there is evidence that gaps maintain the diversity of pioneer trees, most of this evidence comes from studies that did not make comparisons between gaps and intact forest sites (controls). Further, nearly all studies on the maintenance of diversity by gaps have ignored lianas, an important component of both old-world and neotropical forests. We tested the hypothesis that treefall gaps maintain shade-tolerant tree, pioneer tree, and liana species diversity in an old-growth forest on Barro Colorado Island (BCI), Panama. We compared the density and species richness of these guilds between paired gap and non-gap sites on both a per-area and a per-individual (per capita) basis. We found no difference in shade-tolerant tree density and species richness between the gap and non-gap sites. Both pioneer tree and liana density and species richness, however, were significantly higher in the gap than in the non-gap sites on both a per-area and a per-individual basis. These results suggest that gaps maintain liana species diversity and that this effect is not merely a consequence of increased density. Furthermore, our data confirm the long-held belief that gaps maintain pioneer tree species diversity. Because lianas and pioneer trees combined account for ∼43% of the woody plant species on BCI, and in other forests, our results are likely to be broadly applicable and suggest that gaps play a strong role in the maintenance of woody species diversity.&quot;,&quot;container-title&quot;:&quot;Ecology&quot;,&quot;DOI&quot;:&quot;10.1890/0012-9658(2001)082[0913:TGATMO]2.0.CO;2&quot;,&quot;ISSN&quot;:&quot;1939-9170&quot;,&quot;issue&quot;:&quot;4&quot;,&quot;language&quot;:&quot;en&quot;,&quot;page&quot;:&quot;913-919&quot;,&quot;source&quot;:&quot;Wiley Online Library&quot;,&quot;title&quot;:&quot;Treefall Gaps and the Maintenance of Species Diversity in a Tropical Forest&quot;,&quot;volume&quot;:&quot;82&quot;,&quot;author&quot;:[{&quot;family&quot;:&quot;Schnitzer&quot;,&quot;given&quot;:&quot;Stefan A.&quot;},{&quot;family&quot;:&quot;Carson&quot;,&quot;given&quot;:&quot;Walter P.&quot;}],&quot;issued&quot;:{&quot;date-parts&quot;:[[&quot;2001&quot;]]}}}],&quot;schema&quot;:&quot;https://github.com/citation-style-language/schema/raw/master/csl-citation.json&quot;} RND8hfIdKz3B4"/><text:span text:style-name="T207">. </text:span><text:span text:style-name="T208">This</text:span><text:span text:style-name="T278"> </text:span><text:span text:style-name="T34">competitive replacement</text:span><text:span text:style-name="T32"> process </text:span><text:span text:style-name="T59">which </text:span><text:span text:style-name="T29">allows for </text:span><text:span text:style-name="T30">light-demanding s</text:span><text:span text:style-name="T29">pecies to establish themselves </text:span><text:span text:style-name="T47">after</text:span><text:span text:style-name="T45"> a disturbance </text:span><text:span text:style-name="T29">in otherwise impenetrable canopy</text:span><text:span text:style-name="T34"> </text:span><text:span text:style-name="T45">has</text:span><text:span text:style-name="T28"> long-term consequences for </text:span><text:span text:style-name="T33">the forest structure and diversity.</text:span><text:span text:style-name="T29"> </text:span><text:span text:style-name="T45">Even today </text:span><text:span text:style-name="T59">mainly</text:span><text:span text:style-name="T45"> </text:span><text:span text:style-name="T276">competiti</text:span><text:span text:style-name="T293">ve interactions</text:span><text:span text:style-name="T276"> among plant</text:span><text:span text:style-name="T278">s</text:span><text:span text:style-name="T45"> </text:span><text:span text:style-name="T51">are</text:span><text:span text:style-name="T45"> </text:span><text:span text:style-name="T276">assumed </text:span><text:span text:style-name="T288">to structure </text:span><text:span text:style-name="T276">early successional vegetation </text:span><text:span text:style-name="T299">after disturbance</text:span><text:span text:style-name="T31"> </text:span><text:reference-mark-start text:name="ZOTERO_ITEM CSL_CITATION {&quot;citationID&quot;:&quot;IfM5kGWV&quot;,&quot;properties&quot;:{&quot;formattedCitation&quot;:&quot;(Vel\\uc0\\u225{}zquez and Wiegand, 2020)&quot;,&quot;plainCitation&quot;:&quot;(Velázquez and Wiegand, 2020)&quot;,&quot;noteIndex&quot;:0},&quot;citationItems&quot;:[{&quot;id&quot;:2931,&quot;uris&quot;:[&quot;http://zotero.org/users/1954708/items/FY65I9I2&quot;],&quot;uri&quot;:[&quot;http://zotero.org/users/1954708/items/FY65I9I2&quot;],&quot;itemData&quot;:{&quot;id&quot;:2931,&quot;type&quot;:&quot;article-journal&quot;,&quot;abstract&quot;:&quot;Current evidence suggests that tree-fall gaps can influence forest structure and dynamics by enabling certain species guilds to persist over the long term. Here we assessed the development of local size hierarchies and asymmetric competition for light in tree-fall gaps, and the role played by these two processes for the persistence of rare light-demanding species in the Barro Colorado Island Forest Dynamics Plot (Panama). We performed spatial point pattern analysis, considering both the spatial locations (x,y) and the diameter at breast height (DBH) of all the woody plant recruits from the 1985 and 2000 censuses located in tree-fall gaps, and followed their fate up to the 1990–2010 and 2005–2010 censuses, respectively. For these two recruit cohorts, we found that, from the initial census until 5–10 yr later, close neighbors presented a larger DBH than the mean DBH of all individuals within gaps, which points to a positive growth response of recruits to the increased light levels in the gap centers. However, close neighbors of the 1985 cohort also showed larger than expected DBH differences that disappeared in subsequent censuses, indicating an enhancement of size differences between neighbors and the mortality of the smaller individuals. Finally, for both recruit cohorts, we found that 10–15 yr after gap formation, surviving individuals of rare light-demanding species had a negative impact on survival of neighboring individuals of other species. Our results indicate that gaps favor the persistence of rare light-demanding species through the development of local size hierarchies and asymmetric competition for light. The strength of this process, however, apparently depends upon gap size and the role played by the woody plants already existing at the time of gap formation in early colonization. Moreover, our findings suggest that in this forest, gaps may enhance colonization of plant species typical of nearby dry tropical areas, and that, over the coming decades, similar processes could strongly modify the structure and dynamics of moist tropical forests in the region.&quot;,&quot;container-title&quot;:&quot;Ecology&quot;,&quot;DOI&quot;:&quot;https://doi.org/10.1002/ecy.3034&quot;,&quot;ISSN&quot;:&quot;1939-9170&quot;,&quot;issue&quot;:&quot;7&quot;,&quot;language&quot;:&quot;en&quot;,&quot;note&quot;:&quot;_eprint: https://esajournals.onlinelibrary.wiley.com/doi/pdf/10.1002/ecy.3034&quot;,&quot;page&quot;:&quot;e03034&quot;,&quot;source&quot;:&quot;Wiley Online Library&quot;,&quot;title&quot;:&quot;Competition for light and persistence of rare light-demanding species within tree-fall gaps in a moist tropical forest&quot;,&quot;volume&quot;:&quot;101&quot;,&quot;author&quot;:[{&quot;family&quot;:&quot;Velázquez&quot;,&quot;given&quot;:&quot;Eduardo&quot;},{&quot;family&quot;:&quot;Wiegand&quot;,&quot;given&quot;:&quot;Thorsten&quot;}],&quot;issued&quot;:{&quot;date-parts&quot;:[[&quot;2020&quot;]]}}}],&quot;schema&quot;:&quot;https://github.com/citation-style-language/schema/raw/master/csl-citation.json&quot;} RNDaIbkf7lfSH"/><text:span text:style-name="T255">(Vel</text:span><text:span text:style-name="T256">ázquez and Wiegand, 2020)</text:span><text:reference-mark-end text:name="ZOTERO_ITEM CSL_CITATION {&quot;citationID&quot;:&quot;IfM5kGWV&quot;,&quot;properties&quot;:{&quot;formattedCitation&quot;:&quot;(Vel\\uc0\\u225{}zquez and Wiegand, 2020)&quot;,&quot;plainCitation&quot;:&quot;(Velázquez and Wiegand, 2020)&quot;,&quot;noteIndex&quot;:0},&quot;citationItems&quot;:[{&quot;id&quot;:2931,&quot;uris&quot;:[&quot;http://zotero.org/users/1954708/items/FY65I9I2&quot;],&quot;uri&quot;:[&quot;http://zotero.org/users/1954708/items/FY65I9I2&quot;],&quot;itemData&quot;:{&quot;id&quot;:2931,&quot;type&quot;:&quot;article-journal&quot;,&quot;abstract&quot;:&quot;Current evidence suggests that tree-fall gaps can influence forest structure and dynamics by enabling certain species guilds to persist over the long term. Here we assessed the development of local size hierarchies and asymmetric competition for light in tree-fall gaps, and the role played by these two processes for the persistence of rare light-demanding species in the Barro Colorado Island Forest Dynamics Plot (Panama). We performed spatial point pattern analysis, considering both the spatial locations (x,y) and the diameter at breast height (DBH) of all the woody plant recruits from the 1985 and 2000 censuses located in tree-fall gaps, and followed their fate up to the 1990–2010 and 2005–2010 censuses, respectively. For these two recruit cohorts, we found that, from the initial census until 5–10 yr later, close neighbors presented a larger DBH than the mean DBH of all individuals within gaps, which points to a positive growth response of recruits to the increased light levels in the gap centers. However, close neighbors of the 1985 cohort also showed larger than expected DBH differences that disappeared in subsequent censuses, indicating an enhancement of size differences between neighbors and the mortality of the smaller individuals. Finally, for both recruit cohorts, we found that 10–15 yr after gap formation, surviving individuals of rare light-demanding species had a negative impact on survival of neighboring individuals of other species. Our results indicate that gaps favor the persistence of rare light-demanding species through the development of local size hierarchies and asymmetric competition for light. The strength of this process, however, apparently depends upon gap size and the role played by the woody plants already existing at the time of gap formation in early colonization. Moreover, our findings suggest that in this forest, gaps may enhance colonization of plant species typical of nearby dry tropical areas, and that, over the coming decades, similar processes could strongly modify the structure and dynamics of moist tropical forests in the region.&quot;,&quot;container-title&quot;:&quot;Ecology&quot;,&quot;DOI&quot;:&quot;https://doi.org/10.1002/ecy.3034&quot;,&quot;ISSN&quot;:&quot;1939-9170&quot;,&quot;issue&quot;:&quot;7&quot;,&quot;language&quot;:&quot;en&quot;,&quot;note&quot;:&quot;_eprint: https://esajournals.onlinelibrary.wiley.com/doi/pdf/10.1002/ecy.3034&quot;,&quot;page&quot;:&quot;e03034&quot;,&quot;source&quot;:&quot;Wiley Online Library&quot;,&quot;title&quot;:&quot;Competition for light and persistence of rare light-demanding species within tree-fall gaps in a moist tropical forest&quot;,&quot;volume&quot;:&quot;101&quot;,&quot;author&quot;:[{&quot;family&quot;:&quot;Velázquez&quot;,&quot;given&quot;:&quot;Eduardo&quot;},{&quot;family&quot;:&quot;Wiegand&quot;,&quot;given&quot;:&quot;Thorsten&quot;}],&quot;issued&quot;:{&quot;date-parts&quot;:[[&quot;2020&quot;]]}}}],&quot;schema&quot;:&quot;https://github.com/citation-style-language/schema/raw/master/csl-citation.json&quot;} RNDaIbkf7lfSH"/><text:span text:style-name="T29">, </text:span><text:span text:style-name="T48">and t</text:span><text:span text:style-name="T288">op-down effects of </text:span><text:span text:style-name="T291">herbivores and their predators</text:span><text:span text:style-name="T288"> on plants</text:span><text:span text:style-name="T35"> have</text:span><text:span text:style-name="T11"> rarely been </text:span><text:span text:style-name="T13">considered</text:span><text:span text:style-name="T11"> </text:span><text:span text:style-name="T60">at this stage of the</text:span><text:span text:style-name="T36"> assembly processes</text:span><text:span text:style-name="T11"> </text:span><text:reference-mark-start text:name="ZOTERO_ITEM CSL_CITATION {&quot;citationID&quot;:&quot;epDHBIgk&quot;,&quot;properties&quot;:{&quot;formattedCitation&quot;:&quot;(Fischer et al., 2016)&quot;,&quot;plainCitation&quot;:&quot;(Fischer et al., 2016)&quot;,&quot;noteIndex&quot;:0},&quot;citationItems&quot;:[{&quot;id&quot;:2845,&quot;uris&quot;:[&quot;http://zotero.org/users/1954708/items/DL92CFCV&quot;],&quot;uri&quot;:[&quot;http://zotero.org/users/1954708/items/DL92CFCV&quot;],&quot;itemData&quot;:{&quot;id&quot;:2845,&quot;type&quot;:&quot;article-journal&quot;,&quot;abstract&quot;:&quot;Forests worldwide are threatened by various environmental and anthropogenic hazards, especially tropical forests. Knowledge on the impacts of these hazards on forest structure and dynamics has been compiled in empirical studies. However, the results of these studies are often not sufficient for long-term projections and extrapolations to large spatial scales especially for unprecedented environmental conditions, which require both the identification and understanding of key underlying processes. Forest models bridge this gap by incorporating multiple ecological processes in a dynamic framework (i.e. including a realistic model structure) and addressing the complexity of forest ecosystems. Here, we describe the evolution of the individual-based and process-based forest gap model FORMIND and its application to tropical forests. At its core, the model includes physiological processes on tree level (photosynthesis, respiration, tree growth, mortality, regeneration, competition). During the past two decades, FORMIND has been used to address various scientific questions arising from different forest types by continuously extending the model structure. The model applications thus provided understanding in three main aspects: (1) the grouping of single tree species into plant functional types is a successful approach to reduce complexity in vegetation models, (2) structural realism was necessary to analyze impacts of natural and anthropogenic disturbances such as logging, fragmentation, or drought, and (3) complex ecological processes such as carbon fluxes in tropical forests – starting from the individual tree level up to the entire forest ecosystem – can be explored as a function of forest structure, species composition and disturbance regime. Overall, this review shows how the evolution of long-term modelling projects not only provides scientific understanding of forest ecosystems, but also provides benefits for ecological theory and empirical study design.&quot;,&quot;collection-title&quot;:&quot;Next generation ecological modelling, concepts, and theory: structural realism, emergence, and predictions&quot;,&quot;container-title&quot;:&quot;Ecological Modelling&quot;,&quot;DOI&quot;:&quot;10.1016/j.ecolmodel.2015.11.018&quot;,&quot;ISSN&quot;:&quot;0304-3800&quot;,&quot;journalAbbreviation&quot;:&quot;Ecological Modelling&quot;,&quot;language&quot;:&quot;en&quot;,&quot;page&quot;:&quot;124-133&quot;,&quot;source&quot;:&quot;ScienceDirect&quot;,&quot;title&quot;:&quot;Lessons learned from applying a forest gap model to understand ecosystem and carbon dynamics of complex tropical forests&quot;,&quot;volume&quot;:&quot;326&quot;,&quot;author&quot;:[{&quot;family&quot;:&quot;Fischer&quot;,&quot;given&quot;:&quot;Rico&quot;},{&quot;family&quot;:&quot;Bohn&quot;,&quot;given&quot;:&quot;Friedrich&quot;},{&quot;family&quot;:&quot;Dantas de Paula&quot;,&quot;given&quot;:&quot;Mateus&quot;},{&quot;family&quot;:&quot;Dislich&quot;,&quot;given&quot;:&quot;Claudia&quot;},{&quot;family&quot;:&quot;Groeneveld&quot;,&quot;given&quot;:&quot;Jürgen&quot;},{&quot;family&quot;:&quot;Gutiérrez&quot;,&quot;given&quot;:&quot;Alvaro G.&quot;},{&quot;family&quot;:&quot;Kazmierczak&quot;,&quot;given&quot;:&quot;Martin&quot;},{&quot;family&quot;:&quot;Knapp&quot;,&quot;given&quot;:&quot;Nikolai&quot;},{&quot;family&quot;:&quot;Lehmann&quot;,&quot;given&quot;:&quot;Sebastian&quot;},{&quot;family&quot;:&quot;Paulick&quot;,&quot;given&quot;:&quot;Sebastian&quot;},{&quot;family&quot;:&quot;Pütz&quot;,&quot;given&quot;:&quot;Sandro&quot;},{&quot;family&quot;:&quot;Rödig&quot;,&quot;given&quot;:&quot;Edna&quot;},{&quot;family&quot;:&quot;Taubert&quot;,&quot;given&quot;:&quot;Franziska&quot;},{&quot;family&quot;:&quot;Köhler&quot;,&quot;given&quot;:&quot;Peter&quot;},{&quot;family&quot;:&quot;Huth&quot;,&quot;given&quot;:&quot;Andreas&quot;}],&quot;issued&quot;:{&quot;date-parts&quot;:[[&quot;2016&quot;,4,24]]}}}],&quot;schema&quot;:&quot;https://github.com/citation-style-language/schema/raw/master/csl-citation.json&quot;} RNDjIXm7qCwyr"/><text:span text:style-name="T11">(Fischer et al., 2016)</text:span><text:reference-mark-end text:name="ZOTERO_ITEM CSL_CITATION {&quot;citationID&quot;:&quot;epDHBIgk&quot;,&quot;properties&quot;:{&quot;formattedCitation&quot;:&quot;(Fischer et al., 2016)&quot;,&quot;plainCitation&quot;:&quot;(Fischer et al., 2016)&quot;,&quot;noteIndex&quot;:0},&quot;citationItems&quot;:[{&quot;id&quot;:2845,&quot;uris&quot;:[&quot;http://zotero.org/users/1954708/items/DL92CFCV&quot;],&quot;uri&quot;:[&quot;http://zotero.org/users/1954708/items/DL92CFCV&quot;],&quot;itemData&quot;:{&quot;id&quot;:2845,&quot;type&quot;:&quot;article-journal&quot;,&quot;abstract&quot;:&quot;Forests worldwide are threatened by various environmental and anthropogenic hazards, especially tropical forests. Knowledge on the impacts of these hazards on forest structure and dynamics has been compiled in empirical studies. However, the results of these studies are often not sufficient for long-term projections and extrapolations to large spatial scales especially for unprecedented environmental conditions, which require both the identification and understanding of key underlying processes. Forest models bridge this gap by incorporating multiple ecological processes in a dynamic framework (i.e. including a realistic model structure) and addressing the complexity of forest ecosystems. Here, we describe the evolution of the individual-based and process-based forest gap model FORMIND and its application to tropical forests. At its core, the model includes physiological processes on tree level (photosynthesis, respiration, tree growth, mortality, regeneration, competition). During the past two decades, FORMIND has been used to address various scientific questions arising from different forest types by continuously extending the model structure. The model applications thus provided understanding in three main aspects: (1) the grouping of single tree species into plant functional types is a successful approach to reduce complexity in vegetation models, (2) structural realism was necessary to analyze impacts of natural and anthropogenic disturbances such as logging, fragmentation, or drought, and (3) complex ecological processes such as carbon fluxes in tropical forests – starting from the individual tree level up to the entire forest ecosystem – can be explored as a function of forest structure, species composition and disturbance regime. Overall, this review shows how the evolution of long-term modelling projects not only provides scientific understanding of forest ecosystems, but also provides benefits for ecological theory and empirical study design.&quot;,&quot;collection-title&quot;:&quot;Next generation ecological modelling, concepts, and theory: structural realism, emergence, and predictions&quot;,&quot;container-title&quot;:&quot;Ecological Modelling&quot;,&quot;DOI&quot;:&quot;10.1016/j.ecolmodel.2015.11.018&quot;,&quot;ISSN&quot;:&quot;0304-3800&quot;,&quot;journalAbbreviation&quot;:&quot;Ecological Modelling&quot;,&quot;language&quot;:&quot;en&quot;,&quot;page&quot;:&quot;124-133&quot;,&quot;source&quot;:&quot;ScienceDirect&quot;,&quot;title&quot;:&quot;Lessons learned from applying a forest gap model to understand ecosystem and carbon dynamics of complex tropical forests&quot;,&quot;volume&quot;:&quot;326&quot;,&quot;author&quot;:[{&quot;family&quot;:&quot;Fischer&quot;,&quot;given&quot;:&quot;Rico&quot;},{&quot;family&quot;:&quot;Bohn&quot;,&quot;given&quot;:&quot;Friedrich&quot;},{&quot;family&quot;:&quot;Dantas de Paula&quot;,&quot;given&quot;:&quot;Mateus&quot;},{&quot;family&quot;:&quot;Dislich&quot;,&quot;given&quot;:&quot;Claudia&quot;},{&quot;family&quot;:&quot;Groeneveld&quot;,&quot;given&quot;:&quot;Jürgen&quot;},{&quot;family&quot;:&quot;Gutiérrez&quot;,&quot;given&quot;:&quot;Alvaro G.&quot;},{&quot;family&quot;:&quot;Kazmierczak&quot;,&quot;given&quot;:&quot;Martin&quot;},{&quot;family&quot;:&quot;Knapp&quot;,&quot;given&quot;:&quot;Nikolai&quot;},{&quot;family&quot;:&quot;Lehmann&quot;,&quot;given&quot;:&quot;Sebastian&quot;},{&quot;family&quot;:&quot;Paulick&quot;,&quot;given&quot;:&quot;Sebastian&quot;},{&quot;family&quot;:&quot;Pütz&quot;,&quot;given&quot;:&quot;Sandro&quot;},{&quot;family&quot;:&quot;Rödig&quot;,&quot;given&quot;:&quot;Edna&quot;},{&quot;family&quot;:&quot;Taubert&quot;,&quot;given&quot;:&quot;Franziska&quot;},{&quot;family&quot;:&quot;Köhler&quot;,&quot;given&quot;:&quot;Peter&quot;},{&quot;family&quot;:&quot;Huth&quot;,&quot;given&quot;:&quot;Andreas&quot;}],&quot;issued&quot;:{&quot;date-parts&quot;:[[&quot;2016&quot;,4,24]]}}}],&quot;schema&quot;:&quot;https://github.com/citation-style-language/schema/raw/master/csl-citation.json&quot;} RNDjIXm7qCwyr"/><text:span text:style-name="T11">. </text:span><text:span text:style-name="T52">In contrast, for</text:span><text:span text:style-name="T38"> primary forest </text:span><text:span text:style-name="T48">herbivorous insects and pathogenic fungi</text:span><text:span text:style-name="T35"> </text:span><text:span text:style-name="T38">were </text:span><text:span text:style-name="T45">shown</text:span><text:span text:style-name="T38"> </text:span><text:span text:style-name="T35">to </text:span><text:span text:style-name="T52">strongly </text:span><text:span text:style-name="T48">affect</text:span><text:span text:style-name="T35"> community </text:span><text:span text:style-name="T37">assembly</text:span><text:span text:style-name="T35"> process </text:span><text:reference-mark-start text:name="ZOTERO_ITEM CSL_CITATION {&quot;citationID&quot;:&quot;kCuZYLiZ&quot;,&quot;properties&quot;:{&quot;formattedCitation&quot;:&quot;(Bagchi et al., 2014)&quot;,&quot;plainCitation&quot;:&quot;(Bagchi et al., 2014)&quot;,&quot;noteIndex&quot;:0},&quot;citationItems&quot;:[{&quot;id&quot;:2903,&quot;uris&quot;:[&quot;http://zotero.org/users/1954708/items/TJIZF6N8&quot;],&quot;uri&quot;:[&quot;http://zotero.org/users/1954708/items/TJIZF6N8&quot;],&quot;itemData&quot;:{&quot;id&quot;:2903,&quot;type&quot;:&quot;article-journal&quot;,&quot;abstract&quot;:&quot;Tropical forests are important reservoirs of biodiversity, but the processes that maintain this diversity remain poorly understood. The Janzen-Connell hypothesis suggests that specialized natural enemies such as insect herbivores and fungal pathogens maintain high diversity by elevating mortality when plant species occur at high density (negative density dependence; NDD). NDD has been detected widely in tropical forests, but the prediction that NDD caused by insects and pathogens has a community-wide role in maintaining tropical plant diversity remains untested. We show experimentally that changes in plant diversity and species composition are caused by fungal pathogens and insect herbivores. Effective plant species richness increased across the seed-to-seedling transition, corresponding to large changes in species composition. Treating seeds and young seedlings with fungicides significantly reduced the diversity of the seedling assemblage, consistent with the Janzen-Connell hypothesis. Although suppressing insect herbivores using insecticides did not alter species diversity, it greatly increased seedling recruitment and caused a marked shift in seedling species composition. Overall, seedling recruitment was significantly reduced at high conspecific seed densities and this NDD was greatest for the species that were most abundant as seeds. Suppressing fungi reduced the negative effects of density on recruitment, confirming that the diversity-enhancing effect of fungi is mediated by NDD. Our study provides an overall test of the Janzen-Connell hypothesis and demonstrates the crucial role that insects and pathogens have both in structuring tropical plant communities and in maintaining their remarkable diversity.&quot;,&quot;container-title&quot;:&quot;Nature&quot;,&quot;DOI&quot;:&quot;10.1038/nature12911&quot;,&quot;ISSN&quot;:&quot;1476-4687&quot;,&quot;issue&quot;:&quot;7486&quot;,&quot;journalAbbreviation&quot;:&quot;Nature&quot;,&quot;language&quot;:&quot;eng&quot;,&quot;note&quot;:&quot;PMID: 24463522&quot;,&quot;page&quot;:&quot;85-88&quot;,&quot;source&quot;:&quot;PubMed&quot;,&quot;title&quot;:&quot;Pathogens and insect herbivores drive rainforest plant diversity and composition&quot;,&quot;volume&quot;:&quot;506&quot;,&quot;author&quot;:[{&quot;family&quot;:&quot;Bagchi&quot;,&quot;given&quot;:&quot;Robert&quot;},{&quot;family&quot;:&quot;Gallery&quot;,&quot;given&quot;:&quot;Rachel E.&quot;},{&quot;family&quot;:&quot;Gripenberg&quot;,&quot;given&quot;:&quot;Sofia&quot;},{&quot;family&quot;:&quot;Gurr&quot;,&quot;given&quot;:&quot;Sarah J.&quot;},{&quot;family&quot;:&quot;Narayan&quot;,&quot;given&quot;:&quot;Lakshmi&quot;},{&quot;family&quot;:&quot;Addis&quot;,&quot;given&quot;:&quot;Claire E.&quot;},{&quot;family&quot;:&quot;Freckleton&quot;,&quot;given&quot;:&quot;Robert P.&quot;},{&quot;family&quot;:&quot;Lewis&quot;,&quot;given&quot;:&quot;Owen T.&quot;}],&quot;issued&quot;:{&quot;date-parts&quot;:[[&quot;2014&quot;,2,6]]}}}],&quot;schema&quot;:&quot;https://github.com/citation-style-language/schema/raw/master/csl-citation.json&quot;} RNDfgX1lOvuB3"/><text:span text:style-name="T35">(Bagchi et al., 2014)</text:span><text:reference-mark-end text:name="ZOTERO_ITEM CSL_CITATION {&quot;citationID&quot;:&quot;kCuZYLiZ&quot;,&quot;properties&quot;:{&quot;formattedCitation&quot;:&quot;(Bagchi et al., 2014)&quot;,&quot;plainCitation&quot;:&quot;(Bagchi et al., 2014)&quot;,&quot;noteIndex&quot;:0},&quot;citationItems&quot;:[{&quot;id&quot;:2903,&quot;uris&quot;:[&quot;http://zotero.org/users/1954708/items/TJIZF6N8&quot;],&quot;uri&quot;:[&quot;http://zotero.org/users/1954708/items/TJIZF6N8&quot;],&quot;itemData&quot;:{&quot;id&quot;:2903,&quot;type&quot;:&quot;article-journal&quot;,&quot;abstract&quot;:&quot;Tropical forests are important reservoirs of biodiversity, but the processes that maintain this diversity remain poorly understood. The Janzen-Connell hypothesis suggests that specialized natural enemies such as insect herbivores and fungal pathogens maintain high diversity by elevating mortality when plant species occur at high density (negative density dependence; NDD). NDD has been detected widely in tropical forests, but the prediction that NDD caused by insects and pathogens has a community-wide role in maintaining tropical plant diversity remains untested. We show experimentally that changes in plant diversity and species composition are caused by fungal pathogens and insect herbivores. Effective plant species richness increased across the seed-to-seedling transition, corresponding to large changes in species composition. Treating seeds and young seedlings with fungicides significantly reduced the diversity of the seedling assemblage, consistent with the Janzen-Connell hypothesis. Although suppressing insect herbivores using insecticides did not alter species diversity, it greatly increased seedling recruitment and caused a marked shift in seedling species composition. Overall, seedling recruitment was significantly reduced at high conspecific seed densities and this NDD was greatest for the species that were most abundant as seeds. Suppressing fungi reduced the negative effects of density on recruitment, confirming that the diversity-enhancing effect of fungi is mediated by NDD. Our study provides an overall test of the Janzen-Connell hypothesis and demonstrates the crucial role that insects and pathogens have both in structuring tropical plant communities and in maintaining their remarkable diversity.&quot;,&quot;container-title&quot;:&quot;Nature&quot;,&quot;DOI&quot;:&quot;10.1038/nature12911&quot;,&quot;ISSN&quot;:&quot;1476-4687&quot;,&quot;issue&quot;:&quot;7486&quot;,&quot;journalAbbreviation&quot;:&quot;Nature&quot;,&quot;language&quot;:&quot;eng&quot;,&quot;note&quot;:&quot;PMID: 24463522&quot;,&quot;page&quot;:&quot;85-88&quot;,&quot;source&quot;:&quot;PubMed&quot;,&quot;title&quot;:&quot;Pathogens and insect herbivores drive rainforest plant diversity and composition&quot;,&quot;volume&quot;:&quot;506&quot;,&quot;author&quot;:[{&quot;family&quot;:&quot;Bagchi&quot;,&quot;given&quot;:&quot;Robert&quot;},{&quot;family&quot;:&quot;Gallery&quot;,&quot;given&quot;:&quot;Rachel E.&quot;},{&quot;family&quot;:&quot;Gripenberg&quot;,&quot;given&quot;:&quot;Sofia&quot;},{&quot;family&quot;:&quot;Gurr&quot;,&quot;given&quot;:&quot;Sarah J.&quot;},{&quot;family&quot;:&quot;Narayan&quot;,&quot;given&quot;:&quot;Lakshmi&quot;},{&quot;family&quot;:&quot;Addis&quot;,&quot;given&quot;:&quot;Claire E.&quot;},{&quot;family&quot;:&quot;Freckleton&quot;,&quot;given&quot;:&quot;Robert P.&quot;},{&quot;family&quot;:&quot;Lewis&quot;,&quot;given&quot;:&quot;Owen T.&quot;}],&quot;issued&quot;:{&quot;date-parts&quot;:[[&quot;2014&quot;,2,6]]}}}],&quot;schema&quot;:&quot;https://github.com/citation-style-language/schema/raw/master/csl-citation.json&quot;} RNDfgX1lOvuB3"/><text:span text:style-name="T11">.</text:span><text:span text:style-name="T277"> </text:span><text:span text:style-name="T294">However,</text:span><text:span text:style-name="T46"> </text:span><text:span text:style-name="T294">i</text:span><text:span text:style-name="T280">n </text:span><text:span text:style-name="T281">tropical</text:span><text:span text:style-name="T280"> forest gaps </text:span><text:span text:style-name="T279">the impact of natural enemies </text:span><text:span text:style-name="T285">is assumed to </text:span><text:span text:style-name="T279">be muted by </text:span><text:span text:style-name="T282">a</text:span><text:span text:style-name="T279">cquisitive character of early successional </text:span><text:span text:style-name="T289">plant </text:span><text:span text:style-name="T279">species traits </text:span><text:reference-mark-start text:name="ZOTERO_ITEM CSL_CITATION {&quot;citationID&quot;:&quot;8FRrKYGZ&quot;,&quot;properties&quot;:{&quot;formattedCitation&quot;:&quot;(Strauss and Agrawal, 1999; Turner, 2001)&quot;,&quot;plainCitation&quot;:&quot;(Strauss and Agrawal, 1999; Turner, 2001)&quot;,&quot;noteIndex&quot;:0},&quot;citationItems&quot;:[{&quot;id&quot;:2948,&quot;uris&quot;:[&quot;http://zotero.org/users/1954708/items/WB3K9J24&quot;],&quot;uri&quot;:[&quot;http://zotero.org/users/1954708/items/WB3K9J24&quot;],&quot;itemData&quot;:{&quot;id&quot;:2948,&quot;type&quot;:&quot;article-journal&quot;,&quot;abstract&quot;:&quot;The tolerance of plants to herbivory reflects the degree to which a plant can regrow and reproduce after damage from herbivores. Autoecological factors, as well as the influence of competitors and mutualists, affect the level of plant tolerance. Recent work indicates that there is a heritable basis for tolerance and that it can evolve in natural plant populations. Although tolerance is probably not a strict alternative to plant resistance, there could be inter- and intraspecific tradeoffs between these defensive strategies.&quot;,&quot;container-title&quot;:&quot;Trends in Ecology &amp; Evolution&quot;,&quot;DOI&quot;:&quot;10.1016/S0169-5347(98)01576-6&quot;,&quot;ISSN&quot;:&quot;0169-5347&quot;,&quot;issue&quot;:&quot;5&quot;,&quot;journalAbbreviation&quot;:&quot;Trends in Ecology &amp; Evolution&quot;,&quot;language&quot;:&quot;en&quot;,&quot;page&quot;:&quot;179-185&quot;,&quot;source&quot;:&quot;ScienceDirect&quot;,&quot;title&quot;:&quot;The ecology and evolution of plant tolerance to herbivory&quot;,&quot;volume&quot;:&quot;14&quot;,&quot;author&quot;:[{&quot;family&quot;:&quot;Strauss&quot;,&quot;given&quot;:&quot;Sharon Y.&quot;},{&quot;family&quot;:&quot;Agrawal&quot;,&quot;given&quot;:&quot;Anurag A.&quot;}],&quot;issued&quot;:{&quot;date-parts&quot;:[[&quot;1999&quot;,5,1]]}}},{&quot;id&quot;:2937,&quot;uris&quot;:[&quot;http://zotero.org/users/1954708/items/JTT2J4F3&quot;],&quot;uri&quot;:[&quot;http://zotero.org/users/1954708/items/JTT2J4F3&quot;],&quot;itemData&quot;:{&quot;id&quot;:2937,&quot;type&quot;:&quot;book&quot;,&quot;abstract&quot;:&quot;Our knowledge of the ecology of tropical rain-forest trees is limited, with detailed information available for perhaps only a few hundred of the many thousand of species that occur. Yet a good understanding of the trees is essential to unravelling the workings of the forest itself. This book aims to summarise contemporary understanding of the ecology of tropical rain-forest trees. The emphasis is on comparative ecology, an approach that can help to identify possible adaptive trends and evolutionary constraints and which may also lead to a workable ecological classification for tree species, conceptually simplifying the rain-forest community and making it more amenable to analysis.&quot;,&quot;collection-title&quot;:&quot;Cambridge Tropical Biology Series&quot;,&quot;event-place&quot;:&quot;Cambridge&quot;,&quot;ISBN&quot;:&quot;978-0-521-80183-6&quot;,&quot;note&quot;:&quot;DOI: 10.1017/CBO9780511542206&quot;,&quot;publisher&quot;:&quot;Cambridge University Press&quot;,&quot;publisher-place&quot;:&quot;Cambridge&quot;,&quot;source&quot;:&quot;Cambridge University Press&quot;,&quot;title&quot;:&quot;The Ecology of Trees in the Tropical Rain Forest&quot;,&quot;URL&quot;:&quot;https://www.cambridge.org/core/books/ecology-of-trees-in-the-tropical-rain-forest/C15851A6D347D17124F211A8C579CC0C&quot;,&quot;author&quot;:[{&quot;family&quot;:&quot;Turner&quot;,&quot;given&quot;:&quot;I. M.&quot;}],&quot;accessed&quot;:{&quot;date-parts&quot;:[[&quot;2020&quot;,12,4]]},&quot;issued&quot;:{&quot;date-parts&quot;:[[&quot;2001&quot;]]}}}],&quot;schema&quot;:&quot;https://github.com/citation-style-language/schema/raw/master/csl-citation.json&quot;} RNDWFAQzGGv6h"/><text:span text:style-name="T279">(Strauss and Agrawal, 1999; Turner, 2001)</text:span><text:reference-mark-end text:name="ZOTERO_ITEM CSL_CITATION {&quot;citationID&quot;:&quot;8FRrKYGZ&quot;,&quot;properties&quot;:{&quot;formattedCitation&quot;:&quot;(Strauss and Agrawal, 1999; Turner, 2001)&quot;,&quot;plainCitation&quot;:&quot;(Strauss and Agrawal, 1999; Turner, 2001)&quot;,&quot;noteIndex&quot;:0},&quot;citationItems&quot;:[{&quot;id&quot;:2948,&quot;uris&quot;:[&quot;http://zotero.org/users/1954708/items/WB3K9J24&quot;],&quot;uri&quot;:[&quot;http://zotero.org/users/1954708/items/WB3K9J24&quot;],&quot;itemData&quot;:{&quot;id&quot;:2948,&quot;type&quot;:&quot;article-journal&quot;,&quot;abstract&quot;:&quot;The tolerance of plants to herbivory reflects the degree to which a plant can regrow and reproduce after damage from herbivores. Autoecological factors, as well as the influence of competitors and mutualists, affect the level of plant tolerance. Recent work indicates that there is a heritable basis for tolerance and that it can evolve in natural plant populations. Although tolerance is probably not a strict alternative to plant resistance, there could be inter- and intraspecific tradeoffs between these defensive strategies.&quot;,&quot;container-title&quot;:&quot;Trends in Ecology &amp; Evolution&quot;,&quot;DOI&quot;:&quot;10.1016/S0169-5347(98)01576-6&quot;,&quot;ISSN&quot;:&quot;0169-5347&quot;,&quot;issue&quot;:&quot;5&quot;,&quot;journalAbbreviation&quot;:&quot;Trends in Ecology &amp; Evolution&quot;,&quot;language&quot;:&quot;en&quot;,&quot;page&quot;:&quot;179-185&quot;,&quot;source&quot;:&quot;ScienceDirect&quot;,&quot;title&quot;:&quot;The ecology and evolution of plant tolerance to herbivory&quot;,&quot;volume&quot;:&quot;14&quot;,&quot;author&quot;:[{&quot;family&quot;:&quot;Strauss&quot;,&quot;given&quot;:&quot;Sharon Y.&quot;},{&quot;family&quot;:&quot;Agrawal&quot;,&quot;given&quot;:&quot;Anurag A.&quot;}],&quot;issued&quot;:{&quot;date-parts&quot;:[[&quot;1999&quot;,5,1]]}}},{&quot;id&quot;:2937,&quot;uris&quot;:[&quot;http://zotero.org/users/1954708/items/JTT2J4F3&quot;],&quot;uri&quot;:[&quot;http://zotero.org/users/1954708/items/JTT2J4F3&quot;],&quot;itemData&quot;:{&quot;id&quot;:2937,&quot;type&quot;:&quot;book&quot;,&quot;abstract&quot;:&quot;Our knowledge of the ecology of tropical rain-forest trees is limited, with detailed information available for perhaps only a few hundred of the many thousand of species that occur. Yet a good understanding of the trees is essential to unravelling the workings of the forest itself. This book aims to summarise contemporary understanding of the ecology of tropical rain-forest trees. The emphasis is on comparative ecology, an approach that can help to identify possible adaptive trends and evolutionary constraints and which may also lead to a workable ecological classification for tree species, conceptually simplifying the rain-forest community and making it more amenable to analysis.&quot;,&quot;collection-title&quot;:&quot;Cambridge Tropical Biology Series&quot;,&quot;event-place&quot;:&quot;Cambridge&quot;,&quot;ISBN&quot;:&quot;978-0-521-80183-6&quot;,&quot;note&quot;:&quot;DOI: 10.1017/CBO9780511542206&quot;,&quot;publisher&quot;:&quot;Cambridge University Press&quot;,&quot;publisher-place&quot;:&quot;Cambridge&quot;,&quot;source&quot;:&quot;Cambridge University Press&quot;,&quot;title&quot;:&quot;The Ecology of Trees in the Tropical Rain Forest&quot;,&quot;URL&quot;:&quot;https://www.cambridge.org/core/books/ecology-of-trees-in-the-tropical-rain-forest/C15851A6D347D17124F211A8C579CC0C&quot;,&quot;author&quot;:[{&quot;family&quot;:&quot;Turner&quot;,&quot;given&quot;:&quot;I. M.&quot;}],&quot;accessed&quot;:{&quot;date-parts&quot;:[[&quot;2020&quot;,12,4]]},&quot;issued&quot;:{&quot;date-parts&quot;:[[&quot;2001&quot;]]}}}],&quot;schema&quot;:&quot;https://github.com/citation-style-language/schema/raw/master/csl-citation.json&quot;} RNDWFAQzGGv6h"/><text:span text:style-name="T303"> </text:span><text:span text:style-name="T306">d</text:span><text:span text:style-name="T302">espite</text:span><text:span text:style-name="T301"> </text:span><text:span text:style-name="T306">usually</text:span><text:span text:style-name="T303"> </text:span><text:span text:style-name="T302">stronger herbivory pressure </text:span><text:reference-mark-start text:name="ZOTERO_ITEM CSL_CITATION {&quot;citationID&quot;:&quot;YNk8ymo9&quot;,&quot;properties&quot;:{&quot;formattedCitation&quot;:&quot;(Piper et al., 2018)&quot;,&quot;plainCitation&quot;:&quot;(Piper et al., 2018)&quot;,&quot;noteIndex&quot;:0},&quot;citationItems&quot;:[{&quot;id&quot;:2825,&quot;uris&quot;:[&quot;http://zotero.org/users/1954708/items/FSZDFBBD&quot;],&quot;uri&quot;:[&quot;http://zotero.org/users/1954708/items/FSZDFBBD&quot;],&quot;itemData&quot;:{&quot;id&quot;:2825,&quot;type&quot;:&quot;article-journal&quot;,&quot;abstract&quot;:&quot;Insect herbivory is thought to favour carbon allocation to storage in juveniles of shade-tolerant trees. This argument assumes that insect herbivory in the understorey is sufficiently intense as to select for storage; however, understoreys might be less attractive to insect herbivores than canopy gaps, because of low resource availability and – at temperate latitudes – low temperatures. Although empirical studies show that shade-tolerant species in tropical forests do allocate more photosynthate to storage than their light-demanding associates, the same pattern has not been consistently observed in temperate forests. Does this reflect a latitudinal trend in the relative activity of insect herbivory in gap versus understorey environments? To date there has been no global review of the effect of light environment on insect herbivory in forests. We postulated that if temperature is the primary factor limiting insect herbivory, the effect of gaps on rates of insect herbivory should be more evident in temperate than in tropical forests; due to low growing season temperatures in the oceanic temperate forests of the Southern Hemisphere, the effect of gaps on insect herbivory rates should in turn be stronger there than in the more continental temperate climates of the Northern Hemisphere. We examined global patterns of insect herbivory in gaps versus understories through meta-analysis of 87 conspecific comparisons of leaf damage in contrasting light environments. Overall, insect herbivory in gaps was significantly higher than in the understorey; insect herbivory was 50% higher in gaps than in understoreys of tropical forests but did not differ significantly between gaps and understories in temperate forests of either hemisphere. Results are consistent with the idea that low resource availability – and not temperature – limits insect herbivore activity in forest understoreys, especially in the tropics, and suggest the selective influence of insect herbivory on late-successional tree species may have been over-estimated.&quot;,&quot;container-title&quot;:&quot;Oikos&quot;,&quot;DOI&quot;:&quot;https://doi.org/10.1111/oik.04686&quot;,&quot;ISSN&quot;:&quot;1600-0706&quot;,&quot;issue&quot;:&quot;4&quot;,&quot;language&quot;:&quot;en&quot;,&quot;note&quot;:&quot;_eprint: https://onlinelibrary.wiley.com/doi/pdf/10.1111/oik.04686&quot;,&quot;page&quot;:&quot;483-496&quot;,&quot;source&quot;:&quot;Wiley Online Library&quot;,&quot;title&quot;:&quot;Global patterns of insect herbivory in gap and understorey environments, and their implications for woody plant carbon storage&quot;,&quot;volume&quot;:&quot;127&quot;,&quot;author&quot;:[{&quot;family&quot;:&quot;Piper&quot;,&quot;given&quot;:&quot;Frida I.&quot;},{&quot;family&quot;:&quot;Altmann&quot;,&quot;given&quot;:&quot;Scott H.&quot;},{&quot;family&quot;:&quot;Lusk&quot;,&quot;given&quot;:&quot;Christopher H.&quot;}],&quot;issued&quot;:{&quot;date-parts&quot;:[[&quot;2018&quot;]]}}}],&quot;schema&quot;:&quot;https://github.com/citation-style-language/schema/raw/master/csl-citation.json&quot;} RNDxL8GOfZryy"/><text:span text:style-name="T302">(Piper et al., 2018)</text:span><text:reference-mark-end text:name="ZOTERO_ITEM CSL_CITATION {&quot;citationID&quot;:&quot;YNk8ymo9&quot;,&quot;properties&quot;:{&quot;formattedCitation&quot;:&quot;(Piper et al., 2018)&quot;,&quot;plainCitation&quot;:&quot;(Piper et al., 2018)&quot;,&quot;noteIndex&quot;:0},&quot;citationItems&quot;:[{&quot;id&quot;:2825,&quot;uris&quot;:[&quot;http://zotero.org/users/1954708/items/FSZDFBBD&quot;],&quot;uri&quot;:[&quot;http://zotero.org/users/1954708/items/FSZDFBBD&quot;],&quot;itemData&quot;:{&quot;id&quot;:2825,&quot;type&quot;:&quot;article-journal&quot;,&quot;abstract&quot;:&quot;Insect herbivory is thought to favour carbon allocation to storage in juveniles of shade-tolerant trees. This argument assumes that insect herbivory in the understorey is sufficiently intense as to select for storage; however, understoreys might be less attractive to insect herbivores than canopy gaps, because of low resource availability and – at temperate latitudes – low temperatures. Although empirical studies show that shade-tolerant species in tropical forests do allocate more photosynthate to storage than their light-demanding associates, the same pattern has not been consistently observed in temperate forests. Does this reflect a latitudinal trend in the relative activity of insect herbivory in gap versus understorey environments? To date there has been no global review of the effect of light environment on insect herbivory in forests. We postulated that if temperature is the primary factor limiting insect herbivory, the effect of gaps on rates of insect herbivory should be more evident in temperate than in tropical forests; due to low growing season temperatures in the oceanic temperate forests of the Southern Hemisphere, the effect of gaps on insect herbivory rates should in turn be stronger there than in the more continental temperate climates of the Northern Hemisphere. We examined global patterns of insect herbivory in gaps versus understories through meta-analysis of 87 conspecific comparisons of leaf damage in contrasting light environments. Overall, insect herbivory in gaps was significantly higher than in the understorey; insect herbivory was 50% higher in gaps than in understoreys of tropical forests but did not differ significantly between gaps and understories in temperate forests of either hemisphere. Results are consistent with the idea that low resource availability – and not temperature – limits insect herbivore activity in forest understoreys, especially in the tropics, and suggest the selective influence of insect herbivory on late-successional tree species may have been over-estimated.&quot;,&quot;container-title&quot;:&quot;Oikos&quot;,&quot;DOI&quot;:&quot;https://doi.org/10.1111/oik.04686&quot;,&quot;ISSN&quot;:&quot;1600-0706&quot;,&quot;issue&quot;:&quot;4&quot;,&quot;language&quot;:&quot;en&quot;,&quot;note&quot;:&quot;_eprint: https://onlinelibrary.wiley.com/doi/pdf/10.1111/oik.04686&quot;,&quot;page&quot;:&quot;483-496&quot;,&quot;source&quot;:&quot;Wiley Online Library&quot;,&quot;title&quot;:&quot;Global patterns of insect herbivory in gap and understorey environments, and their implications for woody plant carbon storage&quot;,&quot;volume&quot;:&quot;127&quot;,&quot;author&quot;:[{&quot;family&quot;:&quot;Piper&quot;,&quot;given&quot;:&quot;Frida I.&quot;},{&quot;family&quot;:&quot;Altmann&quot;,&quot;given&quot;:&quot;Scott H.&quot;},{&quot;family&quot;:&quot;Lusk&quot;,&quot;given&quot;:&quot;Christopher H.&quot;}],&quot;issued&quot;:{&quot;date-parts&quot;:[[&quot;2018&quot;]]}}}],&quot;schema&quot;:&quot;https://github.com/citation-style-language/schema/raw/master/csl-citation.json&quot;} RNDxL8GOfZryy"/><text:span text:style-name="T46">.</text:span><text:span text:style-name="T11"> </text:span><text:span text:style-name="T52">R</text:span><text:span text:style-name="T283">ecent </text:span><text:span text:style-name="T300">study</text:span><text:span text:style-name="T283"> </text:span><text:span text:style-name="T284">revealed </text:span><text:span text:style-name="T295">that</text:span><text:span text:style-name="T294"> </text:span><text:span text:style-name="T295">during</text:span><text:span text:style-name="T277"> early succession in tropical forest </text:span><text:span text:style-name="T294">herbivorous insects </text:span><text:span text:style-name="T295">shape community composition</text:span><text:span text:style-name="T294">, but </text:span><text:span text:style-name="T295">found </text:span><text:span text:style-name="T284">unexpectedly weak cascading effect of predators on vegetation</text:span><text:span text:style-name="T277"> </text:span><text:reference-mark-start text:name="ZOTERO_ITEM CSL_CITATION {&quot;citationID&quot;:&quot;IWRXL58N&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DCX8UQryXT"/><text:span text:style-name="T277">(Szefer et al., 2020)</text:span><text:reference-mark-end text:name="ZOTERO_ITEM CSL_CITATION {&quot;citationID&quot;:&quot;IWRXL58N&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DCX8UQryXT"/><text:span text:style-name="T284">. </text:span><text:span text:style-name="T300">Although</text:span><text:span text:style-name="T286"> </text:span><text:span text:style-name="T300">it might be consistent with </text:span><text:span text:style-name="T296">some </text:span><text:span text:style-name="T289">theoretical </text:span><text:span text:style-name="T287">expectations </text:span><text:span text:style-name="T297">i</text:span><text:span text:style-name="T290">.</text:span><text:span text:style-name="T297">e</text:span><text:span text:style-name="T290">. </text:span><text:span text:style-name="T287">that hig</text:span><text:span text:style-name="T292">h</text:span><text:span text:style-name="T287">er productivity would result in stronger </text:span><text:span text:style-name="T298">bottom-up</text:span><text:span text:style-name="T287"> trophic cascades </text:span><text:reference-mark-start text:name="ZOTERO_ITEM CSL_CITATION {&quot;citationID&quot;:&quot;XIyumSGR&quot;,&quot;properties&quot;:{&quot;formattedCitation&quot;:&quot;(Kagata and Ohgushi, 2006; Mooney et al., 2010)&quot;,&quot;plainCitation&quot;:&quot;(Kagata and Ohgushi, 2006; Mooney et al., 2010)&quot;,&quot;noteIndex&quot;:0},&quot;citationItems&quot;:[{&quot;id&quot;:2976,&quot;uris&quot;:[&quot;http://zotero.org/users/1954708/items/VJ7SNKK2&quot;],&quot;uri&quot;:[&quot;http://zotero.org/users/1954708/items/VJ7SNKK2&quot;],&quot;itemData&quot;:{&quot;id&quot;:2976,&quot;type&quot;:&quot;article-journal&quot;,&quot;abstract&quot;:&quot;In contrast to top-down trophic cascades, few reviews have appeared of bottom-up trophic cascades. We review the recent development of research on bottom-up cascades in terrestrial food webs, focusing on tritrophic systems consisting of plants, herbivorous insects, and natural enemies, and attempt to integrate bottom-up cascade and material transfer among trophic levels. Bottom-up cascades are frequently reported in various tritrophic systems, and are important to determine community structure, population dynamics, and individual performance of higher trophic levels. In addition, we highlight several features of bottom-up cascades. Accumulation or dilution of plant nutritional and defensive materials by herbivorous insects provides a mechanistic base for several bottom-up cascades. Such a stoichiometric approach has the potential to improve our understanding of bottom-up cascading effects in terrestrial food webs. We suggest a future direction for research by integration of bottom-up cascades and material transfer among trophic levels.&quot;,&quot;container-title&quot;:&quot;Ecological Research&quot;,&quot;DOI&quot;:&quot;10.1007/s11284-005-0124-z&quot;,&quot;ISSN&quot;:&quot;1440-1703&quot;,&quot;issue&quot;:&quot;1&quot;,&quot;journalAbbreviation&quot;:&quot;Ecol Res&quot;,&quot;language&quot;:&quot;en&quot;,&quot;page&quot;:&quot;26-34&quot;,&quot;source&quot;:&quot;Springer Link&quot;,&quot;title&quot;:&quot;Bottom-up trophic cascades and material transfer in terrestrial food webs&quot;,&quot;volume&quot;:&quot;21&quot;,&quot;author&quot;:[{&quot;family&quot;:&quot;Kagata&quot;,&quot;given&quot;:&quot;Hideki&quot;},{&quot;family&quot;:&quot;Ohgushi&quot;,&quot;given&quot;:&quot;Takayuki&quot;}],&quot;issued&quot;:{&quot;date-parts&quot;:[[&quot;2006&quot;,1,1]]}}},{&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jieeP4pZwW"/><text:span text:style-name="T287">(Kagata and Ohgushi, 2006; Mooney et al., 2010)</text:span><text:reference-mark-end text:name="ZOTERO_ITEM CSL_CITATION {&quot;citationID&quot;:&quot;XIyumSGR&quot;,&quot;properties&quot;:{&quot;formattedCitation&quot;:&quot;(Kagata and Ohgushi, 2006; Mooney et al., 2010)&quot;,&quot;plainCitation&quot;:&quot;(Kagata and Ohgushi, 2006; Mooney et al., 2010)&quot;,&quot;noteIndex&quot;:0},&quot;citationItems&quot;:[{&quot;id&quot;:2976,&quot;uris&quot;:[&quot;http://zotero.org/users/1954708/items/VJ7SNKK2&quot;],&quot;uri&quot;:[&quot;http://zotero.org/users/1954708/items/VJ7SNKK2&quot;],&quot;itemData&quot;:{&quot;id&quot;:2976,&quot;type&quot;:&quot;article-journal&quot;,&quot;abstract&quot;:&quot;In contrast to top-down trophic cascades, few reviews have appeared of bottom-up trophic cascades. We review the recent development of research on bottom-up cascades in terrestrial food webs, focusing on tritrophic systems consisting of plants, herbivorous insects, and natural enemies, and attempt to integrate bottom-up cascade and material transfer among trophic levels. Bottom-up cascades are frequently reported in various tritrophic systems, and are important to determine community structure, population dynamics, and individual performance of higher trophic levels. In addition, we highlight several features of bottom-up cascades. Accumulation or dilution of plant nutritional and defensive materials by herbivorous insects provides a mechanistic base for several bottom-up cascades. Such a stoichiometric approach has the potential to improve our understanding of bottom-up cascading effects in terrestrial food webs. We suggest a future direction for research by integration of bottom-up cascades and material transfer among trophic levels.&quot;,&quot;container-title&quot;:&quot;Ecological Research&quot;,&quot;DOI&quot;:&quot;10.1007/s11284-005-0124-z&quot;,&quot;ISSN&quot;:&quot;1440-1703&quot;,&quot;issue&quot;:&quot;1&quot;,&quot;journalAbbreviation&quot;:&quot;Ecol Res&quot;,&quot;language&quot;:&quot;en&quot;,&quot;page&quot;:&quot;26-34&quot;,&quot;source&quot;:&quot;Springer Link&quot;,&quot;title&quot;:&quot;Bottom-up trophic cascades and material transfer in terrestrial food webs&quot;,&quot;volume&quot;:&quot;21&quot;,&quot;author&quot;:[{&quot;family&quot;:&quot;Kagata&quot;,&quot;given&quot;:&quot;Hideki&quot;},{&quot;family&quot;:&quot;Ohgushi&quot;,&quot;given&quot;:&quot;Takayuki&quot;}],&quot;issued&quot;:{&quot;date-parts&quot;:[[&quot;2006&quot;,1,1]]}}},{&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jieeP4pZwW"/><text:span text:style-name="T62">,</text:span><text:span text:style-name="T86"> strength </text:span><text:span text:style-name="T118">of the top-down control </text:span><text:span text:style-name="T122">is </text:span><text:span text:style-name="T175">highly </text:span><text:span text:style-name="T122">site specific and cannot be </text:span><text:span text:style-name="T123">predicted accurately by</text:span><text:span text:style-name="T122"> </text:span><text:span text:style-name="T123">climatic conditions</text:span><text:span text:style-name="T122">, productivity </text:span><text:span text:style-name="T123">nor</text:span><text:span text:style-name="T122"> plant growth forms </text:span><text:reference-mark-start text:name="ZOTERO_ITEM CSL_CITATION {&quot;citationID&quot;:&quot;FdhoBvtM&quot;,&quot;properties&quot;:{&quot;formattedCitation&quot;:&quot;(Jia et al., 2018)&quot;,&quot;plainCitation&quot;:&quot;(Jia et al., 2018)&quot;,&quot;noteIndex&quot;:0},&quot;citationItems&quot;:[{&quot;id&quot;:2206,&quot;uris&quot;:[&quot;http://zotero.org/users/1954708/items/RJ9QSP6T&quot;],&quot;uri&quot;:[&quot;http://zotero.org/users/1954708/items/RJ9QSP6T&quot;],&quot;itemData&quot;:{&quot;id&quot;:2206,&quot;type&quot;:&quot;article-journal&quot;,&quot;abstract&quot;:&quot;The theory of “top-down” ecological regulation predicts that herbivory suppresses plant abundance, biomass, and survival but increases diversity through the disproportionate consumption of dominant species, which inhibits competitive exclusion. To date, these outcomes have been clear in aquatic ecosystems but not on land. We explicate this discrepancy using a meta-analysis of experimental results from 123 native animal exclusions in natural terrestrial ecosystems (623 pairwise comparisons). Consistent with top-down predictions, we found that herbivores significantly reduced plant abundance, biomass, survival, and reproduction (all P &lt; 0.01) and increased species evenness but not richness (P = 0.06 and P = 0.59, respectively). However, when examining patterns in the strength of top-down effects, with few exceptions, we were unable to detect significantly different effect sizes among biomes, based on local site characteristics (climate or productivity) or study characteristics (study duration or exclosure size). The positive effects on diversity were only significant in studies excluding large animals or located in temperate grasslands. The results demonstrate that top-down regulation by herbivores is a pervasive process shaping terrestrial plant communities at the global scale, but its strength is highly site specific and not predicted by basic site conditions. We suggest that including herbivore densities as a covariate in future exclosure studies will facilitate the discovery of unresolved macroecology trends in the strength of herbivore–plant interactions.&quot;,&quot;container-title&quot;:&quot;Proceedings of the National Academy of Sciences&quot;,&quot;DOI&quot;:&quot;10.1073/pnas.1707984115&quot;,&quot;ISSN&quot;:&quot;0027-8424, 1091-6490&quot;,&quot;issue&quot;:&quot;24&quot;,&quot;journalAbbreviation&quot;:&quot;PNAS&quot;,&quot;language&quot;:&quot;en&quot;,&quot;note&quot;:&quot;PMID: 29848630&quot;,&quot;page&quot;:&quot;6237-6242&quot;,&quot;source&quot;:&quot;www.pnas.org&quot;,&quot;title&quot;:&quot;Global signal of top-down control of terrestrial plant communities by herbivores&quot;,&quot;volume&quot;:&quot;115&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Hao&quot;,&quot;given&quot;:&quot;Zhanqing&quot;},{&quot;family&quot;:&quot;Luskin&quot;,&quot;given&quot;:&quot;Matthew Scott&quot;}],&quot;issued&quot;:{&quot;date-parts&quot;:[[&quot;2018&quot;,6,12]]}}}],&quot;schema&quot;:&quot;https://github.com/citation-style-language/schema/raw/master/csl-citation.json&quot;} RNDDkhjNOKO8F"/><text:span text:style-name="T86">(Jia et al., 2018)</text:span><text:reference-mark-end text:name="ZOTERO_ITEM CSL_CITATION {&quot;citationID&quot;:&quot;FdhoBvtM&quot;,&quot;properties&quot;:{&quot;formattedCitation&quot;:&quot;(Jia et al., 2018)&quot;,&quot;plainCitation&quot;:&quot;(Jia et al., 2018)&quot;,&quot;noteIndex&quot;:0},&quot;citationItems&quot;:[{&quot;id&quot;:2206,&quot;uris&quot;:[&quot;http://zotero.org/users/1954708/items/RJ9QSP6T&quot;],&quot;uri&quot;:[&quot;http://zotero.org/users/1954708/items/RJ9QSP6T&quot;],&quot;itemData&quot;:{&quot;id&quot;:2206,&quot;type&quot;:&quot;article-journal&quot;,&quot;abstract&quot;:&quot;The theory of “top-down” ecological regulation predicts that herbivory suppresses plant abundance, biomass, and survival but increases diversity through the disproportionate consumption of dominant species, which inhibits competitive exclusion. To date, these outcomes have been clear in aquatic ecosystems but not on land. We explicate this discrepancy using a meta-analysis of experimental results from 123 native animal exclusions in natural terrestrial ecosystems (623 pairwise comparisons). Consistent with top-down predictions, we found that herbivores significantly reduced plant abundance, biomass, survival, and reproduction (all P &lt; 0.01) and increased species evenness but not richness (P = 0.06 and P = 0.59, respectively). However, when examining patterns in the strength of top-down effects, with few exceptions, we were unable to detect significantly different effect sizes among biomes, based on local site characteristics (climate or productivity) or study characteristics (study duration or exclosure size). The positive effects on diversity were only significant in studies excluding large animals or located in temperate grasslands. The results demonstrate that top-down regulation by herbivores is a pervasive process shaping terrestrial plant communities at the global scale, but its strength is highly site specific and not predicted by basic site conditions. We suggest that including herbivore densities as a covariate in future exclosure studies will facilitate the discovery of unresolved macroecology trends in the strength of herbivore–plant interactions.&quot;,&quot;container-title&quot;:&quot;Proceedings of the National Academy of Sciences&quot;,&quot;DOI&quot;:&quot;10.1073/pnas.1707984115&quot;,&quot;ISSN&quot;:&quot;0027-8424, 1091-6490&quot;,&quot;issue&quot;:&quot;24&quot;,&quot;journalAbbreviation&quot;:&quot;PNAS&quot;,&quot;language&quot;:&quot;en&quot;,&quot;note&quot;:&quot;PMID: 29848630&quot;,&quot;page&quot;:&quot;6237-6242&quot;,&quot;source&quot;:&quot;www.pnas.org&quot;,&quot;title&quot;:&quot;Global signal of top-down control of terrestrial plant communities by herbivores&quot;,&quot;volume&quot;:&quot;115&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Hao&quot;,&quot;given&quot;:&quot;Zhanqing&quot;},{&quot;family&quot;:&quot;Luskin&quot;,&quot;given&quot;:&quot;Matthew Scott&quot;}],&quot;issued&quot;:{&quot;date-parts&quot;:[[&quot;2018&quot;,6,12]]}}}],&quot;schema&quot;:&quot;https://github.com/citation-style-language/schema/raw/master/csl-citation.json&quot;} RNDDkhjNOKO8F"/><text:span text:style-name="T86">. </text:span><text:span text:style-name="T307">Therefore, we might want to look for e</text:span><text:span text:style-name="T304">xplanation </text:span><text:span text:style-name="T307">for this observation</text:span><text:span text:style-name="T305"> </text:span><text:span text:style-name="T304">i</text:span><text:span text:style-name="T194">n the traits of plants and herbivore</text:span><text:span text:style-name="T195">s</text:span><text:span text:style-name="T194"> that drive their interaction and dynamics.</text:span></text:p>
      <text:p text:style-name="P55"><text:span text:style-name="T194"/></text:p>
      <text:p text:style-name="P56"><text:span text:style-name="T40">Bats, birds </text:span><text:span text:style-name="T41">and ants </text:span><text:span text:style-name="T42">are</text:span><text:span text:style-name="T40"> </text:span><text:span text:style-name="T43">undeniably </text:span><text:span text:style-name="T40">important </text:span><text:span text:style-name="T43">predators </text:span><text:span text:style-name="T44">of tropical insects</text:span><text:span text:style-name="T43"> and were showed to </text:span><text:span text:style-name="T44">limit</text:span><text:span text:style-name="T40"> </text:span><text:span text:style-name="T44">their</text:span><text:span text:style-name="T40"> abundance and </text:span><text:span text:style-name="T44">effectively </text:span><text:span text:style-name="T39">respond to and</text:span><text:span text:style-name="T44"> </text:span><text:span text:style-name="T40">reduce leaf damage </text:span><text:reference-mark-start text:name="ZOTERO_ITEM CSL_CITATION {&quot;citationID&quot;:&quot;RKjXCiBe&quot;,&quot;properties&quot;:{&quot;formattedCitation&quot;:&quot;(Kalka et al., 2008; Morrison and Lindell, 2012; Sam et al., 2015)&quot;,&quot;plainCitation&quot;:&quot;(Kalka et al., 2008; Morrison and Lindell, 2012; Sam et al., 2015)&quot;,&quot;noteIndex&quot;:0},&quot;citationItems&quot;:[{&quot;id&quot;:2864,&quot;uris&quot;:[&quot;http://zotero.org/users/1954708/items/72HVUZCQ&quot;],&quot;uri&quot;:[&quot;http://zotero.org/users/1954708/items/72HVUZCQ&quot;],&quot;itemData&quot;:{&quot;id&quot;:2864,&quot;type&quot;:&quot;article-journal&quot;,&quot;abstract&quot;:&quot;Previous exclosure studies measuring the top-down control of arthropod abundance and herbivory combined the effects of birds and bats. We experimentally partitioned bird predation from bat predation in a lowland tropical forest in Panama and measured the direct effects (arthropod abundance) and indirect effects (herbivory). The exclusion of birds and bats each directly increased arthropod abundance on plants: Bird-exclosed plants contained 65% more, and bat-exclosed plants 153% more, arthropods than controls. Birds and bats also indirectly increased herbivory: Bird-exclosed plants suffered 67% more, and bat-exclosed plants 209% more, herbivory than controls. We conclude that bats have dramatic ecological effects that were previously overlooked.\nIn a lowland tropical forest, bats consume insect herbivores on understory plants at least as much as birds do, thereby also indirectly limiting damage to the plants.\nIn a lowland tropical forest, bats consume insect herbivores on understory plants at least as much as birds do, thereby also indirectly limiting damage to the plants.&quot;,&quot;container-title&quot;:&quot;Science&quot;,&quot;DOI&quot;:&quot;10.1126/science.1153352&quot;,&quot;ISSN&quot;:&quot;0036-8075, 1095-9203&quot;,&quot;issue&quot;:&quot;5872&quot;,&quot;language&quot;:&quot;en&quot;,&quot;note&quot;:&quot;publisher: American Association for the Advancement of Science\nsection: Brevia\nPMID: 18388286&quot;,&quot;page&quot;:&quot;71-71&quot;,&quot;source&quot;:&quot;science.sciencemag.org&quot;,&quot;title&quot;:&quot;Bats Limit Arthropods and Herbivory in a Tropical Forest&quot;,&quot;volume&quot;:&quot;320&quot;,&quot;author&quot;:[{&quot;family&quot;:&quot;Kalka&quot;,&quot;given&quot;:&quot;Margareta B.&quot;},{&quot;family&quot;:&quot;Smith&quot;,&quot;given&quot;:&quot;Adam R.&quot;},{&quot;family&quot;:&quot;Kalko&quot;,&quot;given&quot;:&quot;Elisabeth K. V.&quot;}],&quot;issued&quot;:{&quot;date-parts&quot;:[[&quot;2008&quot;,4,4]]}}},{&quot;id&quot;:2363,&quot;uris&quot;:[&quot;http://zotero.org/users/1954708/items/6D99HXG9&quot;],&quot;uri&quot;:[&quot;http://zotero.org/users/1954708/items/6D99HXG9&quot;],&quot;itemData&quot;:{&quot;id&quot;:2363,&quot;type&quot;:&quot;article-journal&quot;,&quot;abstract&quot;:&quot;Both birds and bats are important insect predators in tropical systems. However, the relative influence of birds and bats on insect populations and their indirect effects on leaf damage have not previously been investigated in tropical forest restoration sites. Leaf damage by herbivorous insects can negatively affect the growth and survival of tropical plants and thus can influence the success of tropical forest restoration efforts. We used an exclosure experiment to examine the top-down effects of birds and bats on insects and leaf damage in a large-scale forest restoration experiment. Given the potential influence of tree planting design on bird and bat abundances, we also investigated planting design effects on bird and bat insectivory and leaf damage. The experiment included two planting treatment plots: islands, where trees were planted in patches, and plantations, where trees were planted in rows to create continuous cover. In both types of plots, insect biomass was highest on tree branches where both birds and bats were excluded from foraging and lowest on branches without exclosures where both birds and bats were present. In the island plots, birds and bats had approximately equal impacts on insect populations, while in plantations bats appeared to have a slightly stronger effect on insects than did birds. In plantations, the levels of leaf damage were higher on branches where birds and bats were excluded than on branches where both had access. In island plots, no significant differences in leaf damage were found between exclosure treatments although potential patterns were in the same direction as in the plantations. Our results suggest that both birds and bats play important roles as top predators in restoration systems by reducing herbivorous insects and their damage to planted trees. Tropical restoration projects should include efforts to attract and provide suitable habitat for birds and bats, given their demonstrated ecological importance.&quot;,&quot;container-title&quot;:&quot;Ecological Applications&quot;,&quot;DOI&quot;:&quot;10.1890/11-1118.1&quot;,&quot;ISSN&quot;:&quot;1939-5582&quot;,&quot;issue&quot;:&quot;5&quot;,&quot;language&quot;:&quot;en&quot;,&quot;page&quot;:&quot;1526-1534&quot;,&quot;source&quot;:&quot;Wiley Online Library&quot;,&quot;title&quot;:&quot;Birds and bats reduce insect biomass and leaf damage in tropical forest restoration sites&quot;,&quot;volume&quot;:&quot;22&quot;,&quot;author&quot;:[{&quot;family&quot;:&quot;Morrison&quot;,&quot;given&quot;:&quot;Emily B.&quot;},{&quot;family&quot;:&quot;Lindell&quot;,&quot;given&quot;:&quot;Catherine A.&quot;}],&quot;issued&quot;:{&quot;date-parts&quot;:[[&quot;2012&quot;]]}}},{&quot;id&quot;:2059,&quot;uris&quot;:[&quot;http://zotero.org/users/1954708/items/J888JGN6&quot;],&quot;uri&quot;:[&quot;http://zotero.org/users/1954708/items/J888JGN6&quot;],&quot;itemData&quot;:{&quot;id&quot;:2059,&quot;type&quot;:&quot;article-journal&quot;,&quot;abstract&quot;:&quot;Signals given off by plants to alert predators to herbivore attack may provide exciting examples of coevolution among organisms from multiple trophic levels. We examined whether signals from mechanically damaged trees (simulating damage by herbivores) attract predators of insects along a complete elevational rainforest gradient in tropical region, where various predators are expected to occur at particular elevational belts. We studied predation of artificial caterpillars on trees with and without ‘herbivorous’ damage; as well as diversity and abundances of potential predators at eight study sites along the elevational gradient (200–3700 m a.s.l.). We focused on attacks by ants and birds, as the main predators of herbivorous insect. The predation rate decreased with elevation from 10% d−1 at 200 m a.s.l. to 1.8% d−1 at 3700 m a.s.l. Ants were relatively more important predators in the lowlands, while birds became dominant predators above 1700 m a.s.l. Caterpillars exposed on trees with herbivorous damage were attacked significantly more than caterpillars exposed on trees without damage. Results suggest that relative importance of predators varies along elevational gradient, and that observed predation rates correspond with abundances of predators. Results further show that herbivorous damage attracts both ants and birds, but its effect is stronger for ants.&quot;,&quot;container-title&quot;:&quot;Ecography&quot;,&quot;DOI&quot;:&quot;10.1111/ecog.00979&quot;,&quot;ISSN&quot;:&quot;1600-0587&quot;,&quot;issue&quot;:&quot;3&quot;,&quot;language&quot;:&quot;en&quot;,&quot;page&quot;:&quot;293-300&quot;,&quot;source&quot;:&quot;Wiley Online Library&quot;,&quot;title&quot;:&quot;Herbivore damage increases avian and ant predation of caterpillars on trees along a complete elevational forest gradient in Papua New Guinea&quot;,&quot;volume&quot;:&quot;38&quot;,&quot;author&quot;:[{&quot;family&quot;:&quot;Sam&quot;,&quot;given&quot;:&quot;K.&quot;},{&quot;family&quot;:&quot;Koane&quot;,&quot;given&quot;:&quot;B.&quot;},{&quot;family&quot;:&quot;Novotny&quot;,&quot;given&quot;:&quot;V.&quot;}],&quot;issued&quot;:{&quot;date-parts&quot;:[[&quot;2015&quot;]]}}}],&quot;schema&quot;:&quot;https://github.com/citation-style-language/schema/raw/master/csl-citation.json&quot;} RNDruHSkP2FZH"/><text:span text:style-name="T40">(Kalka et al., 2008; Morrison and Lindell, 2012; Sam et al., 2015)</text:span><text:reference-mark-end text:name="ZOTERO_ITEM CSL_CITATION {&quot;citationID&quot;:&quot;RKjXCiBe&quot;,&quot;properties&quot;:{&quot;formattedCitation&quot;:&quot;(Kalka et al., 2008; Morrison and Lindell, 2012; Sam et al., 2015)&quot;,&quot;plainCitation&quot;:&quot;(Kalka et al., 2008; Morrison and Lindell, 2012; Sam et al., 2015)&quot;,&quot;noteIndex&quot;:0},&quot;citationItems&quot;:[{&quot;id&quot;:2864,&quot;uris&quot;:[&quot;http://zotero.org/users/1954708/items/72HVUZCQ&quot;],&quot;uri&quot;:[&quot;http://zotero.org/users/1954708/items/72HVUZCQ&quot;],&quot;itemData&quot;:{&quot;id&quot;:2864,&quot;type&quot;:&quot;article-journal&quot;,&quot;abstract&quot;:&quot;Previous exclosure studies measuring the top-down control of arthropod abundance and herbivory combined the effects of birds and bats. We experimentally partitioned bird predation from bat predation in a lowland tropical forest in Panama and measured the direct effects (arthropod abundance) and indirect effects (herbivory). The exclusion of birds and bats each directly increased arthropod abundance on plants: Bird-exclosed plants contained 65% more, and bat-exclosed plants 153% more, arthropods than controls. Birds and bats also indirectly increased herbivory: Bird-exclosed plants suffered 67% more, and bat-exclosed plants 209% more, herbivory than controls. We conclude that bats have dramatic ecological effects that were previously overlooked.\nIn a lowland tropical forest, bats consume insect herbivores on understory plants at least as much as birds do, thereby also indirectly limiting damage to the plants.\nIn a lowland tropical forest, bats consume insect herbivores on understory plants at least as much as birds do, thereby also indirectly limiting damage to the plants.&quot;,&quot;container-title&quot;:&quot;Science&quot;,&quot;DOI&quot;:&quot;10.1126/science.1153352&quot;,&quot;ISSN&quot;:&quot;0036-8075, 1095-9203&quot;,&quot;issue&quot;:&quot;5872&quot;,&quot;language&quot;:&quot;en&quot;,&quot;note&quot;:&quot;publisher: American Association for the Advancement of Science\nsection: Brevia\nPMID: 18388286&quot;,&quot;page&quot;:&quot;71-71&quot;,&quot;source&quot;:&quot;science.sciencemag.org&quot;,&quot;title&quot;:&quot;Bats Limit Arthropods and Herbivory in a Tropical Forest&quot;,&quot;volume&quot;:&quot;320&quot;,&quot;author&quot;:[{&quot;family&quot;:&quot;Kalka&quot;,&quot;given&quot;:&quot;Margareta B.&quot;},{&quot;family&quot;:&quot;Smith&quot;,&quot;given&quot;:&quot;Adam R.&quot;},{&quot;family&quot;:&quot;Kalko&quot;,&quot;given&quot;:&quot;Elisabeth K. V.&quot;}],&quot;issued&quot;:{&quot;date-parts&quot;:[[&quot;2008&quot;,4,4]]}}},{&quot;id&quot;:2363,&quot;uris&quot;:[&quot;http://zotero.org/users/1954708/items/6D99HXG9&quot;],&quot;uri&quot;:[&quot;http://zotero.org/users/1954708/items/6D99HXG9&quot;],&quot;itemData&quot;:{&quot;id&quot;:2363,&quot;type&quot;:&quot;article-journal&quot;,&quot;abstract&quot;:&quot;Both birds and bats are important insect predators in tropical systems. However, the relative influence of birds and bats on insect populations and their indirect effects on leaf damage have not previously been investigated in tropical forest restoration sites. Leaf damage by herbivorous insects can negatively affect the growth and survival of tropical plants and thus can influence the success of tropical forest restoration efforts. We used an exclosure experiment to examine the top-down effects of birds and bats on insects and leaf damage in a large-scale forest restoration experiment. Given the potential influence of tree planting design on bird and bat abundances, we also investigated planting design effects on bird and bat insectivory and leaf damage. The experiment included two planting treatment plots: islands, where trees were planted in patches, and plantations, where trees were planted in rows to create continuous cover. In both types of plots, insect biomass was highest on tree branches where both birds and bats were excluded from foraging and lowest on branches without exclosures where both birds and bats were present. In the island plots, birds and bats had approximately equal impacts on insect populations, while in plantations bats appeared to have a slightly stronger effect on insects than did birds. In plantations, the levels of leaf damage were higher on branches where birds and bats were excluded than on branches where both had access. In island plots, no significant differences in leaf damage were found between exclosure treatments although potential patterns were in the same direction as in the plantations. Our results suggest that both birds and bats play important roles as top predators in restoration systems by reducing herbivorous insects and their damage to planted trees. Tropical restoration projects should include efforts to attract and provide suitable habitat for birds and bats, given their demonstrated ecological importance.&quot;,&quot;container-title&quot;:&quot;Ecological Applications&quot;,&quot;DOI&quot;:&quot;10.1890/11-1118.1&quot;,&quot;ISSN&quot;:&quot;1939-5582&quot;,&quot;issue&quot;:&quot;5&quot;,&quot;language&quot;:&quot;en&quot;,&quot;page&quot;:&quot;1526-1534&quot;,&quot;source&quot;:&quot;Wiley Online Library&quot;,&quot;title&quot;:&quot;Birds and bats reduce insect biomass and leaf damage in tropical forest restoration sites&quot;,&quot;volume&quot;:&quot;22&quot;,&quot;author&quot;:[{&quot;family&quot;:&quot;Morrison&quot;,&quot;given&quot;:&quot;Emily B.&quot;},{&quot;family&quot;:&quot;Lindell&quot;,&quot;given&quot;:&quot;Catherine A.&quot;}],&quot;issued&quot;:{&quot;date-parts&quot;:[[&quot;2012&quot;]]}}},{&quot;id&quot;:2059,&quot;uris&quot;:[&quot;http://zotero.org/users/1954708/items/J888JGN6&quot;],&quot;uri&quot;:[&quot;http://zotero.org/users/1954708/items/J888JGN6&quot;],&quot;itemData&quot;:{&quot;id&quot;:2059,&quot;type&quot;:&quot;article-journal&quot;,&quot;abstract&quot;:&quot;Signals given off by plants to alert predators to herbivore attack may provide exciting examples of coevolution among organisms from multiple trophic levels. We examined whether signals from mechanically damaged trees (simulating damage by herbivores) attract predators of insects along a complete elevational rainforest gradient in tropical region, where various predators are expected to occur at particular elevational belts. We studied predation of artificial caterpillars on trees with and without ‘herbivorous’ damage; as well as diversity and abundances of potential predators at eight study sites along the elevational gradient (200–3700 m a.s.l.). We focused on attacks by ants and birds, as the main predators of herbivorous insect. The predation rate decreased with elevation from 10% d−1 at 200 m a.s.l. to 1.8% d−1 at 3700 m a.s.l. Ants were relatively more important predators in the lowlands, while birds became dominant predators above 1700 m a.s.l. Caterpillars exposed on trees with herbivorous damage were attacked significantly more than caterpillars exposed on trees without damage. Results suggest that relative importance of predators varies along elevational gradient, and that observed predation rates correspond with abundances of predators. Results further show that herbivorous damage attracts both ants and birds, but its effect is stronger for ants.&quot;,&quot;container-title&quot;:&quot;Ecography&quot;,&quot;DOI&quot;:&quot;10.1111/ecog.00979&quot;,&quot;ISSN&quot;:&quot;1600-0587&quot;,&quot;issue&quot;:&quot;3&quot;,&quot;language&quot;:&quot;en&quot;,&quot;page&quot;:&quot;293-300&quot;,&quot;source&quot;:&quot;Wiley Online Library&quot;,&quot;title&quot;:&quot;Herbivore damage increases avian and ant predation of caterpillars on trees along a complete elevational forest gradient in Papua New Guinea&quot;,&quot;volume&quot;:&quot;38&quot;,&quot;author&quot;:[{&quot;family&quot;:&quot;Sam&quot;,&quot;given&quot;:&quot;K.&quot;},{&quot;family&quot;:&quot;Koane&quot;,&quot;given&quot;:&quot;B.&quot;},{&quot;family&quot;:&quot;Novotny&quot;,&quot;given&quot;:&quot;V.&quot;}],&quot;issued&quot;:{&quot;date-parts&quot;:[[&quot;2015&quot;]]}}}],&quot;schema&quot;:&quot;https://github.com/citation-style-language/schema/raw/master/csl-citation.json&quot;} RNDruHSkP2FZH"/><text:span text:style-name="T43">.</text:span><text:span text:style-name="T86"> </text:span><text:span text:style-name="T127">However, s</text:span><text:span text:style-name="T8">trength of a </text:span><text:span text:style-name="T53">top-down </text:span><text:span text:style-name="T8">trophic cascade </text:span><text:span text:style-name="T19">can</text:span><text:span text:style-name="T18"> be modified by </text:span><text:span text:style-name="T53">the traits of </text:span><text:span text:style-name="T8">herbivore</text:span><text:span text:style-name="T53">s</text:span><text:span text:style-name="T8"> and </text:span><text:span text:style-name="T20">their </text:span><text:span text:style-name="T53">their</text:span><text:span text:style-name="T20"> </text:span><text:span text:style-name="T8">plant</text:span><text:span text:style-name="T20">s </text:span><text:reference-mark-start text:name="ZOTERO_ITEM CSL_CITATION {&quot;citationID&quot;:&quot;h6mJqF1h&quot;,&quot;properties&quot;:{&quot;formattedCitation&quot;:&quot;(Schmitz, 2017)&quot;,&quot;plainCitation&quot;:&quot;(Schmitz, 2017)&quot;,&quot;noteIndex&quot;:0},&quot;citationItems&quot;:[{&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schema&quot;:&quot;https://github.com/citation-style-language/schema/raw/master/csl-citation.json&quot;} RNDOA4zoxAD31"/><text:span text:style-name="T20">(Schmitz, 2017)</text:span><text:reference-mark-end text:name="ZOTERO_ITEM CSL_CITATION {&quot;citationID&quot;:&quot;h6mJqF1h&quot;,&quot;properties&quot;:{&quot;formattedCitation&quot;:&quot;(Schmitz, 2017)&quot;,&quot;plainCitation&quot;:&quot;(Schmitz, 2017)&quot;,&quot;noteIndex&quot;:0},&quot;citationItems&quot;:[{&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schema&quot;:&quot;https://github.com/citation-style-language/schema/raw/master/csl-citation.json&quot;} RNDOA4zoxAD31"/><text:span text:style-name="T8">. </text:span><text:span text:style-name="T54">An attempt to synthesize mutually non-exclusive predictions and hypotheses w</text:span><text:span text:style-name="T128">as the t</text:span><text:span text:style-name="T85">ri-</text:span><text:span text:style-name="T128">t</text:span><text:span text:style-name="T85">rophic </text:span><text:span text:style-name="T128">i</text:span><text:span text:style-name="T85">nteraction </text:span><text:span text:style-name="T89">hypothesis </text:span><text:span text:style-name="T85">(TTI) </text:span><text:span text:style-name="T89"><text:s/></text:span><text:reference-mark-start text:name="ZOTERO_ITEM CSL_CITATION {&quot;citationID&quot;:&quot;45DE0ibG&quot;,&quot;properties&quot;:{&quot;formattedCitation&quot;:&quot;(Mooney et al., 2012)&quot;,&quot;plainCitation&quot;:&quot;(Mooney et al., 2012)&quot;,&quot;noteIndex&quot;:0},&quot;citationItems&quot;:[{&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schema&quot;:&quot;https://github.com/citation-style-language/schema/raw/master/csl-citation.json&quot;} RNDtkLf31yQK3"/><text:span text:style-name="T89">(Mooney et al., 2012)</text:span><text:reference-mark-end text:name="ZOTERO_ITEM CSL_CITATION {&quot;citationID&quot;:&quot;45DE0ibG&quot;,&quot;properties&quot;:{&quot;formattedCitation&quot;:&quot;(Mooney et al., 2012)&quot;,&quot;plainCitation&quot;:&quot;(Mooney et al., 2012)&quot;,&quot;noteIndex&quot;:0},&quot;citationItems&quot;:[{&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schema&quot;:&quot;https://github.com/citation-style-language/schema/raw/master/csl-citation.json&quot;} RNDtkLf31yQK3"/><text:span text:style-name="T89">. </text:span><text:span text:style-name="T129">It </text:span><text:span text:style-name="T176">is a synthesis of</text:span><text:span text:style-name="T87"> the </text:span><text:span text:style-name="T113">enemy free space (EFS)</text:span><text:span text:style-name="T91">, </text:span><text:span text:style-name="T113">slow growth high mortality</text:span><text:span text:style-name="T91">, and </text:span><text:span text:style-name="T119">physiological efficiency hypothesis</text:span><text:span text:style-name="T87"> to predict the </text:span><text:span text:style-name="T176">presence and relative strength</text:span><text:span text:style-name="T87"> of </text:span><text:span text:style-name="T176">a</text:span><text:span text:style-name="T87"> </text:span><text:span text:style-name="T105">top-down </text:span><text:span text:style-name="T87">cascade </text:span><text:span text:style-name="T176">induced</text:span><text:span text:style-name="T105"> by top predators.</text:span><text:span text:style-name="T87"> </text:span><text:span text:style-name="T129">According </text:span><text:span text:style-name="T130">to TTI</text:span><text:span text:style-name="T120"> </text:span><text:span text:style-name="T177">the </text:span><text:span text:style-name="T125">presence or absence</text:span><text:span text:style-name="T120"> of a predator’s effect on a prey population is </text:span><text:span text:style-name="T125">determined</text:span><text:span text:style-name="T120"> by an interaction between plant quality and diet breadth.</text:span><text:span text:style-name="T129"> </text:span><text:span text:style-name="T130">Essentially it assumes that</text:span><text:span text:style-name="T120"> </text:span><text:span text:style-name="T85">generalist herbivores perform worse on low quality food and </text:span><text:span text:style-name="T177">in these circumstances </text:span><text:span text:style-name="T130">their abundance will be more strongly reduced by natural enemies</text:span><text:span text:style-name="T85">. </text:span><text:span text:style-name="T131">S</text:span><text:span text:style-name="T120">pecialist </text:span><text:span text:style-name="T131">on the other hand </text:span><text:span text:style-name="T124">will</text:span><text:span text:style-name="T120"> not be </text:span><text:span text:style-name="T125">as strongly affected</text:span><text:span text:style-name="T120"> because they are better adapted to a given resource, </text:span><text:span text:style-name="T177">both physiologically and behaviorally to</text:span><text:span text:style-name="T131"> a</text:span><text:span text:style-name="T120">void predation. </text:span><text:span text:style-name="T131">However, </text:span><text:span text:style-name="T125">TTI does not </text:span><text:span text:style-name="T153">predict</text:span><text:span text:style-name="T125"> the strength of the trophic cascade that can also be related </text:span><text:span text:style-name="T178">to a climatic regions, vegetation community composition or </text:span><text:span text:style-name="T132">additional pr</text:span><text:span text:style-name="T133">a</text:span><text:span text:style-name="T132">y traits e.g. ability to switch between resources</text:span><text:span text:style-name="T121">, </text:span><text:span text:style-name="T132">mobility or feeding mechanism</text:span><text:span text:style-name="T86"> </text:span><text:reference-mark-start text:name="ZOTERO_ITEM CSL_CITATION {&quot;citationID&quot;:&quot;PXLFrUi2&quot;,&quot;properties&quot;:{&quot;formattedCitation&quot;:&quot;(Maas et al., 2016; Pace et al., 1999; Singer et al., 2014; Van Bael et al., 2008)&quot;,&quot;plainCitation&quot;:&quot;(Maas et al., 2016; Pace et al., 1999; Singer et al., 2014; Van Bael et al., 2008)&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id&quot;:2952,&quot;uris&quot;:[&quot;http://zotero.org/users/1954708/items/BS35SQFP&quot;],&quot;uri&quot;:[&quot;http://zotero.org/users/1954708/items/BS35SQFP&quot;],&quot;itemData&quot;:{&quot;id&quot;:2952,&quot;type&quot;:&quot;article-journal&quot;,&quot;container-title&quot;:&quot;Trends in Ecology &amp; Evolution&quot;,&quot;DOI&quot;:&quot;10.1016/S0169-5347(99)01723-1&quot;,&quot;ISSN&quot;:&quot;0169-5347&quot;,&quot;issue&quot;:&quot;12&quot;,&quot;journalAbbreviation&quot;:&quot;Trends in Ecology &amp; Evolution&quot;,&quot;language&quot;:&quot;English&quot;,&quot;note&quot;:&quot;publisher: Elsevier\nPMID: 10542455&quot;,&quot;page&quot;:&quot;483-488&quot;,&quot;source&quot;:&quot;www.cell.com&quot;,&quot;title&quot;:&quot;Trophic cascades revealed in diverse ecosystems&quot;,&quot;volume&quot;:&quot;14&quot;,&quot;author&quot;:[{&quot;family&quot;:&quot;Pace&quot;,&quot;given&quot;:&quot;Michael L.&quot;},{&quot;family&quot;:&quot;Cole&quot;,&quot;given&quot;:&quot;Jonathan J.&quot;},{&quot;family&quot;:&quot;Carpenter&quot;,&quot;given&quot;:&quot;Stephen R.&quot;},{&quot;family&quot;:&quot;Kitchell&quot;,&quot;given&quot;:&quot;James F.&quot;},{&quot;family&quot;:&quot;Pace&quot;,&quot;given&quot;:&quot;Michael L.&quot;},{&quot;family&quot;:&quot;Cole&quot;,&quot;given&quot;:&quot;Jonathan J.&quot;},{&quot;family&quot;:&quot;Carpenter&quot;,&quot;given&quot;:&quot;Stephen R.&quot;},{&quot;family&quot;:&quot;Kitchell&quot;,&quot;given&quot;:&quot;James F.&quot;}],&quot;issued&quot;:{&quot;date-parts&quot;:[[&quot;1999&quot;,12,1]]}}},{&quot;id&quot;:2301,&quot;uris&quot;:[&quot;http://zotero.org/users/1954708/items/7TXPA5IC&quot;],&quot;uri&quot;:[&quot;http://zotero.org/users/1954708/items/7TXPA5IC&quot;],&quot;itemData&quot;:{&quot;id&quot;:2301,&quot;type&quot;:&quot;article-journal&quot;,&quot;abstract&quot;:&quot;This study shows the far-reaching effects of herbivore dietary specialization on the ecological and evolutionary dynamics of carnivore–herbivore–plant interactions. First, we test the long-standing hypothesis that dietary specialization of insect herbivores mediates the strength of bird predation on herbivores. Accounting for phylogenetic nonindependence of herbivores and plants, we show for the first time (to our knowledge) that dietary specialization of herbivore species is associated with reduced bird predation across an herbivore phylogeny, and that dietary specialization of herbivores increases the antipredator effects of camouflage and aposematism. Second, this study develops and finds support for the novel hypothesis that the proportion of dietary specialist species in a plant’s herbivore community predicts the degree of antiherbivore protection birds provide to plants., Predicting the impact of carnivores on plants has challenged community and food web ecologists for decades. At the same time, the role of predators in the evolution of herbivore dietary specialization has been an unresolved issue in evolutionary ecology. Here, we integrate these perspectives by testing the role of herbivore diet breadth as a predictor of top-down effects of avian predators on herbivores and plants in a forest food web. Using experimental bird exclosures to study a complex community of trees, caterpillars, and birds, we found a robust positive association between caterpillar diet breadth (phylodiversity of host plants used) and the strength of bird predation across 41 caterpillar and eight tree species. Dietary specialization was associated with increased enemy-free space for both camouflaged (n = 33) and warningly signaled (n = 8) caterpillar species. Furthermore, dietary specialization was associated with increased crypsis (camouflaged species only) and more stereotyped resting poses (camouflaged and warningly signaled species), but was unrelated to caterpillar body size. These dynamics in turn cascaded down to plants: a metaanalysis (n = 15 tree species) showed the beneficial effect of birds on trees (i.e., reduced leaf damage) decreased with the proportion of dietary specialist taxa composing a tree species’ herbivore fauna. We conclude that herbivore diet breadth is a key functional trait underlying the trophic effects of carnivores on both herbivores and plants.&quot;,&quot;container-title&quot;:&quot;Proceedings of the National Academy of Sciences of the United States of America&quot;,&quot;DOI&quot;:&quot;10.1073/pnas.1401949111&quot;,&quot;ISSN&quot;:&quot;0027-8424&quot;,&quot;issue&quot;:&quot;26&quot;,&quot;journalAbbreviation&quot;:&quot;Proc Natl Acad Sci U S A&quot;,&quot;note&quot;:&quot;PMID: 24979778\nPMCID: PMC4084428&quot;,&quot;page&quot;:&quot;9521-9526&quot;,&quot;source&quot;:&quot;PubMed Central&quot;,&quot;title&quot;:&quot;Herbivore diet breadth mediates the cascading effects of carnivores in food webs&quot;,&quot;volume&quot;:&quot;111&quot;,&quot;author&quot;:[{&quot;family&quot;:&quot;Singer&quot;,&quot;given&quot;:&quot;Michael S.&quot;},{&quot;family&quot;:&quot;Lichter-Marck&quot;,&quot;given&quot;:&quot;Isaac H.&quot;},{&quot;family&quot;:&quot;Farkas&quot;,&quot;given&quot;:&quot;Timothy E.&quot;},{&quot;family&quot;:&quot;Aaron&quot;,&quot;given&quot;:&quot;Eric&quot;},{&quot;family&quot;:&quot;Whitney&quot;,&quot;given&quot;:&quot;Kenneth D.&quot;},{&quot;family&quot;:&quot;Mooney&quot;,&quot;given&quot;:&quot;Kailen A.&quot;}],&quot;issued&quot;:{&quot;date-parts&quot;:[[&quot;2014&quot;,7,1]]}}},{&quot;id&quot;:2958,&quot;uris&quot;:[&quot;http://zotero.org/users/1954708/items/KTZ6VQWQ&quot;],&quot;uri&quot;:[&quot;http://zotero.org/users/1954708/items/KTZ6VQWQ&quot;],&quot;itemData&quot;:{&quot;id&quot;:2958,&quot;type&quot;:&quot;article-journal&quot;,&quot;abstract&quot;:&quot;Insectivorous birds reduce arthropod abundances and their damage to plants in some, but not all, studies where predation by birds has been assessed. The variation in bird effects may be due to characteristics such as plant productivity or quality, habitat complexity, and/or species diversity of predator and prey assemblages. Since agroforestry systems vary in such characteristics, these systems provide a good starting point for understanding when and where we can expect predation by birds to be important. We analyze data from bird exclosure studies in forests and agroforestry systems to ask whether birds consistently reduce their arthropod prey base and whether bird predation differs between forests and agroforestry systems. Further, we focus on agroforestry systems to ask whether the magnitude of bird predation (1) differs between canopy trees and understory plants, (2) differs when migratory birds are present or absent, and (3) correlates with bird abundance and diversity. We found that, across all studies, birds reduce all arthropods, herbivores, carnivores, and plant damage. We observed no difference in the magnitude of bird effects between agroforestry systems and forests despite simplified habitat structure and plant diversity in agroforests. Within agroforestry systems, bird reduction of arthropods was greater in the canopy than the crop layer. Top-down effects of bird predation were especially strong during censuses when migratory birds were present in agroforestry systems. Importantly, the diversity of the predator assemblage correlated with the magnitude of predator effects; where the diversity of birds, especially migratory birds, was greater, birds reduced arthropod densities to a greater extent. We outline potential mechanisms for relationships between bird predator, insect prey, and habitat characteristics, and we suggest future studies using tropical agroforests as a model system to further test these areas of ecological theory.&quot;,&quot;container-title&quot;:&quot;Ecology&quot;,&quot;DOI&quot;:&quot;10.1890/06-1976.1&quot;,&quot;ISSN&quot;:&quot;0012-9658&quot;,&quot;issue&quot;:&quot;4&quot;,&quot;journalAbbreviation&quot;:&quot;Ecology&quot;,&quot;language&quot;:&quot;eng&quot;,&quot;note&quot;:&quot;PMID: 18481517&quot;,&quot;page&quot;:&quot;928-934&quot;,&quot;source&quot;:&quot;PubMed&quot;,&quot;title&quot;:&quot;Birds as predators in tropical agroforestry systems&quot;,&quot;volume&quot;:&quot;89&quot;,&quot;author&quot;:[{&quot;family&quot;:&quot;Van Bael&quot;,&quot;given&quot;:&quot;Sunshine A.&quot;},{&quot;family&quot;:&quot;Philpott&quot;,&quot;given&quot;:&quot;Stacy M.&quot;},{&quot;family&quot;:&quot;Greenberg&quot;,&quot;given&quot;:&quot;Russell&quot;},{&quot;family&quot;:&quot;Bichier&quot;,&quot;given&quot;:&quot;Peter&quot;},{&quot;family&quot;:&quot;Barber&quot;,&quot;given&quot;:&quot;Nicholas A.&quot;},{&quot;family&quot;:&quot;Mooney&quot;,&quot;given&quot;:&quot;Kailen A.&quot;},{&quot;family&quot;:&quot;Gruner&quot;,&quot;given&quot;:&quot;Daniel S.&quot;}],&quot;issued&quot;:{&quot;date-parts&quot;:[[&quot;2008&quot;,4]]}}}],&quot;schema&quot;:&quot;https://github.com/citation-style-language/schema/raw/master/csl-citation.json&quot;} RNDVwcsfqm3zO"/><text:span text:style-name="T86">(Maas et al., 2016; Pace et al., 1999; Singer et al., 2014; Van Bael et al., 2008)</text:span><text:reference-mark-end text:name="ZOTERO_ITEM CSL_CITATION {&quot;citationID&quot;:&quot;PXLFrUi2&quot;,&quot;properties&quot;:{&quot;formattedCitation&quot;:&quot;(Maas et al., 2016; Pace et al., 1999; Singer et al., 2014; Van Bael et al., 2008)&quot;,&quot;plainCitation&quot;:&quot;(Maas et al., 2016; Pace et al., 1999; Singer et al., 2014; Van Bael et al., 2008)&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id&quot;:2952,&quot;uris&quot;:[&quot;http://zotero.org/users/1954708/items/BS35SQFP&quot;],&quot;uri&quot;:[&quot;http://zotero.org/users/1954708/items/BS35SQFP&quot;],&quot;itemData&quot;:{&quot;id&quot;:2952,&quot;type&quot;:&quot;article-journal&quot;,&quot;container-title&quot;:&quot;Trends in Ecology &amp; Evolution&quot;,&quot;DOI&quot;:&quot;10.1016/S0169-5347(99)01723-1&quot;,&quot;ISSN&quot;:&quot;0169-5347&quot;,&quot;issue&quot;:&quot;12&quot;,&quot;journalAbbreviation&quot;:&quot;Trends in Ecology &amp; Evolution&quot;,&quot;language&quot;:&quot;English&quot;,&quot;note&quot;:&quot;publisher: Elsevier\nPMID: 10542455&quot;,&quot;page&quot;:&quot;483-488&quot;,&quot;source&quot;:&quot;www.cell.com&quot;,&quot;title&quot;:&quot;Trophic cascades revealed in diverse ecosystems&quot;,&quot;volume&quot;:&quot;14&quot;,&quot;author&quot;:[{&quot;family&quot;:&quot;Pace&quot;,&quot;given&quot;:&quot;Michael L.&quot;},{&quot;family&quot;:&quot;Cole&quot;,&quot;given&quot;:&quot;Jonathan J.&quot;},{&quot;family&quot;:&quot;Carpenter&quot;,&quot;given&quot;:&quot;Stephen R.&quot;},{&quot;family&quot;:&quot;Kitchell&quot;,&quot;given&quot;:&quot;James F.&quot;},{&quot;family&quot;:&quot;Pace&quot;,&quot;given&quot;:&quot;Michael L.&quot;},{&quot;family&quot;:&quot;Cole&quot;,&quot;given&quot;:&quot;Jonathan J.&quot;},{&quot;family&quot;:&quot;Carpenter&quot;,&quot;given&quot;:&quot;Stephen R.&quot;},{&quot;family&quot;:&quot;Kitchell&quot;,&quot;given&quot;:&quot;James F.&quot;}],&quot;issued&quot;:{&quot;date-parts&quot;:[[&quot;1999&quot;,12,1]]}}},{&quot;id&quot;:2301,&quot;uris&quot;:[&quot;http://zotero.org/users/1954708/items/7TXPA5IC&quot;],&quot;uri&quot;:[&quot;http://zotero.org/users/1954708/items/7TXPA5IC&quot;],&quot;itemData&quot;:{&quot;id&quot;:2301,&quot;type&quot;:&quot;article-journal&quot;,&quot;abstract&quot;:&quot;This study shows the far-reaching effects of herbivore dietary specialization on the ecological and evolutionary dynamics of carnivore–herbivore–plant interactions. First, we test the long-standing hypothesis that dietary specialization of insect herbivores mediates the strength of bird predation on herbivores. Accounting for phylogenetic nonindependence of herbivores and plants, we show for the first time (to our knowledge) that dietary specialization of herbivore species is associated with reduced bird predation across an herbivore phylogeny, and that dietary specialization of herbivores increases the antipredator effects of camouflage and aposematism. Second, this study develops and finds support for the novel hypothesis that the proportion of dietary specialist species in a plant’s herbivore community predicts the degree of antiherbivore protection birds provide to plants., Predicting the impact of carnivores on plants has challenged community and food web ecologists for decades. At the same time, the role of predators in the evolution of herbivore dietary specialization has been an unresolved issue in evolutionary ecology. Here, we integrate these perspectives by testing the role of herbivore diet breadth as a predictor of top-down effects of avian predators on herbivores and plants in a forest food web. Using experimental bird exclosures to study a complex community of trees, caterpillars, and birds, we found a robust positive association between caterpillar diet breadth (phylodiversity of host plants used) and the strength of bird predation across 41 caterpillar and eight tree species. Dietary specialization was associated with increased enemy-free space for both camouflaged (n = 33) and warningly signaled (n = 8) caterpillar species. Furthermore, dietary specialization was associated with increased crypsis (camouflaged species only) and more stereotyped resting poses (camouflaged and warningly signaled species), but was unrelated to caterpillar body size. These dynamics in turn cascaded down to plants: a metaanalysis (n = 15 tree species) showed the beneficial effect of birds on trees (i.e., reduced leaf damage) decreased with the proportion of dietary specialist taxa composing a tree species’ herbivore fauna. We conclude that herbivore diet breadth is a key functional trait underlying the trophic effects of carnivores on both herbivores and plants.&quot;,&quot;container-title&quot;:&quot;Proceedings of the National Academy of Sciences of the United States of America&quot;,&quot;DOI&quot;:&quot;10.1073/pnas.1401949111&quot;,&quot;ISSN&quot;:&quot;0027-8424&quot;,&quot;issue&quot;:&quot;26&quot;,&quot;journalAbbreviation&quot;:&quot;Proc Natl Acad Sci U S A&quot;,&quot;note&quot;:&quot;PMID: 24979778\nPMCID: PMC4084428&quot;,&quot;page&quot;:&quot;9521-9526&quot;,&quot;source&quot;:&quot;PubMed Central&quot;,&quot;title&quot;:&quot;Herbivore diet breadth mediates the cascading effects of carnivores in food webs&quot;,&quot;volume&quot;:&quot;111&quot;,&quot;author&quot;:[{&quot;family&quot;:&quot;Singer&quot;,&quot;given&quot;:&quot;Michael S.&quot;},{&quot;family&quot;:&quot;Lichter-Marck&quot;,&quot;given&quot;:&quot;Isaac H.&quot;},{&quot;family&quot;:&quot;Farkas&quot;,&quot;given&quot;:&quot;Timothy E.&quot;},{&quot;family&quot;:&quot;Aaron&quot;,&quot;given&quot;:&quot;Eric&quot;},{&quot;family&quot;:&quot;Whitney&quot;,&quot;given&quot;:&quot;Kenneth D.&quot;},{&quot;family&quot;:&quot;Mooney&quot;,&quot;given&quot;:&quot;Kailen A.&quot;}],&quot;issued&quot;:{&quot;date-parts&quot;:[[&quot;2014&quot;,7,1]]}}},{&quot;id&quot;:2958,&quot;uris&quot;:[&quot;http://zotero.org/users/1954708/items/KTZ6VQWQ&quot;],&quot;uri&quot;:[&quot;http://zotero.org/users/1954708/items/KTZ6VQWQ&quot;],&quot;itemData&quot;:{&quot;id&quot;:2958,&quot;type&quot;:&quot;article-journal&quot;,&quot;abstract&quot;:&quot;Insectivorous birds reduce arthropod abundances and their damage to plants in some, but not all, studies where predation by birds has been assessed. The variation in bird effects may be due to characteristics such as plant productivity or quality, habitat complexity, and/or species diversity of predator and prey assemblages. Since agroforestry systems vary in such characteristics, these systems provide a good starting point for understanding when and where we can expect predation by birds to be important. We analyze data from bird exclosure studies in forests and agroforestry systems to ask whether birds consistently reduce their arthropod prey base and whether bird predation differs between forests and agroforestry systems. Further, we focus on agroforestry systems to ask whether the magnitude of bird predation (1) differs between canopy trees and understory plants, (2) differs when migratory birds are present or absent, and (3) correlates with bird abundance and diversity. We found that, across all studies, birds reduce all arthropods, herbivores, carnivores, and plant damage. We observed no difference in the magnitude of bird effects between agroforestry systems and forests despite simplified habitat structure and plant diversity in agroforests. Within agroforestry systems, bird reduction of arthropods was greater in the canopy than the crop layer. Top-down effects of bird predation were especially strong during censuses when migratory birds were present in agroforestry systems. Importantly, the diversity of the predator assemblage correlated with the magnitude of predator effects; where the diversity of birds, especially migratory birds, was greater, birds reduced arthropod densities to a greater extent. We outline potential mechanisms for relationships between bird predator, insect prey, and habitat characteristics, and we suggest future studies using tropical agroforests as a model system to further test these areas of ecological theory.&quot;,&quot;container-title&quot;:&quot;Ecology&quot;,&quot;DOI&quot;:&quot;10.1890/06-1976.1&quot;,&quot;ISSN&quot;:&quot;0012-9658&quot;,&quot;issue&quot;:&quot;4&quot;,&quot;journalAbbreviation&quot;:&quot;Ecology&quot;,&quot;language&quot;:&quot;eng&quot;,&quot;note&quot;:&quot;PMID: 18481517&quot;,&quot;page&quot;:&quot;928-934&quot;,&quot;source&quot;:&quot;PubMed&quot;,&quot;title&quot;:&quot;Birds as predators in tropical agroforestry systems&quot;,&quot;volume&quot;:&quot;89&quot;,&quot;author&quot;:[{&quot;family&quot;:&quot;Van Bael&quot;,&quot;given&quot;:&quot;Sunshine A.&quot;},{&quot;family&quot;:&quot;Philpott&quot;,&quot;given&quot;:&quot;Stacy M.&quot;},{&quot;family&quot;:&quot;Greenberg&quot;,&quot;given&quot;:&quot;Russell&quot;},{&quot;family&quot;:&quot;Bichier&quot;,&quot;given&quot;:&quot;Peter&quot;},{&quot;family&quot;:&quot;Barber&quot;,&quot;given&quot;:&quot;Nicholas A.&quot;},{&quot;family&quot;:&quot;Mooney&quot;,&quot;given&quot;:&quot;Kailen A.&quot;},{&quot;family&quot;:&quot;Gruner&quot;,&quot;given&quot;:&quot;Daniel S.&quot;}],&quot;issued&quot;:{&quot;date-parts&quot;:[[&quot;2008&quot;,4]]}}}],&quot;schema&quot;:&quot;https://github.com/citation-style-language/schema/raw/master/csl-citation.json&quot;} RNDVwcsfqm3zO"/><text:span text:style-name="T134">. </text:span><text:span text:style-name="T85">However, </text:span><text:span text:style-name="T179">interactive effects of</text:span><text:span text:style-name="T85"> </text:span><text:span text:style-name="T179">herbivore diet breadth and plant quality </text:span><text:span text:style-name="T85">were studied mostly in isolated and/or simplified systems despite their potential implications for </text:span><text:span text:style-name="T179">diverse </text:span><text:span text:style-name="T85">plant-herbivore interaction networks in nature</text:span><text:span text:style-name="T92"> </text:span><text:reference-mark-start text:name="ZOTERO_ITEM CSL_CITATION {&quot;citationID&quot;:&quot;iUzGaAys&quot;,&quot;properties&quot;:{&quot;formattedCitation&quot;:&quot;(Abdala\\uc0\\u8208{}Roberts et al., 2019; Katsanis et al., 2016; Mooney et al., 2012)&quot;,&quot;plainCitation&quot;:&quot;(Abdala‐Roberts et al., 2019; Katsanis et al., 2016; Mooney et al., 2012)&quot;,&quot;noteIndex&quot;:0},&quot;citationItems&quot;:[{&quot;id&quot;:2200,&quot;uris&quot;:[&quot;http://zotero.org/users/1954708/items/49N56676&quot;],&quot;uri&quot;:[&quot;http://zotero.org/users/1954708/items/49N56676&quot;],&quot;itemData&quot;:{&quot;id&quot;:2200,&quot;type&quot;:&quot;article-journal&quot;,&quot;abstract&quot;:&quot;A vast body of research demonstrates that many ecological and evolutionary processes can only be understood from a tri-trophic viewpoint, that is, one that moves beyond the pairwise interactions of neighbouring trophic levels to consider the emergent features of interactions among multiple trophic levels. Despite its unifying potential, tri-trophic research has been fragmented, following two distinct paths. One has focused on the population biology and evolutionary ecology of simple food chains of interacting species. The other has focused on bottom-up and top-down controls over the distribution of biomass across trophic levels and other ecosystem-level variables. Here, we propose pathways to bridge these two long-standing perspectives. We argue that an expanded theory of tri-trophic interactions (TTIs) can unify our understanding of biological processes across scales and levels of organisation, ranging from species evolution and pairwise interactions to community structure and ecosystem function. To do so requires addressing how community structure and ecosystem function arise as emergent properties of component TTIs, and, in turn, how species traits and TTIs are shaped by the ecosystem processes and the abiotic environment in which they are embedded. We conclude that novel insights will come from applying tri-trophic theory systematically across all levels of biological organisation.&quot;,&quot;container-title&quot;:&quot;Ecology Letters&quot;,&quot;DOI&quot;:&quot;10.1111/ele.13392&quot;,&quot;ISSN&quot;:&quot;1461-0248&quot;,&quot;issue&quot;:&quot;12&quot;,&quot;language&quot;:&quot;en&quot;,&quot;page&quot;:&quot;2151-2167&quot;,&quot;source&quot;:&quot;Wiley Online Library&quot;,&quot;title&quot;:&quot;Tri-trophic interactions: bridging species, communities and ecosystems&quot;,&quot;title-short&quot;:&quot;Tri-trophic interactions&quot;,&quot;volume&quot;:&quot;22&quot;,&quot;author&quot;:[{&quot;family&quot;:&quot;Abdala‐Roberts&quot;,&quot;given&quot;:&quot;Luis&quot;},{&quot;family&quot;:&quot;Puentes&quot;,&quot;given&quot;:&quot;Adriana&quot;},{&quot;family&quot;:&quot;Finke&quot;,&quot;given&quot;:&quot;Deborah L.&quot;},{&quot;family&quot;:&quot;Marquis&quot;,&quot;given&quot;:&quot;Robert J.&quot;},{&quot;family&quot;:&quot;Montserrat&quot;,&quot;given&quot;:&quot;Marta&quot;},{&quot;family&quot;:&quot;Poelman&quot;,&quot;given&quot;:&quot;Erik H.&quot;},{&quot;family&quot;:&quot;Rasmann&quot;,&quot;given&quot;:&quot;Sergio&quot;},{&quot;family&quot;:&quot;Sentis&quot;,&quot;given&quot;:&quot;Arnaud&quot;},{&quot;family&quot;:&quot;Dam&quot;,&quot;given&quot;:&quot;Nicole M.&quot;,&quot;dropping-particle&quot;:&quot;van&quot;},{&quot;family&quot;:&quot;Wimp&quot;,&quot;given&quot;:&quot;Gina&quot;},{&quot;family&quot;:&quot;Mooney&quot;,&quot;given&quot;:&quot;Kailen&quot;},{&quot;family&quot;:&quot;Björkman&quot;,&quot;given&quot;:&quot;Christer&quot;}],&quot;issued&quot;:{&quot;date-parts&quot;:[[&quot;2019&quot;]]}}},{&quot;id&quot;:2414,&quot;uris&quot;:[&quot;http://zotero.org/users/1954708/items/IQ8PJJB7&quot;],&quot;uri&quot;:[&quot;http://zotero.org/users/1954708/items/IQ8PJJB7&quot;],&quot;itemData&quot;:{&quot;id&quot;:2414,&quot;type&quot;:&quot;article-journal&quot;,&quot;abstract&quot;:&quot;Host plant defenses are known to cascade up food chains to influence herbivores and their natural enemies, but how herbivore and predator traits and identity mediate such tri-trophic dynamics is largely unknown. We assessed the influence of plant defense on aphid and coccinellid performance in laboratory trials with low- vs. high-glucosinolate varieties of Brassica napus, a dietary specialist (Brevicoryne brassicae) and generalist (Myzus persicae) aphid, and five species of aphidophagous coccinellids. The performance of the specialist and generalist aphids was similar and unaffected by variation in plant defense. Aphid glucosinolate concentration and resistance to predators differed by aphid species and host plant defense, and these effects acted independently. With respect to aphid species, the dietary generalist aphid (vs. specialist) had 14% lower glucosinolate concentration and coccinellid predators ate three-fold more aphids. With respect to host plant variety, the high-glucosinolate plants (vs. low) increased aphid glucosinolate concentration by 21%, but had relatively weak effects on predation by coccinellids and these effects varied among coccinellid species. In turn, coccinellid performance was influenced by the interactive effects of plant defense and aphid species, as the cascading, indirect effect of plant defense was greater when feeding upon the specialist than generalist aphid. When feeding upon specialist aphids, low- (vs. high-) glucosinolate plants increased coccinellid mass gain by 78% and accelerated development by 14%. In contrast, when feeding upon generalist aphids, low- (vs. high-) glucosinolate plants increased coccinellid mass gain by only 11% and had no detectable effect on development time. These interactive effects of plant defense and aphid diet breadth on predator performance also varied among coccinellid species; the indirect negative effects of plant defenses on predator performance was consistent among the five predators when transmitted via the dietary specialist aphid, but these effects varied substantially among predators—in both the magnitude and direction—when transmitted via the dietary generalist aphid. Accordingly, the cascading effect of plant defense on predators was stronger in magnitude and more consistent among predator taxa when transmitted by the specialist than generalist herbivore. Overall, these findings support a central role of herbivore diet breadth in mediating both the strength and contingency of tri-trophic interactions.&quot;,&quot;container-title&quot;:&quot;PLoS ONE&quot;,&quot;DOI&quot;:&quot;10.1371/journal.pone.0155716&quot;,&quot;ISSN&quot;:&quot;1932-6203&quot;,&quot;issue&quot;:&quot;5&quot;,&quot;journalAbbreviation&quot;:&quot;PLoS One&quot;,&quot;note&quot;:&quot;PMID: 27182598\nPMCID: PMC4868332&quot;,&quot;source&quot;:&quot;PubMed Central&quot;,&quot;title&quot;:&quot;Herbivore Diet Breadth and Host Plant Defense Mediate the Tri-Trophic Effects of Plant Toxins on Multiple Coccinellid Predators&quot;,&quot;URL&quot;:&quot;https://www.ncbi.nlm.nih.gov/pmc/articles/PMC4868332/&quot;,&quot;volume&quot;:&quot;11&quot;,&quot;author&quot;:[{&quot;family&quot;:&quot;Katsanis&quot;,&quot;given&quot;:&quot;Angelos&quot;},{&quot;family&quot;:&quot;Rasmann&quot;,&quot;given&quot;:&quot;Sergio&quot;},{&quot;family&quot;:&quot;Mooney&quot;,&quot;given&quot;:&quot;Kailen A.&quot;}],&quot;accessed&quot;:{&quot;date-parts&quot;:[[&quot;2020&quot;,3,14]]},&quot;issued&quot;:{&quot;date-parts&quot;:[[&quot;2016&quot;,5,16]]}}},{&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schema&quot;:&quot;https://github.com/citation-style-language/schema/raw/master/csl-citation.json&quot;} RNDfR03SQXCtG"/><text:span text:style-name="T252">(Abdala</text:span><text:span text:style-name="T256">‐Roberts et al., 2019; Katsanis et al., 2016; Mooney et al., 2012)</text:span><text:reference-mark-end text:name="ZOTERO_ITEM CSL_CITATION {&quot;citationID&quot;:&quot;iUzGaAys&quot;,&quot;properties&quot;:{&quot;formattedCitation&quot;:&quot;(Abdala\\uc0\\u8208{}Roberts et al., 2019; Katsanis et al., 2016; Mooney et al., 2012)&quot;,&quot;plainCitation&quot;:&quot;(Abdala‐Roberts et al., 2019; Katsanis et al., 2016; Mooney et al., 2012)&quot;,&quot;noteIndex&quot;:0},&quot;citationItems&quot;:[{&quot;id&quot;:2200,&quot;uris&quot;:[&quot;http://zotero.org/users/1954708/items/49N56676&quot;],&quot;uri&quot;:[&quot;http://zotero.org/users/1954708/items/49N56676&quot;],&quot;itemData&quot;:{&quot;id&quot;:2200,&quot;type&quot;:&quot;article-journal&quot;,&quot;abstract&quot;:&quot;A vast body of research demonstrates that many ecological and evolutionary processes can only be understood from a tri-trophic viewpoint, that is, one that moves beyond the pairwise interactions of neighbouring trophic levels to consider the emergent features of interactions among multiple trophic levels. Despite its unifying potential, tri-trophic research has been fragmented, following two distinct paths. One has focused on the population biology and evolutionary ecology of simple food chains of interacting species. The other has focused on bottom-up and top-down controls over the distribution of biomass across trophic levels and other ecosystem-level variables. Here, we propose pathways to bridge these two long-standing perspectives. We argue that an expanded theory of tri-trophic interactions (TTIs) can unify our understanding of biological processes across scales and levels of organisation, ranging from species evolution and pairwise interactions to community structure and ecosystem function. To do so requires addressing how community structure and ecosystem function arise as emergent properties of component TTIs, and, in turn, how species traits and TTIs are shaped by the ecosystem processes and the abiotic environment in which they are embedded. We conclude that novel insights will come from applying tri-trophic theory systematically across all levels of biological organisation.&quot;,&quot;container-title&quot;:&quot;Ecology Letters&quot;,&quot;DOI&quot;:&quot;10.1111/ele.13392&quot;,&quot;ISSN&quot;:&quot;1461-0248&quot;,&quot;issue&quot;:&quot;12&quot;,&quot;language&quot;:&quot;en&quot;,&quot;page&quot;:&quot;2151-2167&quot;,&quot;source&quot;:&quot;Wiley Online Library&quot;,&quot;title&quot;:&quot;Tri-trophic interactions: bridging species, communities and ecosystems&quot;,&quot;title-short&quot;:&quot;Tri-trophic interactions&quot;,&quot;volume&quot;:&quot;22&quot;,&quot;author&quot;:[{&quot;family&quot;:&quot;Abdala‐Roberts&quot;,&quot;given&quot;:&quot;Luis&quot;},{&quot;family&quot;:&quot;Puentes&quot;,&quot;given&quot;:&quot;Adriana&quot;},{&quot;family&quot;:&quot;Finke&quot;,&quot;given&quot;:&quot;Deborah L.&quot;},{&quot;family&quot;:&quot;Marquis&quot;,&quot;given&quot;:&quot;Robert J.&quot;},{&quot;family&quot;:&quot;Montserrat&quot;,&quot;given&quot;:&quot;Marta&quot;},{&quot;family&quot;:&quot;Poelman&quot;,&quot;given&quot;:&quot;Erik H.&quot;},{&quot;family&quot;:&quot;Rasmann&quot;,&quot;given&quot;:&quot;Sergio&quot;},{&quot;family&quot;:&quot;Sentis&quot;,&quot;given&quot;:&quot;Arnaud&quot;},{&quot;family&quot;:&quot;Dam&quot;,&quot;given&quot;:&quot;Nicole M.&quot;,&quot;dropping-particle&quot;:&quot;van&quot;},{&quot;family&quot;:&quot;Wimp&quot;,&quot;given&quot;:&quot;Gina&quot;},{&quot;family&quot;:&quot;Mooney&quot;,&quot;given&quot;:&quot;Kailen&quot;},{&quot;family&quot;:&quot;Björkman&quot;,&quot;given&quot;:&quot;Christer&quot;}],&quot;issued&quot;:{&quot;date-parts&quot;:[[&quot;2019&quot;]]}}},{&quot;id&quot;:2414,&quot;uris&quot;:[&quot;http://zotero.org/users/1954708/items/IQ8PJJB7&quot;],&quot;uri&quot;:[&quot;http://zotero.org/users/1954708/items/IQ8PJJB7&quot;],&quot;itemData&quot;:{&quot;id&quot;:2414,&quot;type&quot;:&quot;article-journal&quot;,&quot;abstract&quot;:&quot;Host plant defenses are known to cascade up food chains to influence herbivores and their natural enemies, but how herbivore and predator traits and identity mediate such tri-trophic dynamics is largely unknown. We assessed the influence of plant defense on aphid and coccinellid performance in laboratory trials with low- vs. high-glucosinolate varieties of Brassica napus, a dietary specialist (Brevicoryne brassicae) and generalist (Myzus persicae) aphid, and five species of aphidophagous coccinellids. The performance of the specialist and generalist aphids was similar and unaffected by variation in plant defense. Aphid glucosinolate concentration and resistance to predators differed by aphid species and host plant defense, and these effects acted independently. With respect to aphid species, the dietary generalist aphid (vs. specialist) had 14% lower glucosinolate concentration and coccinellid predators ate three-fold more aphids. With respect to host plant variety, the high-glucosinolate plants (vs. low) increased aphid glucosinolate concentration by 21%, but had relatively weak effects on predation by coccinellids and these effects varied among coccinellid species. In turn, coccinellid performance was influenced by the interactive effects of plant defense and aphid species, as the cascading, indirect effect of plant defense was greater when feeding upon the specialist than generalist aphid. When feeding upon specialist aphids, low- (vs. high-) glucosinolate plants increased coccinellid mass gain by 78% and accelerated development by 14%. In contrast, when feeding upon generalist aphids, low- (vs. high-) glucosinolate plants increased coccinellid mass gain by only 11% and had no detectable effect on development time. These interactive effects of plant defense and aphid diet breadth on predator performance also varied among coccinellid species; the indirect negative effects of plant defenses on predator performance was consistent among the five predators when transmitted via the dietary specialist aphid, but these effects varied substantially among predators—in both the magnitude and direction—when transmitted via the dietary generalist aphid. Accordingly, the cascading effect of plant defense on predators was stronger in magnitude and more consistent among predator taxa when transmitted by the specialist than generalist herbivore. Overall, these findings support a central role of herbivore diet breadth in mediating both the strength and contingency of tri-trophic interactions.&quot;,&quot;container-title&quot;:&quot;PLoS ONE&quot;,&quot;DOI&quot;:&quot;10.1371/journal.pone.0155716&quot;,&quot;ISSN&quot;:&quot;1932-6203&quot;,&quot;issue&quot;:&quot;5&quot;,&quot;journalAbbreviation&quot;:&quot;PLoS One&quot;,&quot;note&quot;:&quot;PMID: 27182598\nPMCID: PMC4868332&quot;,&quot;source&quot;:&quot;PubMed Central&quot;,&quot;title&quot;:&quot;Herbivore Diet Breadth and Host Plant Defense Mediate the Tri-Trophic Effects of Plant Toxins on Multiple Coccinellid Predators&quot;,&quot;URL&quot;:&quot;https://www.ncbi.nlm.nih.gov/pmc/articles/PMC4868332/&quot;,&quot;volume&quot;:&quot;11&quot;,&quot;author&quot;:[{&quot;family&quot;:&quot;Katsanis&quot;,&quot;given&quot;:&quot;Angelos&quot;},{&quot;family&quot;:&quot;Rasmann&quot;,&quot;given&quot;:&quot;Sergio&quot;},{&quot;family&quot;:&quot;Mooney&quot;,&quot;given&quot;:&quot;Kailen A.&quot;}],&quot;accessed&quot;:{&quot;date-parts&quot;:[[&quot;2020&quot;,3,14]]},&quot;issued&quot;:{&quot;date-parts&quot;:[[&quot;2016&quot;,5,16]]}}},{&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schema&quot;:&quot;https://github.com/citation-style-language/schema/raw/master/csl-citation.json&quot;} RNDfR03SQXCtG"/><text:span text:style-name="T85">.</text:span></text:p>
      <text:p text:style-name="P60"/>
      <text:p text:style-name="P63"><text:span text:style-name="T190">Some c</text:span><text:span text:style-name="T139">haracteristic </text:span><text:span text:style-name="T158">properties</text:span><text:span text:style-name="T139"> </text:span><text:span text:style-name="T157">of</text:span><text:span text:style-name="T138"> </text:span><text:span text:style-name="T180">tro</text:span><text:span text:style-name="T190">p</text:span><text:span text:style-name="T180">ica</text:span><text:span text:style-name="T184">l</text:span><text:span text:style-name="T138"> food webs</text:span><text:span text:style-name="T139"> </text:span><text:span text:style-name="T181">are</text:span><text:span text:style-name="T138"> expected to </text:span><text:span text:style-name="T137">attenuate </text:span><text:span text:style-name="T154">cascading effects </text:span><text:span text:style-name="T166">of top predators</text:span><text:span text:style-name="T154"> on vegetation</text:span><text:span text:style-name="T137">.</text:span><text:span text:style-name="T85"> </text:span><text:span text:style-name="T181">Besides </text:span><text:span text:style-name="T180">narrow diet breadth</text:span><text:span text:style-name="T154"> of herbivore</text:span><text:span text:style-name="T180">s</text:span><text:span text:style-name="T154"> </text:span><text:span text:style-name="T159">and </text:span><text:span text:style-name="T180">high </text:span><text:span text:style-name="T154">plant species quality </text:span><text:span text:style-name="T181">predicted by TTI</text:span><text:span text:style-name="T154">, </text:span><text:span text:style-name="T181">the </text:span><text:span text:style-name="T154">presence of intra-guild predation, </text:span><text:span text:style-name="T190">is hypothesized to</text:span><text:span text:style-name="T182"> weaken </text:span><text:span text:style-name="T191">any </text:span><text:span text:style-name="T182">cascading effect </text:span><text:reference-mark-start text:name="ZOTERO_ITEM CSL_CITATION {&quot;citationID&quot;:&quot;IdDPPR3M&quot;,&quot;properties&quot;:{&quot;formattedCitation&quot;:&quot;(Polis and Holt, 1992)&quot;,&quot;plainCitation&quot;:&quot;(Polis and Holt, 1992)&quot;,&quot;noteIndex&quot;:0},&quot;citationItems&quot;:[{&quot;id&quot;:3001,&quot;uris&quot;:[&quot;http://zotero.org/users/1954708/items/3XALJWUE&quot;],&quot;uri&quot;:[&quot;http://zotero.org/users/1954708/items/3XALJWUE&quot;],&quot;itemData&quot;:{&quot;id&quot;:3001,&quot;type&quot;:&quot;article-journal&quot;,&quot;abstract&quot;:&quot;There is a long-standing debate in ecology concerning the relative importance of competition and predation in determining community structure. Recently, a novel twist has been added with the growing recognition that potentially competing species are often engaged in predator-prey interactions. This blend of competition and predation is called intraguild predation (IGP). The study of IGP will lead to a reconsideration of many classical topics, such as niche shifts, species exclusion and cascading interactions in food webs. Theoretical models suggest that a variety of alternative stable states are likely in IGP systems, and that intermediate predators should tend to be superior in exploitative competition. Many field studies support these expectations. IGP is also important in applied ecological problems, such as the conservation of endangered species and fisheries management.&quot;,&quot;container-title&quot;:&quot;Trends in Ecology &amp; Evolution&quot;,&quot;DOI&quot;:&quot;10.1016/0169-5347(92)90208-S&quot;,&quot;ISSN&quot;:&quot;0169-5347&quot;,&quot;issue&quot;:&quot;5&quot;,&quot;journalAbbreviation&quot;:&quot;Trends in Ecology &amp; Evolution&quot;,&quot;language&quot;:&quot;en&quot;,&quot;page&quot;:&quot;151-154&quot;,&quot;source&quot;:&quot;ScienceDirect&quot;,&quot;title&quot;:&quot;Intraguild predation: The dynamics of complex trophic interactions&quot;,&quot;title-short&quot;:&quot;Intraguild predation&quot;,&quot;volume&quot;:&quot;7&quot;,&quot;author&quot;:[{&quot;family&quot;:&quot;Polis&quot;,&quot;given&quot;:&quot;Gary A.&quot;},{&quot;family&quot;:&quot;Holt&quot;,&quot;given&quot;:&quot;Robert D.&quot;}],&quot;issued&quot;:{&quot;date-parts&quot;:[[&quot;1992&quot;,5,1]]}}}],&quot;schema&quot;:&quot;https://github.com/citation-style-language/schema/raw/master/csl-citation.json&quot;} RNDvMOsPC4E5L"/><text:span text:style-name="T182">(Polis and Holt, 1992)</text:span><text:reference-mark-end text:name="ZOTERO_ITEM CSL_CITATION {&quot;citationID&quot;:&quot;IdDPPR3M&quot;,&quot;properties&quot;:{&quot;formattedCitation&quot;:&quot;(Polis and Holt, 1992)&quot;,&quot;plainCitation&quot;:&quot;(Polis and Holt, 1992)&quot;,&quot;noteIndex&quot;:0},&quot;citationItems&quot;:[{&quot;id&quot;:3001,&quot;uris&quot;:[&quot;http://zotero.org/users/1954708/items/3XALJWUE&quot;],&quot;uri&quot;:[&quot;http://zotero.org/users/1954708/items/3XALJWUE&quot;],&quot;itemData&quot;:{&quot;id&quot;:3001,&quot;type&quot;:&quot;article-journal&quot;,&quot;abstract&quot;:&quot;There is a long-standing debate in ecology concerning the relative importance of competition and predation in determining community structure. Recently, a novel twist has been added with the growing recognition that potentially competing species are often engaged in predator-prey interactions. This blend of competition and predation is called intraguild predation (IGP). The study of IGP will lead to a reconsideration of many classical topics, such as niche shifts, species exclusion and cascading interactions in food webs. Theoretical models suggest that a variety of alternative stable states are likely in IGP systems, and that intermediate predators should tend to be superior in exploitative competition. Many field studies support these expectations. IGP is also important in applied ecological problems, such as the conservation of endangered species and fisheries management.&quot;,&quot;container-title&quot;:&quot;Trends in Ecology &amp; Evolution&quot;,&quot;DOI&quot;:&quot;10.1016/0169-5347(92)90208-S&quot;,&quot;ISSN&quot;:&quot;0169-5347&quot;,&quot;issue&quot;:&quot;5&quot;,&quot;journalAbbreviation&quot;:&quot;Trends in Ecology &amp; Evolution&quot;,&quot;language&quot;:&quot;en&quot;,&quot;page&quot;:&quot;151-154&quot;,&quot;source&quot;:&quot;ScienceDirect&quot;,&quot;title&quot;:&quot;Intraguild predation: The dynamics of complex trophic interactions&quot;,&quot;title-short&quot;:&quot;Intraguild predation&quot;,&quot;volume&quot;:&quot;7&quot;,&quot;author&quot;:[{&quot;family&quot;:&quot;Polis&quot;,&quot;given&quot;:&quot;Gary A.&quot;},{&quot;family&quot;:&quot;Holt&quot;,&quot;given&quot;:&quot;Robert D.&quot;}],&quot;issued&quot;:{&quot;date-parts&quot;:[[&quot;1992&quot;,5,1]]}}}],&quot;schema&quot;:&quot;https://github.com/citation-style-language/schema/raw/master/csl-citation.json&quot;} RNDvMOsPC4E5L"/><text:span text:style-name="T154">. </text:span><text:span text:style-name="T150">Recent </text:span><text:span text:style-name="T182">comparative </text:span><text:span text:style-name="T150">analysis showed up to 82 times higher diversity of of arthropod predators in the tropics </text:span><text:span text:style-name="T182">than in temperate climatic zone</text:span><text:span text:style-name="T150"> </text:span><text:reference-mark-start text:name="ZOTERO_ITEM CSL_CITATION {&quot;citationID&quot;:&quot;neVGXdxO&quot;,&quot;properties&quot;:{&quot;formattedCitation&quot;:&quot;(Privet and Petillon, 2018)&quot;,&quot;plainCitation&quot;:&quot;(Privet and Petillon, 2018)&quot;,&quot;noteIndex&quot;:0},&quot;citationItems&quot;:[{&quot;id&quot;:2978,&quot;uris&quot;:[&quot;http://zotero.org/users/1954708/items/CMM6LK6P&quot;],&quot;uri&quot;:[&quot;http://zotero.org/users/1954708/items/CMM6LK6P&quot;],&quot;itemData&quot;:{&quot;id&quot;:2978,&quot;type&quot;:&quot;article-journal&quot;,&quot;abstract&quot;:&quot;&lt;h3&gt;Abstract&lt;/h3&gt; &lt;p&gt;High diversity in tropical compared to temperate regions has long intrigued ecologists. Terrestrial arthropods are among the most speciose orders in tropical rainforests. Previous studies show that arthropod herbivores account for much tropical diversity, yet differences in diversity of arthropod predators between tropical and temperate systems have not been quantified. Here, we present the first standardized tropical-temperate forest comparison of species richness and evenness for understory spiders, a dominant and mega-diverse taxa of generalist predators. Species richness was 13-82 times higher in tropical vs. temperate forests. Evenness was also higher with tropical assemblages having 12-55 times more common and 10-40 times more dominant species. By contrast, proportion of rare species were only up to two times greater than that of temperate measurements. These differences in diversity far surpass previous estimates, and exceed tropical-temperate difference for herbivorous taxa. Thus, the extreme diversity of arthropod predators is associated not only with the higher diversity of prey in tropical vs. temperate ecosystems, but probably also with increased diet breadth of understory spiders in the tropics. This work contradicts the widely accepted hypothesis that tropical diversity is associated with more specialization of predators.&lt;/p&gt;&quot;,&quot;container-title&quot;:&quot;bioRxiv&quot;,&quot;DOI&quot;:&quot;10.1101/283499&quot;,&quot;language&quot;:&quot;en&quot;,&quot;note&quot;:&quot;publisher: Cold Spring Harbor Laboratory\nsection: New Results&quot;,&quot;page&quot;:&quot;283499&quot;,&quot;source&quot;:&quot;www.biorxiv.org&quot;,&quot;title&quot;:&quot;Differences in tropical vs. temperate diversity in arthropod predators provide insights into causes of latitudinal gradients of species diversity&quot;,&quot;author&quot;:[{&quot;family&quot;:&quot;Privet&quot;,&quot;given&quot;:&quot;Kaïna&quot;},{&quot;family&quot;:&quot;Petillon&quot;,&quot;given&quot;:&quot;Julien&quot;}],&quot;issued&quot;:{&quot;date-parts&quot;:[[&quot;2018&quot;,3,16]]}}}],&quot;schema&quot;:&quot;https://github.com/citation-style-language/schema/raw/master/csl-citation.json&quot;} RNDEsA9NyFIz8"/><text:span text:style-name="T150">(Privet and Petillon, 2018)</text:span><text:reference-mark-end text:name="ZOTERO_ITEM CSL_CITATION {&quot;citationID&quot;:&quot;neVGXdxO&quot;,&quot;properties&quot;:{&quot;formattedCitation&quot;:&quot;(Privet and Petillon, 2018)&quot;,&quot;plainCitation&quot;:&quot;(Privet and Petillon, 2018)&quot;,&quot;noteIndex&quot;:0},&quot;citationItems&quot;:[{&quot;id&quot;:2978,&quot;uris&quot;:[&quot;http://zotero.org/users/1954708/items/CMM6LK6P&quot;],&quot;uri&quot;:[&quot;http://zotero.org/users/1954708/items/CMM6LK6P&quot;],&quot;itemData&quot;:{&quot;id&quot;:2978,&quot;type&quot;:&quot;article-journal&quot;,&quot;abstract&quot;:&quot;&lt;h3&gt;Abstract&lt;/h3&gt; &lt;p&gt;High diversity in tropical compared to temperate regions has long intrigued ecologists. Terrestrial arthropods are among the most speciose orders in tropical rainforests. Previous studies show that arthropod herbivores account for much tropical diversity, yet differences in diversity of arthropod predators between tropical and temperate systems have not been quantified. Here, we present the first standardized tropical-temperate forest comparison of species richness and evenness for understory spiders, a dominant and mega-diverse taxa of generalist predators. Species richness was 13-82 times higher in tropical vs. temperate forests. Evenness was also higher with tropical assemblages having 12-55 times more common and 10-40 times more dominant species. By contrast, proportion of rare species were only up to two times greater than that of temperate measurements. These differences in diversity far surpass previous estimates, and exceed tropical-temperate difference for herbivorous taxa. Thus, the extreme diversity of arthropod predators is associated not only with the higher diversity of prey in tropical vs. temperate ecosystems, but probably also with increased diet breadth of understory spiders in the tropics. This work contradicts the widely accepted hypothesis that tropical diversity is associated with more specialization of predators.&lt;/p&gt;&quot;,&quot;container-title&quot;:&quot;bioRxiv&quot;,&quot;DOI&quot;:&quot;10.1101/283499&quot;,&quot;language&quot;:&quot;en&quot;,&quot;note&quot;:&quot;publisher: Cold Spring Harbor Laboratory\nsection: New Results&quot;,&quot;page&quot;:&quot;283499&quot;,&quot;source&quot;:&quot;www.biorxiv.org&quot;,&quot;title&quot;:&quot;Differences in tropical vs. temperate diversity in arthropod predators provide insights into causes of latitudinal gradients of species diversity&quot;,&quot;author&quot;:[{&quot;family&quot;:&quot;Privet&quot;,&quot;given&quot;:&quot;Kaïna&quot;},{&quot;family&quot;:&quot;Petillon&quot;,&quot;given&quot;:&quot;Julien&quot;}],&quot;issued&quot;:{&quot;date-parts&quot;:[[&quot;2018&quot;,3,16]]}}}],&quot;schema&quot;:&quot;https://github.com/citation-style-language/schema/raw/master/csl-citation.json&quot;} RNDEsA9NyFIz8"/><text:span text:style-name="T150">, </text:span><text:span text:style-name="T151">which suggests their significant role in tropical food webs.</text:span><text:span text:style-name="T308"> </text:span><text:span text:style-name="T309">However, specific</text:span><text:span text:style-name="T164"> circumstances </text:span><text:span text:style-name="T166">under which </text:span><text:span text:style-name="T164">intra-guild predation attenuates or amplified cascading effects on plants is still unclear</text:span><text:span text:style-name="T86"> </text:span><text:reference-mark-start text:name="ZOTERO_ITEM CSL_CITATION {&quot;citationID&quot;:&quot;9HRfrO5k&quot;,&quot;properties&quot;:{&quot;formattedCitation&quot;:&quot;(Karp and Daily, 2014; Mooney et al., 2010)&quot;,&quot;plainCitation&quot;:&quot;(Karp and Daily, 2014; Mooney et al., 2010)&quot;,&quot;noteIndex&quot;:0},&quot;citationItems&quot;:[{&quot;id&quot;:2365,&quot;uris&quot;:[&quot;http://zotero.org/users/1954708/items/WRWS3BPG&quot;],&quot;uri&quot;:[&quot;http://zotero.org/users/1954708/items/WRWS3BPG&quot;],&quot;itemData&quot;:{&quot;id&quot;:2365,&quot;type&quot;:&quot;article-journal&quot;,&quot;abstract&quot;:&quot;The loss of apex predators is known to have reverberating consequences for ecosystems, but how changes in broader predator assemblages affect vital ecosystem functions and services is largely unknown. Predators and their prey form complex interaction networks, in which predators consume not only herbivores but also other predators. Resolving these interactions will be essential for predicting changes in many important ecosystem functions, such as the control of damaging crop pests. Here, we examine how birds, bats, and arthropods interact to determine herbivorous arthropod abundance and leaf damage in Costa Rican coffee plantations. In an exclosure experiment, we found that birds and bats reduced non-flying arthropod abundance by ∼35% and ∼25%, respectively. In contrast, birds and bats increased the abundance of flying arthropods, probably by consuming spiders. The frequency of this intraguild predation differed between birds and bats, with cascading consequences for coffee shrubs. Excluding birds caused a greater increase in herbivorous arthropod abundance than excluding bats, leading to increased coffee leaf damage. Excluding bats caused an increase in spiders and other predatory arthropods, increasing the ratio of predators to herbivores in the arthropod community. Bats, therefore, did not provide benefits to coffee plants. Leaf damage on coffee was low, and probably did not affect coffee yields. Bird-mediated control of herbivores, however, may aid coffee shrubs in the long term by preventing pest outbreaks. Regardless, our results demonstrate how complex, cascading interactions between predators and herbivores may impact plants and people.&quot;,&quot;container-title&quot;:&quot;Ecology&quot;,&quot;DOI&quot;:&quot;10.1890/13-1012.1&quot;,&quot;ISSN&quot;:&quot;1939-9170&quot;,&quot;issue&quot;:&quot;4&quot;,&quot;language&quot;:&quot;en&quot;,&quot;page&quot;:&quot;1065-1074&quot;,&quot;source&quot;:&quot;Wiley Online Library&quot;,&quot;title&quot;:&quot;Cascading effects of insectivorous birds and bats in tropical coffee plantations&quot;,&quot;volume&quot;:&quot;95&quot;,&quot;author&quot;:[{&quot;family&quot;:&quot;Karp&quot;,&quot;given&quot;:&quot;Daniel S.&quot;},{&quot;family&quot;:&quot;Daily&quot;,&quot;given&quot;:&quot;Gretchen C.&quot;}],&quot;issued&quot;:{&quot;date-parts&quot;:[[&quot;2014&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jD0HchHKr8"/><text:span text:style-name="T314">(Karp and Daily, 2014; Mooney et al., 2010)</text:span><text:reference-mark-end text:name="ZOTERO_ITEM CSL_CITATION {&quot;citationID&quot;:&quot;9HRfrO5k&quot;,&quot;properties&quot;:{&quot;formattedCitation&quot;:&quot;(Karp and Daily, 2014; Mooney et al., 2010)&quot;,&quot;plainCitation&quot;:&quot;(Karp and Daily, 2014; Mooney et al., 2010)&quot;,&quot;noteIndex&quot;:0},&quot;citationItems&quot;:[{&quot;id&quot;:2365,&quot;uris&quot;:[&quot;http://zotero.org/users/1954708/items/WRWS3BPG&quot;],&quot;uri&quot;:[&quot;http://zotero.org/users/1954708/items/WRWS3BPG&quot;],&quot;itemData&quot;:{&quot;id&quot;:2365,&quot;type&quot;:&quot;article-journal&quot;,&quot;abstract&quot;:&quot;The loss of apex predators is known to have reverberating consequences for ecosystems, but how changes in broader predator assemblages affect vital ecosystem functions and services is largely unknown. Predators and their prey form complex interaction networks, in which predators consume not only herbivores but also other predators. Resolving these interactions will be essential for predicting changes in many important ecosystem functions, such as the control of damaging crop pests. Here, we examine how birds, bats, and arthropods interact to determine herbivorous arthropod abundance and leaf damage in Costa Rican coffee plantations. In an exclosure experiment, we found that birds and bats reduced non-flying arthropod abundance by ∼35% and ∼25%, respectively. In contrast, birds and bats increased the abundance of flying arthropods, probably by consuming spiders. The frequency of this intraguild predation differed between birds and bats, with cascading consequences for coffee shrubs. Excluding birds caused a greater increase in herbivorous arthropod abundance than excluding bats, leading to increased coffee leaf damage. Excluding bats caused an increase in spiders and other predatory arthropods, increasing the ratio of predators to herbivores in the arthropod community. Bats, therefore, did not provide benefits to coffee plants. Leaf damage on coffee was low, and probably did not affect coffee yields. Bird-mediated control of herbivores, however, may aid coffee shrubs in the long term by preventing pest outbreaks. Regardless, our results demonstrate how complex, cascading interactions between predators and herbivores may impact plants and people.&quot;,&quot;container-title&quot;:&quot;Ecology&quot;,&quot;DOI&quot;:&quot;10.1890/13-1012.1&quot;,&quot;ISSN&quot;:&quot;1939-9170&quot;,&quot;issue&quot;:&quot;4&quot;,&quot;language&quot;:&quot;en&quot;,&quot;page&quot;:&quot;1065-1074&quot;,&quot;source&quot;:&quot;Wiley Online Library&quot;,&quot;title&quot;:&quot;Cascading effects of insectivorous birds and bats in tropical coffee plantations&quot;,&quot;volume&quot;:&quot;95&quot;,&quot;author&quot;:[{&quot;family&quot;:&quot;Karp&quot;,&quot;given&quot;:&quot;Daniel S.&quot;},{&quot;family&quot;:&quot;Daily&quot;,&quot;given&quot;:&quot;Gretchen C.&quot;}],&quot;issued&quot;:{&quot;date-parts&quot;:[[&quot;2014&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jD0HchHKr8"/><text:span text:style-name="T152">.</text:span><text:span text:style-name="T160"> </text:span><text:span text:style-name="T164">I</text:span><text:span text:style-name="T141">n </text:span><text:span text:style-name="T163">the </text:span><text:span text:style-name="T141">context of </text:span><text:span text:style-name="T160">diverse natural</text:span><text:span text:style-name="T141"> </text:span><text:span text:style-name="T160">communities </text:span><text:span text:style-name="T141">w</text:span><text:span text:style-name="T85">e may expect </text:span><text:span text:style-name="T160">negative correlation between herbivore and IAPs</text:span><text:span text:style-name="T85"> </text:span><text:span text:style-name="T160">abundance </text:span><text:span text:style-name="T161">and </text:span><text:span text:style-name="T165">no net</text:span><text:span text:style-name="T161"> negative effect at the whole herbivore population level</text:span><text:span text:style-name="T92"><office:annotation><dc:creator>Unknown Author</dc:creator><dc:date>2020-05-04T10:27:00</dc:date><text:p text:style-name="P66"><text:span text:style-name="T321">[</text:span><text:span text:style-name="T322">The context of broader community can reveal patterns masked by compensatory dynamics??? - (Clark et al. 2016 multiple interaction…)]. </text:span></text:p></office:annotation></text:span><text:span text:style-name="T92"> </text:span><text:reference-mark-start text:name="ZOTERO_ITEM CSL_CITATION {&quot;citationID&quot;:&quot;KH5AS5nP&quot;,&quot;properties&quot;:{&quot;formattedCitation&quot;:&quot;(Bosc et al., 2018)&quot;,&quot;plainCitation&quot;:&quot;(Bosc et al., 2018)&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schema&quot;:&quot;https://github.com/citation-style-language/schema/raw/master/csl-citation.json&quot;} RNDuXPyEsCPBL"/><text:span text:style-name="T92">(Bosc et al., 2018)</text:span><text:reference-mark-end text:name="ZOTERO_ITEM CSL_CITATION {&quot;citationID&quot;:&quot;KH5AS5nP&quot;,&quot;properties&quot;:{&quot;formattedCitation&quot;:&quot;(Bosc et al., 2018)&quot;,&quot;plainCitation&quot;:&quot;(Bosc et al., 2018)&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schema&quot;:&quot;https://github.com/citation-style-language/schema/raw/master/csl-citation.json&quot;} RNDuXPyEsCPBL"/><text:span text:style-name="T85">.</text:span><text:span text:style-name="T155"> </text:span><text:span text:style-name="T192">However, there might be important effect on biomass, which is rarely studied, despite being more </text:span><text:span text:style-name="T193">indicative of </text:span><text:span text:style-name="T73">[something]</text:span><text:span text:style-name="T192"> </text:span><text:reference-mark-start text:name="ZOTERO_ITEM CSL_CITATION {&quot;citationID&quot;:&quot;TPrEJf9N&quot;,&quot;properties&quot;:{&quot;formattedCitation&quot;:&quot;(Rossberg, 2013)&quot;,&quot;plainCitation&quot;:&quot;(Rossberg, 2013)&quot;,&quot;noteIndex&quot;:0},&quot;citationItems&quot;:[{&quot;id&quot;:3003,&quot;uris&quot;:[&quot;http://zotero.org/users/1954708/items/DHYS94UL&quot;],&quot;uri&quot;:[&quot;http://zotero.org/users/1954708/items/DHYS94UL&quot;],&quot;itemData&quot;:{&quot;id&quot;:3003,&quot;type&quot;:&quot;book&quot;,&quot;abstract&quot;:&quot;Food webs have now been addressed in empirical and theoretical research for more than 50 years. Yet, even elementary foundational issues are still hotly debated. One difficulty is that a multitude of processes need to be taken into account to understand the patterns found empirically in the structure of food webs and communities. Food Webs and Biodiversity develops a fresh, comprehensive perspective on food webs. Mechanistic explanations for several known macroecological patterns are derived from a few fundamental concepts, which are quantitatively linked to field-observables. An argument is developed that food webs will often be the key to understanding patterns of biodiversity at community level. Key Features:  Predicts generic characteristics of ecological communities in invasion-extirpation equilibrium. Generalizes the theory of competition to food webs with arbitrary topologies. Presents a new, testable quantitative theory for the mechanisms determining species richness in food webs, and other new results. Written by an internationally respected expert in the field.  With global warming and other pressures on ecosystems rising, understanding and protecting biodiversity is a cause of international concern. This highly topical book will be of interest to a wide ranging audience, including not only graduate students and practitioners in community and conservation ecology but also the complex-systems research community as well as mathematicians and physicists interested in the theory of networks. \&quot;This is a comprehensive work outlining a large array of very novel and potentially game-changing ideas in food web ecology.\&quot;—Ken Haste Andersen, Technical University of Denmark \&quot;I believe that this will be a landmark book in community ecology ... it presents a well-established and consistent mathematical theory of food-webs. It is testable in many ways and the author finds remarkable agreements between predictions and reality.\&quot;—Géza Meszéna, Eötvös University, Budapest&quot;,&quot;ISBN&quot;:&quot;978-1-118-50217-4&quot;,&quot;language&quot;:&quot;en&quot;,&quot;note&quot;:&quot;Google-Books-ID: M19q4whwT9IC&quot;,&quot;number-of-pages&quot;:&quot;375&quot;,&quot;publisher&quot;:&quot;John Wiley &amp; Sons&quot;,&quot;source&quot;:&quot;Google Books&quot;,&quot;title&quot;:&quot;Food Webs and Biodiversity: Foundations, Models, Data&quot;,&quot;title-short&quot;:&quot;Food Webs and Biodiversity&quot;,&quot;author&quot;:[{&quot;family&quot;:&quot;Rossberg&quot;,&quot;given&quot;:&quot;Axel G.&quot;}],&quot;issued&quot;:{&quot;date-parts&quot;:[[&quot;2013&quot;,6,3]]}}}],&quot;schema&quot;:&quot;https://github.com/citation-style-language/schema/raw/master/csl-citation.json&quot;} RNDkBxY273BlJ"/><text:span text:style-name="T192">(Rossberg, 2013)</text:span><text:reference-mark-end text:name="ZOTERO_ITEM CSL_CITATION {&quot;citationID&quot;:&quot;TPrEJf9N&quot;,&quot;properties&quot;:{&quot;formattedCitation&quot;:&quot;(Rossberg, 2013)&quot;,&quot;plainCitation&quot;:&quot;(Rossberg, 2013)&quot;,&quot;noteIndex&quot;:0},&quot;citationItems&quot;:[{&quot;id&quot;:3003,&quot;uris&quot;:[&quot;http://zotero.org/users/1954708/items/DHYS94UL&quot;],&quot;uri&quot;:[&quot;http://zotero.org/users/1954708/items/DHYS94UL&quot;],&quot;itemData&quot;:{&quot;id&quot;:3003,&quot;type&quot;:&quot;book&quot;,&quot;abstract&quot;:&quot;Food webs have now been addressed in empirical and theoretical research for more than 50 years. Yet, even elementary foundational issues are still hotly debated. One difficulty is that a multitude of processes need to be taken into account to understand the patterns found empirically in the structure of food webs and communities. Food Webs and Biodiversity develops a fresh, comprehensive perspective on food webs. Mechanistic explanations for several known macroecological patterns are derived from a few fundamental concepts, which are quantitatively linked to field-observables. An argument is developed that food webs will often be the key to understanding patterns of biodiversity at community level. Key Features:  Predicts generic characteristics of ecological communities in invasion-extirpation equilibrium. Generalizes the theory of competition to food webs with arbitrary topologies. Presents a new, testable quantitative theory for the mechanisms determining species richness in food webs, and other new results. Written by an internationally respected expert in the field.  With global warming and other pressures on ecosystems rising, understanding and protecting biodiversity is a cause of international concern. This highly topical book will be of interest to a wide ranging audience, including not only graduate students and practitioners in community and conservation ecology but also the complex-systems research community as well as mathematicians and physicists interested in the theory of networks. \&quot;This is a comprehensive work outlining a large array of very novel and potentially game-changing ideas in food web ecology.\&quot;—Ken Haste Andersen, Technical University of Denmark \&quot;I believe that this will be a landmark book in community ecology ... it presents a well-established and consistent mathematical theory of food-webs. It is testable in many ways and the author finds remarkable agreements between predictions and reality.\&quot;—Géza Meszéna, Eötvös University, Budapest&quot;,&quot;ISBN&quot;:&quot;978-1-118-50217-4&quot;,&quot;language&quot;:&quot;en&quot;,&quot;note&quot;:&quot;Google-Books-ID: M19q4whwT9IC&quot;,&quot;number-of-pages&quot;:&quot;375&quot;,&quot;publisher&quot;:&quot;John Wiley &amp; Sons&quot;,&quot;source&quot;:&quot;Google Books&quot;,&quot;title&quot;:&quot;Food Webs and Biodiversity: Foundations, Models, Data&quot;,&quot;title-short&quot;:&quot;Food Webs and Biodiversity&quot;,&quot;author&quot;:[{&quot;family&quot;:&quot;Rossberg&quot;,&quot;given&quot;:&quot;Axel G.&quot;}],&quot;issued&quot;:{&quot;date-parts&quot;:[[&quot;2013&quot;,6,3]]}}}],&quot;schema&quot;:&quot;https://github.com/citation-style-language/schema/raw/master/csl-citation.json&quot;} RNDkBxY273BlJ"/><text:span text:style-name="T192">. </text:span><text:span text:style-name="T155">Even in the lack of intraguild predation </text:span><text:span text:style-name="T162">i</text:span><text:span text:style-name="T85">ntensified </text:span><text:span text:style-name="T162">int</text:span><text:span text:style-name="T183">er</text:span><text:span text:style-name="T162">guild </text:span><text:span text:style-name="T85">competition or </text:span><text:span text:style-name="T149">predatory pressure</text:span><text:span text:style-name="T85"> </text:span><text:span text:style-name="T149">m</text:span><text:span text:style-name="T90">obile herbivores </text:span><text:span text:style-name="T162">can</text:span><text:span text:style-name="T155"> </text:span><text:span text:style-name="T162">in some </text:span><text:span text:style-name="T166">cases</text:span><text:span text:style-name="T162"> shift their diet </text:span><text:span text:style-name="T155">and</text:span><text:span text:style-name="T141"> </text:span><text:span text:style-name="T85">mitigate negative effect of</text:span><text:span text:style-name="T149"> natural enemies </text:span><text:span text:style-name="T85">on their abundance </text:span><text:reference-mark-start text:name="ZOTERO_ITEM CSL_CITATION {&quot;citationID&quot;:&quot;j5YJg3Zc&quot;,&quot;properties&quot;:{&quot;formattedCitation&quot;:&quot;(Schmitz, 2017)&quot;,&quot;plainCitation&quot;:&quot;(Schmitz, 2017)&quot;,&quot;noteIndex&quot;:0},&quot;citationItems&quot;:[{&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schema&quot;:&quot;https://github.com/citation-style-language/schema/raw/master/csl-citation.json&quot;} RNDIMAUpf7XJm"/><text:span text:style-name="T85">(Schmitz, 2017)</text:span><text:reference-mark-end text:name="ZOTERO_ITEM CSL_CITATION {&quot;citationID&quot;:&quot;j5YJg3Zc&quot;,&quot;properties&quot;:{&quot;formattedCitation&quot;:&quot;(Schmitz, 2017)&quot;,&quot;plainCitation&quot;:&quot;(Schmitz, 2017)&quot;,&quot;noteIndex&quot;:0},&quot;citationItems&quot;:[{&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schema&quot;:&quot;https://github.com/citation-style-language/schema/raw/master/csl-citation.json&quot;} RNDIMAUpf7XJm"/><text:span text:style-name="T85">. </text:span><text:span text:style-name="T149">As predicted by t</text:span><text:span text:style-name="T162">he</text:span><text:span text:style-name="T149"> TTI s</text:span><text:span text:style-name="T137">imilar </text:span><text:span text:style-name="T162">lack of cascading effect of predators would</text:span><text:span text:style-name="T137"> </text:span><text:span text:style-name="T141">also be observed if </text:span><text:span text:style-name="T162">a plant-herbivore</text:span><text:span text:style-name="T141"> interaction network shows </text:span><text:span text:style-name="T137">high</text:span><text:span text:style-name="T135"> specialization. </text:span><text:span text:style-name="T149">While diet shifts in response to predation have never been studied before in </text:span><text:span text:style-name="T167">a </text:span><text:span text:style-name="T149">tropical forest</text:span><text:span text:style-name="T214"> </text:span><text:span text:style-name="T217">i</text:span><text:span text:style-name="T212">n both primary and secondary forests </text:span><text:span text:style-name="T214">p</text:span><text:span text:style-name="T212">lant-herbivore interaction networks </text:span><text:span text:style-name="T215">were shown to be</text:span><text:span text:style-name="T212"> highly specialized </text:span><text:reference-mark-start text:name="ZOTERO_ITEM CSL_CITATION {&quot;citationID&quot;:&quot;0Ls4bikm&quot;,&quot;properties&quot;:{&quot;formattedCitation&quot;:&quot;(Novotny et al., 2004; Redmond et al., 2019)&quot;,&quot;plainCitation&quot;:&quot;(Novotny et al., 2004; Redmond et al., 2019)&quot;,&quot;noteIndex&quot;:0},&quot;citationItems&quot;:[{&quot;id&quot;:2808,&quot;uris&quot;:[&quot;http://zotero.org/users/1954708/items/PYZVLDI4&quot;],&quot;uri&quot;:[&quot;http://zotero.org/users/1954708/items/PYZVLDI4&quot;],&quot;itemData&quot;:{&quot;id&quot;:2808,&quot;type&quot;:&quot;article-journal&quot;,&quot;abstract&quot;:&quot;We characterized a plant–caterpillar food web from secondary vegetation in a New Guinean rain forest that included 63 plant species (87.5% of the total basal area), 546 Lepidoptera species and 1679 trophic links between them. The strongest 14 associations involved 50% of all individual caterpillars while some links were extremely rare. A caterpillar randomly picked from the vegetation will, with ≥ 50% probability, (1) feed on one to three host plants (of the 63 studied), (2) feed on &lt; 20% of local plant biomass and (3) have ≥ 90% of population concentrated on a single host plant species. Generalist species were quantitatively unimportant. Caterpillar assemblages on locally monotypic plant genera were distinct, while sympatric congeneric hosts shared many caterpillar species. The partitioning of the plant–caterpillar food web thus depends on the composition of the vegetation. In secondary forest the predominant plant genera were locally monotypic and supported locally isolated caterpillar assemblages.&quot;,&quot;container-title&quot;:&quot;Ecology Letters&quot;,&quot;DOI&quot;:&quot;https://doi.org/10.1111/j.1461-0248.2004.00666.x&quot;,&quot;ISSN&quot;:&quot;1461-0248&quot;,&quot;issue&quot;:&quot;11&quot;,&quot;language&quot;:&quot;en&quot;,&quot;note&quot;:&quot;_eprint: https://onlinelibrary.wiley.com/doi/pdf/10.1111/j.1461-0248.2004.00666.x&quot;,&quot;page&quot;:&quot;1090-1100&quot;,&quot;source&quot;:&quot;Wiley Online Library&quot;,&quot;title&quot;:&quot;No tree an island: the plant–caterpillar food web of a secondary rain forest in New Guinea&quot;,&quot;title-short&quot;:&quot;No tree an island&quot;,&quot;volume&quot;:&quot;7&quot;,&quot;author&quot;:[{&quot;family&quot;:&quot;Novotny&quot;,&quot;given&quot;:&quot;Vojtech&quot;},{&quot;family&quot;:&quot;Miller&quot;,&quot;given&quot;:&quot;Scott E.&quot;},{&quot;family&quot;:&quot;Leps&quot;,&quot;given&quot;:&quot;Jan&quot;},{&quot;family&quot;:&quot;Basset&quot;,&quot;given&quot;:&quot;Yves&quot;},{&quot;family&quot;:&quot;Bito&quot;,&quot;given&quot;:&quot;Darren&quot;},{&quot;family&quot;:&quot;Janda&quot;,&quot;given&quot;:&quot;Milan&quot;},{&quot;family&quot;:&quot;Hulcr&quot;,&quot;given&quot;:&quot;Jiri&quot;},{&quot;family&quot;:&quot;Damas&quot;,&quot;given&quot;:&quot;Kipiro&quot;},{&quot;family&quot;:&quot;Weiblen&quot;,&quot;given&quot;:&quot;George D.&quot;}],&quot;issued&quot;:{&quot;date-parts&quot;:[[&quot;2004&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9IrzTjGJiC"/><text:span text:style-name="T212">(Novotny et al., 2004; Redmond et al., 2019)</text:span><text:reference-mark-end text:name="ZOTERO_ITEM CSL_CITATION {&quot;citationID&quot;:&quot;0Ls4bikm&quot;,&quot;properties&quot;:{&quot;formattedCitation&quot;:&quot;(Novotny et al., 2004; Redmond et al., 2019)&quot;,&quot;plainCitation&quot;:&quot;(Novotny et al., 2004; Redmond et al., 2019)&quot;,&quot;noteIndex&quot;:0},&quot;citationItems&quot;:[{&quot;id&quot;:2808,&quot;uris&quot;:[&quot;http://zotero.org/users/1954708/items/PYZVLDI4&quot;],&quot;uri&quot;:[&quot;http://zotero.org/users/1954708/items/PYZVLDI4&quot;],&quot;itemData&quot;:{&quot;id&quot;:2808,&quot;type&quot;:&quot;article-journal&quot;,&quot;abstract&quot;:&quot;We characterized a plant–caterpillar food web from secondary vegetation in a New Guinean rain forest that included 63 plant species (87.5% of the total basal area), 546 Lepidoptera species and 1679 trophic links between them. The strongest 14 associations involved 50% of all individual caterpillars while some links were extremely rare. A caterpillar randomly picked from the vegetation will, with ≥ 50% probability, (1) feed on one to three host plants (of the 63 studied), (2) feed on &lt; 20% of local plant biomass and (3) have ≥ 90% of population concentrated on a single host plant species. Generalist species were quantitatively unimportant. Caterpillar assemblages on locally monotypic plant genera were distinct, while sympatric congeneric hosts shared many caterpillar species. The partitioning of the plant–caterpillar food web thus depends on the composition of the vegetation. In secondary forest the predominant plant genera were locally monotypic and supported locally isolated caterpillar assemblages.&quot;,&quot;container-title&quot;:&quot;Ecology Letters&quot;,&quot;DOI&quot;:&quot;https://doi.org/10.1111/j.1461-0248.2004.00666.x&quot;,&quot;ISSN&quot;:&quot;1461-0248&quot;,&quot;issue&quot;:&quot;11&quot;,&quot;language&quot;:&quot;en&quot;,&quot;note&quot;:&quot;_eprint: https://onlinelibrary.wiley.com/doi/pdf/10.1111/j.1461-0248.2004.00666.x&quot;,&quot;page&quot;:&quot;1090-1100&quot;,&quot;source&quot;:&quot;Wiley Online Library&quot;,&quot;title&quot;:&quot;No tree an island: the plant–caterpillar food web of a secondary rain forest in New Guinea&quot;,&quot;title-short&quot;:&quot;No tree an island&quot;,&quot;volume&quot;:&quot;7&quot;,&quot;author&quot;:[{&quot;family&quot;:&quot;Novotny&quot;,&quot;given&quot;:&quot;Vojtech&quot;},{&quot;family&quot;:&quot;Miller&quot;,&quot;given&quot;:&quot;Scott E.&quot;},{&quot;family&quot;:&quot;Leps&quot;,&quot;given&quot;:&quot;Jan&quot;},{&quot;family&quot;:&quot;Basset&quot;,&quot;given&quot;:&quot;Yves&quot;},{&quot;family&quot;:&quot;Bito&quot;,&quot;given&quot;:&quot;Darren&quot;},{&quot;family&quot;:&quot;Janda&quot;,&quot;given&quot;:&quot;Milan&quot;},{&quot;family&quot;:&quot;Hulcr&quot;,&quot;given&quot;:&quot;Jiri&quot;},{&quot;family&quot;:&quot;Damas&quot;,&quot;given&quot;:&quot;Kipiro&quot;},{&quot;family&quot;:&quot;Weiblen&quot;,&quot;given&quot;:&quot;George D.&quot;}],&quot;issued&quot;:{&quot;date-parts&quot;:[[&quot;2004&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9IrzTjGJiC"/><text:span text:style-name="T216">. </text:span><text:span text:style-name="T227">In fact</text:span><text:span text:style-name="T139">, h</text:span><text:span text:style-name="T85">ypotheses </text:span><text:span text:style-name="T104">related</text:span><text:span text:style-name="T91"> to TTI </text:span><text:span text:style-name="T136">were rarely studied in tropi</text:span><text:span text:style-name="T140">c</text:span><text:span text:style-name="T136">s w</text:span><text:span text:style-name="T88">ith an exception of the </text:span><text:span text:style-name="T136">EFH</text:span><text:span text:style-name="T88"> </text:span><text:span text:style-name="T150">that</text:span><text:span text:style-name="T91"> </text:span><text:span text:style-name="T149">hasn’t been yet confirmed </text:span><text:span text:style-name="T150">to be universal </text:span><text:span text:style-name="T91">for tropical </text:span><text:span text:style-name="T150">predator-prey interactions</text:span><text:span text:style-name="T88"> </text:span><text:reference-mark-start text:name="ZOTERO_ITEM CSL_CITATION {&quot;citationID&quot;:&quot;2Q3HJrCD&quot;,&quot;properties&quot;:{&quot;formattedCitation&quot;:&quot;(Novotny et al., 1999)&quot;,&quot;plainCitation&quot;:&quot;(Novotny et al., 1999)&quot;,&quot;noteIndex&quot;:0},&quot;citationItems&quot;:[{&quot;id&quot;:2790,&quot;uris&quot;:[&quot;http://zotero.org/users/1954708/items/ZGRUZQC7&quot;],&quot;uri&quot;:[&quot;http://zotero.org/users/1954708/items/ZGRUZQC7&quot;],&quot;itemData&quot;:{&quot;id&quot;:2790,&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8fwL7b4fUa"/><text:span text:style-name="T88">(Novotny et al., 1999)</text:span><text:reference-mark-end text:name="ZOTERO_ITEM CSL_CITATION {&quot;citationID&quot;:&quot;2Q3HJrCD&quot;,&quot;properties&quot;:{&quot;formattedCitation&quot;:&quot;(Novotny et al., 1999)&quot;,&quot;plainCitation&quot;:&quot;(Novotny et al., 1999)&quot;,&quot;noteIndex&quot;:0},&quot;citationItems&quot;:[{&quot;id&quot;:2790,&quot;uris&quot;:[&quot;http://zotero.org/users/1954708/items/ZGRUZQC7&quot;],&quot;uri&quot;:[&quot;http://zotero.org/users/1954708/items/ZGRUZQC7&quot;],&quot;itemData&quot;:{&quot;id&quot;:2790,&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8fwL7b4fUa"/><text:span text:style-name="T91">. </text:span><text:span text:style-name="T170">Moreover, </text:span><text:span text:style-name="T171">various</text:span><text:span text:style-name="T170"> </text:span><text:span text:style-name="T171">herbivore </text:span><text:span text:style-name="T174">orders, which often fall into similar guild,</text:span><text:span text:style-name="T171"> may respond differently to predation </text:span><text:reference-mark-start text:name="ZOTERO_ITEM CSL_CITATION {&quot;citationID&quot;:&quot;90PiyLxi&quot;,&quot;properties&quot;:{&quot;formattedCitation&quot;:&quot;(Vidal and Murphy, 2018)&quot;,&quot;plainCitation&quot;:&quot;(Vidal and Murphy, 2018)&quot;,&quot;noteIndex&quot;:0},&quot;citationItems&quot;:[{&quot;id&quot;:2359,&quot;uris&quot;:[&quot;http://zotero.org/users/1954708/items/K6GWSY33&quot;],&quot;uri&quot;:[&quot;http://zotero.org/users/1954708/items/K6GWSY33&quot;],&quot;itemData&quot;:{&quot;id&quot;:2359,&quot;type&quot;:&quot;article-journal&quot;,&quot;abstract&quot;:&quot;Primary consumers are under strong selection from resource (‘bottom-up’) and consumer (‘top-down’) controls, but the relative importance of these selective forces is unknown. We performed a meta-analysis to compare the strength of top-down and bottom-up forces on consumer fitness, considering multiple predictors that can modulate these effects: diet breadth, feeding guild, habitat/environment, type of bottom-up effects, type of top-down effects and how consumer fitness effects are measured. We focused our analyses on the most diverse group of primary consumers, herbivorous insects, and found that in general top-down forces were stronger than bottom-up forces. Notably, chewing, sucking and gall-making herbivores were more affected by top-down than bottom-up forces, top-down forces were stronger than bottom-up in both natural and controlled (cultivated) environments, and parasitoids and predators had equally strong top-down effects on insect herbivores. Future studies should broaden the scope of focal consumers, particularly in understudied terrestrial systems, guilds, taxonomic groups and top-down controls (e.g. pathogens), and test for more complex indirect community interactions. Our results demonstrate the surprising strength of forces exerted by natural enemies on herbivorous insects, and thus the necessity of using a tri-trophic approach when studying insect-plant interactions.&quot;,&quot;container-title&quot;:&quot;Ecology Letters&quot;,&quot;DOI&quot;:&quot;10.1111/ele.12874&quot;,&quot;ISSN&quot;:&quot;1461-0248&quot;,&quot;issue&quot;:&quot;1&quot;,&quot;language&quot;:&quot;en&quot;,&quot;page&quot;:&quot;138-150&quot;,&quot;source&quot;:&quot;Wiley Online Library&quot;,&quot;title&quot;:&quot;Bottom-up vs. top-down effects on terrestrial insect herbivores: a meta-analysis&quot;,&quot;title-short&quot;:&quot;Bottom-up vs. top-down effects on terrestrial insect herbivores&quot;,&quot;volume&quot;:&quot;21&quot;,&quot;author&quot;:[{&quot;family&quot;:&quot;Vidal&quot;,&quot;given&quot;:&quot;Mayra C.&quot;},{&quot;family&quot;:&quot;Murphy&quot;,&quot;given&quot;:&quot;Shannon M.&quot;}],&quot;issued&quot;:{&quot;date-parts&quot;:[[&quot;2018&quot;]]}}}],&quot;schema&quot;:&quot;https://github.com/citation-style-language/schema/raw/master/csl-citation.json&quot;} RND8ttOMYqQGk"/><text:span text:style-name="T171">(Vidal and Murphy, 2018)</text:span><text:reference-mark-end text:name="ZOTERO_ITEM CSL_CITATION {&quot;citationID&quot;:&quot;90PiyLxi&quot;,&quot;properties&quot;:{&quot;formattedCitation&quot;:&quot;(Vidal and Murphy, 2018)&quot;,&quot;plainCitation&quot;:&quot;(Vidal and Murphy, 2018)&quot;,&quot;noteIndex&quot;:0},&quot;citationItems&quot;:[{&quot;id&quot;:2359,&quot;uris&quot;:[&quot;http://zotero.org/users/1954708/items/K6GWSY33&quot;],&quot;uri&quot;:[&quot;http://zotero.org/users/1954708/items/K6GWSY33&quot;],&quot;itemData&quot;:{&quot;id&quot;:2359,&quot;type&quot;:&quot;article-journal&quot;,&quot;abstract&quot;:&quot;Primary consumers are under strong selection from resource (‘bottom-up’) and consumer (‘top-down’) controls, but the relative importance of these selective forces is unknown. We performed a meta-analysis to compare the strength of top-down and bottom-up forces on consumer fitness, considering multiple predictors that can modulate these effects: diet breadth, feeding guild, habitat/environment, type of bottom-up effects, type of top-down effects and how consumer fitness effects are measured. We focused our analyses on the most diverse group of primary consumers, herbivorous insects, and found that in general top-down forces were stronger than bottom-up forces. Notably, chewing, sucking and gall-making herbivores were more affected by top-down than bottom-up forces, top-down forces were stronger than bottom-up in both natural and controlled (cultivated) environments, and parasitoids and predators had equally strong top-down effects on insect herbivores. Future studies should broaden the scope of focal consumers, particularly in understudied terrestrial systems, guilds, taxonomic groups and top-down controls (e.g. pathogens), and test for more complex indirect community interactions. Our results demonstrate the surprising strength of forces exerted by natural enemies on herbivorous insects, and thus the necessity of using a tri-trophic approach when studying insect-plant interactions.&quot;,&quot;container-title&quot;:&quot;Ecology Letters&quot;,&quot;DOI&quot;:&quot;10.1111/ele.12874&quot;,&quot;ISSN&quot;:&quot;1461-0248&quot;,&quot;issue&quot;:&quot;1&quot;,&quot;language&quot;:&quot;en&quot;,&quot;page&quot;:&quot;138-150&quot;,&quot;source&quot;:&quot;Wiley Online Library&quot;,&quot;title&quot;:&quot;Bottom-up vs. top-down effects on terrestrial insect herbivores: a meta-analysis&quot;,&quot;title-short&quot;:&quot;Bottom-up vs. top-down effects on terrestrial insect herbivores&quot;,&quot;volume&quot;:&quot;21&quot;,&quot;author&quot;:[{&quot;family&quot;:&quot;Vidal&quot;,&quot;given&quot;:&quot;Mayra C.&quot;},{&quot;family&quot;:&quot;Murphy&quot;,&quot;given&quot;:&quot;Shannon M.&quot;}],&quot;issued&quot;:{&quot;date-parts&quot;:[[&quot;2018&quot;]]}}}],&quot;schema&quot;:&quot;https://github.com/citation-style-language/schema/raw/master/csl-citation.json&quot;} RND8ttOMYqQGk"/><text:span text:style-name="T173"> </text:span><text:span text:style-name="T171">and</text:span><text:span text:style-name="T170"> compensat</text:span><text:span text:style-name="T171">e by taking advantage of freed niche space</text:span><text:span text:style-name="T170">. </text:span><text:span text:style-name="T173">For example </text:span><text:span text:style-name="T174">external feeders are predicted to be more affected by top-down and sucking insects by bottom-up forces.</text:span><text:span text:style-name="T173"> </text:span><text:span text:style-name="T187">E</text:span><text:span text:style-name="T186">valuation of </text:span><text:span text:style-name="T185">how abundance changes between guilds co-variate</text:span><text:span text:style-name="T172"> </text:span><text:span text:style-name="T170">under experimental removal of top predators </text:span><text:span text:style-name="T187">might thus be important.</text:span></text:p>
      <text:p text:style-name="P61"/>
      <text:p text:style-name="P52"><text:span text:style-name="T106">To some extent c</text:span><text:span text:style-name="T103">orrelation </text:span><text:span text:style-name="T168">between</text:span><text:span text:style-name="T103"> abunda</text:span><text:span text:style-name="T114">nce</text:span><text:span text:style-name="T168">s of IAPs and herbivores</text:span><text:span text:style-name="T114"> </text:span><text:span text:style-name="T106">c</text:span><text:span text:style-name="T168">an suggest</text:span><text:span text:style-name="T156"> </text:span><text:span text:style-name="T168">a</text:span><text:span text:style-name="T115"> control </text:span><text:span text:style-name="T106">mechanism. </text:span><text:span text:style-name="T168">For example p</text:span><text:span text:style-name="T110">ositive correlation </text:span><text:span text:style-name="T108">can be attributed to bottom-up, </text:span><text:span text:style-name="T110">whereas negative</text:span><text:span text:style-name="T108"> </text:span><text:span text:style-name="T169">to</text:span><text:span text:style-name="T110"> a </text:span><text:span text:style-name="T108">top-down control </text:span><text:span text:style-name="T110">by predators at higher trophic levels</text:span><text:span text:style-name="T108">. </text:span><text:span text:style-name="T106">I</text:span><text:span text:style-name="T98">n </text:span><text:span text:style-name="T109">a</text:span><text:span text:style-name="T103"> </text:span><text:span text:style-name="T99">recent stud</text:span><text:span text:style-name="T109">y</text:span><text:span text:style-name="T111"> </text:span><text:span text:style-name="T109">by</text:span><text:span text:style-name="T99"> </text:span><text:reference-mark-start text:name="ZOTERO_ITEM CSL_CITATION {&quot;citationID&quot;:&quot;EjTYOYbG&quot;,&quot;properties&quot;:{&quot;formattedCitation&quot;:&quot;(Mottl et al., 2020)&quot;,&quot;plainCitation&quot;:&quot;(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schema&quot;:&quot;https://github.com/citation-style-language/schema/raw/master/csl-citation.json&quot;} RNDOjqsFMqv6D"/><text:span text:style-name="T99">(Mottl et al., 2020)</text:span><text:reference-mark-end text:name="ZOTERO_ITEM CSL_CITATION {&quot;citationID&quot;:&quot;EjTYOYbG&quot;,&quot;properties&quot;:{&quot;formattedCitation&quot;:&quot;(Mottl et al., 2020)&quot;,&quot;plainCitation&quot;:&quot;(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schema&quot;:&quot;https://github.com/citation-style-language/schema/raw/master/csl-citation.json&quot;} RNDOjqsFMqv6D"/><text:span text:style-name="T99"> </text:span><text:span text:style-name="T111">from a secondary successional tropical forest </text:span><text:span text:style-name="T109">authors </text:span><text:span text:style-name="T99">found no negative correlations which can be interpreted as a we</text:span><text:span text:style-name="T102">a</text:span><text:span text:style-name="T99">k top-down control of herbivores by predators. </text:span><text:span text:style-name="T100">Ho</text:span><text:span text:style-name="T98">w</text:span><text:span text:style-name="T100">ever, </text:span><text:span text:style-name="T169">only </text:span><text:span text:style-name="T100">ants </text:span><text:span text:style-name="T169">were assigned to predatory guild </text:span><text:span text:style-name="T100">and no evaluation of the vertebrate predation effect was provided. </text:span><text:span text:style-name="T169">S</text:span><text:span text:style-name="T98">imilar lack of cascading effect on plants was previously found for ants</text:span><text:span text:style-name="T101"> </text:span><text:reference-mark-start text:name="ZOTERO_ITEM CSL_CITATION {&quot;citationID&quot;:&quot;DFrsQI4w&quot;,&quot;properties&quot;:{&quot;formattedCitation&quot;:&quot;(Dyer and Letourneau, 1999)&quot;,&quot;plainCitation&quot;:&quot;(Dyer and Letourneau, 1999)&quot;,&quot;noteIndex&quot;:0},&quot;citationItems&quot;:[{&quot;id&quot;:1651,&quot;uris&quot;:[&quot;http://zotero.org/users/1954708/items/WSVMG9ML&quot;],&quot;uri&quot;:[&quot;http://zotero.org/users/1954708/items/WSVMG9ML&quot;],&quot;itemData&quot;:{&quot;id&quot;:1651,&quot;type&quot;:&quot;article-journal&quot;,&quot;abstract&quot;:&quot;We tested integrative bottom-up and top-down trophic cascade hypotheses with manipulative experiments in a tropical wet forest, using the ant-plant Piper cenocladum and its associated arthropod community. We examined enhanced nutrients and light along with predator and herbivore exclusions as sources of variation in the relative biomass of plants, their herbivores (via rates of herbivory), and resident predaceous ants. The combined manipulations of secondary consumers, primary consumers, and plant resources allowed us to examine some of the direct and indirect effects on each trophic level and to determine the relative contributions of bottom-up and top-down cascades to the structure of the community. We found that enhanced plant resources (nutrients and light) had direct positive effects on plant biomass. However, we found no evidence of indirect (cascading through the herbivores) effects of plant biomass on predators or top predators. In contrast, ants had indirect effects on plant biomass by decreasing herbivory on the plants. This top-down cascade occurred whether or not plant resources were enriched, conditions which are expected to modify top-down forces.&quot;,&quot;container-title&quot;:&quot;Oecologia&quot;,&quot;DOI&quot;:&quot;10.1007/s004420050785&quot;,&quot;ISSN&quot;:&quot;1432-1939&quot;,&quot;issue&quot;:&quot;2&quot;,&quot;journalAbbreviation&quot;:&quot;Oecologia&quot;,&quot;language&quot;:&quot;en&quot;,&quot;page&quot;:&quot;265-274&quot;,&quot;source&quot;:&quot;Springer Link&quot;,&quot;title&quot;:&quot;Relative strengths of top-down and bottom-up forces in a tropical forest community&quot;,&quot;volume&quot;:&quot;119&quot;,&quot;author&quot;:[{&quot;family&quot;:&quot;Dyer&quot;,&quot;given&quot;:&quot;Lee A.&quot;},{&quot;family&quot;:&quot;Letourneau&quot;,&quot;given&quot;:&quot;Deborah K.&quot;}],&quot;issued&quot;:{&quot;date-parts&quot;:[[&quot;1999&quot;,5,1]]}}}],&quot;schema&quot;:&quot;https://github.com/citation-style-language/schema/raw/master/csl-citation.json&quot;} RNDHqtOd5GfLw"/><text:span text:style-name="T101">(Dyer and Letourneau, 1999)</text:span><text:reference-mark-end text:name="ZOTERO_ITEM CSL_CITATION {&quot;citationID&quot;:&quot;DFrsQI4w&quot;,&quot;properties&quot;:{&quot;formattedCitation&quot;:&quot;(Dyer and Letourneau, 1999)&quot;,&quot;plainCitation&quot;:&quot;(Dyer and Letourneau, 1999)&quot;,&quot;noteIndex&quot;:0},&quot;citationItems&quot;:[{&quot;id&quot;:1651,&quot;uris&quot;:[&quot;http://zotero.org/users/1954708/items/WSVMG9ML&quot;],&quot;uri&quot;:[&quot;http://zotero.org/users/1954708/items/WSVMG9ML&quot;],&quot;itemData&quot;:{&quot;id&quot;:1651,&quot;type&quot;:&quot;article-journal&quot;,&quot;abstract&quot;:&quot;We tested integrative bottom-up and top-down trophic cascade hypotheses with manipulative experiments in a tropical wet forest, using the ant-plant Piper cenocladum and its associated arthropod community. We examined enhanced nutrients and light along with predator and herbivore exclusions as sources of variation in the relative biomass of plants, their herbivores (via rates of herbivory), and resident predaceous ants. The combined manipulations of secondary consumers, primary consumers, and plant resources allowed us to examine some of the direct and indirect effects on each trophic level and to determine the relative contributions of bottom-up and top-down cascades to the structure of the community. We found that enhanced plant resources (nutrients and light) had direct positive effects on plant biomass. However, we found no evidence of indirect (cascading through the herbivores) effects of plant biomass on predators or top predators. In contrast, ants had indirect effects on plant biomass by decreasing herbivory on the plants. This top-down cascade occurred whether or not plant resources were enriched, conditions which are expected to modify top-down forces.&quot;,&quot;container-title&quot;:&quot;Oecologia&quot;,&quot;DOI&quot;:&quot;10.1007/s004420050785&quot;,&quot;ISSN&quot;:&quot;1432-1939&quot;,&quot;issue&quot;:&quot;2&quot;,&quot;journalAbbreviation&quot;:&quot;Oecologia&quot;,&quot;language&quot;:&quot;en&quot;,&quot;page&quot;:&quot;265-274&quot;,&quot;source&quot;:&quot;Springer Link&quot;,&quot;title&quot;:&quot;Relative strengths of top-down and bottom-up forces in a tropical forest community&quot;,&quot;volume&quot;:&quot;119&quot;,&quot;author&quot;:[{&quot;family&quot;:&quot;Dyer&quot;,&quot;given&quot;:&quot;Lee A.&quot;},{&quot;family&quot;:&quot;Letourneau&quot;,&quot;given&quot;:&quot;Deborah K.&quot;}],&quot;issued&quot;:{&quot;date-parts&quot;:[[&quot;1999&quot;,5,1]]}}}],&quot;schema&quot;:&quot;https://github.com/citation-style-language/schema/raw/master/csl-citation.json&quot;} RNDHqtOd5GfLw"/><text:span text:style-name="T101">. </text:span><text:span text:style-name="T95">I</text:span><text:span text:style-name="T86">n our </text:span><text:span text:style-name="T98">recent</text:span><text:span text:style-name="T86"> </text:span><text:span text:style-name="T188">study</text:span><text:span text:style-name="T86"> we concluded that herbivores, </text:span><text:span text:style-name="T188">but</text:span><text:span text:style-name="T86"> not </text:span><text:span text:style-name="T96">birds </text:span><text:span text:style-name="T188">nor bats</text:span><text:span text:style-name="T96">,</text:span><text:span text:style-name="T86"> control diversity, richness and composition of vegetation during secondary succession </text:span><text:reference-mark-start text:name="ZOTERO_ITEM CSL_CITATION {&quot;citationID&quot;:&quot;sXLAnbzp&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jbwAKEp3lJ"/><text:span text:style-name="T86">(Szefer et al., 2020)</text:span><text:reference-mark-end text:name="ZOTERO_ITEM CSL_CITATION {&quot;citationID&quot;:&quot;sXLAnbzp&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jbwAKEp3lJ"/><text:span text:style-name="T97">. </text:span><text:span text:style-name="T248">E</text:span><text:span text:style-name="T213">specially in complex communities top-down and bottom-up effects can be compensated by variability in plant quality and composition of natural enemies on a higher trophic levels </text:span><text:reference-mark-start text:name="ZOTERO_ITEM CSL_CITATION {&quot;citationID&quot;:&quot;VKFURo9i&quot;,&quot;properties&quot;:{&quot;formattedCitation&quot;:&quot;(Bosc et al., 2018; DeLong et al., 2015; Mooney et al., 2012; Schmitz, 2017; Singer et al., 2014)&quot;,&quot;plainCitation&quot;:&quot;(Bosc et al., 2018; DeLong et al., 2015; Mooney et al., 2012; Schmitz, 2017; Singer et al., 2014)&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id&quot;:1613,&quot;uris&quot;:[&quot;http://zotero.org/users/1954708/items/G6DUKGKU&quot;],&quot;uri&quot;:[&quot;http://zotero.org/users/1954708/items/G6DUKGKU&quot;],&quot;itemData&quot;:{&quot;id&quot;:1613,&quot;type&quot;:&quot;article-journal&quot;,&quot;abstract&quot;:&quot;Trophic cascades are indirect positive effects of predators on resources via control of intermediate consumers. Larger-bodied predators appear to induce stronger trophic cascades (a greater rebound of resource density toward carrying capacity), but how this happens is unknown because we lack a clear depiction of how the strength of trophic cascades is determined. Using consumer resource models, we first show that the strength of a trophic cascade has an upper limit set by the interaction strength between the basal trophic group and its consumer and that this limit is approached as the interaction strength between the consumer and its predator increases. We then express the strength of a trophic cascade explicitly in terms of predator body size and use two independent parameter sets to calculate how the strength of a trophic cascade depends on predator size. Both parameter sets predict a positive effect of predator size on the strength of a trophic cascade, driven mostly by the body size dependence of the interaction strength between the first two trophic levels. Our results support previous empirical findings and suggest that the loss of larger predators will have greater consequences on trophic control and biomass structure in food webs than the loss of smaller predators.&quot;,&quot;container-title&quot;:&quot;The American Naturalist&quot;,&quot;DOI&quot;:&quot;10.1086/679735&quot;,&quot;ISSN&quot;:&quot;0003-0147&quot;,&quot;issue&quot;:&quot;3&quot;,&quot;journalAbbreviation&quot;:&quot;The American Naturalist&quot;,&quot;page&quot;:&quot;354-366&quot;,&quot;source&quot;:&quot;journals.uchicago.edu (Atypon)&quot;,&quot;title&quot;:&quot;The Body Size Dependence of Trophic Cascades.&quot;,&quot;volume&quot;:&quot;185&quot;,&quot;author&quot;:[{&quot;family&quot;:&quot;DeLong&quot;,&quot;given&quot;:&quot;John P.&quot;},{&quot;family&quot;:&quot;Gilbert&quot;,&quot;given&quot;:&quot;Benjamin&quot;},{&quot;family&quot;:&quot;Shurin&quot;,&quot;given&quot;:&quot;Jonathan B.&quot;},{&quot;family&quot;:&quot;Savage&quot;,&quot;given&quot;:&quot;Van M.&quot;},{&quot;family&quot;:&quot;Barton&quot;,&quot;given&quot;:&quot;Brandon T.&quot;},{&quot;family&quot;:&quot;Clements&quot;,&quot;given&quot;:&quot;Christopher F.&quot;},{&quot;family&quot;:&quot;Dell&quot;,&quot;given&quot;:&quot;Anthony I.&quot;},{&quot;family&quot;:&quot;Greig&quot;,&quot;given&quot;:&quot;Hamish S.&quot;},{&quot;family&quot;:&quot;Harley&quot;,&quot;given&quot;:&quot;Christopher D. G.&quot;},{&quot;family&quot;:&quot;Kratina&quot;,&quot;given&quot;:&quot;Pavel&quot;},{&quot;family&quot;:&quot;McCann&quot;,&quot;given&quot;:&quot;Kevin S.&quot;},{&quot;family&quot;:&quot;Tunney&quot;,&quot;given&quot;:&quot;Tyler D.&quot;},{&quot;family&quot;:&quot;Vasseur&quot;,&quot;given&quot;:&quot;David A.&quot;},{&quot;family&quot;:&quot;O’Connor&quot;,&quot;given&quot;:&quot;Mary I.&quot;}],&quot;issued&quot;:{&quot;date-parts&quot;:[[&quot;2015&quot;,3,1]]}}},{&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id&quot;:2301,&quot;uris&quot;:[&quot;http://zotero.org/users/1954708/items/7TXPA5IC&quot;],&quot;uri&quot;:[&quot;http://zotero.org/users/1954708/items/7TXPA5IC&quot;],&quot;itemData&quot;:{&quot;id&quot;:2301,&quot;type&quot;:&quot;article-journal&quot;,&quot;abstract&quot;:&quot;This study shows the far-reaching effects of herbivore dietary specialization on the ecological and evolutionary dynamics of carnivore–herbivore–plant interactions. First, we test the long-standing hypothesis that dietary specialization of insect herbivores mediates the strength of bird predation on herbivores. Accounting for phylogenetic nonindependence of herbivores and plants, we show for the first time (to our knowledge) that dietary specialization of herbivore species is associated with reduced bird predation across an herbivore phylogeny, and that dietary specialization of herbivores increases the antipredator effects of camouflage and aposematism. Second, this study develops and finds support for the novel hypothesis that the proportion of dietary specialist species in a plant’s herbivore community predicts the degree of antiherbivore protection birds provide to plants., Predicting the impact of carnivores on plants has challenged community and food web ecologists for decades. At the same time, the role of predators in the evolution of herbivore dietary specialization has been an unresolved issue in evolutionary ecology. Here, we integrate these perspectives by testing the role of herbivore diet breadth as a predictor of top-down effects of avian predators on herbivores and plants in a forest food web. Using experimental bird exclosures to study a complex community of trees, caterpillars, and birds, we found a robust positive association between caterpillar diet breadth (phylodiversity of host plants used) and the strength of bird predation across 41 caterpillar and eight tree species. Dietary specialization was associated with increased enemy-free space for both camouflaged (n = 33) and warningly signaled (n = 8) caterpillar species. Furthermore, dietary specialization was associated with increased crypsis (camouflaged species only) and more stereotyped resting poses (camouflaged and warningly signaled species), but was unrelated to caterpillar body size. These dynamics in turn cascaded down to plants: a metaanalysis (n = 15 tree species) showed the beneficial effect of birds on trees (i.e., reduced leaf damage) decreased with the proportion of dietary specialist taxa composing a tree species’ herbivore fauna. We conclude that herbivore diet breadth is a key functional trait underlying the trophic effects of carnivores on both herbivores and plants.&quot;,&quot;container-title&quot;:&quot;Proceedings of the National Academy of Sciences of the United States of America&quot;,&quot;DOI&quot;:&quot;10.1073/pnas.1401949111&quot;,&quot;ISSN&quot;:&quot;0027-8424&quot;,&quot;issue&quot;:&quot;26&quot;,&quot;journalAbbreviation&quot;:&quot;Proc Natl Acad Sci U S A&quot;,&quot;note&quot;:&quot;PMID: 24979778\nPMCID: PMC4084428&quot;,&quot;page&quot;:&quot;9521-9526&quot;,&quot;source&quot;:&quot;PubMed Central&quot;,&quot;title&quot;:&quot;Herbivore diet breadth mediates the cascading effects of carnivores in food webs&quot;,&quot;volume&quot;:&quot;111&quot;,&quot;author&quot;:[{&quot;family&quot;:&quot;Singer&quot;,&quot;given&quot;:&quot;Michael S.&quot;},{&quot;family&quot;:&quot;Lichter-Marck&quot;,&quot;given&quot;:&quot;Isaac H.&quot;},{&quot;family&quot;:&quot;Farkas&quot;,&quot;given&quot;:&quot;Timothy E.&quot;},{&quot;family&quot;:&quot;Aaron&quot;,&quot;given&quot;:&quot;Eric&quot;},{&quot;family&quot;:&quot;Whitney&quot;,&quot;given&quot;:&quot;Kenneth D.&quot;},{&quot;family&quot;:&quot;Mooney&quot;,&quot;given&quot;:&quot;Kailen A.&quot;}],&quot;issued&quot;:{&quot;date-parts&quot;:[[&quot;2014&quot;,7,1]]}}}],&quot;schema&quot;:&quot;https://github.com/citation-style-language/schema/raw/master/csl-citation.json&quot;} RND8gNvABXB4M"/><text:span text:style-name="T213">(Bosc et al., 2018; DeLong et al., 2015; Mooney et al., 2012; Schmitz, 2017; Singer et al., 2014)</text:span><text:reference-mark-end text:name="ZOTERO_ITEM CSL_CITATION {&quot;citationID&quot;:&quot;VKFURo9i&quot;,&quot;properties&quot;:{&quot;formattedCitation&quot;:&quot;(Bosc et al., 2018; DeLong et al., 2015; Mooney et al., 2012; Schmitz, 2017; Singer et al., 2014)&quot;,&quot;plainCitation&quot;:&quot;(Bosc et al., 2018; DeLong et al., 2015; Mooney et al., 2012; Schmitz, 2017; Singer et al., 2014)&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id&quot;:1613,&quot;uris&quot;:[&quot;http://zotero.org/users/1954708/items/G6DUKGKU&quot;],&quot;uri&quot;:[&quot;http://zotero.org/users/1954708/items/G6DUKGKU&quot;],&quot;itemData&quot;:{&quot;id&quot;:1613,&quot;type&quot;:&quot;article-journal&quot;,&quot;abstract&quot;:&quot;Trophic cascades are indirect positive effects of predators on resources via control of intermediate consumers. Larger-bodied predators appear to induce stronger trophic cascades (a greater rebound of resource density toward carrying capacity), but how this happens is unknown because we lack a clear depiction of how the strength of trophic cascades is determined. Using consumer resource models, we first show that the strength of a trophic cascade has an upper limit set by the interaction strength between the basal trophic group and its consumer and that this limit is approached as the interaction strength between the consumer and its predator increases. We then express the strength of a trophic cascade explicitly in terms of predator body size and use two independent parameter sets to calculate how the strength of a trophic cascade depends on predator size. Both parameter sets predict a positive effect of predator size on the strength of a trophic cascade, driven mostly by the body size dependence of the interaction strength between the first two trophic levels. Our results support previous empirical findings and suggest that the loss of larger predators will have greater consequences on trophic control and biomass structure in food webs than the loss of smaller predators.&quot;,&quot;container-title&quot;:&quot;The American Naturalist&quot;,&quot;DOI&quot;:&quot;10.1086/679735&quot;,&quot;ISSN&quot;:&quot;0003-0147&quot;,&quot;issue&quot;:&quot;3&quot;,&quot;journalAbbreviation&quot;:&quot;The American Naturalist&quot;,&quot;page&quot;:&quot;354-366&quot;,&quot;source&quot;:&quot;journals.uchicago.edu (Atypon)&quot;,&quot;title&quot;:&quot;The Body Size Dependence of Trophic Cascades.&quot;,&quot;volume&quot;:&quot;185&quot;,&quot;author&quot;:[{&quot;family&quot;:&quot;DeLong&quot;,&quot;given&quot;:&quot;John P.&quot;},{&quot;family&quot;:&quot;Gilbert&quot;,&quot;given&quot;:&quot;Benjamin&quot;},{&quot;family&quot;:&quot;Shurin&quot;,&quot;given&quot;:&quot;Jonathan B.&quot;},{&quot;family&quot;:&quot;Savage&quot;,&quot;given&quot;:&quot;Van M.&quot;},{&quot;family&quot;:&quot;Barton&quot;,&quot;given&quot;:&quot;Brandon T.&quot;},{&quot;family&quot;:&quot;Clements&quot;,&quot;given&quot;:&quot;Christopher F.&quot;},{&quot;family&quot;:&quot;Dell&quot;,&quot;given&quot;:&quot;Anthony I.&quot;},{&quot;family&quot;:&quot;Greig&quot;,&quot;given&quot;:&quot;Hamish S.&quot;},{&quot;family&quot;:&quot;Harley&quot;,&quot;given&quot;:&quot;Christopher D. G.&quot;},{&quot;family&quot;:&quot;Kratina&quot;,&quot;given&quot;:&quot;Pavel&quot;},{&quot;family&quot;:&quot;McCann&quot;,&quot;given&quot;:&quot;Kevin S.&quot;},{&quot;family&quot;:&quot;Tunney&quot;,&quot;given&quot;:&quot;Tyler D.&quot;},{&quot;family&quot;:&quot;Vasseur&quot;,&quot;given&quot;:&quot;David A.&quot;},{&quot;family&quot;:&quot;O’Connor&quot;,&quot;given&quot;:&quot;Mary I.&quot;}],&quot;issued&quot;:{&quot;date-parts&quot;:[[&quot;2015&quot;,3,1]]}}},{&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id&quot;:2301,&quot;uris&quot;:[&quot;http://zotero.org/users/1954708/items/7TXPA5IC&quot;],&quot;uri&quot;:[&quot;http://zotero.org/users/1954708/items/7TXPA5IC&quot;],&quot;itemData&quot;:{&quot;id&quot;:2301,&quot;type&quot;:&quot;article-journal&quot;,&quot;abstract&quot;:&quot;This study shows the far-reaching effects of herbivore dietary specialization on the ecological and evolutionary dynamics of carnivore–herbivore–plant interactions. First, we test the long-standing hypothesis that dietary specialization of insect herbivores mediates the strength of bird predation on herbivores. Accounting for phylogenetic nonindependence of herbivores and plants, we show for the first time (to our knowledge) that dietary specialization of herbivore species is associated with reduced bird predation across an herbivore phylogeny, and that dietary specialization of herbivores increases the antipredator effects of camouflage and aposematism. Second, this study develops and finds support for the novel hypothesis that the proportion of dietary specialist species in a plant’s herbivore community predicts the degree of antiherbivore protection birds provide to plants., Predicting the impact of carnivores on plants has challenged community and food web ecologists for decades. At the same time, the role of predators in the evolution of herbivore dietary specialization has been an unresolved issue in evolutionary ecology. Here, we integrate these perspectives by testing the role of herbivore diet breadth as a predictor of top-down effects of avian predators on herbivores and plants in a forest food web. Using experimental bird exclosures to study a complex community of trees, caterpillars, and birds, we found a robust positive association between caterpillar diet breadth (phylodiversity of host plants used) and the strength of bird predation across 41 caterpillar and eight tree species. Dietary specialization was associated with increased enemy-free space for both camouflaged (n = 33) and warningly signaled (n = 8) caterpillar species. Furthermore, dietary specialization was associated with increased crypsis (camouflaged species only) and more stereotyped resting poses (camouflaged and warningly signaled species), but was unrelated to caterpillar body size. These dynamics in turn cascaded down to plants: a metaanalysis (n = 15 tree species) showed the beneficial effect of birds on trees (i.e., reduced leaf damage) decreased with the proportion of dietary specialist taxa composing a tree species’ herbivore fauna. We conclude that herbivore diet breadth is a key functional trait underlying the trophic effects of carnivores on both herbivores and plants.&quot;,&quot;container-title&quot;:&quot;Proceedings of the National Academy of Sciences of the United States of America&quot;,&quot;DOI&quot;:&quot;10.1073/pnas.1401949111&quot;,&quot;ISSN&quot;:&quot;0027-8424&quot;,&quot;issue&quot;:&quot;26&quot;,&quot;journalAbbreviation&quot;:&quot;Proc Natl Acad Sci U S A&quot;,&quot;note&quot;:&quot;PMID: 24979778\nPMCID: PMC4084428&quot;,&quot;page&quot;:&quot;9521-9526&quot;,&quot;source&quot;:&quot;PubMed Central&quot;,&quot;title&quot;:&quot;Herbivore diet breadth mediates the cascading effects of carnivores in food webs&quot;,&quot;volume&quot;:&quot;111&quot;,&quot;author&quot;:[{&quot;family&quot;:&quot;Singer&quot;,&quot;given&quot;:&quot;Michael S.&quot;},{&quot;family&quot;:&quot;Lichter-Marck&quot;,&quot;given&quot;:&quot;Isaac H.&quot;},{&quot;family&quot;:&quot;Farkas&quot;,&quot;given&quot;:&quot;Timothy E.&quot;},{&quot;family&quot;:&quot;Aaron&quot;,&quot;given&quot;:&quot;Eric&quot;},{&quot;family&quot;:&quot;Whitney&quot;,&quot;given&quot;:&quot;Kenneth D.&quot;},{&quot;family&quot;:&quot;Mooney&quot;,&quot;given&quot;:&quot;Kailen A.&quot;}],&quot;issued&quot;:{&quot;date-parts&quot;:[[&quot;2014&quot;,7,1]]}}}],&quot;schema&quot;:&quot;https://github.com/citation-style-language/schema/raw/master/csl-citation.json&quot;} RND8gNvABXB4M"/><text:span text:style-name="T213">. </text:span><text:span text:style-name="T225">Therefore we need</text:span><text:span text:style-name="T221"> </text:span><text:span text:style-name="T225">further </text:span><text:span text:style-name="T221">evaluation </text:span><text:span text:style-name="T222">of</text:span><text:span text:style-name="T221"> </text:span><text:span text:style-name="T218">how predator</text:span><text:span text:style-name="T226">y pressure </text:span><text:span text:style-name="T218">shap</text:span><text:span text:style-name="T226">es</text:span><text:span text:style-name="T218"> </text:span><text:span text:style-name="T225">diverse </text:span><text:span text:style-name="T220">herbivore</text:span><text:span text:style-name="T218"> communities. </text:span><text:span text:style-name="T225">We especially need to focus on</text:span><text:span text:style-name="T220"> compensating mechanism</text:span><text:span text:style-name="T225">s</text:span><text:span text:style-name="T223"> </text:span><text:span text:style-name="T225">that can attenuate</text:span><text:span text:style-name="T224"> cascading effects </text:span><text:span text:style-name="T225">of predators </text:span><text:span text:style-name="T224">on plants</text:span><text:span text:style-name="T218"> </text:span><text:span text:style-name="T225">as this</text:span><text:span text:style-name="T220"> </text:span><text:span text:style-name="T225">lack of knowledge </text:span><text:span text:style-name="T220">hinders</text:span><text:span text:style-name="T219"> our understanding of the </text:span><text:span text:style-name="T225">role biotic factors play during forest regeneration</text:span><text:span text:style-name="T219">.</text:span><text:span text:style-name="T249"> </text:span></text:p>
      <text:p text:style-name="P62"/>
      <text:p text:style-name="P57"><text:span text:style-name="T9">I</text:span><text:span text:style-name="T7">n this paper </text:span><text:span text:style-name="T16">we use </text:span><text:span text:style-name="T55">p</text:span><text:span text:style-name="T16">lot-based experiment to</text:span><text:span text:style-name="T7"> evaluate the top-down effect</text:span><text:span text:style-name="T56">s</text:span><text:span text:style-name="T7"> of key vertebrate pred</text:span><text:span text:style-name="T17">at</text:span><text:span text:style-name="T7">ors on insect herbivore and IAPs communit</text:span><text:span text:style-name="T56">ies</text:span><text:span text:style-name="T7">. </text:span><text:span text:style-name="T14">We expect that predators control herbivores and IAPs community composition </text:span><text:span text:style-name="T15">and</text:span><text:span text:style-name="T14"> reduc</text:span><text:span text:style-name="T15">e</text:span><text:span text:style-name="T14"> their abundance </text:span><text:span text:style-name="T57">but compensating mechanisms prevent these to cascade down onto plants</text:span><text:span text:style-name="T14">. </text:span><text:span text:style-name="T61">Specifically w</text:span><text:span text:style-name="T57">e predict: (1)</text:span><text:span text:style-name="T240"> </text:span><text:span text:style-name="T239">stronger intraguild predation on spiders that can be suggested by</text:span><text:span text:style-name="T236"> negative or lack of correlation </text:span><text:span text:style-name="T237">of</text:span><text:span text:style-name="T238"> IAPs </text:span><text:span text:style-name="T237">and herbivore </text:span><text:span text:style-name="T236">abundances</text:span><text:span text:style-name="T9">; </text:span><text:span text:style-name="T21">(</text:span><text:span text:style-name="T50">2</text:span><text:span text:style-name="T23">) </text:span><text:span text:style-name="T24">c</text:span><text:span text:style-name="T25">hange in herbivore community composition with lower abundance of orders from exposed chewers </text:span><text:span text:style-name="T61">(Lepidoptera, Coleoptera, Orthoptera) </text:span><text:span text:style-name="T25">guild; </text:span><text:span text:style-name="T24">(</text:span><text:span text:style-name="T50">3</text:span><text:span text:style-name="T22">)</text:span><text:span text:style-name="T26"> </text:span><text:span text:style-name="T13">no</text:span><text:span text:style-name="T26"> difference in performance by generalist nor specialists </text:span><text:span text:style-name="T61">due to </text:span><text:span text:style-name="T71">high quality</text:span><text:span text:style-name="T26"> </text:span><text:span text:style-name="T61">of the early successional vegetation and weaker top-down effects of birds and bats</text:span><text:span text:style-name="T126"> a</text:span><text:span text:style-name="T189">s </text:span><text:span text:style-name="T116">predic</text:span><text:span text:style-name="T189">ted</text:span><text:span text:style-name="T126"> </text:span><text:span text:style-name="T189">by</text:span><text:span text:style-name="T116"> the TTI hypothesis</text:span><text:span text:style-name="T93">. </text:span><text:span text:style-name="T126">Specifically</text:span><text:span text:style-name="T116">, we expect</text:span><text:span text:style-name="T107"> that the abundance of ge</text:span><text:span text:style-name="T116">n</text:span><text:span text:style-name="T107">eralists (</text:span><text:span text:style-name="T116">characterized by lower </text:span><text:span text:style-name="T107">PDI </text:span><text:span text:style-name="T116">values</text:span><text:span text:style-name="T107">) in the control plots will not translate into stronger effects of predator exclosure (lower log ratio), i.e. there will be no pos</text:span><text:span text:style-name="T126">i</text:span><text:span text:style-name="T107">tive correlation between PDI and log ratio for individual morpho-species</text:span><text:span text:style-name="T231">; </text:span><text:span text:style-name="T232">(</text:span><text:span text:style-name="T235">4</text:span><text:span text:style-name="T232">) </text:span><text:span text:style-name="T234">Moreover, t</text:span><text:span text:style-name="T233">op-down effects can be compensated by </text:span><text:span text:style-name="T232">r</text:span><text:span text:style-name="T94">esource shifts </text:span><text:span text:style-name="T117">of the dominant</text:span><text:span text:style-name="T94"> herbivorous insects</text:span><text:span text:style-name="T228">, </text:span><text:span text:style-name="T233">shifts in </text:span><text:span text:style-name="T229">body size, </text:span><text:span text:style-name="T233">and changes in </text:span><text:span text:style-name="T230">per-capita herbivory (</text:span><text:span text:style-name="T241">only for leaf chewing</text:span><text:span text:style-name="T230">)</text:span><text:span text:style-name="T94">. </text:span><text:span text:style-name="T117">All can occur separately or in various combinations.</text:span></text:p>
      <text:p text:style-name="P15"/>
      <text:p text:style-name="P10"/>
      <text:p text:style-name="P50"><text:span text:style-name="T245">M</text:span><text:span text:style-name="T244">aterials and methods</text:span></text:p>
      <text:p text:style-name="P35"/>
      <text:p text:style-name="P35"><text:bookmark text:name="study-sites"/>Study sites</text:p>
      <text:p text:style-name="P36">The experiment was conducted in the tropical rainforest surrounding Wanang village (145°5′32″E, 5°14′26″S) located in the Wanang Conservation Area in the Ramu River basin, Madang Province, Papua New Guinea. The climate in the region is humid, with a mild dry season from July to September. Annual rainfall averages ~3500 mm and the mean annual temperature is 26°C (McAlpine, Keig, &amp; Falls 1983). The study was conducted in abandoned food gardens created during slash-and-burn subsistence agriculture within the primary forest matrix. Old gardens can be considered a promising model system for manipulating biotic factors during succession. They are created by clearing patches of primary (and sometimes secondary) forest, usually larger than the average size of a canopy gap (Arihafa &amp; Mack, 2013). After clearance, felled trees are burned to fertilize the soil, gardens are planted with mixed crops, and after a few harvests (typically after three years) they are abandoned and left for spontaneous forest regeneration. Old gardens have open canopies and mostly undisturbed seed banks from the surrounding forest, which is required for initiation of secondary growth. The lack of tillage and the lack of pesticide or fertilizer use during cultivation make soil properties and microbial biomass practically indistinguishable from those in naturally created forest gaps (Kukla et al., 2019). Usually the structure of regenerating forests resembles that of the nearby natural forest tree gaps (Richards, Walsh, Baillie, &amp; Greig-Smith, 1996), suggesting a natural course of regeneration. Besides increased nutrient availability, gardens should not differ from primary forest gaps in soil conditions and seed bank composition (Kukla et al., 2019). In particular, variation in seed rain is expected to be small among gardens enclosed within the primary forest matrix, which should allow for a natural course of regeneration (Chazdon, 2003; 2014). Abandoned food gardens in a primary rainforest matrix thus represent an excellent study system for experimentation with secondary succession, enabling a high degree of control over the initial soil and environmental conditions among replicated experimental sites.</text:p>
      <text:p text:style-name="P35"/>
      <text:p text:style-name="P35"><text:bookmark text:name="experimental-design"/>Experimental design</text:p>
      <text:p text:style-name="P39"><text:span text:style-name="T242">Within a radius of 3 km from the village, we selected six experimental gardens (blocks) 3-5 years old, each covering an area of approximately 400 m</text:span><text:span text:style-name="T246">2</text:span><text:span text:style-name="T242">, separated by a minimal distance of 200 m. To ensure unified conditions for the initial succession within each block, we cleared all aboveground vegetation and removed all the rocks and dead wood so that bare soil covered ≥95% of each plot. We also removed, without tillage, all </text:span><text:span text:style-name="T243">visible</text:span><text:span text:style-name="T242"> stumps, and tree roots from the top 30 cm of soil to prevent re-sprouting. These preparations were </text:span><text:span text:style-name="T243">expected</text:span><text:span text:style-name="T242"> to have little effect on the seed bank and soil conditions (Chazdon, 2014). </text:span></text:p>
      <text:p text:style-name="P37"/>
      <text:p text:style-name="P37">Exclusion of predatory ants, insectivorous birds, and bats (P). A transparent fishing net (1.5-2.0 cm mesh size) was secured over the plot to protect vegetation from foraging birds and bats. Ants, as key invertebrate predators were reduced by poisonous tuna baits (permethrin 0.5%) exposed in monthly intervals in enclosed traps. This way, the baits were accessible to ants but not to flying insects. This method resulted in a 91.2% average decrease in ant abundance from secondary forest (Klimes, Janda, Ibalim, Kua, &amp; Novotny 2011). The plot was surrounded by a plastic fence (as in treatment I) to prevent ants from re-colonizing the plot. Mesh size was chosen so that it would allow for any wind dispersed and larger seeds to fall through the netting. Additionally, every week all litter-fall potentially containing seeds and insects was collected from the top of the exclosure and randomly placed inside the experimental plot.</text:p>
      <text:p text:style-name="P36"/>
      <text:p text:style-name="P36">Control (C) was sprayed weekly with an appropriate amount of water to simulate application of water solution of pesticides and fungicides. In order to account for the possible effect of fencing used in I, P, H1 and H2 treatments (see below) a 50 cm high dummy plastic fence with a 10</text:p>
      <text:p text:style-name="P38"/>
      <text:p text:style-name="P38">Within each of the six blocks, <text:span text:style-name="T316">two</text:span> 5x5 m experimental plots were established, resulting in <text:span text:style-name="T316">12</text:span> experimental plots in total. Individual plots were separated by <text:span text:style-name="T316">at least</text:span> 1 m <text:span text:style-name="T316">distance</text:span>. We cleared 3 m wide margins around each (approximately rectangular) block to minimize the effects of the surrounding forest edge on micro-climatic conditions within the plots. A control plot and e<text:span text:style-name="T316">xclosure plot</text:span> were randomly assigned within each block according to a randomized design (Fig. S1, Supporting Information). <text:span text:style-name="T316">Regeneration was allowed to proceed undisturbed</text:span> for 12 months, <text:span text:style-name="T316">with the minimal maintenance within the plots.</text:span></text:p>
      <text:p text:style-name="P36"/>
      <text:p text:style-name="P35"/>
      <text:p text:style-name="P39"><text:span text:style-name="T211">After 12 months of undisturbed growth, the complete above-ground vegetation from all 36 plots was destructively sampled. In each plot, all plant species were sorted and identified to species and weighed with 1 g accuracy. During sampling all the stems with diameter at breast height (DBH) ≥1 cm were counted to evaluate woody plant abundance. Leaf area was calculated by randomly sampling leaves from the pool of all leaves for each species at a given plot until 50x50 cm area (“leaf frame”) was filled. The frame was then photographed and processed using ImageJ software (Schneider, Rasband, &amp; Eliceiri 2012). Herbivory, defined as a proportion of leaf area loss due to insect feeding, was obtained by comparing leaf area measured to the total estimated area for intact leaves. Leaf frame samples were then oven dried and weighed, and leaf dry matter content (LDMC g dry mass /g wet mass) was recorded. The specific leaf area (SLA, in cm</text:span><text:span text:style-name="T247">2 </text:span><text:span text:style-name="T211">g</text:span><text:span text:style-name="T247">-1</text:span><text:span text:style-name="T211">) was calculated as a ratio of leaf area to its dry mass. To evaluate community functional trait composition the community-weighted mean (CWM) was used for LDMC and SLA in the analysis. CWM's are average trait values where each species’ contribution is weighted by its biomass.</text:span></text:p>
      <text:p text:style-name="P34"/>
      <text:p text:style-name="P40"><text:span text:style-name="T2">S</text:span><text:span text:style-name="T1">tatistical analysis</text:span></text:p>
      <text:p text:style-name="P39"><text:span text:style-name="T2">For all herbivore species we evaluated </text:span><text:span text:style-name="T3">the Paired Difference Index (PDI) based on all sites sampled during our experiment. We normalised samples for comparisons (normalized = TRUE) </text:span><text:reference-mark-start text:name="ZOTERO_ITEM CSL_CITATION {&quot;citationID&quot;:&quot;d4z6SCvA&quot;,&quot;properties&quot;:{&quot;formattedCitation&quot;:&quot;(Poisot et al., 2011)&quot;,&quot;plainCitation&quot;:&quot;(Poisot et al.,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7uaA29Lt4F"/><text:span text:style-name="T3">(Poisot et al., 2011)</text:span><text:reference-mark-end text:name="ZOTERO_ITEM CSL_CITATION {&quot;citationID&quot;:&quot;d4z6SCvA&quot;,&quot;properties&quot;:{&quot;formattedCitation&quot;:&quot;(Poisot et al., 2011)&quot;,&quot;plainCitation&quot;:&quot;(Poisot et al.,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7uaA29Lt4F"/><text:span text:style-name="T3">.</text:span></text:p>
      <text:p text:style-name="P24">We evaluated diet switching abilities of species...</text:p>
      <text:p text:style-name="P41"/>
      <text:p text:style-name="P48">Results</text:p>
      <text:p text:style-name="P44">results_ms1.doc</text:p>
      <text:p text:style-name="P42"/>
      <text:p text:style-name="P65">Discussion</text:p>
      <text:p text:style-name="P59"/>
      <text:p text:style-name="P23"><text:span text:style-name="T318">Variation in s</text:span><text:span text:style-name="T266">pe</text:span><text:span text:style-name="T265">cies </text:span><text:span text:style-name="T267">traits at any level </text:span><text:span text:style-name="T268">may </text:span><text:span text:style-name="T267">have an </text:span><text:span text:style-name="T268">affect </text:span><text:span text:style-name="T267">on </text:span><text:span text:style-name="T268">the strength of trophic cascades. </text:span><text:span text:style-name="T265">For example, </text:span><text:span text:style-name="T268">on defended plants cascading effect of carnivores on plants was reduced, because herbivores do not feed on defended plants. </text:span><text:span text:style-name="T262">Mechanistic theory of food chain tells us </text:span><text:span text:style-name="T263">that </text:span><text:span text:style-name="T262">positive effect of predators on herbivores will occur if herbivores are</text:span><text:span text:style-name="T263"> limited by relative food shortage (dependent on their abilities to assimilate plant tissue) </text:span><text:span text:style-name="T262">as opposed to absolute resource limitation (herbivores can eat all they want but the supply is fixed and limited)</text:span><text:span text:style-name="T268">. </text:span><text:span text:style-name="T269">C</text:span><text:span text:style-name="T268">ontrol </text:span><text:span text:style-name="T269">mechanisms can </text:span><text:span text:style-name="T268">switch under different condition (does not relate to my experiments). </text:span><text:span text:style-name="T269">D</text:span><text:span text:style-name="T264">iet breadth</text:span><text:span text:style-name="T268"> </text:span><text:span text:style-name="T269">of herbivores matters .H</text:span><text:span text:style-name="T268">erbivore feeding mode, sap feeders and specialists – no cascading effects, not to include them in the assessment of the strength of the top down effect.), natural enemies, </text:span><text:span text:style-name="T264">resource selection by insects</text:span><text:span text:style-name="T268">, stoichiometry and herbivore resource use, </text:span><text:span text:style-name="T264">defenses reduce the amount of biomass that can be eaten by herbivores</text:span><text:span text:style-name="T268">, because they need to maintain low concentration of toxins (citation…) - conversion efficiency, herbivores change their </text:span><text:span text:style-name="T264">behavior</text:span><text:span text:style-name="T268"> in response to predation, intermediate predators can subsidize on detrital chains, predator hunting mode, prey habitat domain, </text:span><text:span text:style-name="T264">smaller herbivores (chewers) have lower abilities to digest and assimilate low quality food. This results in higher mortality rates. They have higher foraging effort and thus higer growth rates</text:span><text:span text:style-name="T268">). Different hunting modes of predators, </text:span><text:span text:style-name="T264">abundance of intermediate predators</text:span><text:span text:style-name="T268">, </text:span><text:span text:style-name="T264">plant specificity</text:span><text:span text:style-name="T268">, </text:span><text:span text:style-name="T264">herbivores’ diet breadth</text:span><text:span text:style-name="T268"> (Singer et al. 2014), (apparent trophic cascades for intermediate predators) or ecosystem productivity can modify the strength of cascades and be important for the shapes of the food pyramids (top-heavy, bottom heavy).</text:span><text:span text:style-name="T271"> </text:span></text:p>
      <text:p text:style-name="P25"/>
      <text:p text:style-name="P53"><text:span text:style-name="T79">Finally c</text:span><text:span text:style-name="T80">ascading effect of predators might not be visible in</text:span><text:span text:style-name="T81"> </text:span><text:span text:style-name="T80">food webs, where </text:span><text:span text:style-name="T74">plants can </text:span><text:span text:style-name="T75">compensat</text:span><text:span text:style-name="T74">e</text:span><text:span text:style-name="T80"> for h</text:span><text:span text:style-name="T81">erbivore </text:span><text:span text:style-name="T80">damage by increasing their growth</text:span><text:span text:style-name="T81">.</text:span><text:span text:style-name="T82"> </text:span><text:span text:style-name="T83">Variability</text:span><text:span text:style-name="T84"> in cascading effects can be also </text:span><text:span text:style-name="T83">attenuated by </text:span><text:span text:style-name="T76">additional energy channels for </text:span><text:span text:style-name="T77">predators </text:span><text:reference-mark-start text:name="ZOTERO_ITEM CSL_CITATION {&quot;citationID&quot;:&quot;vWLIJOqj&quot;,&quot;properties&quot;:{&quot;formattedCitation&quot;:&quot;(Ward et al., 2015)&quot;,&quot;plainCitation&quot;:&quot;(Ward et al., 2015)&quot;,&quot;noteIndex&quot;:0},&quot;citationItems&quot;:[{&quot;id&quot;:1611,&quot;uris&quot;:[&quot;http://zotero.org/users/1954708/items/3M4N6RUH&quot;],&quot;uri&quot;:[&quot;http://zotero.org/users/1954708/items/3M4N6RUH&quot;],&quot;itemData&quot;:{&quot;id&quot;:1611,&quot;type&quot;:&quot;article-journal&quot;,&quot;abstract&quot;:&quot;Classical food web theory holds that energy channels are regulated by top-down control with increasing productivity, arising from within-channel processes. However, these hypotheses do not consider the existence of parallel energy channels linked by shared resource pools and which can fuel generalist predators, imposing trophic control arising from multi-channel processes. Using 23 large marine food webs, we show that food web responses to increasing productivity are consistent with the apparent trophic cascade hypothesis (ATCH) – with rising productivity predators derive an increasing fraction of their diet from increasingly productive bottom-up controlled detritus channels, thereby subsidising predator biomass, and in turn strengthening top-down control in parallel grazing channels. These results testify to a fundamental role of detritus channels specifically and multi-channel processes in general in mediating food web response to productivity and demonstrate that the ATCH provides an alternative explanation for classical predictions of top-down control.&quot;,&quot;container-title&quot;:&quot;Ecology Letters&quot;,&quot;DOI&quot;:&quot;10.1111/ele.12498&quot;,&quot;ISSN&quot;:&quot;1461-0248&quot;,&quot;issue&quot;:&quot;11&quot;,&quot;language&quot;:&quot;en&quot;,&quot;page&quot;:&quot;1190-1197&quot;,&quot;source&quot;:&quot;Wiley Online Library&quot;,&quot;title&quot;:&quot;HSS revisited: multi-channel processes mediate trophic control across a productivity gradient&quot;,&quot;title-short&quot;:&quot;HSS revisited&quot;,&quot;volume&quot;:&quot;18&quot;,&quot;author&quot;:[{&quot;family&quot;:&quot;Ward&quot;,&quot;given&quot;:&quot;Colette L.&quot;},{&quot;family&quot;:&quot;McCann&quot;,&quot;given&quot;:&quot;Kevin S.&quot;},{&quot;family&quot;:&quot;Rooney&quot;,&quot;given&quot;:&quot;Neil&quot;}],&quot;issued&quot;:{&quot;date-parts&quot;:[[&quot;2015&quot;]]}}}],&quot;schema&quot;:&quot;https://github.com/citation-style-language/schema/raw/master/csl-citation.json&quot;} RNDTw7UjjeTIn"/><text:span text:style-name="T77">(Ward et al., 2015)</text:span><text:reference-mark-end text:name="ZOTERO_ITEM CSL_CITATION {&quot;citationID&quot;:&quot;vWLIJOqj&quot;,&quot;properties&quot;:{&quot;formattedCitation&quot;:&quot;(Ward et al., 2015)&quot;,&quot;plainCitation&quot;:&quot;(Ward et al., 2015)&quot;,&quot;noteIndex&quot;:0},&quot;citationItems&quot;:[{&quot;id&quot;:1611,&quot;uris&quot;:[&quot;http://zotero.org/users/1954708/items/3M4N6RUH&quot;],&quot;uri&quot;:[&quot;http://zotero.org/users/1954708/items/3M4N6RUH&quot;],&quot;itemData&quot;:{&quot;id&quot;:1611,&quot;type&quot;:&quot;article-journal&quot;,&quot;abstract&quot;:&quot;Classical food web theory holds that energy channels are regulated by top-down control with increasing productivity, arising from within-channel processes. However, these hypotheses do not consider the existence of parallel energy channels linked by shared resource pools and which can fuel generalist predators, imposing trophic control arising from multi-channel processes. Using 23 large marine food webs, we show that food web responses to increasing productivity are consistent with the apparent trophic cascade hypothesis (ATCH) – with rising productivity predators derive an increasing fraction of their diet from increasingly productive bottom-up controlled detritus channels, thereby subsidising predator biomass, and in turn strengthening top-down control in parallel grazing channels. These results testify to a fundamental role of detritus channels specifically and multi-channel processes in general in mediating food web response to productivity and demonstrate that the ATCH provides an alternative explanation for classical predictions of top-down control.&quot;,&quot;container-title&quot;:&quot;Ecology Letters&quot;,&quot;DOI&quot;:&quot;10.1111/ele.12498&quot;,&quot;ISSN&quot;:&quot;1461-0248&quot;,&quot;issue&quot;:&quot;11&quot;,&quot;language&quot;:&quot;en&quot;,&quot;page&quot;:&quot;1190-1197&quot;,&quot;source&quot;:&quot;Wiley Online Library&quot;,&quot;title&quot;:&quot;HSS revisited: multi-channel processes mediate trophic control across a productivity gradient&quot;,&quot;title-short&quot;:&quot;HSS revisited&quot;,&quot;volume&quot;:&quot;18&quot;,&quot;author&quot;:[{&quot;family&quot;:&quot;Ward&quot;,&quot;given&quot;:&quot;Colette L.&quot;},{&quot;family&quot;:&quot;McCann&quot;,&quot;given&quot;:&quot;Kevin S.&quot;},{&quot;family&quot;:&quot;Rooney&quot;,&quot;given&quot;:&quot;Neil&quot;}],&quot;issued&quot;:{&quot;date-parts&quot;:[[&quot;2015&quot;]]}}}],&quot;schema&quot;:&quot;https://github.com/citation-style-language/schema/raw/master/csl-citation.json&quot;} RNDTw7UjjeTIn"/><text:span text:style-name="T83">.</text:span><text:span text:style-name="T84"> </text:span></text:p>
      <text:p text:style-name="P25"/>
      <text:p text:style-name="P54"><text:span text:style-name="T4">Apparent trophic cascade hypothesis (ATCH) – with rising productivity predators derive an increasing fraction of their diet from increasingly productive bottom-up controlled detritus channels </text:span><text:reference-mark-start text:name="ZOTERO_ITEM CSL_CITATION {&quot;citationID&quot;:&quot;2I18d1Rw&quot;,&quot;properties&quot;:{&quot;formattedCitation&quot;:&quot;(Ward et al., 2015)&quot;,&quot;plainCitation&quot;:&quot;(Ward et al., 2015)&quot;,&quot;noteIndex&quot;:0},&quot;citationItems&quot;:[{&quot;id&quot;:1611,&quot;uris&quot;:[&quot;http://zotero.org/users/1954708/items/3M4N6RUH&quot;],&quot;uri&quot;:[&quot;http://zotero.org/users/1954708/items/3M4N6RUH&quot;],&quot;itemData&quot;:{&quot;id&quot;:1611,&quot;type&quot;:&quot;article-journal&quot;,&quot;abstract&quot;:&quot;Classical food web theory holds that energy channels are regulated by top-down control with increasing productivity, arising from within-channel processes. However, these hypotheses do not consider the existence of parallel energy channels linked by shared resource pools and which can fuel generalist predators, imposing trophic control arising from multi-channel processes. Using 23 large marine food webs, we show that food web responses to increasing productivity are consistent with the apparent trophic cascade hypothesis (ATCH) – with rising productivity predators derive an increasing fraction of their diet from increasingly productive bottom-up controlled detritus channels, thereby subsidising predator biomass, and in turn strengthening top-down control in parallel grazing channels. These results testify to a fundamental role of detritus channels specifically and multi-channel processes in general in mediating food web response to productivity and demonstrate that the ATCH provides an alternative explanation for classical predictions of top-down control.&quot;,&quot;container-title&quot;:&quot;Ecology Letters&quot;,&quot;DOI&quot;:&quot;10.1111/ele.12498&quot;,&quot;ISSN&quot;:&quot;1461-0248&quot;,&quot;issue&quot;:&quot;11&quot;,&quot;language&quot;:&quot;en&quot;,&quot;page&quot;:&quot;1190-1197&quot;,&quot;source&quot;:&quot;Wiley Online Library&quot;,&quot;title&quot;:&quot;HSS revisited: multi-channel processes mediate trophic control across a productivity gradient&quot;,&quot;title-short&quot;:&quot;HSS revisited&quot;,&quot;volume&quot;:&quot;18&quot;,&quot;author&quot;:[{&quot;family&quot;:&quot;Ward&quot;,&quot;given&quot;:&quot;Colette L.&quot;},{&quot;family&quot;:&quot;McCann&quot;,&quot;given&quot;:&quot;Kevin S.&quot;},{&quot;family&quot;:&quot;Rooney&quot;,&quot;given&quot;:&quot;Neil&quot;}],&quot;issued&quot;:{&quot;date-parts&quot;:[[&quot;2015&quot;]]}}}],&quot;schema&quot;:&quot;https://github.com/citation-style-language/schema/raw/master/csl-citation.json&quot;} RNDKtWllL03w0"/><text:span text:style-name="T4">(Ward et al., 2015)</text:span><text:reference-mark-end text:name="ZOTERO_ITEM CSL_CITATION {&quot;citationID&quot;:&quot;2I18d1Rw&quot;,&quot;properties&quot;:{&quot;formattedCitation&quot;:&quot;(Ward et al., 2015)&quot;,&quot;plainCitation&quot;:&quot;(Ward et al., 2015)&quot;,&quot;noteIndex&quot;:0},&quot;citationItems&quot;:[{&quot;id&quot;:1611,&quot;uris&quot;:[&quot;http://zotero.org/users/1954708/items/3M4N6RUH&quot;],&quot;uri&quot;:[&quot;http://zotero.org/users/1954708/items/3M4N6RUH&quot;],&quot;itemData&quot;:{&quot;id&quot;:1611,&quot;type&quot;:&quot;article-journal&quot;,&quot;abstract&quot;:&quot;Classical food web theory holds that energy channels are regulated by top-down control with increasing productivity, arising from within-channel processes. However, these hypotheses do not consider the existence of parallel energy channels linked by shared resource pools and which can fuel generalist predators, imposing trophic control arising from multi-channel processes. Using 23 large marine food webs, we show that food web responses to increasing productivity are consistent with the apparent trophic cascade hypothesis (ATCH) – with rising productivity predators derive an increasing fraction of their diet from increasingly productive bottom-up controlled detritus channels, thereby subsidising predator biomass, and in turn strengthening top-down control in parallel grazing channels. These results testify to a fundamental role of detritus channels specifically and multi-channel processes in general in mediating food web response to productivity and demonstrate that the ATCH provides an alternative explanation for classical predictions of top-down control.&quot;,&quot;container-title&quot;:&quot;Ecology Letters&quot;,&quot;DOI&quot;:&quot;10.1111/ele.12498&quot;,&quot;ISSN&quot;:&quot;1461-0248&quot;,&quot;issue&quot;:&quot;11&quot;,&quot;language&quot;:&quot;en&quot;,&quot;page&quot;:&quot;1190-1197&quot;,&quot;source&quot;:&quot;Wiley Online Library&quot;,&quot;title&quot;:&quot;HSS revisited: multi-channel processes mediate trophic control across a productivity gradient&quot;,&quot;title-short&quot;:&quot;HSS revisited&quot;,&quot;volume&quot;:&quot;18&quot;,&quot;author&quot;:[{&quot;family&quot;:&quot;Ward&quot;,&quot;given&quot;:&quot;Colette L.&quot;},{&quot;family&quot;:&quot;McCann&quot;,&quot;given&quot;:&quot;Kevin S.&quot;},{&quot;family&quot;:&quot;Rooney&quot;,&quot;given&quot;:&quot;Neil&quot;}],&quot;issued&quot;:{&quot;date-parts&quot;:[[&quot;2015&quot;]]}}}],&quot;schema&quot;:&quot;https://github.com/citation-style-language/schema/raw/master/csl-citation.json&quot;} RNDKtWllL03w0"/><text:span text:style-name="T4">. </text:span><text:span text:style-name="T5">Reduced abundance and biomass of Intermediate predators caused by high addition of generalist herbivores may suggest control indirectly through “brown” chains. Spiders may feed on detritivores more than on herbivorous species </text:span><text:span text:style-name="T6">(that paper that I reviewed about structural habitat in some leaves)</text:span><text:span text:style-name="T5">. We didn’t find any effect on IPs.</text:span></text:p>
      <text:p text:style-name="P25"/>
      <text:p text:style-name="Standard"><text:span text:style-name="T58">We conclude that forest loss favors insect herbivory by undermining the bottom‐up control (presumably reduced plant antiherbivore defense mechanisms) in forests dominated by fast‐growing pioneer plant species, and by improving the conditions required for herbivores proliferation </text:span><text:reference-mark-start text:name="ZOTERO_ITEM CSL_CITATION {&quot;citationID&quot;:&quot;fc4cc9El&quot;,&quot;properties&quot;:{&quot;formattedCitation&quot;:&quot;(Morante\\uc0\\u8208{}Filho et al., 2016)&quot;,&quot;plainCitation&quot;:&quot;(Morante‐Filho et al., 2016)&quot;,&quot;noteIndex&quot;:0},&quot;citationItems&quot;:[{&quot;id&quot;:1902,&quot;uris&quot;:[&quot;http://zotero.org/users/1954708/items/D6XCSXLC&quot;],&quot;uri&quot;:[&quot;http://zotero.org/users/1954708/items/D6XCSXLC&quot;],&quot;itemData&quot;:{&quot;id&quot;:1902,&quot;type&quot;:&quot;article-journal&quot;,&quot;abstract&quot;:&quot;Forest loss threatens biodiversity, but its potential effects on multitrophic ecological interactions are poorly understood. Insect herbivory depends on complex bottom-up (e.g., resource availability and plant antiherbivore defenses) and top-down forces (e.g., abundance of predators and herbivorous), but its determinants in human-altered tropical landscapes are largely unknown. Using structural equation models, we assessed the direct and indirect effects of forest loss on insect herbivory in 40 landscapes (115 ha each) from two regions with contrasting land-use change trajectories in the Brazilian Atlantic rainforest. We considered landscape forest cover as an exogenous predictor and (1) forest structure, (2) abundance of predators (birds and arthropods), and (3) abundance of herbivorous arthropods as endogenous predictors of insect leaf damage. From 12 predicted pathways, 11 were significant and showed that (1) leaf damage increases with forest loss (direct effect); (2) leaf damage increases with forest loss through the simplification of vegetation structure and its associated dominance of herbivorous insects (indirect effect); and further demonstrate (3) a lack of top-down control of herbivores by predators (birds and arthropods). We conclude that forest loss favors insect herbivory by undermining the bottom-up control (presumably reduced plant antiherbivore defense mechanisms) in forests dominated by fast-growing pioneer plant species, and by improving the conditions required for herbivores proliferation.&quot;,&quot;container-title&quot;:&quot;Ecology&quot;,&quot;DOI&quot;:&quot;10.1002/ecy.1592&quot;,&quot;ISSN&quot;:&quot;1939-9170&quot;,&quot;issue&quot;:&quot;12&quot;,&quot;language&quot;:&quot;en&quot;,&quot;page&quot;:&quot;3315-3325&quot;,&quot;source&quot;:&quot;Wiley Online Library&quot;,&quot;title&quot;:&quot;Tropical forest loss and its multitrophic effects on insect herbivory&quot;,&quot;volume&quot;:&quot;97&quot;,&quot;author&quot;:[{&quot;family&quot;:&quot;Morante‐Filho&quot;,&quot;given&quot;:&quot;José Carlos&quot;},{&quot;family&quot;:&quot;Arroyo‐Rodríguez&quot;,&quot;given&quot;:&quot;Víctor&quot;},{&quot;family&quot;:&quot;Lohbeck&quot;,&quot;given&quot;:&quot;Madelon&quot;},{&quot;family&quot;:&quot;Tscharntke&quot;,&quot;given&quot;:&quot;Teja&quot;},{&quot;family&quot;:&quot;Faria&quot;,&quot;given&quot;:&quot;Deborah&quot;}],&quot;issued&quot;:{&quot;date-parts&quot;:[[&quot;2016&quot;]]}}}],&quot;schema&quot;:&quot;https://github.com/citation-style-language/schema/raw/master/csl-citation.json&quot;} RNDvR13IdRIJ8"/><text:span text:style-name="T254">(Morante</text:span><text:span text:style-name="T256">‐Filho et al., 2016)</text:span><text:reference-mark-end text:name="ZOTERO_ITEM CSL_CITATION {&quot;citationID&quot;:&quot;fc4cc9El&quot;,&quot;properties&quot;:{&quot;formattedCitation&quot;:&quot;(Morante\\uc0\\u8208{}Filho et al., 2016)&quot;,&quot;plainCitation&quot;:&quot;(Morante‐Filho et al., 2016)&quot;,&quot;noteIndex&quot;:0},&quot;citationItems&quot;:[{&quot;id&quot;:1902,&quot;uris&quot;:[&quot;http://zotero.org/users/1954708/items/D6XCSXLC&quot;],&quot;uri&quot;:[&quot;http://zotero.org/users/1954708/items/D6XCSXLC&quot;],&quot;itemData&quot;:{&quot;id&quot;:1902,&quot;type&quot;:&quot;article-journal&quot;,&quot;abstract&quot;:&quot;Forest loss threatens biodiversity, but its potential effects on multitrophic ecological interactions are poorly understood. Insect herbivory depends on complex bottom-up (e.g., resource availability and plant antiherbivore defenses) and top-down forces (e.g., abundance of predators and herbivorous), but its determinants in human-altered tropical landscapes are largely unknown. Using structural equation models, we assessed the direct and indirect effects of forest loss on insect herbivory in 40 landscapes (115 ha each) from two regions with contrasting land-use change trajectories in the Brazilian Atlantic rainforest. We considered landscape forest cover as an exogenous predictor and (1) forest structure, (2) abundance of predators (birds and arthropods), and (3) abundance of herbivorous arthropods as endogenous predictors of insect leaf damage. From 12 predicted pathways, 11 were significant and showed that (1) leaf damage increases with forest loss (direct effect); (2) leaf damage increases with forest loss through the simplification of vegetation structure and its associated dominance of herbivorous insects (indirect effect); and further demonstrate (3) a lack of top-down control of herbivores by predators (birds and arthropods). We conclude that forest loss favors insect herbivory by undermining the bottom-up control (presumably reduced plant antiherbivore defense mechanisms) in forests dominated by fast-growing pioneer plant species, and by improving the conditions required for herbivores proliferation.&quot;,&quot;container-title&quot;:&quot;Ecology&quot;,&quot;DOI&quot;:&quot;10.1002/ecy.1592&quot;,&quot;ISSN&quot;:&quot;1939-9170&quot;,&quot;issue&quot;:&quot;12&quot;,&quot;language&quot;:&quot;en&quot;,&quot;page&quot;:&quot;3315-3325&quot;,&quot;source&quot;:&quot;Wiley Online Library&quot;,&quot;title&quot;:&quot;Tropical forest loss and its multitrophic effects on insect herbivory&quot;,&quot;volume&quot;:&quot;97&quot;,&quot;author&quot;:[{&quot;family&quot;:&quot;Morante‐Filho&quot;,&quot;given&quot;:&quot;José Carlos&quot;},{&quot;family&quot;:&quot;Arroyo‐Rodríguez&quot;,&quot;given&quot;:&quot;Víctor&quot;},{&quot;family&quot;:&quot;Lohbeck&quot;,&quot;given&quot;:&quot;Madelon&quot;},{&quot;family&quot;:&quot;Tscharntke&quot;,&quot;given&quot;:&quot;Teja&quot;},{&quot;family&quot;:&quot;Faria&quot;,&quot;given&quot;:&quot;Deborah&quot;}],&quot;issued&quot;:{&quot;date-parts&quot;:[[&quot;2016&quot;]]}}}],&quot;schema&quot;:&quot;https://github.com/citation-style-language/schema/raw/master/csl-citation.json&quot;} RNDvR13IdRIJ8"/></text:p>
      <text:p text:style-name="P25"/>
      <text:p text:style-name="P53"><text:span text:style-name="T5">The Exploitation Ecosystem Hypothesis is a top‐down hypothesis that predicts a shift from resource limitation of herbivores when plant production is low, to predator limitation when plant production is high. In grasslands where spider biomass was low, herbivore biomass increased with plant biomass, whereas bottom‐up structuring was not evident when spiders were abundant. Furthermore, neither predator biomass nor trophic position (via stable isotope analysis) increased with plant biomass, suggesting predators themselves are top‐down limited.</text:span><text:reference-mark-start text:name="ZOTERO_ITEM CSL_CITATION {&quot;citationID&quot;:&quot;1zHWVrnD&quot;,&quot;properties&quot;:{&quot;formattedCitation&quot;:&quot;(Welti et al., 2020)&quot;,&quot;plainCitation&quot;:&quot;(Welti et al., 2020)&quot;,&quot;noteIndex&quot;:0},&quot;citationItems&quot;:[{&quot;id&quot;:2984,&quot;uris&quot;:[&quot;http://zotero.org/users/1954708/items/2IUSG4DT&quot;],&quot;uri&quot;:[&quot;http://zotero.org/users/1954708/items/2IUSG4DT&quot;],&quot;itemData&quot;:{&quot;id&quot;:2984,&quot;type&quot;:&quot;article-journal&quot;,&quot;abstract&quot;:&quot;We investigate where bottom-up and top-down control regulates ecological communities as a mechanism linking ecological gradients to the geography of consumer abundance and biomass. We use standardized surveys of 54 North American grasslands to test alternate hypotheses predicting 100-fold shifts in the biomass of four common grassland arthropod taxa—Auchenorrhyncha, sucking herbivores, Acrididae, chewing herbivores, Tettigoniidae, omnivores, and Araneae, predators. Bottom-up models predict that consumer biomass tracks plant quantity (e.g. productivity and standing biomass) and quality (nutrient content) and that ectotherm access to food increases with temperature. Each of the focal trophic groups responded differently to these drivers: the biomass of sucking herbivores and omnivores increased with plant biomass; that of chewing herbivores tracked plant quality; and predator biomass did not depend on plant quality, plant quantity or temperature. The Exploitation Ecosystem Hypothesis is a top-down hypothesis that predicts a shift from resource limitation of herbivores when plant production is low, to predator limitation when plant production is high. In grasslands where spider biomass was low, herbivore biomass increased with plant biomass, whereas bottom-up structuring was not evident when spiders were abundant. Furthermore, neither predator biomass nor trophic position (via stable isotope analysis) increased with plant biomass, suggesting predators themselves are top-down limited. Stable isotope analysis revealed that trophic position of the chewing herbivore and omnivore increased significantly with plant biomass, suggesting these groups increased scavenging and meat consumption in grasslands with higher carbohydrate availability. Taken together, our snapshot sampling documents gradients of food web structure across 54 grasslands, consistent with multiple hypotheses of bottom-up and top-down regulation.&quot;,&quot;container-title&quot;:&quot;Journal of Animal Ecology&quot;,&quot;DOI&quot;:&quot;https://doi.org/10.1111/1365-2656.13191&quot;,&quot;ISSN&quot;:&quot;1365-2656&quot;,&quot;issue&quot;:&quot;5&quot;,&quot;language&quot;:&quot;en&quot;,&quot;note&quot;:&quot;_eprint: https://besjournals.onlinelibrary.wiley.com/doi/pdf/10.1111/1365-2656.13191&quot;,&quot;page&quot;:&quot;1286-1294&quot;,&quot;source&quot;:&quot;Wiley Online Library&quot;,&quot;title&quot;:&quot;Bottom-up when it is not top-down: Predators and plants control biomass of grassland arthropods&quot;,&quot;title-short&quot;:&quot;Bottom-up when it is not top-down&quot;,&quot;volume&quot;:&quot;89&quot;,&quot;author&quot;:[{&quot;family&quot;:&quot;Welti&quot;,&quot;given&quot;:&quot;Ellen A. R.&quot;},{&quot;family&quot;:&quot;Prather&quot;,&quot;given&quot;:&quot;Rebecca M.&quot;},{&quot;family&quot;:&quot;Sanders&quot;,&quot;given&quot;:&quot;Nathan J.&quot;},{&quot;family&quot;:&quot;Beurs&quot;,&quot;given&quot;:&quot;Kirsten M.&quot;,&quot;dropping-particle&quot;:&quot;de&quot;},{&quot;family&quot;:&quot;Kaspari&quot;,&quot;given&quot;:&quot;Michael&quot;}],&quot;issued&quot;:{&quot;date-parts&quot;:[[&quot;2020&quot;]]}}}],&quot;schema&quot;:&quot;https://github.com/citation-style-language/schema/raw/master/csl-citation.json&quot;} RNDxc7J0slLgA"/><text:span text:style-name="T5">(Welti et al., 2020)</text:span><text:reference-mark-end text:name="ZOTERO_ITEM CSL_CITATION {&quot;citationID&quot;:&quot;1zHWVrnD&quot;,&quot;properties&quot;:{&quot;formattedCitation&quot;:&quot;(Welti et al., 2020)&quot;,&quot;plainCitation&quot;:&quot;(Welti et al., 2020)&quot;,&quot;noteIndex&quot;:0},&quot;citationItems&quot;:[{&quot;id&quot;:2984,&quot;uris&quot;:[&quot;http://zotero.org/users/1954708/items/2IUSG4DT&quot;],&quot;uri&quot;:[&quot;http://zotero.org/users/1954708/items/2IUSG4DT&quot;],&quot;itemData&quot;:{&quot;id&quot;:2984,&quot;type&quot;:&quot;article-journal&quot;,&quot;abstract&quot;:&quot;We investigate where bottom-up and top-down control regulates ecological communities as a mechanism linking ecological gradients to the geography of consumer abundance and biomass. We use standardized surveys of 54 North American grasslands to test alternate hypotheses predicting 100-fold shifts in the biomass of four common grassland arthropod taxa—Auchenorrhyncha, sucking herbivores, Acrididae, chewing herbivores, Tettigoniidae, omnivores, and Araneae, predators. Bottom-up models predict that consumer biomass tracks plant quantity (e.g. productivity and standing biomass) and quality (nutrient content) and that ectotherm access to food increases with temperature. Each of the focal trophic groups responded differently to these drivers: the biomass of sucking herbivores and omnivores increased with plant biomass; that of chewing herbivores tracked plant quality; and predator biomass did not depend on plant quality, plant quantity or temperature. The Exploitation Ecosystem Hypothesis is a top-down hypothesis that predicts a shift from resource limitation of herbivores when plant production is low, to predator limitation when plant production is high. In grasslands where spider biomass was low, herbivore biomass increased with plant biomass, whereas bottom-up structuring was not evident when spiders were abundant. Furthermore, neither predator biomass nor trophic position (via stable isotope analysis) increased with plant biomass, suggesting predators themselves are top-down limited. Stable isotope analysis revealed that trophic position of the chewing herbivore and omnivore increased significantly with plant biomass, suggesting these groups increased scavenging and meat consumption in grasslands with higher carbohydrate availability. Taken together, our snapshot sampling documents gradients of food web structure across 54 grasslands, consistent with multiple hypotheses of bottom-up and top-down regulation.&quot;,&quot;container-title&quot;:&quot;Journal of Animal Ecology&quot;,&quot;DOI&quot;:&quot;https://doi.org/10.1111/1365-2656.13191&quot;,&quot;ISSN&quot;:&quot;1365-2656&quot;,&quot;issue&quot;:&quot;5&quot;,&quot;language&quot;:&quot;en&quot;,&quot;note&quot;:&quot;_eprint: https://besjournals.onlinelibrary.wiley.com/doi/pdf/10.1111/1365-2656.13191&quot;,&quot;page&quot;:&quot;1286-1294&quot;,&quot;source&quot;:&quot;Wiley Online Library&quot;,&quot;title&quot;:&quot;Bottom-up when it is not top-down: Predators and plants control biomass of grassland arthropods&quot;,&quot;title-short&quot;:&quot;Bottom-up when it is not top-down&quot;,&quot;volume&quot;:&quot;89&quot;,&quot;author&quot;:[{&quot;family&quot;:&quot;Welti&quot;,&quot;given&quot;:&quot;Ellen A. R.&quot;},{&quot;family&quot;:&quot;Prather&quot;,&quot;given&quot;:&quot;Rebecca M.&quot;},{&quot;family&quot;:&quot;Sanders&quot;,&quot;given&quot;:&quot;Nathan J.&quot;},{&quot;family&quot;:&quot;Beurs&quot;,&quot;given&quot;:&quot;Kirsten M.&quot;,&quot;dropping-particle&quot;:&quot;de&quot;},{&quot;family&quot;:&quot;Kaspari&quot;,&quot;given&quot;:&quot;Michael&quot;}],&quot;issued&quot;:{&quot;date-parts&quot;:[[&quot;2020&quot;]]}}}],&quot;schema&quot;:&quot;https://github.com/citation-style-language/schema/raw/master/csl-citation.json&quot;} RNDxc7J0slLgA"/></text:p>
      <text:p text:style-name="P25"/>
      <text:p text:style-name="P16">My conclusions:</text:p>
      <text:p text:style-name="P13"><text:span text:style-name="T257">1. </text:span>There <text:span text:style-name="T257">is a</text:span> constant influx of herbivorous insects from the surrounding primary forest. <text:span text:style-name="T257">Initially herbivores populate plants based on simple mass action mechanism i.e. herbivores select their food plants based on their biomass (?)</text:span></text:p>
      <text:p text:style-name="P14">2. Herbivore community gets sorted afterwards, but not very strongly. Despite some signal for same species plants hosting more similar herbivore communities, this effect was only observed in lower addition treatment. It could have caused increased competition, that resulted in niche partitioning. </text:p>
      <text:p text:style-name="P13"><text:span text:style-name="T258">3. It is hypothesized that b</text:span>ecause of stronger defenses of primary tropical forest species, herbivores are restricted more by their ability to digest and assimilate plant tissues, <text:span text:style-name="T260">relative</text:span><text:span text:style-name="T259"> control mechanism</text:span>. </text:p>
      <text:p text:style-name="P9"><text:span text:style-name="T258">4. </text:span>In gaps plant identity doesn’t matter much, because of low variability in plant quality <text:span text:style-name="T261">(need to check that)</text:span>, and low fidelity of herbivores to these species. (i.e. they all can be easily consumed by any herbivore). [Why then herbivores are not thriving in gaps??? Maybe they are not as nutritious as they are thought?, <text:span text:style-name="T261">early successional plants also have exudates, so maybe they are not structurally protected but chemically still are able to reduce amount of tissue consumed by herbivores</text:span>]</text:p>
      <text:p text:style-name="P9"><text:span text:style-name="T261">5. </text:span>Herbivory loads would be dependent on plant biomass, passive capturing of interactions based on plant “apparency”.</text:p>
      <text:p text:style-name="P9"><text:span text:style-name="T261">6. </text:span>New thing here is our test of community packing. Herbivores seems to be limited by their own ability to consume food, or maybe by the availa<text:span text:style-name="T261">bility of</text:span> young leaves, which might be only food for generalist. Plants might be then limited by their resources (is that true for early secondary vegetation? Probably resources are abundant). Moreove</text:p>
      <text:p text:style-name="P12"/>
      <text:p text:style-name="P22">Birds, bats and ants are key predators in successional forest in the tropics (Morrison and Lindell, 2012) and cause top-down control over their pray. Predating risk shapes insect herbivore communities and may cascade down to plants. <text:s/>In diverse insect herbivores top down effects are stronger than bottom up (Vidal and Murphy 2017)</text:p>
      <text:p text:style-name="P22">During succession bottom-up and top down forcing may switch ()</text:p>
      <text:p text:style-name="P26">Abdala-Roberts et al 2019: “There is a fundamental need within the species interactions perspective to place three‐species TTIs in a broader community context.”</text:p>
      <text:p text:style-name="P22">Both bottom up and top down exist but there is a considerable variation in trophic regulation (Leroux and Loreau, p 20)</text:p>
      <text:p text:style-name="P21">However, strength and direction of top-down and cascading effects within food-webs can be modified by interactions with the environment, species’ properties and other species in the community both competitors or natural enemies </text:p>
      <text:p text:style-name="P20"/>
      <text:p text:style-name="P49"><text:span text:style-name="T203">Few of the above factors were tested explicitly and became highly </text:span><text:span text:style-name="T205">influential</text:span><text:span text:style-name="T203"> hypotheses used to explaining experim</text:span><text:span text:style-name="T196">ental results ()</text:span><text:span text:style-name="T197">. EFH – enemy free hypothesis predicts, that in the absence of predators herbivores should increase their habitat domain. </text:span><text:span text:style-name="T72">Increased generality of the network</text:span><text:span text:style-name="T197">. The tri-trophic interaction hypothesis (TTI, Mooney, Pratt and Singer 2012) considers interactions between plant quality, herbivore diet breadth, and predation on herbivore performance. Enemy free in tropics was </text:span><text:span text:style-name="T198">doubtful</text:span><text:span text:style-name="T197"> at least for Ficus </text:span><text:reference-mark-start text:name="ZOTERO_ITEM CSL_CITATION {&quot;citationID&quot;:&quot;q8qvc4oP&quot;,&quot;properties&quot;:{&quot;formattedCitation&quot;:&quot;(Novotny et al., 1999)&quot;,&quot;plainCitation&quot;:&quot;(Novotny et al., 1999)&quot;,&quot;noteIndex&quot;:0},&quot;citationItems&quot;:[{&quot;id&quot;:2790,&quot;uris&quot;:[&quot;http://zotero.org/users/1954708/items/ZGRUZQC7&quot;],&quot;uri&quot;:[&quot;http://zotero.org/users/1954708/items/ZGRUZQC7&quot;],&quot;itemData&quot;:{&quot;id&quot;:2790,&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1NSTvbwULt"/><text:span text:style-name="T197">(Novotny et al., 1999)</text:span><text:reference-mark-end text:name="ZOTERO_ITEM CSL_CITATION {&quot;citationID&quot;:&quot;q8qvc4oP&quot;,&quot;properties&quot;:{&quot;formattedCitation&quot;:&quot;(Novotny et al., 1999)&quot;,&quot;plainCitation&quot;:&quot;(Novotny et al., 1999)&quot;,&quot;noteIndex&quot;:0},&quot;citationItems&quot;:[{&quot;id&quot;:2790,&quot;uris&quot;:[&quot;http://zotero.org/users/1954708/items/ZGRUZQC7&quot;],&quot;uri&quot;:[&quot;http://zotero.org/users/1954708/items/ZGRUZQC7&quot;],&quot;itemData&quot;:{&quot;id&quot;:2790,&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1NSTvbwULt"/><text:span text:style-name="T197">. </text:span></text:p>
      <text:p text:style-name="P45"/>
      <text:p text:style-name="P45">[The TTI hypothesis predicts that dietary specialist herbivores (as compared to generalists) should escape predators and be competitively dominant due to faster growth rates, and that such differences should be greater on low quality (as compared to high quality) host plants.] - but fails to predict coexistence of generalists and specialist herbivores on the same host plants (which seems to be common). </text:p>
      <text:p text:style-name="P45"/>
      <text:p text:style-name="P49"><text:span text:style-name="T72">Enemy free hypothesis</text:span><text:span text:style-name="T197"> focus on predator avoidance and predicts that fear of predation keeps population of herbivores at specific level. </text:span><text:span text:style-name="T72">Physiological efficiency hypothesis</text:span><text:span text:style-name="T197"> assumes that specialists are better adapted to their food than generalists and utilize their hosts better (). </text:span><text:span text:style-name="T72">Slow-growth/high-mortality</text:span><text:span text:style-name="T197"> (SGHM) hypothesis predicts that “herbivore development on a poor quality host plants will be relati</text:span><text:span text:style-name="T196">vely slow extending the duration of juvenile phases that are the most vulnerable to natural enemies”. Recently proposed synthesis extends predictions of the previous hypotheses to also predict the </text:span><text:span text:style-name="T203">strength of the possible cascade (Mooney, Pratt, &amp; Singer 2012). </text:span></text:p>
      <text:p text:style-name="P46"/>
      <text:p text:style-name="P29"><text:span text:style-name="T203">However, in case of predator-insect herbivore-plant food chains ecosystems top down and cascading effects are usually being studied based on the total abundance [</text:span><text:span text:style-name="T199">need to check that</text:span><text:span text:style-name="T203">] of herbivores and plants and usually in controlled, simplified systems (Schmitz … , Bucher et al 2015) and not in complex natural environment. Different feeding guilds <text:s/>of herbivores may have different responses to predators. Never tested in complex systems in the field [?]. These were studied without consideration to the complex trophic interactions of herbivores and plants, despite producing hypotheses which have implication for plan herbivore interactions. </text:span></text:p>
      <text:p text:style-name="P22"/>
      <text:p text:style-name="P29"><text:span text:style-name="T203">For example (EFH) [</text:span><text:span text:style-name="T201">EFS hypothesis and succession… we showed in our previous work that insects would affect the traits. Predators does not affect traits but species composition (from our results only randomness). For lepidoptera (Singer et al. 2014 Herbivore diet breadth mediates the cascading effects...)</text:span><text:span text:style-name="T203">] , suggests, that the </text:span><text:span text:style-name="T68">network generality should be reduced</text:span><text:span text:style-name="T203">, as </text:span><text:span text:style-name="T68">species would not explore full range of their habitat domain</text:span><text:span text:style-name="T203">, and would be forced to feed on least preferred hosts (Schmitz). The effect of top down control was studied for single group in experimental conditions and not included different plant species (Singer et al. 2014). [</text:span><text:span text:style-name="T202">Will plant functional characteristic help to explain the strength of the cascade? Maybe tropic cascades are stronger for some plant species that for others?</text:span><text:span text:style-name="T203">]</text:span></text:p>
      <text:p text:style-name="P20">Size, specialization…. Generally or only on selected plant species where comparison is allowed. Should I use offset to correct for the plant biomass?</text:p>
      <text:p text:style-name="P28"><text:span text:style-name="T206">On the other hand Schmitz (2010, Resolving Ecosystem Complexity) – community detection methods - envisioned network as a collection of food chains, suggesting that this might reduce the complexity of the interactions. We would like to test whether breaking the food web into smaller compartments can be beneficial and <text:s/>explain the combined effect of apex predators.</text:span><text:span text:style-name="T203"> </text:span></text:p>
      <text:p text:style-name="P20"/>
      <text:p text:style-name="P32">Responses of the ecosystem to manipulations can be complex. It has been shown that mortality is higher in the smallest sized groups of insects in the grassland (check that Ovadia and Schmitz 2002). This situation might be different in systems where main predators are birds. This suggests a shift in the size structure of herbivores.</text:p>
      <text:p text:style-name="P33"/>
      <text:p text:style-name="P28"><text:span text:style-name="T202">[Is it possible that intra-guild predation modifies the effects. Because of intensified IGP there could be no increased damage on leaves when top predator are removed. Yes… for vertebrate predators effects predicted by theory does not hold. It is possible however, that there might be important overlooked role of the detrital channels providing energy to intermediate predators (see some conclusions from Schmitz’s book). ]</text:span><text:span text:style-name="T203"> Recent meta analysis showed that apex predators reduce both intermediate predators and herbivores equally, and that they effects are positively correlated i.e. strong effects on herbivores when strong effect on intermediate predators (Effects of vertebrate predators on <text:s/>of IP:H should be positively correlated as in Mooney et al. 2010.). </text:span><text:span text:style-name="T1">Expectation: Intraguild predation dampens the strength of the trophic </text:span><text:span text:style-name="T68">cascades </text:span><text:span text:style-name="T1">(Mooney et al. 2010). Intra-guild predation (bird bats and ants) enchances biodiversity and functioning in complex ecosystems (Wang, Broose and Gravel 2019, Ecology)</text:span></text:p>
      <text:p text:style-name="P20"/>
      <text:p text:style-name="P28"><text:span text:style-name="T203">If TTI operate in complex communities top-down and cascading effects of the top and intermediate predators should be able to affect plant herbivore i</text:span><text:span text:style-name="T68">nteraction networks</text:span><text:span text:style-name="T78">. </text:span><text:span text:style-name="T203">Bosc et al. (2018) studied the effects of apex predators on top-down and cascading effects on diverse herbivore community and showed s</text:span><text:span text:style-name="T204">t</text:span><text:span text:style-name="T203">rong effect of insectivorous birds on spiders. There was no overall effect on herbivore abundance. There was some evidence for EFS hypothesis where specialists were less affected by top predators than generalist. </text:span><text:span text:style-name="T78">However, because of the difficulties in estimating diet breadth (inferred from co-occurence of plants and herbivores) it didn’t provide strong support for EFS hypothesis presented there. Our treatment of adding generalist herbivores could help answer some questions regarding role of generalists in these systems. </text:span><text:span text:style-name="T203">Moreover in their evaluation of the effects they used abundance instead of biomass of individual species. Biomass could be more important than abundance (Bosc et al. 2018 used abundance of IGP). This may cause misinterpretation of the results as one of the important effects of apex predators like birds is that they can affect the size structure of the insect community. </text:span></text:p>
      <text:p text:style-name="P20"/>
      <text:p text:style-name="P20">How diets were changing!</text:p>
      <text:p text:style-name="P20">Did size structure change?</text:p>
      <text:p text:style-name="P20">Mooney, Pratt and Singer 2012: TTI dietary specialist herbivores should escape predators and be competitively dominant due to faster growth rates and such differences should be greater on low quality host plants. </text:p>
      <text:p text:style-name="P20">Experiment contradict these predictions though - </text:p>
      <text:p text:style-name="P20"/>
      <text:p text:style-name="P51"><text:span text:style-name="T63">Highly diverse herbivore communities </text:span><text:span text:style-name="T64">experience</text:span><text:span text:style-name="T65"> weaker top down effects </text:span><text:reference-mark-start text:name="ZOTERO_ITEM CSL_CITATION {&quot;citationID&quot;:&quot;2wnPga3W&quot;,&quot;properties&quot;:{&quot;formattedCitation&quot;:&quot;(Schmitz et al., 2000)&quot;,&quot;plainCitation&quot;:&quot;(Schmitz et al., 2000)&quot;,&quot;noteIndex&quot;:0},&quot;citationItems&quot;:[{&quot;id&quot;:1623,&quot;uris&quot;:[&quot;http://zotero.org/users/1954708/items/5NKK4C83&quot;],&quot;uri&quot;:[&quot;http://zotero.org/users/1954708/items/5NKK4C83&quot;],&quot;itemData&quot;:{&quot;id&quot;:1623,&quot;type&quot;:&quot;article-journal&quot;,&quot;abstract&quot;:&quot;We present a quantitative synthesis of trophic cascades in terrestrial systems using data from 41 studies, reporting 60 independent tests. The studies covered a wide range of taxa in various terrestrial systems with varying degrees of species diversity. We quantified the average magnitude of direct effects of carnivores on herbivore prey and indirect effects of carnivores on plants. We examined how the effect magnitudes varied with type of carnivores in the study system, food web diversity, and experimental protocol. A metaanalysis of the data revealed that trophic cascades were common among the studies. Exceptions to this general trend did arise. In some cases, trophic cascades were expected not to occur, and they did not. In other cases, the direct effects of carnivores on herbivores were stronger than the indirect effects of carnivores on plants, indicating that top‐down effects attenuated. Top‐down effects usually attenuated whenever plants contained antiherbivore defenses or when herbivore species diversity was high. Conclusions about the strength of top‐down effects of carnivores varied with the type of carnivore and with the plant‐response variable measured. Vertebrate carnivores generally had stronger effects than invertebrate carnivores. Carnivores, in general, had stronger effects when the response was measured as plant damage rather than as plant biomass or plant reproductive output. We caution, therefore, that conclusions about the strength of top‐down effects could be an artifact of the plant‐response variable measured. We also found that mesocosm experiments generally had weaker effect magnitudes than open‐plot field experiments or observational experiments. Trophic cascades in terrestrial systems, although not a universal phenomenon, are a consistent response throughout the published studies reviewed here. Our analysis thus suggests that they occur more frequently in terrestrial systems than currently believed. Moreover, the mechanisms and strengths of top‐down effects of carnivores are equivalent to those found in other types of systems (e.g., aquatic environments).&quot;,&quot;container-title&quot;:&quot;The American Naturalist&quot;,&quot;DOI&quot;:&quot;10.1086/303311&quot;,&quot;ISSN&quot;:&quot;0003-0147&quot;,&quot;issue&quot;:&quot;2&quot;,&quot;journalAbbreviation&quot;:&quot;The American Naturalist&quot;,&quot;page&quot;:&quot;141-153&quot;,&quot;source&quot;:&quot;journals.uchicago.edu (Atypon)&quot;,&quot;title&quot;:&quot;Trophic Cascades in Terrestrial Systems: A Review of the Effects of Carnivore Removals on Plants.&quot;,&quot;title-short&quot;:&quot;Trophic Cascades in Terrestrial Systems&quot;,&quot;volume&quot;:&quot;155&quot;,&quot;author&quot;:[{&quot;family&quot;:&quot;Schmitz&quot;,&quot;given&quot;:&quot;Oswald J.&quot;},{&quot;family&quot;:&quot;Hambäck&quot;,&quot;given&quot;:&quot;Peter A.&quot;},{&quot;family&quot;:&quot;Beckerman&quot;,&quot;given&quot;:&quot;Andrew P.&quot;}],&quot;issued&quot;:{&quot;date-parts&quot;:[[&quot;2000&quot;,2,1]]}}}],&quot;schema&quot;:&quot;https://github.com/citation-style-language/schema/raw/master/csl-citation.json&quot;} RNDnN63gPwS46"/><text:span text:style-name="T65">(Schmitz et al., 2000)</text:span><text:reference-mark-end text:name="ZOTERO_ITEM CSL_CITATION {&quot;citationID&quot;:&quot;2wnPga3W&quot;,&quot;properties&quot;:{&quot;formattedCitation&quot;:&quot;(Schmitz et al., 2000)&quot;,&quot;plainCitation&quot;:&quot;(Schmitz et al., 2000)&quot;,&quot;noteIndex&quot;:0},&quot;citationItems&quot;:[{&quot;id&quot;:1623,&quot;uris&quot;:[&quot;http://zotero.org/users/1954708/items/5NKK4C83&quot;],&quot;uri&quot;:[&quot;http://zotero.org/users/1954708/items/5NKK4C83&quot;],&quot;itemData&quot;:{&quot;id&quot;:1623,&quot;type&quot;:&quot;article-journal&quot;,&quot;abstract&quot;:&quot;We present a quantitative synthesis of trophic cascades in terrestrial systems using data from 41 studies, reporting 60 independent tests. The studies covered a wide range of taxa in various terrestrial systems with varying degrees of species diversity. We quantified the average magnitude of direct effects of carnivores on herbivore prey and indirect effects of carnivores on plants. We examined how the effect magnitudes varied with type of carnivores in the study system, food web diversity, and experimental protocol. A metaanalysis of the data revealed that trophic cascades were common among the studies. Exceptions to this general trend did arise. In some cases, trophic cascades were expected not to occur, and they did not. In other cases, the direct effects of carnivores on herbivores were stronger than the indirect effects of carnivores on plants, indicating that top‐down effects attenuated. Top‐down effects usually attenuated whenever plants contained antiherbivore defenses or when herbivore species diversity was high. Conclusions about the strength of top‐down effects of carnivores varied with the type of carnivore and with the plant‐response variable measured. Vertebrate carnivores generally had stronger effects than invertebrate carnivores. Carnivores, in general, had stronger effects when the response was measured as plant damage rather than as plant biomass or plant reproductive output. We caution, therefore, that conclusions about the strength of top‐down effects could be an artifact of the plant‐response variable measured. We also found that mesocosm experiments generally had weaker effect magnitudes than open‐plot field experiments or observational experiments. Trophic cascades in terrestrial systems, although not a universal phenomenon, are a consistent response throughout the published studies reviewed here. Our analysis thus suggests that they occur more frequently in terrestrial systems than currently believed. Moreover, the mechanisms and strengths of top‐down effects of carnivores are equivalent to those found in other types of systems (e.g., aquatic environments).&quot;,&quot;container-title&quot;:&quot;The American Naturalist&quot;,&quot;DOI&quot;:&quot;10.1086/303311&quot;,&quot;ISSN&quot;:&quot;0003-0147&quot;,&quot;issue&quot;:&quot;2&quot;,&quot;journalAbbreviation&quot;:&quot;The American Naturalist&quot;,&quot;page&quot;:&quot;141-153&quot;,&quot;source&quot;:&quot;journals.uchicago.edu (Atypon)&quot;,&quot;title&quot;:&quot;Trophic Cascades in Terrestrial Systems: A Review of the Effects of Carnivore Removals on Plants.&quot;,&quot;title-short&quot;:&quot;Trophic Cascades in Terrestrial Systems&quot;,&quot;volume&quot;:&quot;155&quot;,&quot;author&quot;:[{&quot;family&quot;:&quot;Schmitz&quot;,&quot;given&quot;:&quot;Oswald J.&quot;},{&quot;family&quot;:&quot;Hambäck&quot;,&quot;given&quot;:&quot;Peter A.&quot;},{&quot;family&quot;:&quot;Beckerman&quot;,&quot;given&quot;:&quot;Andrew P.&quot;}],&quot;issued&quot;:{&quot;date-parts&quot;:[[&quot;2000&quot;,2,1]]}}}],&quot;schema&quot;:&quot;https://github.com/citation-style-language/schema/raw/master/csl-citation.json&quot;} RNDnN63gPwS46"/><text:span text:style-name="T65"> </text:span></text:p>
      <text:p text:style-name="P47"/>
      <text:p text:style-name="P30"><text:span text:style-name="T210">Plant damage generally shows a stronger response to bird and bat exclusion than leaf biomass, plant growth, or reproductive output </text:span><text:reference-mark-start text:name="ZOTERO_ITEM CSL_CITATION {&quot;citationID&quot;:&quot;l13E804S&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2Q4zGxqTGD"/><text:span text:style-name="T210">(Maas et al., 2016)</text:span><text:reference-mark-end text:name="ZOTERO_ITEM CSL_CITATION {&quot;citationID&quot;:&quot;l13E804S&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2Q4zGxqTGD"/><text:span text:style-name="T66">. <text:s/></text:span><text:span text:style-name="T67">trophic cascades may weaken as plants mature (Boege &amp; Marquis, 2006). </text:span><text:span text:style-name="T66">The effect of primary productivity on trophic cascade strength in tropical communities also remains unclear. Systems with high primary productivity may have higher intermediate and top predator abundance and, consequently, stronger trophic cascades (Kagata &amp; Ohgushi, 2006; Mooney et al.,2010.</text:span></text:p>
      <text:p text:style-name="P20"/>
      <text:p text:style-name="P31"><text:span text:style-name="T142">Thus, o</text:span><text:span text:style-name="T86">ur understanding of the mechanisms governing top-down effects on insects and cascading effect on plants is limited by the </text:span><text:span text:style-name="T143">number of</text:span><text:span text:style-name="T144"> </text:span><text:span text:style-name="T86">types of </text:span><text:span text:style-name="T143">tropical </text:span><text:span text:style-name="T86">habitats studied. </text:span><text:span text:style-name="T144">In a handful of available studies t</text:span><text:span text:style-name="T145">op-down and cascading effects in structuring diversity and abundance are known mostly for primary forest </text:span><text:reference-mark-start text:name="ZOTERO_ITEM CSL_CITATION {&quot;citationID&quot;:&quot;vjdV7Hgz&quot;,&quot;properties&quot;:{&quot;formattedCitation&quot;:&quot;(Letourneau et al., 2004)&quot;,&quot;plainCitation&quot;:&quot;(Letourneau et al., 2004)&quot;,&quot;noteIndex&quot;:0},&quot;citationItems&quot;:[{&quot;id&quot;:2822,&quot;uris&quot;:[&quot;http://zotero.org/users/1954708/items/QQPJET7C&quot;],&quot;uri&quot;:[&quot;http://zotero.org/users/1954708/items/QQPJET7C&quot;],&quot;itemData&quot;:{&quot;id&quot;:2822,&quot;type&quot;:&quot;article-journal&quot;,&quot;abstract&quot;:&quot;Tropical rain forests, some of the most diverse natural communities, have been characterized either as inherently stable or as extremely fragile. Theoretically, complex food webs allow for alternative pathways and overlapping functions within and among trophic levels, such that cascading effects are buffered and perturbation is resisted. On the other hand, strong interdependence among species and trophic levels in these same systems can make them vulnerable to perturbation. To assess the ability of a tropical rain forest community to resist perturbation or to amplify perturbation through trophic cascades, we measured changes in overall vegetative cover and species richness of understory plants in response to the experimental addition of a top predator beetle. In August 2000, 30 randomly located patches of naturally occurring Piper cenocladum shrubs were found at sites with variable soil quality and light availability, and top predator addition treatments were randomly assigned to half the patches. Using an 8-m2 subplot within each P. cenocladum patch, we estimated (nondestructively) vegetative cover of understory plants for nine months and measured herbivore damage, plant longevity and plant species richness for ∼1.5 years. For all understory species in our subplots, vegetative cover and total numbers of leaves declined significantly more in predator addition patches than in control patches. Understory cover also declined significantly more on poor soils than on rich soils. Mortality of small plants was high overall, but longevity was significantly greater in control patches than in patches with top predators. Herbivore damage was lowest, plant establishment highest, and the accumulation of new plant species highest in control plots on rich soils. The cumulative effect of top predators interacted with plant resources, such that plant species richness was suppressed when beetles were present in understory communities on rich soils. Patterns of herbivore damage suggest that trophic cascades from apex predators through ant predators to herbivores altered the structure of understory vegetation. The presence of indirect effects supports the characterization of rain forests as vulnerable ecosystems whose integrity may be threatened by the slow erosion of complex tight interactions among species.&quot;,&quot;container-title&quot;:&quot;Ecology&quot;,&quot;DOI&quot;:&quot;https://doi.org/10.1890/03-0525&quot;,&quot;ISSN&quot;:&quot;1939-9170&quot;,&quot;issue&quot;:&quot;8&quot;,&quot;language&quot;:&quot;en&quot;,&quot;note&quot;:&quot;_eprint: https://esajournals.onlinelibrary.wiley.com/doi/pdf/10.1890/03-0525&quot;,&quot;page&quot;:&quot;2144-2152&quot;,&quot;source&quot;:&quot;Wiley Online Library&quot;,&quot;title&quot;:&quot;Indirect Effects of a Top Predator on a Rain Forest Understory Plant Community&quot;,&quot;volume&quot;:&quot;85&quot;,&quot;author&quot;:[{&quot;family&quot;:&quot;Letourneau&quot;,&quot;given&quot;:&quot;D. K.&quot;},{&quot;family&quot;:&quot;Dyer&quot;,&quot;given&quot;:&quot;L. A.&quot;},{&quot;family&quot;:&quot;C&quot;,&quot;given&quot;:&quot;G. Vega&quot;}],&quot;issued&quot;:{&quot;date-parts&quot;:[[&quot;2004&quot;]]}}}],&quot;schema&quot;:&quot;https://github.com/citation-style-language/schema/raw/master/csl-citation.json&quot;} RNDNL24fCzMYl"/><text:span text:style-name="T145">(Letourneau et al., 2004)</text:span><text:reference-mark-end text:name="ZOTERO_ITEM CSL_CITATION {&quot;citationID&quot;:&quot;vjdV7Hgz&quot;,&quot;properties&quot;:{&quot;formattedCitation&quot;:&quot;(Letourneau et al., 2004)&quot;,&quot;plainCitation&quot;:&quot;(Letourneau et al., 2004)&quot;,&quot;noteIndex&quot;:0},&quot;citationItems&quot;:[{&quot;id&quot;:2822,&quot;uris&quot;:[&quot;http://zotero.org/users/1954708/items/QQPJET7C&quot;],&quot;uri&quot;:[&quot;http://zotero.org/users/1954708/items/QQPJET7C&quot;],&quot;itemData&quot;:{&quot;id&quot;:2822,&quot;type&quot;:&quot;article-journal&quot;,&quot;abstract&quot;:&quot;Tropical rain forests, some of the most diverse natural communities, have been characterized either as inherently stable or as extremely fragile. Theoretically, complex food webs allow for alternative pathways and overlapping functions within and among trophic levels, such that cascading effects are buffered and perturbation is resisted. On the other hand, strong interdependence among species and trophic levels in these same systems can make them vulnerable to perturbation. To assess the ability of a tropical rain forest community to resist perturbation or to amplify perturbation through trophic cascades, we measured changes in overall vegetative cover and species richness of understory plants in response to the experimental addition of a top predator beetle. In August 2000, 30 randomly located patches of naturally occurring Piper cenocladum shrubs were found at sites with variable soil quality and light availability, and top predator addition treatments were randomly assigned to half the patches. Using an 8-m2 subplot within each P. cenocladum patch, we estimated (nondestructively) vegetative cover of understory plants for nine months and measured herbivore damage, plant longevity and plant species richness for ∼1.5 years. For all understory species in our subplots, vegetative cover and total numbers of leaves declined significantly more in predator addition patches than in control patches. Understory cover also declined significantly more on poor soils than on rich soils. Mortality of small plants was high overall, but longevity was significantly greater in control patches than in patches with top predators. Herbivore damage was lowest, plant establishment highest, and the accumulation of new plant species highest in control plots on rich soils. The cumulative effect of top predators interacted with plant resources, such that plant species richness was suppressed when beetles were present in understory communities on rich soils. Patterns of herbivore damage suggest that trophic cascades from apex predators through ant predators to herbivores altered the structure of understory vegetation. The presence of indirect effects supports the characterization of rain forests as vulnerable ecosystems whose integrity may be threatened by the slow erosion of complex tight interactions among species.&quot;,&quot;container-title&quot;:&quot;Ecology&quot;,&quot;DOI&quot;:&quot;https://doi.org/10.1890/03-0525&quot;,&quot;ISSN&quot;:&quot;1939-9170&quot;,&quot;issue&quot;:&quot;8&quot;,&quot;language&quot;:&quot;en&quot;,&quot;note&quot;:&quot;_eprint: https://esajournals.onlinelibrary.wiley.com/doi/pdf/10.1890/03-0525&quot;,&quot;page&quot;:&quot;2144-2152&quot;,&quot;source&quot;:&quot;Wiley Online Library&quot;,&quot;title&quot;:&quot;Indirect Effects of a Top Predator on a Rain Forest Understory Plant Community&quot;,&quot;volume&quot;:&quot;85&quot;,&quot;author&quot;:[{&quot;family&quot;:&quot;Letourneau&quot;,&quot;given&quot;:&quot;D. K.&quot;},{&quot;family&quot;:&quot;Dyer&quot;,&quot;given&quot;:&quot;L. A.&quot;},{&quot;family&quot;:&quot;C&quot;,&quot;given&quot;:&quot;G. Vega&quot;}],&quot;issued&quot;:{&quot;date-parts&quot;:[[&quot;2004&quot;]]}}}],&quot;schema&quot;:&quot;https://github.com/citation-style-language/schema/raw/master/csl-citation.json&quot;} RNDNL24fCzMYl"/><text:span text:style-name="T145"> </text:span><text:span text:style-name="T146">but</text:span><text:span text:style-name="T147"> </text:span><text:span text:style-name="T146">their </text:span><text:span text:style-name="T147">lack </text:span><text:span text:style-name="T146">in tropics </text:span><text:span text:style-name="T108">has been also </text:span><text:span text:style-name="T112">reported</text:span><text:span text:style-name="T146">, e.g.</text:span><text:span text:style-name="T147"> </text:span><text:span text:style-name="T103">in fragmented forest in Brazil</text:span><text:span text:style-name="T147"> </text:span><text:reference-mark-start text:name="ZOTERO_ITEM CSL_CITATION {&quot;citationID&quot;:&quot;iIo9JexJ&quot;,&quot;properties&quot;:{&quot;formattedCitation&quot;:&quot;(Morante\\uc0\\u8208{}Filho et al., 2016)&quot;,&quot;plainCitation&quot;:&quot;(Morante‐Filho et al., 2016)&quot;,&quot;noteIndex&quot;:0},&quot;citationItems&quot;:[{&quot;id&quot;:1902,&quot;uris&quot;:[&quot;http://zotero.org/users/1954708/items/D6XCSXLC&quot;],&quot;uri&quot;:[&quot;http://zotero.org/users/1954708/items/D6XCSXLC&quot;],&quot;itemData&quot;:{&quot;id&quot;:1902,&quot;type&quot;:&quot;article-journal&quot;,&quot;abstract&quot;:&quot;Forest loss threatens biodiversity, but its potential effects on multitrophic ecological interactions are poorly understood. Insect herbivory depends on complex bottom-up (e.g., resource availability and plant antiherbivore defenses) and top-down forces (e.g., abundance of predators and herbivorous), but its determinants in human-altered tropical landscapes are largely unknown. Using structural equation models, we assessed the direct and indirect effects of forest loss on insect herbivory in 40 landscapes (115 ha each) from two regions with contrasting land-use change trajectories in the Brazilian Atlantic rainforest. We considered landscape forest cover as an exogenous predictor and (1) forest structure, (2) abundance of predators (birds and arthropods), and (3) abundance of herbivorous arthropods as endogenous predictors of insect leaf damage. From 12 predicted pathways, 11 were significant and showed that (1) leaf damage increases with forest loss (direct effect); (2) leaf damage increases with forest loss through the simplification of vegetation structure and its associated dominance of herbivorous insects (indirect effect); and further demonstrate (3) a lack of top-down control of herbivores by predators (birds and arthropods). We conclude that forest loss favors insect herbivory by undermining the bottom-up control (presumably reduced plant antiherbivore defense mechanisms) in forests dominated by fast-growing pioneer plant species, and by improving the conditions required for herbivores proliferation.&quot;,&quot;container-title&quot;:&quot;Ecology&quot;,&quot;DOI&quot;:&quot;10.1002/ecy.1592&quot;,&quot;ISSN&quot;:&quot;1939-9170&quot;,&quot;issue&quot;:&quot;12&quot;,&quot;language&quot;:&quot;en&quot;,&quot;page&quot;:&quot;3315-3325&quot;,&quot;source&quot;:&quot;Wiley Online Library&quot;,&quot;title&quot;:&quot;Tropical forest loss and its multitrophic effects on insect herbivory&quot;,&quot;volume&quot;:&quot;97&quot;,&quot;author&quot;:[{&quot;family&quot;:&quot;Morante‐Filho&quot;,&quot;given&quot;:&quot;José Carlos&quot;},{&quot;family&quot;:&quot;Arroyo‐Rodríguez&quot;,&quot;given&quot;:&quot;Víctor&quot;},{&quot;family&quot;:&quot;Lohbeck&quot;,&quot;given&quot;:&quot;Madelon&quot;},{&quot;family&quot;:&quot;Tscharntke&quot;,&quot;given&quot;:&quot;Teja&quot;},{&quot;family&quot;:&quot;Faria&quot;,&quot;given&quot;:&quot;Deborah&quot;}],&quot;issued&quot;:{&quot;date-parts&quot;:[[&quot;2016&quot;]]}}}],&quot;schema&quot;:&quot;https://github.com/citation-style-language/schema/raw/master/csl-citation.json&quot;} RNDW4QWWJy3dj"/><text:span text:style-name="T253">(Morante</text:span><text:span text:style-name="T256">‐Filho et al., 2016)</text:span><text:reference-mark-end text:name="ZOTERO_ITEM CSL_CITATION {&quot;citationID&quot;:&quot;iIo9JexJ&quot;,&quot;properties&quot;:{&quot;formattedCitation&quot;:&quot;(Morante\\uc0\\u8208{}Filho et al., 2016)&quot;,&quot;plainCitation&quot;:&quot;(Morante‐Filho et al., 2016)&quot;,&quot;noteIndex&quot;:0},&quot;citationItems&quot;:[{&quot;id&quot;:1902,&quot;uris&quot;:[&quot;http://zotero.org/users/1954708/items/D6XCSXLC&quot;],&quot;uri&quot;:[&quot;http://zotero.org/users/1954708/items/D6XCSXLC&quot;],&quot;itemData&quot;:{&quot;id&quot;:1902,&quot;type&quot;:&quot;article-journal&quot;,&quot;abstract&quot;:&quot;Forest loss threatens biodiversity, but its potential effects on multitrophic ecological interactions are poorly understood. Insect herbivory depends on complex bottom-up (e.g., resource availability and plant antiherbivore defenses) and top-down forces (e.g., abundance of predators and herbivorous), but its determinants in human-altered tropical landscapes are largely unknown. Using structural equation models, we assessed the direct and indirect effects of forest loss on insect herbivory in 40 landscapes (115 ha each) from two regions with contrasting land-use change trajectories in the Brazilian Atlantic rainforest. We considered landscape forest cover as an exogenous predictor and (1) forest structure, (2) abundance of predators (birds and arthropods), and (3) abundance of herbivorous arthropods as endogenous predictors of insect leaf damage. From 12 predicted pathways, 11 were significant and showed that (1) leaf damage increases with forest loss (direct effect); (2) leaf damage increases with forest loss through the simplification of vegetation structure and its associated dominance of herbivorous insects (indirect effect); and further demonstrate (3) a lack of top-down control of herbivores by predators (birds and arthropods). We conclude that forest loss favors insect herbivory by undermining the bottom-up control (presumably reduced plant antiherbivore defense mechanisms) in forests dominated by fast-growing pioneer plant species, and by improving the conditions required for herbivores proliferation.&quot;,&quot;container-title&quot;:&quot;Ecology&quot;,&quot;DOI&quot;:&quot;10.1002/ecy.1592&quot;,&quot;ISSN&quot;:&quot;1939-9170&quot;,&quot;issue&quot;:&quot;12&quot;,&quot;language&quot;:&quot;en&quot;,&quot;page&quot;:&quot;3315-3325&quot;,&quot;source&quot;:&quot;Wiley Online Library&quot;,&quot;title&quot;:&quot;Tropical forest loss and its multitrophic effects on insect herbivory&quot;,&quot;volume&quot;:&quot;97&quot;,&quot;author&quot;:[{&quot;family&quot;:&quot;Morante‐Filho&quot;,&quot;given&quot;:&quot;José Carlos&quot;},{&quot;family&quot;:&quot;Arroyo‐Rodríguez&quot;,&quot;given&quot;:&quot;Víctor&quot;},{&quot;family&quot;:&quot;Lohbeck&quot;,&quot;given&quot;:&quot;Madelon&quot;},{&quot;family&quot;:&quot;Tscharntke&quot;,&quot;given&quot;:&quot;Teja&quot;},{&quot;family&quot;:&quot;Faria&quot;,&quot;given&quot;:&quot;Deborah&quot;}],&quot;issued&quot;:{&quot;date-parts&quot;:[[&quot;2016&quot;]]}}}],&quot;schema&quot;:&quot;https://github.com/citation-style-language/schema/raw/master/csl-citation.json&quot;} RNDW4QWWJy3dj"/><text:span text:style-name="T148">.</text:span></text:p>
      <text:p text:style-name="P20"/>
      <text:p text:style-name="Standard"><text:span text:style-name="T200">Advantages we have on the above paper: t</text:span><text:span text:style-name="T199">rophic interactions, biomass, individual plant communities, actual specificity calculated in the field (should I use all sites? - I think yes, even if species was forced to use least preferred host plant by some treatments it still counts!), generalist addition treatments</text:span><text:span text:style-name="T200">. </text:span><text:span text:style-name="T78"><text:s/></text:span><text:span text:style-name="T206">[</text:span><text:span text:style-name="T202">My advantage: body sizes… and plant herbivore “interactions”.</text:span><text:span text:style-name="T206">]</text:span><text:span text:style-name="T203"> (Karp and Dailey 2014; Ritchie and Johnson for clues where to find this info). Plant-herbivore interactions shape community dynamics </text:span><text:reference-mark-start text:name="ZOTERO_ITEM CSL_CITATION {&quot;citationID&quot;:&quot;bFkUgEJJ&quot;,&quot;properties&quot;:{&quot;formattedCitation&quot;:&quot;(Burkepile and Parker, 2017)&quot;,&quot;plainCitation&quot;:&quot;(Burkepile and Parker, 2017)&quot;,&quot;noteIndex&quot;:0},&quot;citationItems&quot;:[{&quot;id&quot;:2388,&quot;uris&quot;:[&quot;http://zotero.org/users/1954708/items/4CC2HQLX&quot;],&quot;uri&quot;:[&quot;http://zotero.org/users/1954708/items/4CC2HQLX&quot;],&quot;itemData&quot;:{&quot;id&quot;:2388,&quot;type&quot;:&quot;article-journal&quot;,&quot;abstract&quot;:&quot;Plant-herbivore interactions shape community dynamics across marine, freshwater, and terrestrial habitats. From amphipods to elephants and from algae to trees, plant-herbivore relationships are the crucial link generating animal biomass (and human societies) from mere sunlight. These interactions are, thus, pivotal to understanding the ecology and evolution of virtually any ecosystem. Here, we briefly highlight recent advances in four areas of plant-herbivore interactions: (1) plant defense theory, (2) herbivore diversity and ecosystem function, (3) predation risk aversion and herbivory, and (4) how a changing climate impacts plant-herbivore interactions. Recent advances in plant defense theory, for example, highlight how plant life history and defense traits affect and are affected by multiple drivers, including enemy pressure, resource availability, and the local plant neighborhood, resulting in trait-mediated feedback loops linking trophic interactions with ecosystem nutrient dynamics. Similarly, although the positive effect of consumer diversity on ecosystem function has long been recognized, recent advances using DNA barcoding to elucidate diet, and Global Positioning System/remote sensing to determine habitat selection and impact, have shown that herbivore communities are probably even more functionally diverse than currently realized. Moreover, although most diversity-function studies continue to emphasize plant diversity, herbivore diversity may have even stronger impacts on ecosystem multifunctionality. Recent studies also highlight the role of risk in plant-herbivore interactions, and risk-driven trophic cascades have emerged as landscape-scale patterns in a variety of ecosystems. Perhaps not surprisingly, many plant-herbivore interactions are currently being altered by climate change, which affects plant growth rates and resource allocation, expression of chemical defenses, plant phenology, and herbivore metabolism and behavior. Finally, we conclude by noting that although the field is advancing rapidly, the world is changing even more rapidly, challenging our ability to manage these pivotal links in the food chain.&quot;,&quot;container-title&quot;:&quot;F1000Research&quot;,&quot;DOI&quot;:&quot;10.12688/f1000research.10313.1&quot;,&quot;ISSN&quot;:&quot;2046-1402&quot;,&quot;journalAbbreviation&quot;:&quot;F1000Res&quot;,&quot;note&quot;:&quot;PMID: 28232868\nPMCID: PMC5302155&quot;,&quot;source&quot;:&quot;PubMed Central&quot;,&quot;title&quot;:&quot;Recent advances in plant-herbivore interactions&quot;,&quot;URL&quot;:&quot;https://www.ncbi.nlm.nih.gov/pmc/articles/PMC5302155/&quot;,&quot;volume&quot;:&quot;6&quot;,&quot;author&quot;:[{&quot;family&quot;:&quot;Burkepile&quot;,&quot;given&quot;:&quot;Deron E.&quot;},{&quot;family&quot;:&quot;Parker&quot;,&quot;given&quot;:&quot;John D.&quot;}],&quot;accessed&quot;:{&quot;date-parts&quot;:[[&quot;2020&quot;,3,5]]},&quot;issued&quot;:{&quot;date-parts&quot;:[[&quot;2017&quot;,2,8]]}}}],&quot;schema&quot;:&quot;https://github.com/citation-style-language/schema/raw/master/csl-citation.json&quot;} RNDJeWDiPCDJN"/><text:span text:style-name="T203">(Burkepile and Parker, 2017)</text:span><text:reference-mark-end text:name="ZOTERO_ITEM CSL_CITATION {&quot;citationID&quot;:&quot;bFkUgEJJ&quot;,&quot;properties&quot;:{&quot;formattedCitation&quot;:&quot;(Burkepile and Parker, 2017)&quot;,&quot;plainCitation&quot;:&quot;(Burkepile and Parker, 2017)&quot;,&quot;noteIndex&quot;:0},&quot;citationItems&quot;:[{&quot;id&quot;:2388,&quot;uris&quot;:[&quot;http://zotero.org/users/1954708/items/4CC2HQLX&quot;],&quot;uri&quot;:[&quot;http://zotero.org/users/1954708/items/4CC2HQLX&quot;],&quot;itemData&quot;:{&quot;id&quot;:2388,&quot;type&quot;:&quot;article-journal&quot;,&quot;abstract&quot;:&quot;Plant-herbivore interactions shape community dynamics across marine, freshwater, and terrestrial habitats. From amphipods to elephants and from algae to trees, plant-herbivore relationships are the crucial link generating animal biomass (and human societies) from mere sunlight. These interactions are, thus, pivotal to understanding the ecology and evolution of virtually any ecosystem. Here, we briefly highlight recent advances in four areas of plant-herbivore interactions: (1) plant defense theory, (2) herbivore diversity and ecosystem function, (3) predation risk aversion and herbivory, and (4) how a changing climate impacts plant-herbivore interactions. Recent advances in plant defense theory, for example, highlight how plant life history and defense traits affect and are affected by multiple drivers, including enemy pressure, resource availability, and the local plant neighborhood, resulting in trait-mediated feedback loops linking trophic interactions with ecosystem nutrient dynamics. Similarly, although the positive effect of consumer diversity on ecosystem function has long been recognized, recent advances using DNA barcoding to elucidate diet, and Global Positioning System/remote sensing to determine habitat selection and impact, have shown that herbivore communities are probably even more functionally diverse than currently realized. Moreover, although most diversity-function studies continue to emphasize plant diversity, herbivore diversity may have even stronger impacts on ecosystem multifunctionality. Recent studies also highlight the role of risk in plant-herbivore interactions, and risk-driven trophic cascades have emerged as landscape-scale patterns in a variety of ecosystems. Perhaps not surprisingly, many plant-herbivore interactions are currently being altered by climate change, which affects plant growth rates and resource allocation, expression of chemical defenses, plant phenology, and herbivore metabolism and behavior. Finally, we conclude by noting that although the field is advancing rapidly, the world is changing even more rapidly, challenging our ability to manage these pivotal links in the food chain.&quot;,&quot;container-title&quot;:&quot;F1000Research&quot;,&quot;DOI&quot;:&quot;10.12688/f1000research.10313.1&quot;,&quot;ISSN&quot;:&quot;2046-1402&quot;,&quot;journalAbbreviation&quot;:&quot;F1000Res&quot;,&quot;note&quot;:&quot;PMID: 28232868\nPMCID: PMC5302155&quot;,&quot;source&quot;:&quot;PubMed Central&quot;,&quot;title&quot;:&quot;Recent advances in plant-herbivore interactions&quot;,&quot;URL&quot;:&quot;https://www.ncbi.nlm.nih.gov/pmc/articles/PMC5302155/&quot;,&quot;volume&quot;:&quot;6&quot;,&quot;author&quot;:[{&quot;family&quot;:&quot;Burkepile&quot;,&quot;given&quot;:&quot;Deron E.&quot;},{&quot;family&quot;:&quot;Parker&quot;,&quot;given&quot;:&quot;John D.&quot;}],&quot;accessed&quot;:{&quot;date-parts&quot;:[[&quot;2020&quot;,3,5]]},&quot;issued&quot;:{&quot;date-parts&quot;:[[&quot;2017&quot;,2,8]]}}}],&quot;schema&quot;:&quot;https://github.com/citation-style-language/schema/raw/master/csl-citation.json&quot;} RNDJeWDiPCDJN"/><text:span text:style-name="T203">. </text:span></text:p>
      <text:p text:style-name="P20">Here we present an experimental study of the effects of birds bats and ants effects on plant – herbivore interaction networks and intermediate arthropod predators during community assembly in secondary successional tropical rain forest.</text:p>
      <text:p text:style-name="P20"/>
      <text:p text:style-name="P27">References</text:p>
      <text:p text:style-name="P27"/>
      <text:section text:style-name="Sect1" text:name="ZOTERO_BIBL {&quot;uncited&quot;:[],&quot;omitted&quot;:[],&quot;custom&quot;:[]} CSL_BIBLIOGRAPHY RND2w6XJm1NtD">
        <text:p text:style-name="Bibliography_20_1">Abdala‐Roberts, L., Puentes, A., Finke, D.L., Marquis, R.J., Montserrat, M., Poelman, E.H., Rasmann, S., Sentis, A., Dam, N.M. van, Wimp, G., Mooney, K., Björkman, C., 2019. Tri-trophic interactions: bridging species, communities and ecosystems. Ecol. Lett. 22, 2151–2167. https://doi.org/10.1111/ele.13392</text:p>
        <text:p text:style-name="Bibliography_20_1">Bagchi, R., Gallery, R.E., Gripenberg, S., Gurr, S.J., Narayan, L., Addis, C.E., Freckleton, R.P., Lewis, O.T., 2014. Pathogens and insect herbivores drive rainforest plant diversity and composition. Nature 506, 85–88. https://doi.org/10.1038/nature12911</text:p>
        <text:p text:style-name="Bibliography_20_1">Bosc, C., Roets, F., Hui, C., Pauw, A., 2018. Interactions among predators and plant specificity protect herbivores from top predators. Ecology 99, 1602–1609. https://doi.org/10.1002/ecy.2377</text:p>
        <text:p text:style-name="Bibliography_20_1">Burkepile, D.E., Parker, J.D., 2017. Recent advances in plant-herbivore interactions. F1000Research 6. https://doi.org/10.12688/f1000research.10313.1</text:p>
        <text:p text:style-name="Bibliography_20_1">DeLong, J.P., Gilbert, B., Shurin, J.B., Savage, V.M., Barton, B.T., Clements, C.F., Dell, A.I., Greig, H.S., Harley, C.D.G., Kratina, P., McCann, K.S., Tunney, T.D., Vasseur, D.A., O’Connor, M.I., 2015. The Body Size Dependence of Trophic Cascades. Am. Nat. 185, 354–366. https://doi.org/10.1086/679735</text:p>
        <text:p text:style-name="Bibliography_20_1">Dyer, L.A., Letourneau, D.K., 1999. Relative strengths of top-down and bottom-up forces in a tropical forest community. Oecologia 119, 265–274. https://doi.org/10.1007/s004420050785</text:p>
        <text:p text:style-name="Bibliography_20_1">Fischer, R., Bohn, F., Dantas de Paula, M., Dislich, C., Groeneveld, J., Gutiérrez, A.G., Kazmierczak, M., Knapp, N., Lehmann, S., Paulick, S., Pütz, S., Rödig, E., Taubert, F., Köhler, P., Huth, A., 2016. Lessons learned from applying a forest gap model to understand ecosystem and carbon dynamics of complex tropical forests. Ecol. Model., Next generation ecological modelling, concepts, and theory: structural realism, emergence, and predictions 326, 124–133. https://doi.org/10.1016/j.ecolmodel.2015.11.018</text:p>
        <text:p text:style-name="Bibliography_20_1">Gripenberg, S., Bagchi, R., Gallery, R.E., Freckleton, R.P., Narayan, L., Lewis, O.T., 2014. Testing for enemy-mediated density-dependence in the mortality of seedlings: field experiments with five Neotropical tree species. Oikos 123, 185–193. https://doi.org/10.1111/j.1600-0706.2013.00835.x</text:p>
        <text:p text:style-name="Bibliography_20_1">Jia, S., Wang, X., Yuan, Z., Lin, F., Ye, J., Hao, Z., Luskin, M.S., 2018. Global signal of top-down control of terrestrial plant communities by herbivores. Proc. Natl. Acad. Sci. 115, 6237–6242. https://doi.org/10.1073/pnas.1707984115</text:p>
        <text:p text:style-name="Bibliography_20_1">Kagata, H., Ohgushi, T., 2006. Bottom-up trophic cascades and material transfer in terrestrial food webs. Ecol. Res. 21, 26–34. https://doi.org/10.1007/s11284-005-0124-z</text:p>
        <text:p text:style-name="Bibliography_20_1">Kalka, M.B., Smith, A.R., Kalko, E.K.V., 2008. Bats Limit Arthropods and Herbivory in a Tropical Forest. Science 320, 71–71. https://doi.org/10.1126/science.1153352</text:p>
        <text:p text:style-name="Bibliography_20_1">Karp, D.S., Daily, G.C., 2014. Cascading effects of insectivorous birds and bats in tropical coffee plantations. Ecology 95, 1065–1074. https://doi.org/10.1890/13-1012.1</text:p>
        <text:p text:style-name="Bibliography_20_1">Katsanis, A., Rasmann, S., Mooney, K.A., 2016. Herbivore Diet Breadth and Host Plant Defense Mediate the Tri-Trophic Effects of Plant Toxins on Multiple Coccinellid Predators. PLoS ONE 11. https://doi.org/10.1371/journal.pone.0155716</text:p>
        <text:p text:style-name="Bibliography_20_1">Letourneau, D.K., Dyer, L.A., C, G.V., 2004. Indirect Effects of a Top Predator on a Rain Forest Understory Plant Community. Ecology 85, 2144–2152. https://doi.org/10.1890/03-0525</text:p>
        <text:p text:style-name="Bibliography_20_1">Maas, B., Karp, D.S., Bumrungsri, S., Darras, K., Gonthier, D., Huang, J.C.-C., Lindell, C.A., Maine, J.J., Mestre, L., Michel, N.L., Morrison, E.B., Perfecto, I., Philpott, S.M., Şekercioğlu, Ç.H., Silva, R.M., Taylor, P.J., Tscharntke, T., Bael, S.A.V., Whelan, C.J., Williams‐Guillén, K., 2016. Bird and bat predation services in tropical forests and agroforestry landscapes. Biol. Rev. 91, 1081–1101. https://doi.org/10.1111/brv.12211</text:p>
        <text:p text:style-name="Bibliography_20_1">Mooney, K.A., Gruner, D.S., Barber, N.A., Van Bael, S.A., Philpott, S.M., Greenberg, R., 2010. Interactions among predators and the cascading effects of vertebrate insectivores on arthropod communities and plants. Proc. Natl. Acad. Sci. U. S. A. 107, 7335–7340. https://doi.org/10.1073/pnas.1001934107</text:p>
        <text:p text:style-name="Bibliography_20_1">Mooney, K.A., Pratt, R.T., Singer, M.S., 2012. The Tri-Trophic Interactions Hypothesis: Interactive Effects of Host Plant Quality, Diet Breadth and Natural Enemies on Herbivores. PLOS ONE 7, e34403. https://doi.org/10.1371/journal.pone.0034403</text:p>
        <text:p text:style-name="Bibliography_20_1">Morante‐Filho, J.C., Arroyo‐Rodríguez, V., Lohbeck, M., Tscharntke, T., Faria, D., 2016. Tropical forest loss and its multitrophic effects on insect herbivory. Ecology 97, 3315–3325. https://doi.org/10.1002/ecy.1592</text:p>
        <text:p text:style-name="Bibliography_20_1">Morrison, E.B., Lindell, C.A., 2012. Birds and bats reduce insect biomass and leaf damage in tropical forest restoration sites. Ecol. Appl. 22, 1526–1534. https://doi.org/10.1890/11-1118.1</text:p>
        <text:p text:style-name="Bibliography_20_1">Mottl, O., Fibich, P., Klimes, P., Volf, M., Tropek, R., Anderson‐Teixeira, K., Auga, J., Blair, T., Butterill, P., Carscallen, G., Gonzalez‐Akre, E., Goodman, A., Kaman, O., Lamarre, G.P.A., Libra, M., Losada, M.E., Manumbor, M., Miller, S.E., Molem, K., Nichols, G., Plowman, N.S., Redmond, C., Seifert, C.L., Vrana, J., Weiblen, G.D., Novotny, V., 2020. Spatial covariance of herbivorous and predatory guilds of forest canopy arthropods along a latitudinal gradient. Ecol. Lett. 23, 1499–1510. https://doi.org/10.1111/ele.13579</text:p>
        <text:p text:style-name="Bibliography_20_1">Novotny, V., Basset, Y., Auga, J., Boen, W., Dal, C., Drozd, P., Kasbal, M., Isua, B., Kutil, R., Manumbor, M., 1999. Predation risk for herbivorous insects on tropical vegetation: A search for enemy-free space and time. Aust. J. Ecol. 24, 477–483. https://doi.org/10.1046/j.1440-169x.1999.00987.x</text:p>
        <text:p text:style-name="Bibliography_20_1">Novotny, V., Miller, S.E., Leps, J., Basset, Y., Bito, D., Janda, M., Hulcr, J., Damas, K., Weiblen, G.D., 2004. No tree an island: the plant–caterpillar food web of a secondary rain forest in New Guinea. Ecol. Lett. 7, 1090–1100. https://doi.org/10.1111/j.1461-0248.2004.00666.x</text:p>
        <text:p text:style-name="Bibliography_20_1">Pace, M.L., Cole, J.J., Carpenter, S.R., Kitchell, J.F., Pace, M.L., Cole, J.J., Carpenter, S.R., Kitchell, J.F., 1999. Trophic cascades revealed in diverse ecosystems. Trends Ecol. Evol. 14, 483–488. https://doi.org/10.1016/S0169-5347(99)01723-1</text:p>
        <text:p text:style-name="Bibliography_20_1">Piper, F.I., Altmann, S.H., Lusk, C.H., 2018. Global patterns of insect herbivory in gap and understorey environments, and their implications for woody plant carbon storage. Oikos 127, 483–496. https://doi.org/10.1111/oik.04686</text:p>
        <text:p text:style-name="Bibliography_20_1">Poisot, T., Lepennetier, G., Martinez, E., Ramsayer, J., Hochberg, M.E., 2011. Resource availability affects the structure of a natural bacteria–bacteriophage community. Biol. Lett. 7, 201–204. https://doi.org/10.1098/rsbl.2010.0774</text:p>
        <text:p text:style-name="Bibliography_20_1">Polis, G.A., Holt, R.D., 1992. Intraguild predation: The dynamics of complex trophic interactions. Trends Ecol. Evol. 7, 151–154. https://doi.org/10.1016/0169-5347(92)90208-S</text:p>
        <text:p text:style-name="Bibliography_20_1">Privet, K., Petillon, J., 2018. Differences in tropical vs. temperate diversity in arthropod predators provide insights into causes of latitudinal gradients of species diversity. bioRxiv 283499. https://doi.org/10.1101/283499</text:p>
        <text:p text:style-name="Bibliography_20_1">Redmond, C.M., Auga, J., Gewa, B., Segar, S.T., Miller, S.E., Molem, K., Weiblen, G.D., Butterill, P.T., Maiyah, G., Hood, A.S.C., Volf, M., Jorge, L.R., Basset, Y., Novotný, V., 2019. High specialization and limited structural change in plant-herbivore networks along a successional chronosequence in tropical montane forest. Ecography 42, 162–172. https://doi.org/10.1111/ecog.03849</text:p>
        <text:p text:style-name="Bibliography_20_1">Rossberg, A.G., 2013. Food Webs and Biodiversity: Foundations, Models, Data. John Wiley &amp; Sons.</text:p>
        <text:p text:style-name="Bibliography_20_1">Sam, K., Koane, B., Novotny, V., 2015. Herbivore damage increases avian and ant predation of caterpillars on trees along a complete elevational forest gradient in Papua New Guinea. Ecography 38, 293–300. https://doi.org/10.1111/ecog.00979</text:p>
        <text:p text:style-name="Bibliography_20_1">Schmitz, O., 2017. Predator and prey functional traits: understanding the adaptive machinery driving predator–prey interactions. F1000Research 6. https://doi.org/10.12688/f1000research.11813.1</text:p>
        <text:p text:style-name="Bibliography_20_1">Schmitz, O.J., Hambäck, P.A., Beckerman, A.P., 2000. Trophic Cascades in Terrestrial Systems: A Review of the Effects of Carnivore Removals on Plants. Am. Nat. 155, 141–153. https://doi.org/10.1086/303311</text:p>
        <text:p text:style-name="Bibliography_20_1">Schnitzer, S.A., Carson, W.P., 2001. Treefall Gaps and the Maintenance of Species Diversity in a Tropical Forest. Ecology 82, 913–919. https://doi.org/10.1890/0012-9658(2001)082[0913:TGATMO]2.0.CO;2</text:p>
        <text:p text:style-name="Bibliography_20_1">Singer, M.S., Lichter-Marck, I.H., Farkas, T.E., Aaron, E., Whitney, K.D., Mooney, K.A., 2014. Herbivore diet breadth mediates the cascading effects of carnivores in food webs. Proc. Natl. Acad. Sci. U. S. A. 111, 9521–9526. https://doi.org/10.1073/pnas.1401949111</text:p>
        <text:p text:style-name="Bibliography_20_1">Strauss, S.Y., Agrawal, A.A., 1999. The ecology and evolution of plant tolerance to herbivory. Trends Ecol. Evol. 14, 179–185. https://doi.org/10.1016/S0169-5347(98)01576-6</text:p>
        <text:p text:style-name="Bibliography_20_1">Szefer, P., Molem, K., Sau, A., Novotny, V., 2020. Impact of pathogenic fungi, herbivores and predators on secondary succession of tropical rainforest vegetation. J. Ecol. 108, 1978–1988. https://doi.org/10.1111/1365-2745.13374</text:p>
        <text:p text:style-name="Bibliography_20_1">Turner, I.M., 2001. The Ecology of Trees in the Tropical Rain Forest, Cambridge Tropical Biology Series. Cambridge University Press, Cambridge. https://doi.org/10.1017/CBO9780511542206</text:p>
        <text:p text:style-name="Bibliography_20_1">Van Bael, S.A., Philpott, S.M., Greenberg, R., Bichier, P., Barber, N.A., Mooney, K.A., Gruner, D.S., 2008. Birds as predators in tropical agroforestry systems. Ecology 89, 928–934. https://doi.org/10.1890/06-1976.1</text:p>
        <text:p text:style-name="Bibliography_20_1">Velázquez, E., Wiegand, T., 2020. Competition for light and persistence of rare light-demanding species within tree-fall gaps in a moist tropical forest. Ecology 101, e03034. https://doi.org/10.1002/ecy.3034</text:p>
        <text:p text:style-name="Bibliography_20_1">Vidal, M.C., Murphy, S.M., 2018. Bottom-up vs. top-down effects on terrestrial insect herbivores: a meta-analysis. Ecol. Lett. 21, 138–150. https://doi.org/10.1111/ele.12874</text:p>
        <text:p text:style-name="Bibliography_20_1">Ward, C.L., McCann, K.S., Rooney, N., 2015. HSS revisited: multi-channel processes mediate trophic control across a productivity gradient. Ecol. Lett. 18, 1190–1197. https://doi.org/10.1111/ele.12498</text:p>
        <text:p text:style-name="Bibliography_20_1">Welti, E.A.R., Prather, R.M., Sanders, N.J., Beurs, K.M. de, Kaspari, M., 2020. Bottom-up when it is not top-down: Predators and plants control biomass of grassland arthropods. J. Anim. Ecol. 89, 1286–1294. https://doi.org/10.1111/1365-2656.13191</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ohit Devanagari2" svg:font-family="'Lohit Devanagari'"/>
    <style:font-face style:name="Liberation Mono" svg:font-family="'Liberation Mono', 'Courier New'" style:font-family-generic="modern"/>
    <style:font-face style:name="Times New Roman1" svg:font-family="'Times New Roman'" style:font-family-generic="roman"/>
    <style:font-face style:name="Lohit Devanagari3" svg:font-family="'Lohit Devanagari'" style:font-pitch="variable"/>
    <style:font-face style:name="Noto Serif CJK SC1" svg:font-family="'Noto Serif CJK SC'" style:font-pitch="variable"/>
    <style:font-face style:name="WenQuanYi Zen Hei Sharp" svg:font-family="'WenQuanYi Zen Hei Sharp'"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WenQuanYi Zen Hei Sharp1"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WenQuanYi Zen Hei Sharp" style:font-family-asian="'WenQuanYi Zen Hei Sharp'" style:font-pitch-asian="variable" style:font-size-asian="12pt" style:language-asian="zh" style:country-asian="CN" style:font-name-complex="Lohit Devanagari3"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WenQuanYi Zen Hei Sharp" style:font-family-asian="'WenQuanYi Zen Hei Sharp'"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Text_20_body" style:default-outline-level="1" style:class="text">
      <style:paragraph-properties fo:margin-left="0in" fo:margin-right="0in" fo:margin-top="0.3335in" fo:margin-bottom="0in" loext:contextual-spacing="false" fo:keep-together="always" fo:text-indent="0in" style:auto-text-indent="false" fo:keep-with-next="always"/>
      <style:text-properties fo:color="#345a8a" style:font-name="Calibri" fo:font-family="Calibri" style:font-family-generic="roman" style:font-pitch="variable" fo:font-size="16pt" fo:font-weight="bold" style:font-name-asian="WenQuanYi Zen Hei Sharp" style:font-family-asian="'WenQuanYi Zen Hei Sharp'" style:font-pitch-asian="variable" style:font-size-asian="16pt" style:font-weight-asian="bold" style:font-name-complex="Lohit Devanagari3" style:font-family-complex="'Lohit Devanagari'" style:font-pitch-complex="variable" style:font-size-complex="16pt" style:font-weight-complex="bold"/>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Liberation Mono" style:font-family-asian="'Liberation Mono', 'Courier New'" style:font-family-generic-asian="modern" style:font-size-asian="10pt" style:font-name-complex="Liberation Mono" style:font-family-complex="'Liberation Mono', 'Courier New'" style:font-family-generic-complex="modern"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tandard_20__28_user_29_" style:display-name="Standard (user)" style:family="paragraph" style:default-outline-level="">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WenQuanYi Zen Hei Sharp1" style:font-family-asian="'WenQuanYi Zen Hei Sharp'"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13" style:display-name="ListLabel 13"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5:50:53.472566400</meta:creation-date>
    <dc:date>2020-12-15T17:29:38.526500422</dc:date>
    <meta:print-date>2020-05-14T15:47:00</meta:print-date>
    <meta:editing-cycles>878</meta:editing-cycles>
    <meta:editing-duration>P10DT2H58M33S</meta:editing-duration>
    <meta:generator>LibreOffice/6.1.6.3$Linux_X86_64 LibreOffice_project/10$Build-3</meta:generator>
    <meta:document-statistic meta:table-count="0" meta:image-count="0" meta:object-count="0" meta:page-count="1" meta:paragraph-count="109" meta:word-count="6031" meta:character-count="41793" meta:non-whitespace-character-count="35864"/>
    <meta:user-defined meta:name="ZOTERO_PREF_1">&lt;data data-version="3" zotero-version="5.0.93"&gt;&lt;session id="7CIkl0ZX"/&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